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51/meta.xml" manifest:media-type="text/xml"/>
  <manifest:file-entry manifest:full-path="Object 51/content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setting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Thumbnails/thumbnail.png" manifest:media-type="image/png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533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3.819cm"/>
    </style:style>
    <style:style style:name="co13" style:family="table-column">
      <style:table-column-properties fo:break-before="auto" style:column-width="2.438cm"/>
    </style:style>
    <style:style style:name="co14" style:family="table-column">
      <style:table-column-properties fo:break-before="auto" style:column-width="1.556cm"/>
    </style:style>
    <style:style style:name="co15" style:family="table-column">
      <style:table-column-properties fo:break-before="auto" style:column-width="3.318cm"/>
    </style:style>
    <style:style style:name="co16" style:family="table-column">
      <style:table-column-properties fo:break-before="auto" style:column-width="4.2cm"/>
    </style:style>
    <style:style style:name="co17" style:family="table-column">
      <style:table-column-properties fo:break-before="auto" style:column-width="5.368cm"/>
    </style:style>
    <style:style style:name="co18" style:family="table-column">
      <style:table-column-properties fo:break-before="auto" style:column-width="5.39cm"/>
    </style:style>
    <style:style style:name="co19" style:family="table-column">
      <style:table-column-properties fo:break-before="auto" style:column-width="1.461cm"/>
    </style:style>
    <style:style style:name="co20" style:family="table-column">
      <style:table-column-properties fo:break-before="auto" style:column-width="1.478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1"/>
    <style:style style:name="ce6" style:family="table-cell" style:parent-style-name="Default" style:data-style-name="N0">
      <style:map style:condition="cell-content()&lt;[.B3]" style:apply-style-name="Good" style:base-cell-address="'CRC32 flags (linux-x64)'.B4"/>
      <style:map style:condition="cell-content()&gt;[.B3]" style:apply-style-name="Bad" style:base-cell-address="'CRC32 flags (linux-x64)'.B4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Decompression_(mac-arm)" table:style-name="ta1">
        <table:shapes>
          <draw:frame draw:z-index="0" draw:name="Gráfico 27" draw:style-name="gr1" svg:width="28.58cm" svg:height="14.981cm" svg:x="27.553cm" svg:y="0.31cm">
            <draw:object draw:notify-on-update-of-ranges="'Decompression_(mac-arm)'.B1:'Decompression_(mac-arm)'.I1 'Decompression_(mac-arm)'.A2:'Decompression_(mac-arm)'.A2 'Decompression_(mac-arm)'.B2:'Decompression_(mac-arm)'.I2 'Decompression_(mac-arm)'.A3:'Decompression_(mac-arm)'.A3 'Decompression_(mac-arm)'.B3:'Decompression_(mac-arm)'.I3 'Decompression_(mac-arm)'.A4:'Decompression_(mac-arm)'.A4 'Decompression_(mac-arm)'.B4:'Decompression_(mac-arm)'.I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name="Gráfico 41" draw:style-name="gr1" svg:width="26.735cm" svg:height="11.076cm" svg:x="0.358cm" svg:y="6.242cm">
            <draw:object draw:notify-on-update-of-ranges="'Decompression_(mac-arm)'.B7:'Decompression_(mac-arm)'.I7 'Decompression_(mac-arm)'.A8:'Decompression_(mac-arm)'.A8 'Decompression_(mac-arm)'.B8:'Decompression_(mac-arm)'.I8 'Decompression_(mac-arm)'.A9:'Decompression_(mac-arm)'.A9 'Decompression_(mac-arm)'.B9:'Decompression_(mac-arm)'.I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591" calcext:value-type="float">
            <text:p>0,1591</text:p>
          </table:table-cell>
          <table:table-cell office:value-type="float" office:value="1.064" calcext:value-type="float">
            <text:p>1,064</text:p>
          </table:table-cell>
          <table:table-cell office:value-type="float" office:value="8.86" calcext:value-type="float">
            <text:p>8,86</text:p>
          </table:table-cell>
          <table:table-cell office:value-type="float" office:value="130.6" calcext:value-type="float">
            <text:p>130,6</text:p>
          </table:table-cell>
          <table:table-cell office:value-type="float" office:value="100.4" calcext:value-type="float">
            <text:p>100,4</text:p>
          </table:table-cell>
          <table:table-cell office:value-type="float" office:value="4.362" calcext:value-type="float">
            <text:p>4,362</text:p>
          </table:table-cell>
          <table:table-cell office:value-type="float" office:value="144.9" calcext:value-type="float">
            <text:p>144,9</text:p>
          </table:table-cell>
          <table:table-cell office:value-type="float" office:value="92.97" calcext:value-type="float">
            <text:p>92,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5174" calcext:value-type="float">
            <text:p>0,05174</text:p>
          </table:table-cell>
          <table:table-cell office:value-type="float" office:value="0.6174" calcext:value-type="float">
            <text:p>0,6174</text:p>
          </table:table-cell>
          <table:table-cell office:value-type="float" office:value="0.3702" calcext:value-type="float">
            <text:p>0,3702</text:p>
          </table:table-cell>
          <table:table-cell office:value-type="float" office:value="38.66" calcext:value-type="float">
            <text:p>38,66</text:p>
          </table:table-cell>
          <table:table-cell office:value-type="float" office:value="84.32" calcext:value-type="float">
            <text:p>84,32</text:p>
          </table:table-cell>
          <table:table-cell office:value-type="float" office:value="0.3094" calcext:value-type="float">
            <text:p>0,3094</text:p>
          </table:table-cell>
          <table:table-cell office:value-type="float" office:value="105.08" calcext:value-type="float">
            <text:p>105,08</text:p>
          </table:table-cell>
          <table:table-cell office:value-type="float" office:value="56.77" calcext:value-type="float">
            <text:p>56,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7395" calcext:value-type="float">
            <text:p>0,07395</text:p>
          </table:table-cell>
          <table:table-cell/>
          <table:table-cell office:value-type="float" office:value="0.2422" calcext:value-type="float">
            <text:p>0,2422</text:p>
          </table:table-cell>
          <table:table-cell office:value-type="float" office:value="39.82" calcext:value-type="float">
            <text:p>39,82</text:p>
          </table:table-cell>
          <table:table-cell office:value-type="float" office:value="62.18" calcext:value-type="float">
            <text:p>62,18</text:p>
          </table:table-cell>
          <table:table-cell/>
          <table:table-cell office:value-type="float" office:value="53.14" calcext:value-type="float">
            <text:p>53,14</text:p>
          </table:table-cell>
          <table:table-cell office:value-type="float" office:value="41.93" calcext:value-type="float">
            <text:p>41,93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3.07499033629687" calcext:value-type="percentage">
            <text:p>307,50%</text:p>
          </table:table-cell>
          <table:table-cell table:style-name="ce2" table:formula="of:=[.C$2]/[.C3]" office:value-type="percentage" office:value="1.7233560090703" calcext:value-type="percentage">
            <text:p>172,34%</text:p>
          </table:table-cell>
          <table:table-cell table:style-name="ce2" table:formula="of:=[.D$2]/[.D3]" office:value-type="percentage" office:value="23.9330091842247" calcext:value-type="percentage">
            <text:p>2393,30%</text:p>
          </table:table-cell>
          <table:table-cell table:style-name="ce2" table:formula="of:=[.E$2]/[.E3]" office:value-type="percentage" office:value="3.3781686497672" calcext:value-type="percentage">
            <text:p>337,82%</text:p>
          </table:table-cell>
          <table:table-cell table:style-name="ce2" table:formula="of:=[.F$2]/[.F3]" office:value-type="percentage" office:value="1.19070208728653" calcext:value-type="percentage">
            <text:p>119,07%</text:p>
          </table:table-cell>
          <table:table-cell table:style-name="ce2" table:formula="of:=[.G$2]/[.G3]" office:value-type="percentage" office:value="14.09825468649" calcext:value-type="percentage">
            <text:p>1409,83%</text:p>
          </table:table-cell>
          <table:table-cell table:style-name="ce2" table:formula="of:=[.H$2]/[.H3]" office:value-type="percentage" office:value="1.37894937190712" calcext:value-type="percentage">
            <text:p>137,89%</text:p>
          </table:table-cell>
          <table:table-cell table:style-name="ce2" table:formula="of:=[.I$2]/[.I3]" office:value-type="percentage" office:value="1.63766073630439" calcext:value-type="percentage">
            <text:p>163,7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15145368492224" calcext:value-type="percentage">
            <text:p>215,15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36.5813377374071" calcext:value-type="percentage">
            <text:p>3658,13%</text:p>
          </table:table-cell>
          <table:table-cell table:style-name="ce2" table:formula="of:=[.E$2]/[.E4]" office:value-type="percentage" office:value="3.27975891511803" calcext:value-type="percentage">
            <text:p>327,98%</text:p>
          </table:table-cell>
          <table:table-cell table:style-name="ce2" table:formula="of:=[.F$2]/[.F4]" office:value-type="percentage" office:value="1.61466709552911" calcext:value-type="percentage">
            <text:p>161,47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2.7267595031991" calcext:value-type="percentage">
            <text:p>272,68%</text:p>
          </table:table-cell>
          <table:table-cell table:style-name="ce2" table:formula="of:=[.I$2]/[.I4]" office:value-type="percentage" office:value="2.21726687336036" calcext:value-type="percentage">
            <text:p>221,73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mac-x64)" table:style-name="ta1">
        <table:shapes>
          <draw:frame draw:z-index="0" draw:name="Gráfico 27" draw:style-name="gr1" svg:width="28.58cm" svg:height="14.981cm" svg:x="27.553cm" svg:y="0.31cm">
            <draw:object draw:notify-on-update-of-ranges="'Decompression_(mac-x64)'.A1:'Decompression_(mac-x64)'.A1 'Decompression_(mac-x64)'.B1:'Decompression_(mac-x64)'.I1 'Decompression_(mac-x64)'.A2:'Decompression_(mac-x64)'.A2 'Decompression_(mac-x64)'.B2:'Decompression_(mac-x64)'.I2 'Decompression_(mac-x64)'.A3:'Decompression_(mac-x64)'.A3 'Decompression_(mac-x64)'.B3:'Decompression_(mac-x64)'.I3 'Decompression_(mac-x64)'.A4:'Decompression_(mac-x64)'.A4 'Decompression_(mac-x64)'.B4:'Decompression_(mac-x64)'.I4 'Decompression_(mac-x64)'.A5:'Decompression_(mac-x64)'.A5 'Decompression_(mac-x64)'.B5:'Decompression_(mac-x64)'.I5 'Decompression_(mac-x64)'.A6:'Decompression_(mac-x64)'.A6 'Decompression_(mac-x64)'.B6:'Decompression_(mac-x64)'.I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1" draw:name="Gráfico 41" draw:style-name="gr1" svg:width="26.735cm" svg:height="11.076cm" svg:x="0.358cm" svg:y="6.242cm">
            <draw:object draw:notify-on-update-of-ranges="'Decompression_(mac-x64)'.A8:'Decompression_(mac-x64)'.A8 'Decompression_(mac-x64)'.B8:'Decompression_(mac-x64)'.I8 'Decompression_(mac-x64)'.A9:'Decompression_(mac-x64)'.A9 'Decompression_(mac-x64)'.B9:'Decompression_(mac-x64)'.I9 'Decompression_(mac-x64)'.A10:'Decompression_(mac-x64)'.A10 'Decompression_(mac-x64)'.B10:'Decompression_(mac-x64)'.I10 'Decompression_(mac-x64)'.A11:'Decompression_(mac-x64)'.A11 'Decompression_(mac-x64)'.B11:'Decompression_(mac-x64)'.I11 'Decompression_(mac-x64)'.A12:'Decompression_(mac-x64)'.A12 'Decompression_(mac-x64)'.B12:'Decompression_(mac-x64)'.I12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859" calcext:value-type="float">
            <text:p>0,2859</text:p>
          </table:table-cell>
          <table:table-cell office:value-type="float" office:value="1.4159" calcext:value-type="float">
            <text:p>1,4159</text:p>
          </table:table-cell>
          <table:table-cell office:value-type="float" office:value="11.5959" calcext:value-type="float">
            <text:p>11,5959</text:p>
          </table:table-cell>
          <table:table-cell office:value-type="float" office:value="229.76" calcext:value-type="float">
            <text:p>229,76</text:p>
          </table:table-cell>
          <table:table-cell office:value-type="float" office:value="128.63" calcext:value-type="float">
            <text:p>128,63</text:p>
          </table:table-cell>
          <table:table-cell office:value-type="float" office:value="5.98" calcext:value-type="float">
            <text:p>5,98</text:p>
          </table:table-cell>
          <table:table-cell office:value-type="float" office:value="196.38" calcext:value-type="float">
            <text:p>196,38</text:p>
          </table:table-cell>
          <table:table-cell office:value-type="float" office:value="144.3" calcext:value-type="float">
            <text:p>144,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1434" calcext:value-type="float">
            <text:p>0,1434</text:p>
          </table:table-cell>
          <table:table-cell office:value-type="float" office:value="0.9489" calcext:value-type="float">
            <text:p>0,9489</text:p>
          </table:table-cell>
          <table:table-cell office:value-type="float" office:value="0.6965" calcext:value-type="float">
            <text:p>0,6965</text:p>
          </table:table-cell>
          <table:table-cell office:value-type="float" office:value="102.25" calcext:value-type="float">
            <text:p>102,25</text:p>
          </table:table-cell>
          <table:table-cell office:value-type="float" office:value="119.35" calcext:value-type="float">
            <text:p>119,35</text:p>
          </table:table-cell>
          <table:table-cell office:value-type="float" office:value="1.143" calcext:value-type="float">
            <text:p>1,143</text:p>
          </table:table-cell>
          <table:table-cell office:value-type="float" office:value="158.69" calcext:value-type="float">
            <text:p>158,69</text:p>
          </table:table-cell>
          <table:table-cell office:value-type="float" office:value="93.73" calcext:value-type="float">
            <text:p>93,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495" calcext:value-type="float">
            <text:p>0,1495</text:p>
          </table:table-cell>
          <table:table-cell/>
          <table:table-cell office:value-type="float" office:value="0.4642" calcext:value-type="float">
            <text:p>0,4642</text:p>
          </table:table-cell>
          <table:table-cell office:value-type="float" office:value="87.78" calcext:value-type="float">
            <text:p>87,78</text:p>
          </table:table-cell>
          <table:table-cell office:value-type="float" office:value="84.04" calcext:value-type="float">
            <text:p>84,04</text:p>
          </table:table-cell>
          <table:table-cell/>
          <table:table-cell office:value-type="float" office:value="76.03" calcext:value-type="float">
            <text:p>76,03</text:p>
          </table:table-cell>
          <table:table-cell office:value-type="float" office:value="70.42" calcext:value-type="float">
            <text:p>70,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1045" calcext:value-type="float">
            <text:p>0,1045</text:p>
          </table:table-cell>
          <table:table-cell office:value-type="float" office:value="0.9624" calcext:value-type="float">
            <text:p>0,9624</text:p>
          </table:table-cell>
          <table:table-cell office:value-type="float" office:value="0.7418" calcext:value-type="float">
            <text:p>0,7418</text:p>
          </table:table-cell>
          <table:table-cell office:value-type="float" office:value="111.17" calcext:value-type="float">
            <text:p>111,17</text:p>
          </table:table-cell>
          <table:table-cell office:value-type="float" office:value="122.55" calcext:value-type="float">
            <text:p>122,55</text:p>
          </table:table-cell>
          <table:table-cell office:value-type="float" office:value="1.241" calcext:value-type="float">
            <text:p>1,241</text:p>
          </table:table-cell>
          <table:table-cell office:value-type="float" office:value="155.46" calcext:value-type="float">
            <text:p>155,46</text:p>
          </table:table-cell>
          <table:table-cell office:value-type="float" office:value="94.88" calcext:value-type="float">
            <text:p>94,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1191" calcext:value-type="float">
            <text:p>0,1191</text:p>
          </table:table-cell>
          <table:table-cell/>
          <table:table-cell office:value-type="float" office:value="0.5037" calcext:value-type="float">
            <text:p>0,5037</text:p>
          </table:table-cell>
          <table:table-cell office:value-type="float" office:value="85.6" calcext:value-type="float">
            <text:p>85,6</text:p>
          </table:table-cell>
          <table:table-cell office:value-type="float" office:value="83.97" calcext:value-type="float">
            <text:p>83,97</text:p>
          </table:table-cell>
          <table:table-cell/>
          <table:table-cell office:value-type="float" office:value="76.12" calcext:value-type="float">
            <text:p>76,12</text:p>
          </table:table-cell>
          <table:table-cell office:value-type="float" office:value="70.39" calcext:value-type="float">
            <text:p>70,3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1.99372384937238" calcext:value-type="percentage">
            <text:p>199,37%</text:p>
          </table:table-cell>
          <table:table-cell table:style-name="ce2" table:formula="of:=[.C$2]/[.C3]" office:value-type="percentage" office:value="1.49214880387817" calcext:value-type="percentage">
            <text:p>149,21%</text:p>
          </table:table-cell>
          <table:table-cell table:style-name="ce2" table:formula="of:=[.D$2]/[.D3]" office:value-type="percentage" office:value="16.6488155061019" calcext:value-type="percentage">
            <text:p>1664,88%</text:p>
          </table:table-cell>
          <table:table-cell table:style-name="ce2" table:formula="of:=[.E$2]/[.E3]" office:value-type="percentage" office:value="2.24704156479218" calcext:value-type="percentage">
            <text:p>224,70%</text:p>
          </table:table-cell>
          <table:table-cell table:style-name="ce2" table:formula="of:=[.F$2]/[.F3]" office:value-type="percentage" office:value="1.07775450356096" calcext:value-type="percentage">
            <text:p>107,78%</text:p>
          </table:table-cell>
          <table:table-cell table:style-name="ce2" table:formula="of:=[.G$2]/[.G3]" office:value-type="percentage" office:value="5.2318460192476" calcext:value-type="percentage">
            <text:p>523,18%</text:p>
          </table:table-cell>
          <table:table-cell table:style-name="ce2" table:formula="of:=[.H$2]/[.H3]" office:value-type="percentage" office:value="1.23750708929359" calcext:value-type="percentage">
            <text:p>123,75%</text:p>
          </table:table-cell>
          <table:table-cell table:style-name="ce2" table:formula="of:=[.I$2]/[.I3]" office:value-type="percentage" office:value="1.53952843273232" calcext:value-type="percentage">
            <text:p>153,9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1.9123745819398" calcext:value-type="percentage">
            <text:p>191,24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24.9803963808703" calcext:value-type="percentage">
            <text:p>2498,04%</text:p>
          </table:table-cell>
          <table:table-cell table:style-name="ce2" table:formula="of:=[.E$2]/[.E4]" office:value-type="percentage" office:value="2.61745272271588" calcext:value-type="percentage">
            <text:p>261,75%</text:p>
          </table:table-cell>
          <table:table-cell table:style-name="ce2" table:formula="of:=[.F$2]/[.F4]" office:value-type="percentage" office:value="1.53058067586863" calcext:value-type="percentage">
            <text:p>153,06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2.58292779166119" calcext:value-type="percentage">
            <text:p>258,29%</text:p>
          </table:table-cell>
          <table:table-cell table:style-name="ce2" table:formula="of:=[.I$2]/[.I4]" office:value-type="percentage" office:value="2.04913376881568" calcext:value-type="percentage">
            <text:p>204,9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73588516746411" calcext:value-type="percentage">
            <text:p>273,59%</text:p>
          </table:table-cell>
          <table:table-cell table:style-name="ce2" table:formula="of:=[.C$2]/[.C5]" office:value-type="percentage" office:value="1.47121778886118" calcext:value-type="percentage">
            <text:p>147,12%</text:p>
          </table:table-cell>
          <table:table-cell table:style-name="ce2" table:formula="of:=[.D$2]/[.D5]" office:value-type="percentage" office:value="15.632111081154" calcext:value-type="percentage">
            <text:p>1563,21%</text:p>
          </table:table-cell>
          <table:table-cell table:style-name="ce2" table:formula="of:=[.E$2]/[.E5]" office:value-type="percentage" office:value="2.06674462534857" calcext:value-type="percentage">
            <text:p>206,67%</text:p>
          </table:table-cell>
          <table:table-cell table:style-name="ce2" table:formula="of:=[.F$2]/[.F5]" office:value-type="percentage" office:value="1.04961240310078" calcext:value-type="percentage">
            <text:p>104,96%</text:p>
          </table:table-cell>
          <table:table-cell table:style-name="ce2" table:formula="of:=[.G$2]/[.G5]" office:value-type="percentage" office:value="4.81869460112812" calcext:value-type="percentage">
            <text:p>481,87%</text:p>
          </table:table-cell>
          <table:table-cell table:style-name="ce2" table:formula="of:=[.H$2]/[.H5]" office:value-type="percentage" office:value="1.26321883442686" calcext:value-type="percentage">
            <text:p>126,32%</text:p>
          </table:table-cell>
          <table:table-cell table:style-name="ce2" table:formula="of:=[.I$2]/[.I5]" office:value-type="percentage" office:value="1.52086846543002" calcext:value-type="percentage">
            <text:p>152,0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40050377833753" calcext:value-type="percentage">
            <text:p>240,05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23.0214413341275" calcext:value-type="percentage">
            <text:p>2302,14%</text:p>
          </table:table-cell>
          <table:table-cell table:style-name="ce2" table:formula="of:=[.E$2]/[.E6]" office:value-type="percentage" office:value="2.68411214953271" calcext:value-type="percentage">
            <text:p>268,41%</text:p>
          </table:table-cell>
          <table:table-cell table:style-name="ce2" table:formula="of:=[.F$2]/[.F6]" office:value-type="percentage" office:value="1.5318566154579" calcext:value-type="percentage">
            <text:p>153,19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57987388334209" calcext:value-type="percentage">
            <text:p>257,99%</text:p>
          </table:table-cell>
          <table:table-cell table:style-name="ce2" table:formula="of:=[.I$2]/[.I6]" office:value-type="percentage" office:value="2.05000710328172" calcext:value-type="percentage">
            <text:p>205,00%</text:p>
          </table:table-cell>
          <table:table-cell table:number-columns-repeated="16375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linux-arm)" table:style-name="ta1">
        <table:shapes>
          <draw:frame draw:z-index="0" draw:name="Gráfico 30" draw:style-name="gr1" svg:width="28.663cm" svg:height="14.981cm" svg:x="20.485cm" svg:y="0.345cm">
            <draw:object draw:notify-on-update-of-ranges="'Decompression_(linux-arm)'.B1:'Decompression_(linux-arm)'.I1 'Decompression_(linux-arm)'.A2:'Decompression_(linux-arm)'.A2 'Decompression_(linux-arm)'.B2:'Decompression_(linux-arm)'.I2 'Decompression_(linux-arm)'.A3:'Decompression_(linux-arm)'.A3 'Decompression_(linux-arm)'.B3:'Decompression_(linux-arm)'.I3 'Decompression_(linux-arm)'.A4:'Decompression_(linux-arm)'.A4 'Decompression_(linux-arm)'.B4:'Decompression_(linux-arm)'.I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name="Gráfico 33" draw:style-name="gr1" svg:width="19.824cm" svg:height="9.907cm" svg:x="0.317cm" svg:y="4.674cm">
            <draw:object draw:notify-on-update-of-ranges="'Decompression_(linux-arm)'.B6:'Decompression_(linux-arm)'.I6 'Decompression_(linux-arm)'.A7:'Decompression_(linux-arm)'.A7 'Decompression_(linux-arm)'.B7:'Decompression_(linux-arm)'.I7 'Decompression_(linux-arm)'.A8:'Decompression_(linux-arm)'.A8 'Decompression_(linux-arm)'.B8:'Decompression_(linux-arm)'.I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4443" calcext:value-type="float">
            <text:p>0,4443</text:p>
          </table:table-cell>
          <table:table-cell office:value-type="float" office:value="3.21" calcext:value-type="float">
            <text:p>3,21</text:p>
          </table:table-cell>
          <table:table-cell office:value-type="float" office:value="28.615" calcext:value-type="float">
            <text:p>28,615</text:p>
          </table:table-cell>
          <table:table-cell office:value-type="float" office:value="649.5" calcext:value-type="float">
            <text:p>649,5</text:p>
          </table:table-cell>
          <table:table-cell office:value-type="float" office:value="277.5" calcext:value-type="float">
            <text:p>277,5</text:p>
          </table:table-cell>
          <table:table-cell office:value-type="float" office:value="15.58" calcext:value-type="float">
            <text:p>15,58</text:p>
          </table:table-cell>
          <table:table-cell office:value-type="float" office:value="466.9" calcext:value-type="float">
            <text:p>466,9</text:p>
          </table:table-cell>
          <table:table-cell office:value-type="float" office:value="420.9" calcext:value-type="float">
            <text:p>420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429" calcext:value-type="float">
            <text:p>0,429</text:p>
          </table:table-cell>
          <table:table-cell office:value-type="float" office:value="3.1" calcext:value-type="float">
            <text:p>3,1</text:p>
          </table:table-cell>
          <table:table-cell office:value-type="float" office:value="4.458" calcext:value-type="float">
            <text:p>4,458</text:p>
          </table:table-cell>
          <table:table-cell office:value-type="float" office:value="348.6" calcext:value-type="float">
            <text:p>348,6</text:p>
          </table:table-cell>
          <table:table-cell office:value-type="float" office:value="245.1" calcext:value-type="float">
            <text:p>245,1</text:p>
          </table:table-cell>
          <table:table-cell office:value-type="float" office:value="5.933" calcext:value-type="float">
            <text:p>5,933</text:p>
          </table:table-cell>
          <table:table-cell office:value-type="float" office:value="458.8" calcext:value-type="float">
            <text:p>458,8</text:p>
          </table:table-cell>
          <table:table-cell office:value-type="float" office:value="452.4" calcext:value-type="float">
            <text:p>452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4275" calcext:value-type="float">
            <text:p>0,4275</text:p>
          </table:table-cell>
          <table:table-cell/>
          <table:table-cell office:value-type="float" office:value="3.903" calcext:value-type="float">
            <text:p>3,903</text:p>
          </table:table-cell>
          <table:table-cell office:value-type="float" office:value="241.2" calcext:value-type="float">
            <text:p>241,2</text:p>
          </table:table-cell>
          <table:table-cell office:value-type="float" office:value="154.7" calcext:value-type="float">
            <text:p>154,7</text:p>
          </table:table-cell>
          <table:table-cell/>
          <table:table-cell office:value-type="float" office:value="223.9" calcext:value-type="float">
            <text:p>223,9</text:p>
          </table:table-cell>
          <table:table-cell office:value-type="float" office:value="264.1" calcext:value-type="float">
            <text:p>264,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3566433566434" calcext:value-type="percentage">
            <text:p>103,57%</text:p>
          </table:table-cell>
          <table:table-cell table:style-name="ce2" table:formula="of:=[.C2]/[.C3]" office:value-type="percentage" office:value="1.03548387096774" calcext:value-type="percentage">
            <text:p>103,55%</text:p>
          </table:table-cell>
          <table:table-cell table:style-name="ce2" table:formula="of:=[.D2]/[.D3]" office:value-type="percentage" office:value="6.4187976671153" calcext:value-type="percentage">
            <text:p>641,88%</text:p>
          </table:table-cell>
          <table:table-cell table:style-name="ce2" table:formula="of:=[.E2]/[.E3]" office:value-type="percentage" office:value="1.8631669535284" calcext:value-type="percentage">
            <text:p>186,32%</text:p>
          </table:table-cell>
          <table:table-cell table:style-name="ce2" table:formula="of:=[.F2]/[.F3]" office:value-type="percentage" office:value="1.13219094247246" calcext:value-type="percentage">
            <text:p>113,22%</text:p>
          </table:table-cell>
          <table:table-cell table:style-name="ce2" table:formula="of:=[.G2]/[.G3]" office:value-type="percentage" office:value="2.6259902241699" calcext:value-type="percentage">
            <text:p>262,60%</text:p>
          </table:table-cell>
          <table:table-cell table:style-name="ce2" table:formula="of:=[.H2]/[.H3]" office:value-type="percentage" office:value="1.01765475152572" calcext:value-type="percentage">
            <text:p>101,77%</text:p>
          </table:table-cell>
          <table:table-cell table:style-name="ce2" table:formula="of:=[.I2]/[.I3]" office:value-type="percentage" office:value="0.930371352785146" calcext:value-type="percentage">
            <text:p>93,0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03929824561404" calcext:value-type="percentage">
            <text:p>103,9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7.33153984114783" calcext:value-type="percentage">
            <text:p>733,15%</text:p>
          </table:table-cell>
          <table:table-cell table:style-name="ce2" table:formula="of:=[.E2]/[.E4]" office:value-type="percentage" office:value="2.69278606965174" calcext:value-type="percentage">
            <text:p>269,28%</text:p>
          </table:table-cell>
          <table:table-cell table:style-name="ce2" table:formula="of:=[.F2]/[.F4]" office:value-type="percentage" office:value="1.79379444085326" calcext:value-type="percentage">
            <text:p>179,38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08530594015185" calcext:value-type="percentage">
            <text:p>208,53%</text:p>
          </table:table-cell>
          <table:table-cell table:style-name="ce2" table:formula="of:=[.I2]/[.I4]" office:value-type="percentage" office:value="1.59371450208254" calcext:value-type="percentage">
            <text:p>159,3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4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linux-arm64)" table:style-name="ta1">
        <table:shapes>
          <draw:frame draw:z-index="0" draw:name="Gráfico 29" draw:style-name="gr1" svg:width="28.69cm" svg:height="14.981cm" svg:x="20.458cm" svg:y="0.345cm">
            <draw:object draw:notify-on-update-of-ranges="'Decompression_(linux-arm64)'.B1:'Decompression_(linux-arm64)'.I1 'Decompression_(linux-arm64)'.A2:'Decompression_(linux-arm64)'.A2 'Decompression_(linux-arm64)'.B2:'Decompression_(linux-arm64)'.I2 'Decompression_(linux-arm64)'.A3:'Decompression_(linux-arm64)'.A3 'Decompression_(linux-arm64)'.B3:'Decompression_(linux-arm64)'.I3 'Decompression_(linux-arm64)'.A4:'Decompression_(linux-arm64)'.A4 'Decompression_(linux-arm64)'.B4:'Decompression_(linux-arm64)'.I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name="Gráfico 31" draw:style-name="gr1" svg:width="19.824cm" svg:height="9.907cm" svg:x="0.413cm" svg:y="5.339cm">
            <draw:object draw:notify-on-update-of-ranges="'Decompression_(linux-arm64)'.B9:'Decompression_(linux-arm64)'.I9 'Decompression_(linux-arm64)'.A10:'Decompression_(linux-arm64)'.A10 'Decompression_(linux-arm64)'.B10:'Decompression_(linux-arm64)'.I10 'Decompression_(linux-arm64)'.A11:'Decompression_(linux-arm64)'.A11 'Decompression_(linux-arm64)'.B11:'Decompression_(linux-arm64)'.I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0.5" calcext:value-type="float">
            <text:p>370,5</text:p>
          </table:table-cell>
          <table:table-cell office:value-type="float" office:value="3.348" calcext:value-type="float">
            <text:p>3,348</text:p>
          </table:table-cell>
          <table:table-cell office:value-type="float" office:value="22.813" calcext:value-type="float">
            <text:p>22,81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15.042" calcext:value-type="float">
            <text:p>15,04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" calcext:value-type="float">
            <text:p>253</text:p>
          </table:table-cell>
          <table:table-cell office:value-type="float" office:value="3.346" calcext:value-type="float">
            <text:p>3,346</text:p>
          </table:table-cell>
          <table:table-cell office:value-type="float" office:value="2.05" calcext:value-type="float">
            <text:p>2,05</text:p>
          </table:table-cell>
          <table:table-cell office:value-type="float" office:value="330.4" calcext:value-type="float">
            <text:p>330,4</text:p>
          </table:table-cell>
          <table:table-cell office:value-type="float" office:value="263.2" calcext:value-type="float">
            <text:p>263,2</text:p>
          </table:table-cell>
          <table:table-cell office:value-type="float" office:value="5.791" calcext:value-type="float">
            <text:p>5,791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39.1" calcext:value-type="float">
            <text:p>239,1</text:p>
          </table:table-cell>
          <table:table-cell/>
          <table:table-cell office:value-type="float" office:value="1.127" calcext:value-type="float">
            <text:p>1,127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/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46442687747036" calcext:value-type="percentage">
            <text:p>146,44%</text:p>
          </table:table-cell>
          <table:table-cell table:style-name="ce2" table:formula="of:=[.C2]/[.C3]" office:value-type="percentage" office:value="1.0005977286312" calcext:value-type="percentage">
            <text:p>100,06%</text:p>
          </table:table-cell>
          <table:table-cell table:style-name="ce2" table:formula="of:=[.D2]/[.D3]" office:value-type="percentage" office:value="11.1282926829268" calcext:value-type="percentage">
            <text:p>1112,83%</text:p>
          </table:table-cell>
          <table:table-cell table:style-name="ce2" table:formula="of:=[.E2]/[.E3]" office:value-type="percentage" office:value="2.00030266343826" calcext:value-type="percentage">
            <text:p>200,03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style-name="ce2" table:formula="of:=[.G2]/[.G3]" office:value-type="percentage" office:value="2.59747884648593" calcext:value-type="percentage">
            <text:p>259,75%</text:p>
          </table:table-cell>
          <table:table-cell table:style-name="ce2" table:formula="of:=[.H2]/[.H3]" office:value-type="percentage" office:value="1" calcext:value-type="percentage">
            <text:p>100,00%</text:p>
          </table:table-cell>
          <table:table-cell table:style-name="ce2" table:formula="of:=[.I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5495608531995" calcext:value-type="percentage">
            <text:p>154,96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20.2422360248447" calcext:value-type="percentage">
            <text:p>2024,22%</text:p>
          </table:table-cell>
          <table:table-cell table:style-name="ce2" table:formula="of:=[.E2]/[.E4]" office:value-type="percentage" office:value="2.61950059453032" calcext:value-type="percentage">
            <text:p>261,95%</text:p>
          </table:table-cell>
          <table:table-cell table:style-name="ce2" table:formula="of:=[.F2]/[.F4]" office:value-type="percentage" office:value="1.5418863503222" calcext:value-type="percentage">
            <text:p>154,19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54059156702329" calcext:value-type="percentage">
            <text:p>254,06%</text:p>
          </table:table-cell>
          <table:table-cell table:style-name="ce2" table:formula="of:=[.I2]/[.I4]" office:value-type="percentage" office:value="1.87771739130435" calcext:value-type="percentage">
            <text:p>187,7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linux-x64)" table:style-name="ta1">
        <table:shapes>
          <draw:frame draw:z-index="0" draw:name="Gráfico 22" draw:style-name="gr1" svg:width="28.58cm" svg:height="14.981cm" svg:x="21.144cm" svg:y="0.159cm">
            <draw:object draw:notify-on-update-of-ranges="'Decompression_(linux-x64)'.B1:'Decompression_(linux-x64)'.I1 'Decompression_(linux-x64)'.A2:'Decompression_(linux-x64)'.A2 'Decompression_(linux-x64)'.B2:'Decompression_(linux-x64)'.I2 'Decompression_(linux-x64)'.A3:'Decompression_(linux-x64)'.A3 'Decompression_(linux-x64)'.B3:'Decompression_(linux-x64)'.I3 'Decompression_(linux-x64)'.A4:'Decompression_(linux-x64)'.A4 'Decompression_(linux-x64)'.B4:'Decompression_(linux-x64)'.I4 'Decompression_(linux-x64)'.A5:'Decompression_(linux-x64)'.A5 'Decompression_(linux-x64)'.B5:'Decompression_(linux-x64)'.I5 'Decompression_(linux-x64)'.A6:'Decompression_(linux-x64)'.A6 'Decompression_(linux-x64)'.B6:'Decompression_(linux-x64)'.I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name="Gráfico 28" draw:style-name="gr1" svg:width="19.852cm" svg:height="11.076cm" svg:x="0.358cm" svg:y="6.242cm">
            <draw:object draw:notify-on-update-of-ranges="'Decompression_(linux-x64)'.B9:'Decompression_(linux-x64)'.I9 'Decompression_(linux-x64)'.A10:'Decompression_(linux-x64)'.A10 'Decompression_(linux-x64)'.B10:'Decompression_(linux-x64)'.I10 'Decompression_(linux-x64)'.A11:'Decompression_(linux-x64)'.A11 'Decompression_(linux-x64)'.B11:'Decompression_(linux-x64)'.I11 'Decompression_(linux-x64)'.A12:'Decompression_(linux-x64)'.A12 'Decompression_(linux-x64)'.B12:'Decompression_(linux-x64)'.I12 'Decompression_(linux-x64)'.A13:'Decompression_(linux-x64)'.A13 'Decompression_(linux-x64)'.B13:'Decompression_(linux-x64)'.I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0256" calcext:value-type="float">
            <text:p>0,10256</text:p>
          </table:table-cell>
          <table:table-cell office:value-type="float" office:value="0.8581" calcext:value-type="float">
            <text:p>0,8581</text:p>
          </table:table-cell>
          <table:table-cell office:value-type="float" office:value="5.8239" calcext:value-type="float">
            <text:p>5,8239</text:p>
          </table:table-cell>
          <table:table-cell office:value-type="float" office:value="122.44" calcext:value-type="float">
            <text:p>122,44</text:p>
          </table:table-cell>
          <table:table-cell office:value-type="float" office:value="79.17" calcext:value-type="float">
            <text:p>79,17</text:p>
          </table:table-cell>
          <table:table-cell office:value-type="float" office:value="3.039" calcext:value-type="float">
            <text:p>3,039</text:p>
          </table:table-cell>
          <table:table-cell office:value-type="float" office:value="111.68" calcext:value-type="float">
            <text:p>111,68</text:p>
          </table:table-cell>
          <table:table-cell office:value-type="float" office:value="77.79" calcext:value-type="float">
            <text:p>77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4613" calcext:value-type="float">
            <text:p>0,04613</text:p>
          </table:table-cell>
          <table:table-cell office:value-type="float" office:value="0.5758" calcext:value-type="float">
            <text:p>0,5758</text:p>
          </table:table-cell>
          <table:table-cell office:value-type="float" office:value="0.4437" calcext:value-type="float">
            <text:p>0,4437</text:p>
          </table:table-cell>
          <table:table-cell office:value-type="float" office:value="43.73" calcext:value-type="float">
            <text:p>43,73</text:p>
          </table:table-cell>
          <table:table-cell office:value-type="float" office:value="72.36" calcext:value-type="float">
            <text:p>72,36</text:p>
          </table:table-cell>
          <table:table-cell office:value-type="float" office:value="1.014" calcext:value-type="float">
            <text:p>1,014</text:p>
          </table:table-cell>
          <table:table-cell office:value-type="float" office:value="98.01" calcext:value-type="float">
            <text:p>98,01</text:p>
          </table:table-cell>
          <table:table-cell office:value-type="float" office:value="55.75" calcext:value-type="float">
            <text:p>55,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4476" calcext:value-type="float">
            <text:p>0,04476</text:p>
          </table:table-cell>
          <table:table-cell/>
          <table:table-cell office:value-type="float" office:value="0.294" calcext:value-type="float">
            <text:p>0,294</text:p>
          </table:table-cell>
          <table:table-cell office:value-type="float" office:value="41.82" calcext:value-type="float">
            <text:p>41,82</text:p>
          </table:table-cell>
          <table:table-cell office:value-type="float" office:value="56.57" calcext:value-type="float">
            <text:p>56,57</text:p>
          </table:table-cell>
          <table:table-cell/>
          <table:table-cell office:value-type="float" office:value="48.15" calcext:value-type="float">
            <text:p>48,15</text:p>
          </table:table-cell>
          <table:table-cell office:value-type="float" office:value="45.54" calcext:value-type="float">
            <text:p>45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4885" calcext:value-type="float">
            <text:p>0,04885</text:p>
          </table:table-cell>
          <table:table-cell office:value-type="float" office:value="0.5924" calcext:value-type="float">
            <text:p>0,5924</text:p>
          </table:table-cell>
          <table:table-cell office:value-type="float" office:value="0.3177" calcext:value-type="float">
            <text:p>0,3177</text:p>
          </table:table-cell>
          <table:table-cell office:value-type="float" office:value="50.19" calcext:value-type="float">
            <text:p>50,19</text:p>
          </table:table-cell>
          <table:table-cell office:value-type="float" office:value="72.04" calcext:value-type="float">
            <text:p>72,04</text:p>
          </table:table-cell>
          <table:table-cell office:value-type="float" office:value="1.092" calcext:value-type="float">
            <text:p>1,092</text:p>
          </table:table-cell>
          <table:table-cell office:value-type="float" office:value="94.61" calcext:value-type="float">
            <text:p>94,61</text:p>
          </table:table-cell>
          <table:table-cell office:value-type="float" office:value="56.12" calcext:value-type="float">
            <text:p>5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389" calcext:value-type="float">
            <text:p>0,04389</text:p>
          </table:table-cell>
          <table:table-cell/>
          <table:table-cell office:value-type="float" office:value="0.2981" calcext:value-type="float">
            <text:p>0,2981</text:p>
          </table:table-cell>
          <table:table-cell office:value-type="float" office:value="39.07" calcext:value-type="float">
            <text:p>39,07</text:p>
          </table:table-cell>
          <table:table-cell office:value-type="float" office:value="55.65" calcext:value-type="float">
            <text:p>55,65</text:p>
          </table:table-cell>
          <table:table-cell/>
          <table:table-cell office:value-type="float" office:value="47.91" calcext:value-type="float">
            <text:p>47,91</text:p>
          </table:table-cell>
          <table:table-cell office:value-type="float" office:value="46.16" calcext:value-type="float">
            <text:p>46,16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22328202904834" calcext:value-type="percentage">
            <text:p>222,33%</text:p>
          </table:table-cell>
          <table:table-cell table:style-name="ce2" table:formula="of:=[.C2]/[.C3]" office:value-type="percentage" office:value="1.49027440083362" calcext:value-type="percentage">
            <text:p>149,03%</text:p>
          </table:table-cell>
          <table:table-cell table:style-name="ce2" table:formula="of:=[.D2]/[.D3]" office:value-type="percentage" office:value="13.1257606490872" calcext:value-type="percentage">
            <text:p>1312,58%</text:p>
          </table:table-cell>
          <table:table-cell table:style-name="ce2" table:formula="of:=[.E2]/[.E3]" office:value-type="percentage" office:value="2.79990852961354" calcext:value-type="percentage">
            <text:p>279,99%</text:p>
          </table:table-cell>
          <table:table-cell table:style-name="ce2" table:formula="of:=[.F2]/[.F3]" office:value-type="percentage" office:value="1.0941127694859" calcext:value-type="percentage">
            <text:p>109,41%</text:p>
          </table:table-cell>
          <table:table-cell table:style-name="ce2" table:formula="of:=[.G2]/[.G3]" office:value-type="percentage" office:value="2.99704142011834" calcext:value-type="percentage">
            <text:p>299,70%</text:p>
          </table:table-cell>
          <table:table-cell table:style-name="ce2" table:formula="of:=[.H2]/[.H3]" office:value-type="percentage" office:value="1.13947556371799" calcext:value-type="percentage">
            <text:p>113,95%</text:p>
          </table:table-cell>
          <table:table-cell table:style-name="ce2" table:formula="of:=[.I2]/[.I3]" office:value-type="percentage" office:value="1.39533632286996" calcext:value-type="percentage">
            <text:p>139,5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29133154602324" calcext:value-type="percentage">
            <text:p>229,1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19.8091836734694" calcext:value-type="percentage">
            <text:p>1980,92%</text:p>
          </table:table-cell>
          <table:table-cell table:style-name="ce2" table:formula="of:=[.E2]/[.E4]" office:value-type="percentage" office:value="2.92778574844572" calcext:value-type="percentage">
            <text:p>292,78%</text:p>
          </table:table-cell>
          <table:table-cell table:style-name="ce2" table:formula="of:=[.F2]/[.F4]" office:value-type="percentage" office:value="1.39950503800601" calcext:value-type="percentage">
            <text:p>139,95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31941848390447" calcext:value-type="percentage">
            <text:p>231,94%</text:p>
          </table:table-cell>
          <table:table-cell table:style-name="ce2" table:formula="of:=[.I2]/[.I4]" office:value-type="percentage" office:value="1.70816864295125" calcext:value-type="percentage">
            <text:p>170,8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9948822927329" calcext:value-type="percentage">
            <text:p>209,95%</text:p>
          </table:table-cell>
          <table:table-cell table:style-name="ce2" table:formula="of:=[.C$2]/[.C5]" office:value-type="percentage" office:value="1.4485145172181" calcext:value-type="percentage">
            <text:p>144,85%</text:p>
          </table:table-cell>
          <table:table-cell table:style-name="ce2" table:formula="of:=[.D$2]/[.D5]" office:value-type="percentage" office:value="18.3314447592068" calcext:value-type="percentage">
            <text:p>1833,14%</text:p>
          </table:table-cell>
          <table:table-cell table:style-name="ce2" table:formula="of:=[.E$2]/[.E5]" office:value-type="percentage" office:value="2.43952978681012" calcext:value-type="percentage">
            <text:p>243,95%</text:p>
          </table:table-cell>
          <table:table-cell table:style-name="ce2" table:formula="of:=[.F$2]/[.F5]" office:value-type="percentage" office:value="1.09897279289284" calcext:value-type="percentage">
            <text:p>109,90%</text:p>
          </table:table-cell>
          <table:table-cell table:style-name="ce2" table:formula="of:=[.G$2]/[.G5]" office:value-type="percentage" office:value="2.78296703296703" calcext:value-type="percentage">
            <text:p>278,30%</text:p>
          </table:table-cell>
          <table:table-cell table:style-name="ce2" table:formula="of:=[.H$2]/[.H5]" office:value-type="percentage" office:value="1.18042490223021" calcext:value-type="percentage">
            <text:p>118,04%</text:p>
          </table:table-cell>
          <table:table-cell table:style-name="ce2" table:formula="of:=[.I$2]/[.I5]" office:value-type="percentage" office:value="1.38613684960798" calcext:value-type="percentage">
            <text:p>138,6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33675096832992" calcext:value-type="percentage">
            <text:p>233,68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19.5367326400537" calcext:value-type="percentage">
            <text:p>1953,67%</text:p>
          </table:table-cell>
          <table:table-cell table:style-name="ce2" table:formula="of:=[.E$2]/[.E6]" office:value-type="percentage" office:value="3.1338622984387" calcext:value-type="percentage">
            <text:p>313,39%</text:p>
          </table:table-cell>
          <table:table-cell table:style-name="ce2" table:formula="of:=[.F$2]/[.F6]" office:value-type="percentage" office:value="1.42264150943396" calcext:value-type="percentage">
            <text:p>142,26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33103736171989" calcext:value-type="percentage">
            <text:p>233,10%</text:p>
          </table:table-cell>
          <table:table-cell table:style-name="ce2" table:formula="of:=[.I$2]/[.I6]" office:value-type="percentage" office:value="1.68522530329289" calcext:value-type="percentage">
            <text:p>168,52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win-arm)" table:style-name="ta1">
        <table:shapes>
          <draw:frame draw:z-index="0" draw:name="Gráfico 25" draw:style-name="gr1" svg:width="28.58cm" svg:height="14.981cm" svg:x="21.144cm" svg:y="0.159cm">
            <draw:object draw:notify-on-update-of-ranges="'Decompression_(win-arm)'.B1:'Decompression_(win-arm)'.I1 'Decompression_(win-arm)'.A2:'Decompression_(win-arm)'.A2 'Decompression_(win-arm)'.B2:'Decompression_(win-arm)'.I2 'Decompression_(win-arm)'.A3:'Decompression_(win-arm)'.A3 'Decompression_(win-arm)'.B3:'Decompression_(win-arm)'.I3 'Decompression_(win-arm)'.A4:'Decompression_(win-arm)'.A4 'Decompression_(win-arm)'.B4:'Decompression_(win-arm)'.I4 'Decompression_(win-arm)'.A5:'Decompression_(win-arm)'.A5 'Decompression_(win-arm)'.B5:'Decompression_(win-arm)'.I5 'Decompression_(win-arm)'.A6:'Decompression_(win-arm)'.A6 'Decompression_(win-arm)'.B6:'Decompression_(win-arm)'.I6 'Decompression_(win-arm)'.A7:'Decompression_(win-arm)'.A7 'Decompression_(win-arm)'.B7:'Decompression_(win-arm)'.I7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" draw:name="Gráfico 26" draw:style-name="gr1" svg:width="19.852cm" svg:height="11.076cm" svg:x="0.215cm" svg:y="6.979cm">
            <draw:object draw:notify-on-update-of-ranges="'Decompression_(win-arm)'.B10:'Decompression_(win-arm)'.I10 'Decompression_(win-arm)'.A11:'Decompression_(win-arm)'.A11 'Decompression_(win-arm)'.B11:'Decompression_(win-arm)'.I11 'Decompression_(win-arm)'.A12:'Decompression_(win-arm)'.A12 'Decompression_(win-arm)'.B12:'Decompression_(win-arm)'.I12 'Decompression_(win-arm)'.A13:'Decompression_(win-arm)'.A13 'Decompression_(win-arm)'.B13:'Decompression_(win-arm)'.I13 'Decompression_(win-arm)'.A14:'Decompression_(win-arm)'.A14 'Decompression_(win-arm)'.B14:'Decompression_(win-arm)'.I14 'Decompression_(win-arm)'.A15:'Decompression_(win-arm)'.A15 'Decompression_(win-arm)'.B15:'Decompression_(win-arm)'.I15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342" calcext:value-type="float">
            <text:p>0,2342</text:p>
          </table:table-cell>
          <table:table-cell office:value-type="float" office:value="1.481" calcext:value-type="float">
            <text:p>1,481</text:p>
          </table:table-cell>
          <table:table-cell office:value-type="float" office:value="20.69" calcext:value-type="float">
            <text:p>20,69</text:p>
          </table:table-cell>
          <table:table-cell office:value-type="float" office:value="219.8" calcext:value-type="float">
            <text:p>219,8</text:p>
          </table:table-cell>
          <table:table-cell office:value-type="float" office:value="117.4" calcext:value-type="float">
            <text:p>117,4</text:p>
          </table:table-cell>
          <table:table-cell office:value-type="float" office:value="5.932" calcext:value-type="float">
            <text:p>5,932</text:p>
          </table:table-cell>
          <table:table-cell office:value-type="float" office:value="202.1" calcext:value-type="float">
            <text:p>202,1</text:p>
          </table:table-cell>
          <table:table-cell office:value-type="float" office:value="111.9" calcext:value-type="float">
            <text:p>111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0.2442" calcext:value-type="float">
            <text:p>0,2442</text:p>
          </table:table-cell>
          <table:table-cell office:value-type="float" office:value="1.444" calcext:value-type="float">
            <text:p>1,444</text:p>
          </table:table-cell>
          <table:table-cell office:value-type="float" office:value="25.01" calcext:value-type="float">
            <text:p>25,01</text:p>
          </table:table-cell>
          <table:table-cell office:value-type="float" office:value="219" calcext:value-type="float">
            <text:p>219</text:p>
          </table:table-cell>
          <table:table-cell office:value-type="float" office:value="125.3" calcext:value-type="float">
            <text:p>125,3</text:p>
          </table:table-cell>
          <table:table-cell office:value-type="float" office:value="6.335" calcext:value-type="float">
            <text:p>6,335</text:p>
          </table:table-cell>
          <table:table-cell office:value-type="float" office:value="204.4" calcext:value-type="float">
            <text:p>204,4</text:p>
          </table:table-cell>
          <table:table-cell office:value-type="float" office:value="183.2" calcext:value-type="float">
            <text:p>183,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20741" calcext:value-type="float">
            <text:p>0,20741</text:p>
          </table:table-cell>
          <table:table-cell office:value-type="float" office:value="0.8" calcext:value-type="float">
            <text:p>0,8</text:p>
          </table:table-cell>
          <table:table-cell office:value-type="float" office:value="0.569" calcext:value-type="float">
            <text:p>0,569</text:p>
          </table:table-cell>
          <table:table-cell office:value-type="float" office:value="67.46" calcext:value-type="float">
            <text:p>67,46</text:p>
          </table:table-cell>
          <table:table-cell office:value-type="float" office:value="92.94" calcext:value-type="float">
            <text:p>92,94</text:p>
          </table:table-cell>
          <table:table-cell office:value-type="float" office:value="1.296" calcext:value-type="float">
            <text:p>1,296</text:p>
          </table:table-cell>
          <table:table-cell office:value-type="float" office:value="113.62" calcext:value-type="float">
            <text:p>113,62</text:p>
          </table:table-cell>
          <table:table-cell office:value-type="float" office:value="61.15" calcext:value-type="float">
            <text:p>61,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7688" calcext:value-type="float">
            <text:p>0,17688</text:p>
          </table:table-cell>
          <table:table-cell/>
          <table:table-cell office:value-type="float" office:value="0.4521" calcext:value-type="float">
            <text:p>0,4521</text:p>
          </table:table-cell>
          <table:table-cell office:value-type="float" office:value="56.7" calcext:value-type="float">
            <text:p>56,7</text:p>
          </table:table-cell>
          <table:table-cell office:value-type="float" office:value="56.04" calcext:value-type="float">
            <text:p>56,04</text:p>
          </table:table-cell>
          <table:table-cell/>
          <table:table-cell office:value-type="float" office:value="52.54" calcext:value-type="float">
            <text:p>52,54</text:p>
          </table:table-cell>
          <table:table-cell office:value-type="float" office:value="49.57" calcext:value-type="float">
            <text:p>49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7347" calcext:value-type="float">
            <text:p>0,07347</text:p>
          </table:table-cell>
          <table:table-cell office:value-type="float" office:value="0.7305" calcext:value-type="float">
            <text:p>0,7305</text:p>
          </table:table-cell>
          <table:table-cell office:value-type="float" office:value="0.4931" calcext:value-type="float">
            <text:p>0,4931</text:p>
          </table:table-cell>
          <table:table-cell office:value-type="float" office:value="72.51" calcext:value-type="float">
            <text:p>72,51</text:p>
          </table:table-cell>
          <table:table-cell office:value-type="float" office:value="86.67" calcext:value-type="float">
            <text:p>86,67</text:p>
          </table:table-cell>
          <table:table-cell office:value-type="float" office:value="1.183" calcext:value-type="float">
            <text:p>1,183</text:p>
          </table:table-cell>
          <table:table-cell office:value-type="float" office:value="112.87" calcext:value-type="float">
            <text:p>112,87</text:p>
          </table:table-cell>
          <table:table-cell office:value-type="float" office:value="63.12" calcext:value-type="float">
            <text:p>63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886" calcext:value-type="float">
            <text:p>0,04886</text:p>
          </table:table-cell>
          <table:table-cell/>
          <table:table-cell office:value-type="float" office:value="0.3821" calcext:value-type="float">
            <text:p>0,3821</text:p>
          </table:table-cell>
          <table:table-cell office:value-type="float" office:value="56.36" calcext:value-type="float">
            <text:p>56,36</text:p>
          </table:table-cell>
          <table:table-cell office:value-type="float" office:value="55.32" calcext:value-type="float">
            <text:p>55,32</text:p>
          </table:table-cell>
          <table:table-cell/>
          <table:table-cell office:value-type="float" office:value="53.44" calcext:value-type="float">
            <text:p>53,44</text:p>
          </table:table-cell>
          <table:table-cell office:value-type="float" office:value="50.77" calcext:value-type="float">
            <text:p>50,77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59049959049959" calcext:value-type="percentage">
            <text:p>95,90%</text:p>
          </table:table-cell>
          <table:table-cell table:style-name="ce2" table:formula="of:=[.C2]/[.C3]" office:value-type="percentage" office:value="1.02562326869806" calcext:value-type="percentage">
            <text:p>102,56%</text:p>
          </table:table-cell>
          <table:table-cell table:style-name="ce2" table:formula="of:=[.D2]/[.D3]" office:value-type="percentage" office:value="0.827269092363055" calcext:value-type="percentage">
            <text:p>82,73%</text:p>
          </table:table-cell>
          <table:table-cell table:style-name="ce2" table:formula="of:=[.E2]/[.E3]" office:value-type="percentage" office:value="1.00365296803653" calcext:value-type="percentage">
            <text:p>100,37%</text:p>
          </table:table-cell>
          <table:table-cell table:style-name="ce2" table:formula="of:=[.F2]/[.F3]" office:value-type="percentage" office:value="0.936951316839585" calcext:value-type="percentage">
            <text:p>93,70%</text:p>
          </table:table-cell>
          <table:table-cell table:style-name="ce2" table:formula="of:=[.G2]/[.G3]" office:value-type="percentage" office:value="0.936385161799527" calcext:value-type="percentage">
            <text:p>93,64%</text:p>
          </table:table-cell>
          <table:table-cell table:style-name="ce2" table:formula="of:=[.H2]/[.H3]" office:value-type="percentage" office:value="0.988747553816047" calcext:value-type="percentage">
            <text:p>98,87%</text:p>
          </table:table-cell>
          <table:table-cell table:style-name="ce2" table:formula="of:=[.I2]/[.I3]" office:value-type="percentage" office:value="0.610807860262009" calcext:value-type="percentage">
            <text:p>61,0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12916445687286" calcext:value-type="percentage">
            <text:p>112,92%</text:p>
          </table:table-cell>
          <table:table-cell table:style-name="ce2" table:formula="of:=[.C2]/[.C4]" office:value-type="percentage" office:value="1.85125" calcext:value-type="percentage">
            <text:p>185,13%</text:p>
          </table:table-cell>
          <table:table-cell table:style-name="ce2" table:formula="of:=[.D2]/[.D4]" office:value-type="percentage" office:value="36.3620386643234" calcext:value-type="percentage">
            <text:p>3636,20%</text:p>
          </table:table-cell>
          <table:table-cell table:style-name="ce2" table:formula="of:=[.E2]/[.E4]" office:value-type="percentage" office:value="3.25822709753928" calcext:value-type="percentage">
            <text:p>325,82%</text:p>
          </table:table-cell>
          <table:table-cell table:style-name="ce2" table:formula="of:=[.F2]/[.F4]" office:value-type="percentage" office:value="1.2631805465892" calcext:value-type="percentage">
            <text:p>126,32%</text:p>
          </table:table-cell>
          <table:table-cell table:style-name="ce2" table:formula="of:=[.G2]/[.G4]" office:value-type="percentage" office:value="4.57716049382716" calcext:value-type="percentage">
            <text:p>457,72%</text:p>
          </table:table-cell>
          <table:table-cell table:style-name="ce2" table:formula="of:=[.H2]/[.H4]" office:value-type="percentage" office:value="1.77873613800387" calcext:value-type="percentage">
            <text:p>177,87%</text:p>
          </table:table-cell>
          <table:table-cell table:style-name="ce2" table:formula="of:=[.I2]/[.I4]" office:value-type="percentage" office:value="1.82992641046607" calcext:value-type="percentage">
            <text:p>182,9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1.32406151062867" calcext:value-type="percentage">
            <text:p>132,41%</text:p>
          </table:table-cell>
          <table:table-cell table:style-name="ce2" table:formula="of:=[.C2]/[.C5]" office:value-type="string" office:string-value="" calcext:value-type="error">
            <text:p>#DIV/0!</text:p>
          </table:table-cell>
          <table:table-cell table:style-name="ce2" table:formula="of:=[.D2]/[.D5]" office:value-type="percentage" office:value="45.7642114576421" calcext:value-type="percentage">
            <text:p>4576,42%</text:p>
          </table:table-cell>
          <table:table-cell table:style-name="ce2" table:formula="of:=[.E2]/[.E5]" office:value-type="percentage" office:value="3.87654320987654" calcext:value-type="percentage">
            <text:p>387,65%</text:p>
          </table:table-cell>
          <table:table-cell table:style-name="ce2" table:formula="of:=[.F2]/[.F5]" office:value-type="percentage" office:value="2.09493219129193" calcext:value-type="percentage">
            <text:p>209,49%</text:p>
          </table:table-cell>
          <table:table-cell table:style-name="ce2" table:formula="of:=[.G2]/[.G5]" office:value-type="string" office:string-value="" calcext:value-type="error">
            <text:p>#DIV/0!</text:p>
          </table:table-cell>
          <table:table-cell table:style-name="ce2" table:formula="of:=[.H2]/[.H5]" office:value-type="percentage" office:value="3.84659307194518" calcext:value-type="percentage">
            <text:p>384,66%</text:p>
          </table:table-cell>
          <table:table-cell table:style-name="ce2" table:formula="of:=[.I2]/[.I5]" office:value-type="percentage" office:value="2.25741375832157" calcext:value-type="percentage">
            <text:p>225,7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3.18769565809174" calcext:value-type="percentage">
            <text:p>318,77%</text:p>
          </table:table-cell>
          <table:table-cell table:style-name="ce2" table:formula="of:=[.C$2]/[.C6]" office:value-type="percentage" office:value="2.02737850787132" calcext:value-type="percentage">
            <text:p>202,74%</text:p>
          </table:table-cell>
          <table:table-cell table:style-name="ce2" table:formula="of:=[.D$2]/[.D6]" office:value-type="percentage" office:value="41.9590346785642" calcext:value-type="percentage">
            <text:p>4195,90%</text:p>
          </table:table-cell>
          <table:table-cell table:style-name="ce2" table:formula="of:=[.E$2]/[.E6]" office:value-type="percentage" office:value="3.03130602675493" calcext:value-type="percentage">
            <text:p>303,13%</text:p>
          </table:table-cell>
          <table:table-cell table:style-name="ce2" table:formula="of:=[.F$2]/[.F6]" office:value-type="percentage" office:value="1.35456328602746" calcext:value-type="percentage">
            <text:p>135,46%</text:p>
          </table:table-cell>
          <table:table-cell table:style-name="ce2" table:formula="of:=[.G$2]/[.G6]" office:value-type="percentage" office:value="5.01437024513948" calcext:value-type="percentage">
            <text:p>501,44%</text:p>
          </table:table-cell>
          <table:table-cell table:style-name="ce2" table:formula="of:=[.H$2]/[.H6]" office:value-type="percentage" office:value="1.79055550633472" calcext:value-type="percentage">
            <text:p>179,06%</text:p>
          </table:table-cell>
          <table:table-cell table:style-name="ce2" table:formula="of:=[.I$2]/[.I6]" office:value-type="percentage" office:value="1.77281368821293" calcext:value-type="percentage">
            <text:p>177,2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79328694228408" calcext:value-type="percentage">
            <text:p>479,33%</text:p>
          </table:table-cell>
          <table:table-cell table:style-name="ce2" table:formula="of:=[.C$2]/[.C7]" office:value-type="string" office:string-value="" calcext:value-type="error">
            <text:p>#DIV/0!</text:p>
          </table:table-cell>
          <table:table-cell table:style-name="ce2" table:formula="of:=[.D$2]/[.D7]" office:value-type="percentage" office:value="54.1481287621042" calcext:value-type="percentage">
            <text:p>5414,81%</text:p>
          </table:table-cell>
          <table:table-cell table:style-name="ce2" table:formula="of:=[.E$2]/[.E7]" office:value-type="percentage" office:value="3.89992902767921" calcext:value-type="percentage">
            <text:p>389,99%</text:p>
          </table:table-cell>
          <table:table-cell table:style-name="ce2" table:formula="of:=[.F$2]/[.F7]" office:value-type="percentage" office:value="2.12219812002892" calcext:value-type="percentage">
            <text:p>212,22%</text:p>
          </table:table-cell>
          <table:table-cell table:style-name="ce2" table:formula="of:=[.G$2]/[.G7]" office:value-type="string" office:string-value="" calcext:value-type="error">
            <text:p>#DIV/0!</text:p>
          </table:table-cell>
          <table:table-cell table:style-name="ce2" table:formula="of:=[.H$2]/[.H7]" office:value-type="percentage" office:value="3.78181137724551" calcext:value-type="percentage">
            <text:p>378,18%</text:p>
          </table:table-cell>
          <table:table-cell table:style-name="ce2" table:formula="of:=[.I$2]/[.I7]" office:value-type="percentage" office:value="2.20405751428009" calcext:value-type="percentage">
            <text:p>220,41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mac-arm)" table:style-name="ta1">
        <table:shapes>
          <draw:frame draw:z-index="0" draw:name="Gráfico 20" draw:style-name="gr1" svg:width="28.58cm" svg:height="14.981cm" svg:x="20.568cm" svg:y="0.345cm">
            <draw:object draw:notify-on-update-of-ranges="'Compression_(mac-arm)'.B1:'Compression_(mac-arm)'.F1 'Compression_(mac-arm)'.A2:'Compression_(mac-arm)'.A2 'Compression_(mac-arm)'.B2:'Compression_(mac-arm)'.F2 'Compression_(mac-arm)'.A3:'Compression_(mac-arm)'.A3 'Compression_(mac-arm)'.B3:'Compression_(mac-arm)'.F3 'Compression_(mac-arm)'.A4:'Compression_(mac-arm)'.A4 'Compression_(mac-arm)'.B4:'Compression_(mac-arm)'.F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name="Gráfico 23" draw:style-name="gr1" svg:width="19.852cm" svg:height="11.076cm" svg:x="0.385cm" svg:y="6.746cm">
            <draw:object draw:notify-on-update-of-ranges="'Compression_(mac-arm)'.B7:'Compression_(mac-arm)'.F7 'Compression_(mac-arm)'.A8:'Compression_(mac-arm)'.A8 'Compression_(mac-arm)'.B8:'Compression_(mac-arm)'.F8 'Compression_(mac-arm)'.A9:'Compression_(mac-arm)'.A9 'Compression_(mac-arm)'.B9:'Compression_(mac-arm)'.F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95.5" calcext:value-type="float">
            <text:p>795,5</text:p>
          </table:table-cell>
          <table:table-cell office:value-type="float" office:value="1526" calcext:value-type="float">
            <text:p>1526</text:p>
          </table:table-cell>
          <table:table-cell office:value-type="float" office:value="1818.7" calcext:value-type="float">
            <text:p>1818,7</text:p>
          </table:table-cell>
          <table:table-cell office:value-type="float" office:value="9431" calcext:value-type="float">
            <text:p>9431</text:p>
          </table:table-cell>
          <table:table-cell office:value-type="float" office:value="424" calcext:value-type="float">
            <text:p>4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17.5" calcext:value-type="float">
            <text:p>317,5</text:p>
          </table:table-cell>
          <table:table-cell office:value-type="float" office:value="1034.4" calcext:value-type="float">
            <text:p>1034,4</text:p>
          </table:table-cell>
          <table:table-cell office:value-type="float" office:value="185" calcext:value-type="float">
            <text:p>185</text:p>
          </table:table-cell>
          <table:table-cell office:value-type="float" office:value="6893" calcext:value-type="float">
            <text:p>6893</text:p>
          </table:table-cell>
          <table:table-cell office:value-type="float" office:value="323.3" calcext:value-type="float">
            <text:p>323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4.5" calcext:value-type="float">
            <text:p>194,5</text:p>
          </table:table-cell>
          <table:table-cell office:value-type="float" office:value="834.9" calcext:value-type="float">
            <text:p>834,9</text:p>
          </table:table-cell>
          <table:table-cell/>
          <table:table-cell office:value-type="float" office:value="3592" calcext:value-type="float">
            <text:p>3592</text:p>
          </table:table-cell>
          <table:table-cell office:value-type="float" office:value="490.1" calcext:value-type="float">
            <text:p>490,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50551181102362" calcext:value-type="percentage">
            <text:p>250,55%</text:p>
          </table:table-cell>
          <table:table-cell table:style-name="ce2" table:formula="of:=[.C2]/[.C3]" office:value-type="percentage" office:value="1.47525135344161" calcext:value-type="percentage">
            <text:p>147,53%</text:p>
          </table:table-cell>
          <table:table-cell table:style-name="ce2" table:formula="of:=[.D2]/[.D3]" office:value-type="percentage" office:value="9.83081081081081" calcext:value-type="percentage">
            <text:p>983,08%</text:p>
          </table:table-cell>
          <table:table-cell table:style-name="ce2" table:formula="of:=[.E2]/[.E3]" office:value-type="percentage" office:value="1.36819962280575" calcext:value-type="percentage">
            <text:p>136,82%</text:p>
          </table:table-cell>
          <table:table-cell table:style-name="ce2" table:formula="of:=[.F2]/[.F3]" office:value-type="percentage" office:value="1.31147540983607" calcext:value-type="percentage">
            <text:p>131,15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.08997429305913" calcext:value-type="percentage">
            <text:p>409,00%</text:p>
          </table:table-cell>
          <table:table-cell table:style-name="ce2" table:formula="of:=[.C$2]/[.C4]" office:value-type="percentage" office:value="1.82776380404839" calcext:value-type="percentage">
            <text:p>182,78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62555679287305" calcext:value-type="percentage">
            <text:p>262,56%</text:p>
          </table:table-cell>
          <table:table-cell table:style-name="ce2" table:formula="of:=[.F2]/[.F4]" office:value-type="percentage" office:value="0.865129565394817" calcext:value-type="percentage">
            <text:p>86,51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ression_(mac-x64)" table:style-name="ta1">
        <table:shapes>
          <draw:frame draw:z-index="0" draw:name="Gráfico 20" draw:style-name="gr1" svg:width="28.58cm" svg:height="14.981cm" svg:x="20.568cm" svg:y="0.345cm">
            <draw:object draw:notify-on-update-of-ranges="'Compression_(mac-x64)'.A1:'Compression_(mac-x64)'.A1 'Compression_(mac-x64)'.B1:'Compression_(mac-x64)'.F1 'Compression_(mac-x64)'.A2:'Compression_(mac-x64)'.A2 'Compression_(mac-x64)'.B2:'Compression_(mac-x64)'.F2 'Compression_(mac-x64)'.A3:'Compression_(mac-x64)'.A3 'Compression_(mac-x64)'.B3:'Compression_(mac-x64)'.F3 'Compression_(mac-x64)'.A4:'Compression_(mac-x64)'.A4 'Compression_(mac-x64)'.B4:'Compression_(mac-x64)'.F4 'Compression_(mac-x64)'.A5:'Compression_(mac-x64)'.A5 'Compression_(mac-x64)'.B5:'Compression_(mac-x64)'.F5 'Compression_(mac-x64)'.A6:'Compression_(mac-x64)'.A6 'Compression_(mac-x64)'.B6:'Compression_(mac-x64)'.F6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" draw:name="Gráfico 23" draw:style-name="gr1" svg:width="19.852cm" svg:height="11.076cm" svg:x="0.385cm" svg:y="6.746cm">
            <draw:object draw:notify-on-update-of-ranges="'Compression_(mac-x64)'.A9:'Compression_(mac-x64)'.A9 'Compression_(mac-x64)'.B9:'Compression_(mac-x64)'.F9 'Compression_(mac-x64)'.A10:'Compression_(mac-x64)'.A10 'Compression_(mac-x64)'.B10:'Compression_(mac-x64)'.F10 'Compression_(mac-x64)'.A11:'Compression_(mac-x64)'.A11 'Compression_(mac-x64)'.B11:'Compression_(mac-x64)'.F11 'Compression_(mac-x64)'.A12:'Compression_(mac-x64)'.A12 'Compression_(mac-x64)'.B12:'Compression_(mac-x64)'.F12 'Compression_(mac-x64)'.A13:'Compression_(mac-x64)'.A13 'Compression_(mac-x64)'.B13:'Compression_(mac-x64)'.F13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54.3" calcext:value-type="float">
            <text:p>1254,3</text:p>
          </table:table-cell>
          <table:table-cell office:value-type="float" office:value="2287" calcext:value-type="float">
            <text:p>2287</text:p>
          </table:table-cell>
          <table:table-cell office:value-type="float" office:value="2122.8" calcext:value-type="float">
            <text:p>2122,8</text:p>
          </table:table-cell>
          <table:table-cell office:value-type="float" office:value="14485" calcext:value-type="float">
            <text:p>14485</text:p>
          </table:table-cell>
          <table:table-cell office:value-type="float" office:value="815.8" calcext:value-type="float">
            <text:p>815,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.9" calcext:value-type="float">
            <text:p>581,9</text:p>
          </table:table-cell>
          <table:table-cell office:value-type="float" office:value="2224" calcext:value-type="float">
            <text:p>2224</text:p>
          </table:table-cell>
          <table:table-cell office:value-type="float" office:value="292.8" calcext:value-type="float">
            <text:p>292,8</text:p>
          </table:table-cell>
          <table:table-cell office:value-type="float" office:value="12659" calcext:value-type="float">
            <text:p>12659</text:p>
          </table:table-cell>
          <table:table-cell office:value-type="float" office:value="714.3" calcext:value-type="float">
            <text:p>714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5.7" calcext:value-type="float">
            <text:p>335,7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6012" calcext:value-type="float">
            <text:p>6012</text:p>
          </table:table-cell>
          <table:table-cell office:value-type="float" office:value="740" calcext:value-type="float">
            <text:p>7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577.8" calcext:value-type="float">
            <text:p>577,8</text:p>
          </table:table-cell>
          <table:table-cell office:value-type="float" office:value="2058" calcext:value-type="float">
            <text:p>2058</text:p>
          </table:table-cell>
          <table:table-cell office:value-type="float" office:value="292.4" calcext:value-type="float">
            <text:p>292,4</text:p>
          </table:table-cell>
          <table:table-cell office:value-type="float" office:value="13619" calcext:value-type="float">
            <text:p>136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339.8" calcext:value-type="float">
            <text:p>339,8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5977" calcext:value-type="float">
            <text:p>5977</text:p>
          </table:table-cell>
          <table:table-cell office:value-type="float" office:value="738.6" calcext:value-type="float">
            <text:p>738,6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15552500429627" calcext:value-type="percentage">
            <text:p>215,55%</text:p>
          </table:table-cell>
          <table:table-cell table:style-name="ce2" table:formula="of:=[.C2]/[.C3]" office:value-type="percentage" office:value="1.0283273381295" calcext:value-type="percentage">
            <text:p>102,83%</text:p>
          </table:table-cell>
          <table:table-cell table:style-name="ce2" table:formula="of:=[.D2]/[.D3]" office:value-type="percentage" office:value="7.25" calcext:value-type="percentage">
            <text:p>725,00%</text:p>
          </table:table-cell>
          <table:table-cell table:style-name="ce2" table:formula="of:=[.E2]/[.E3]" office:value-type="percentage" office:value="1.14424520104274" calcext:value-type="percentage">
            <text:p>114,42%</text:p>
          </table:table-cell>
          <table:table-cell table:style-name="ce2" table:formula="of:=[.F2]/[.F3]" office:value-type="percentage" office:value="1.14209715805684" calcext:value-type="percentage">
            <text:p>114,2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73637176050045" calcext:value-type="percentage">
            <text:p>373,64%</text:p>
          </table:table-cell>
          <table:table-cell table:style-name="ce2" table:formula="of:=[.C$2]/[.C4]" office:value-type="percentage" office:value="1.34056271981243" calcext:value-type="percentage">
            <text:p>134,06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40934797072522" calcext:value-type="percentage">
            <text:p>240,93%</text:p>
          </table:table-cell>
          <table:table-cell table:style-name="ce2" table:formula="of:=[.F2]/[.F4]" office:value-type="percentage" office:value="1.10243243243243" calcext:value-type="percentage">
            <text:p>110,2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aruNative (AOT)</text:p>
          </table:table-cell>
          <table:table-cell table:number-columns-repeated="16383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linux-arm)" table:style-name="ta1">
        <table:shapes>
          <draw:frame draw:z-index="0" draw:name="Gráfico 19" draw:style-name="gr1" svg:width="28.663cm" svg:height="14.981cm" svg:x="20.485cm" svg:y="0.345cm">
            <draw:object draw:notify-on-update-of-ranges="'Compression_(linux-arm)'.B1:'Compression_(linux-arm)'.F1 'Compression_(linux-arm)'.A2:'Compression_(linux-arm)'.A2 'Compression_(linux-arm)'.B2:'Compression_(linux-arm)'.F2 'Compression_(linux-arm)'.A3:'Compression_(linux-arm)'.A3 'Compression_(linux-arm)'.B3:'Compression_(linux-arm)'.F3 'Compression_(linux-arm)'.A4:'Compression_(linux-arm)'.A4 'Compression_(linux-arm)'.B4:'Compression_(linux-arm)'.F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name="Gráfico 21" draw:style-name="gr1" svg:width="19.824cm" svg:height="9.907cm" svg:x="0.221cm" svg:y="5.316cm">
            <draw:object draw:notify-on-update-of-ranges="'Compression_(linux-arm)'.B9:'Compression_(linux-arm)'.F9 'Compression_(linux-arm)'.A10:'Compression_(linux-arm)'.A10 'Compression_(linux-arm)'.B10:'Compression_(linux-arm)'.F10 'Compression_(linux-arm)'.A11:'Compression_(linux-arm)'.A11 'Compression_(linux-arm)'.B11:'Compression_(linux-arm)'.F1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61.3" calcext:value-type="float">
            <text:p>5261,3</text:p>
          </table:table-cell>
          <table:table-cell office:value-type="float" office:value="5841" calcext:value-type="float">
            <text:p>5841</text:p>
          </table:table-cell>
          <table:table-cell office:value-type="float" office:value="6939.5" calcext:value-type="float">
            <text:p>6939,5</text:p>
          </table:table-cell>
          <table:table-cell office:value-type="float" office:value="41220" calcext:value-type="float">
            <text:p>41220</text:p>
          </table:table-cell>
          <table:table-cell office:value-type="float" office:value="3193" calcext:value-type="float">
            <text:p>31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506.3" calcext:value-type="float">
            <text:p>1506,3</text:p>
          </table:table-cell>
          <table:table-cell office:value-type="float" office:value="5204" calcext:value-type="float">
            <text:p>5204</text:p>
          </table:table-cell>
          <table:table-cell office:value-type="float" office:value="717.4" calcext:value-type="float">
            <text:p>717,4</text:p>
          </table:table-cell>
          <table:table-cell office:value-type="float" office:value="36830" calcext:value-type="float">
            <text:p>36830</text:p>
          </table:table-cell>
          <table:table-cell office:value-type="float" office:value="2790" calcext:value-type="float">
            <text:p>279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889.7" calcext:value-type="float">
            <text:p>889,7</text:p>
          </table:table-cell>
          <table:table-cell office:value-type="float" office:value="3410" calcext:value-type="float">
            <text:p>3410</text:p>
          </table:table-cell>
          <table:table-cell/>
          <table:table-cell office:value-type="float" office:value="14410" calcext:value-type="float">
            <text:p>14410</text:p>
          </table:table-cell>
          <table:table-cell office:value-type="float" office:value="1678" calcext:value-type="float">
            <text:p>1678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49286330744208" calcext:value-type="percentage">
            <text:p>349,29%</text:p>
          </table:table-cell>
          <table:table-cell table:style-name="ce2" table:formula="of:=[.C2]/[.C3]" office:value-type="percentage" office:value="1.12240584166026" calcext:value-type="percentage">
            <text:p>112,24%</text:p>
          </table:table-cell>
          <table:table-cell table:style-name="ce2" table:formula="of:=[.D2]/[.D3]" office:value-type="percentage" office:value="9.67312517424031" calcext:value-type="percentage">
            <text:p>967,31%</text:p>
          </table:table-cell>
          <table:table-cell table:style-name="ce2" table:formula="of:=[.E2]/[.E3]" office:value-type="percentage" office:value="1.11919630735813" calcext:value-type="percentage">
            <text:p>111,92%</text:p>
          </table:table-cell>
          <table:table-cell table:style-name="ce2" table:formula="of:=[.F2]/[.F3]" office:value-type="percentage" office:value="1.14444444444444" calcext:value-type="percentage">
            <text:p>114,4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5.91356637068675" calcext:value-type="percentage">
            <text:p>591,36%</text:p>
          </table:table-cell>
          <table:table-cell table:style-name="ce2" table:formula="of:=[.C2]/[.C4]" office:value-type="percentage" office:value="1.71290322580645" calcext:value-type="percentage">
            <text:p>171,29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86051353226926" calcext:value-type="percentage">
            <text:p>286,05%</text:p>
          </table:table-cell>
          <table:table-cell table:style-name="ce2" table:formula="of:=[.F2]/[.F4]" office:value-type="percentage" office:value="1.90286054827175" calcext:value-type="percentage">
            <text:p>190,29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linux-arm64)" table:style-name="ta1">
        <table:shapes>
          <draw:frame draw:z-index="0" draw:name="Gráfico 13" draw:style-name="gr1" svg:width="28.69cm" svg:height="14.981cm" svg:x="20.458cm" svg:y="0.345cm">
            <draw:object draw:notify-on-update-of-ranges="'Compression_(linux-arm64)'.B1:'Compression_(linux-arm64)'.F1 'Compression_(linux-arm64)'.A2:'Compression_(linux-arm64)'.A2 'Compression_(linux-arm64)'.B2:'Compression_(linux-arm64)'.F2 'Compression_(linux-arm64)'.A3:'Compression_(linux-arm64)'.A3 'Compression_(linux-arm64)'.B3:'Compression_(linux-arm64)'.F3 'Compression_(linux-arm64)'.A4:'Compression_(linux-arm64)'.A4 'Compression_(linux-arm64)'.B4:'Compression_(linux-arm64)'.F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name="Gráfico 15" draw:style-name="gr1" svg:width="19.824cm" svg:height="9.907cm" svg:x="0.413cm" svg:y="5.339cm">
            <draw:object draw:notify-on-update-of-ranges="'Compression_(linux-arm64)'.B9:'Compression_(linux-arm64)'.F9 'Compression_(linux-arm64)'.A10:'Compression_(linux-arm64)'.A10 'Compression_(linux-arm64)'.B10:'Compression_(linux-arm64)'.F10 'Compression_(linux-arm64)'.A11:'Compression_(linux-arm64)'.A11 'Compression_(linux-arm64)'.B11:'Compression_(linux-arm64)'.F1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6411.7" calcext:value-type="float">
            <text:p>6411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883.3" calcext:value-type="float">
            <text:p>1883,3</text:p>
          </table:table-cell>
          <table:table-cell office:value-type="float" office:value="6438" calcext:value-type="float">
            <text:p>6438</text:p>
          </table:table-cell>
          <table:table-cell office:value-type="float" office:value="815.7" calcext:value-type="float">
            <text:p>815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55179737694473" calcext:value-type="percentage">
            <text:p>355,18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7.86036533039107" calcext:value-type="percentage">
            <text:p>786,04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79924781459646" calcext:value-type="percentage">
            <text:p>679,92%</text:p>
          </table:table-cell>
          <table:table-cell table:style-name="ce2" table:formula="of:=[.C2]/[.C4]" office:value-type="percentage" office:value="1.77160154100165" calcext:value-type="percentage">
            <text:p>177,16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97328990228013" calcext:value-type="percentage">
            <text:p>297,33%</text:p>
          </table:table-cell>
          <table:table-cell table:style-name="ce2" table:formula="of:=[.F2]/[.F4]" office:value-type="percentage" office:value="7.51031121109861" calcext:value-type="percentage">
            <text:p>751,03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linux-x64)" table:style-name="ta1">
        <table:shapes>
          <draw:frame draw:z-index="0" draw:name="Gráfico 35" draw:style-name="gr1" svg:width="28.58cm" svg:height="14.981cm" svg:x="20.568cm" svg:y="0.345cm">
            <draw:object draw:notify-on-update-of-ranges="'Compression_(linux-x64)'.B1:'Compression_(linux-x64)'.F1 'Compression_(linux-x64)'.A2:'Compression_(linux-x64)'.A2 'Compression_(linux-x64)'.B2:'Compression_(linux-x64)'.F2 'Compression_(linux-x64)'.A3:'Compression_(linux-x64)'.A3 'Compression_(linux-x64)'.B3:'Compression_(linux-x64)'.F3 'Compression_(linux-x64)'.A4:'Compression_(linux-x64)'.A4 'Compression_(linux-x64)'.B4:'Compression_(linux-x64)'.F4 'Compression_(linux-x64)'.A5:'Compression_(linux-x64)'.A5 'Compression_(linux-x64)'.B5:'Compression_(linux-x64)'.F5 'Compression_(linux-x64)'.A6:'Compression_(linux-x64)'.A6 'Compression_(linux-x64)'.B6:'Compression_(linux-x64)'.F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name="Gráfico 24" draw:style-name="gr1" svg:width="19.852cm" svg:height="11.076cm" svg:x="0.385cm" svg:y="6.746cm">
            <draw:object draw:notify-on-update-of-ranges="'Compression_(linux-x64)'.B9:'Compression_(linux-x64)'.F9 'Compression_(linux-x64)'.A10:'Compression_(linux-x64)'.A10 'Compression_(linux-x64)'.B10:'Compression_(linux-x64)'.F10 'Compression_(linux-x64)'.A11:'Compression_(linux-x64)'.A11 'Compression_(linux-x64)'.B11:'Compression_(linux-x64)'.F11 'Compression_(linux-x64)'.A12:'Compression_(linux-x64)'.A12 'Compression_(linux-x64)'.B12:'Compression_(linux-x64)'.F12 'Compression_(linux-x64)'.A13:'Compression_(linux-x64)'.A13 'Compression_(linux-x64)'.B13:'Compression_(linux-x64)'.F1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1.3" calcext:value-type="float">
            <text:p>661,3</text:p>
          </table:table-cell>
          <table:table-cell office:value-type="float" office:value="1249.1" calcext:value-type="float">
            <text:p>1249,1</text:p>
          </table:table-cell>
          <table:table-cell office:value-type="float" office:value="1489.8" calcext:value-type="float">
            <text:p>1489,8</text:p>
          </table:table-cell>
          <table:table-cell office:value-type="float" office:value="7522" calcext:value-type="float">
            <text:p>7522</text:p>
          </table:table-cell>
          <table:table-cell office:value-type="float" office:value="358.5" calcext:value-type="float">
            <text:p>358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34.2" calcext:value-type="float">
            <text:p>334,2</text:p>
          </table:table-cell>
          <table:table-cell office:value-type="float" office:value="1096.3" calcext:value-type="float">
            <text:p>1096,3</text:p>
          </table:table-cell>
          <table:table-cell office:value-type="float" office:value="184" calcext:value-type="float">
            <text:p>184</text:p>
          </table:table-cell>
          <table:table-cell office:value-type="float" office:value="7044" calcext:value-type="float">
            <text:p>7044</text:p>
          </table:table-cell>
          <table:table-cell office:value-type="float" office:value="351.1" calcext:value-type="float">
            <text:p>351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5" calcext:value-type="float">
            <text:p>186,5</text:p>
          </table:table-cell>
          <table:table-cell office:value-type="float" office:value="830.5" calcext:value-type="float">
            <text:p>830,5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60.7" calcext:value-type="float">
            <text:p>160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318.7" calcext:value-type="float">
            <text:p>318,7</text:p>
          </table:table-cell>
          <table:table-cell office:value-type="float" office:value="1151" calcext:value-type="float">
            <text:p>1151</text:p>
          </table:table-cell>
          <table:table-cell office:value-type="float" office:value="187.3" calcext:value-type="float">
            <text:p>187,3</text:p>
          </table:table-cell>
          <table:table-cell office:value-type="float" office:value="7398" calcext:value-type="float">
            <text:p>73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80.8" calcext:value-type="float">
            <text:p>180,8</text:p>
          </table:table-cell>
          <table:table-cell office:value-type="float" office:value="808.1" calcext:value-type="float">
            <text:p>808,1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59.2" calcext:value-type="float">
            <text:p>159,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9787552363854" calcext:value-type="percentage">
            <text:p>197,88%</text:p>
          </table:table-cell>
          <table:table-cell table:style-name="ce2" table:formula="of:=[.C2]/[.C3]" office:value-type="percentage" office:value="1.13937790750707" calcext:value-type="percentage">
            <text:p>113,94%</text:p>
          </table:table-cell>
          <table:table-cell table:style-name="ce2" table:formula="of:=[.D2]/[.D3]" office:value-type="percentage" office:value="8.09673913043478" calcext:value-type="percentage">
            <text:p>809,67%</text:p>
          </table:table-cell>
          <table:table-cell table:style-name="ce2" table:formula="of:=[.E2]/[.E3]" office:value-type="percentage" office:value="1.06785917092561" calcext:value-type="percentage">
            <text:p>106,79%</text:p>
          </table:table-cell>
          <table:table-cell table:style-name="ce2" table:formula="of:=[.F2]/[.F3]" office:value-type="percentage" office:value="1.02107661634862" calcext:value-type="percentage">
            <text:p>102,1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54584450402145" calcext:value-type="percentage">
            <text:p>354,58%</text:p>
          </table:table-cell>
          <table:table-cell table:style-name="ce2" table:formula="of:=[.C$2]/[.C4]" office:value-type="percentage" office:value="1.50403371462974" calcext:value-type="percentage">
            <text:p>150,40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34111422346716" calcext:value-type="percentage">
            <text:p>234,11%</text:p>
          </table:table-cell>
          <table:table-cell table:style-name="ce2" table:formula="of:=[.F2]/[.F4]" office:value-type="percentage" office:value="2.23086496577474" calcext:value-type="percentage">
            <text:p>223,09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7499215563226" calcext:value-type="percentage">
            <text:p>207,50%</text:p>
          </table:table-cell>
          <table:table-cell table:style-name="ce2" table:formula="of:=[.C$2]/[.C5]" office:value-type="percentage" office:value="1.08523023457863" calcext:value-type="percentage">
            <text:p>108,52%</text:p>
          </table:table-cell>
          <table:table-cell table:style-name="ce2" table:formula="of:=[.D$2]/[.D5]" office:value-type="percentage" office:value="7.95408435664709" calcext:value-type="percentage">
            <text:p>795,41%</text:p>
          </table:table-cell>
          <table:table-cell table:style-name="ce2" table:formula="of:=[.E$2]/[.E5]" office:value-type="percentage" office:value="1.01676128683428" calcext:value-type="percentage">
            <text:p>101,68%</text:p>
          </table:table-cell>
          <table:table-cell table:style-name="ce2" table:formula="of:=[.F$2]/[.F5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65763274336283" calcext:value-type="percentage">
            <text:p>365,76%</text:p>
          </table:table-cell>
          <table:table-cell table:style-name="ce2" table:formula="of:=[.C$2]/[.C6]" office:value-type="percentage" office:value="1.5457245390422" calcext:value-type="percentage">
            <text:p>154,57%</text:p>
          </table:table-cell>
          <table:table-cell table:style-name="ce2" table:formula="of:=[.D$2]/[.D6]" office:value-type="string" office:string-value="" calcext:value-type="error">
            <text:p>#DIV/0!</text:p>
          </table:table-cell>
          <table:table-cell table:style-name="ce2" table:formula="of:=[.E$2]/[.E6]" office:value-type="percentage" office:value="2.34915677701437" calcext:value-type="percentage">
            <text:p>234,92%</text:p>
          </table:table-cell>
          <table:table-cell table:style-name="ce2" table:formula="of:=[.F$2]/[.F6]" office:value-type="percentage" office:value="2.25188442211055" calcext:value-type="percentage">
            <text:p>225,1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win-arm)" table:style-name="ta1">
        <table:shapes>
          <draw:frame draw:z-index="0" draw:name="Gráfico 32" draw:style-name="gr1" svg:width="28.58cm" svg:height="14.981cm" svg:x="20.568cm" svg:y="0.345cm">
            <draw:object draw:notify-on-update-of-ranges="'Compression_(win-arm)'.B1:'Compression_(win-arm)'.F1 'Compression_(win-arm)'.A2:'Compression_(win-arm)'.A2 'Compression_(win-arm)'.B2:'Compression_(win-arm)'.F2 'Compression_(win-arm)'.A3:'Compression_(win-arm)'.A3 'Compression_(win-arm)'.B3:'Compression_(win-arm)'.F3 'Compression_(win-arm)'.A4:'Compression_(win-arm)'.A4 'Compression_(win-arm)'.B4:'Compression_(win-arm)'.F4 'Compression_(win-arm)'.A5:'Compression_(win-arm)'.A5 'Compression_(win-arm)'.B5:'Compression_(win-arm)'.F5 'Compression_(win-arm)'.A6:'Compression_(win-arm)'.A6 'Compression_(win-arm)'.B6:'Compression_(win-arm)'.F6 'Compression_(win-arm)'.A7:'Compression_(win-arm)'.A7 'Compression_(win-arm)'.B7:'Compression_(win-arm)'.F7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name="Gráfico 34" draw:style-name="gr1" svg:width="19.852cm" svg:height="11.076cm" svg:x="0.098cm" svg:y="7.268cm">
            <draw:object draw:notify-on-update-of-ranges="'Compression_(win-arm)'.B10:'Compression_(win-arm)'.F10 'Compression_(win-arm)'.A11:'Compression_(win-arm)'.A11 'Compression_(win-arm)'.B11:'Compression_(win-arm)'.F11 'Compression_(win-arm)'.A12:'Compression_(win-arm)'.A12 'Compression_(win-arm)'.B12:'Compression_(win-arm)'.F12 'Compression_(win-arm)'.A13:'Compression_(win-arm)'.A13 'Compression_(win-arm)'.B13:'Compression_(win-arm)'.F13 'Compression_(win-arm)'.A14:'Compression_(win-arm)'.A14 'Compression_(win-arm)'.B14:'Compression_(win-arm)'.F14 'Compression_(win-arm)'.A15:'Compression_(win-arm)'.A15 'Compression_(win-arm)'.B15:'Compression_(win-arm)'.F15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4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130" calcext:value-type="float">
            <text:p>1130</text:p>
          </table:table-cell>
          <table:table-cell office:value-type="float" office:value="2569" calcext:value-type="float">
            <text:p>2569</text:p>
          </table:table-cell>
          <table:table-cell office:value-type="float" office:value="2558.3" calcext:value-type="float">
            <text:p>2558,3</text:p>
          </table:table-cell>
          <table:table-cell office:value-type="float" office:value="16860" calcext:value-type="float">
            <text:p>16860</text:p>
          </table:table-cell>
          <table:table-cell office:value-type="float" office:value="657.4" calcext:value-type="float">
            <text:p>657,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155" calcext:value-type="float">
            <text:p>1155</text:p>
          </table:table-cell>
          <table:table-cell office:value-type="float" office:value="2408" calcext:value-type="float">
            <text:p>2408</text:p>
          </table:table-cell>
          <table:table-cell office:value-type="float" office:value="3034.2" calcext:value-type="float">
            <text:p>3034,2</text:p>
          </table:table-cell>
          <table:table-cell office:value-type="float" office:value="16820" calcext:value-type="float">
            <text:p>16820</text:p>
          </table:table-cell>
          <table:table-cell office:value-type="float" office:value="1258" calcext:value-type="float">
            <text:p>12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83" calcext:value-type="float">
            <text:p>383</text:p>
          </table:table-cell>
          <table:table-cell office:value-type="float" office:value="1252" calcext:value-type="float">
            <text:p>1252</text:p>
          </table:table-cell>
          <table:table-cell office:value-type="float" office:value="247.7" calcext:value-type="float">
            <text:p>247,7</text:p>
          </table:table-cell>
          <table:table-cell office:value-type="float" office:value="8919" calcext:value-type="float">
            <text:p>8919</text:p>
          </table:table-cell>
          <table:table-cell office:value-type="float" office:value="397.5" calcext:value-type="float">
            <text:p>397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56.6" calcext:value-type="float">
            <text:p>256,6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float" office:value="466.7" calcext:value-type="float">
            <text:p>466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407.4" calcext:value-type="float">
            <text:p>407,4</text:p>
          </table:table-cell>
          <table:table-cell office:value-type="float" office:value="1394" calcext:value-type="float">
            <text:p>1394</text:p>
          </table:table-cell>
          <table:table-cell office:value-type="float" office:value="244.7" calcext:value-type="float">
            <text:p>244,7</text:p>
          </table:table-cell>
          <table:table-cell office:value-type="float" office:value="9474" calcext:value-type="float">
            <text:p>94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255.8" calcext:value-type="float">
            <text:p>255,8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4116" calcext:value-type="float">
            <text:p>4116</text:p>
          </table:table-cell>
          <table:table-cell office:value-type="float" office:value="465.3" calcext:value-type="float">
            <text:p>465,3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78354978354978" calcext:value-type="percentage">
            <text:p>97,84%</text:p>
          </table:table-cell>
          <table:table-cell table:style-name="ce2" table:formula="of:=[.C2]/[.C3]" office:value-type="percentage" office:value="1.06686046511628" calcext:value-type="percentage">
            <text:p>106,69%</text:p>
          </table:table-cell>
          <table:table-cell table:style-name="ce2" table:formula="of:=[.D2]/[.D3]" office:value-type="percentage" office:value="0.843154703051876" calcext:value-type="percentage">
            <text:p>84,32%</text:p>
          </table:table-cell>
          <table:table-cell table:style-name="ce2" table:formula="of:=[.E2]/[.E3]" office:value-type="percentage" office:value="1.00237812128419" calcext:value-type="percentage">
            <text:p>100,24%</text:p>
          </table:table-cell>
          <table:table-cell table:style-name="ce2" table:formula="of:=[.F2]/[.F3]" office:value-type="percentage" office:value="0.522575516693164" calcext:value-type="percentage">
            <text:p>52,2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2.95039164490862" calcext:value-type="percentage">
            <text:p>295,04%</text:p>
          </table:table-cell>
          <table:table-cell table:style-name="ce2" table:formula="of:=[.C2]/[.C4]" office:value-type="percentage" office:value="2.05191693290735" calcext:value-type="percentage">
            <text:p>205,19%</text:p>
          </table:table-cell>
          <table:table-cell table:style-name="ce2" table:formula="of:=[.D2]/[.D4]" office:value-type="percentage" office:value="10.3282196205087" calcext:value-type="percentage">
            <text:p>1032,82%</text:p>
          </table:table-cell>
          <table:table-cell table:style-name="ce2" table:formula="of:=[.E2]/[.E4]" office:value-type="percentage" office:value="1.8903464513959" calcext:value-type="percentage">
            <text:p>189,03%</text:p>
          </table:table-cell>
          <table:table-cell table:style-name="ce2" table:formula="of:=[.F2]/[.F4]" office:value-type="percentage" office:value="1.65383647798742" calcext:value-type="percentage">
            <text:p>165,38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4.4037412314887" calcext:value-type="percentage">
            <text:p>440,37%</text:p>
          </table:table-cell>
          <table:table-cell table:style-name="ce2" table:formula="of:=[.C$2]/[.C5]" office:value-type="percentage" office:value="2.55114200595829" calcext:value-type="percentage">
            <text:p>255,11%</text:p>
          </table:table-cell>
          <table:table-cell table:style-name="ce2" table:formula="of:=[.D2]/[.D5]" office:value-type="string" office:string-value="" calcext:value-type="error">
            <text:p>#DIV/0!</text:p>
          </table:table-cell>
          <table:table-cell table:style-name="ce2" table:formula="of:=[.E$2]/[.E5]" office:value-type="percentage" office:value="4.08925539655591" calcext:value-type="percentage">
            <text:p>408,93%</text:p>
          </table:table-cell>
          <table:table-cell table:style-name="ce2" table:formula="of:=[.F2]/[.F5]" office:value-type="percentage" office:value="1.40861367045211" calcext:value-type="percentage">
            <text:p>140,8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2.77368679430535" calcext:value-type="percentage">
            <text:p>277,37%</text:p>
          </table:table-cell>
          <table:table-cell table:style-name="ce2" table:formula="of:=[.C$2]/[.C6]" office:value-type="percentage" office:value="1.8428981348637" calcext:value-type="percentage">
            <text:p>184,29%</text:p>
          </table:table-cell>
          <table:table-cell table:style-name="ce2" table:formula="of:=[.D$2]/[.D6]" office:value-type="percentage" office:value="10.4548426644871" calcext:value-type="percentage">
            <text:p>1045,48%</text:p>
          </table:table-cell>
          <table:table-cell table:style-name="ce2" table:formula="of:=[.E$2]/[.E6]" office:value-type="percentage" office:value="1.77960734642179" calcext:value-type="percentage">
            <text:p>177,96%</text:p>
          </table:table-cell>
          <table:table-cell table:style-name="ce2" table:formula="of:=[.F$2]/[.F6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4175136825645" calcext:value-type="percentage">
            <text:p>441,75%</text:p>
          </table:table-cell>
          <table:table-cell table:style-name="ce2" table:formula="of:=[.C$2]/[.C7]" office:value-type="percentage" office:value="2.55621890547264" calcext:value-type="percentage">
            <text:p>255,62%</text:p>
          </table:table-cell>
          <table:table-cell table:style-name="ce2" table:formula="of:=[.D$2]/[.D7]" office:value-type="string" office:string-value="" calcext:value-type="error">
            <text:p>#DIV/0!</text:p>
          </table:table-cell>
          <table:table-cell table:style-name="ce2" table:formula="of:=[.E$2]/[.E7]" office:value-type="percentage" office:value="4.09620991253644" calcext:value-type="percentage">
            <text:p>409,62%</text:p>
          </table:table-cell>
          <table:table-cell table:style-name="ce2" table:formula="of:=[.F$2]/[.F7]" office:value-type="percentage" office:value="1.41285192349022" calcext:value-type="percentage">
            <text:p>141,2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mac-arm)" table:style-name="ta1">
        <table:shapes>
          <draw:frame draw:z-index="0" draw:name="Gráfico 11" draw:style-name="gr1" svg:width="30.839cm" svg:height="15.812cm" svg:x="24.518cm" svg:y="0.451cm">
            <draw:object draw:notify-on-update-of-ranges="'Checksums_(mac-arm)'.B1:'Checksums_(mac-arm)'.H1 'Checksums_(mac-arm)'.A2:'Checksums_(mac-arm)'.A2 'Checksums_(mac-arm)'.B2:'Checksums_(mac-arm)'.H2 'Checksums_(mac-arm)'.A3:'Checksums_(mac-arm)'.A3 'Checksums_(mac-arm)'.B3:'Checksums_(mac-arm)'.H3 'Checksums_(mac-arm)'.A4:'Checksums_(mac-arm)'.A4 'Checksums_(mac-arm)'.B4:'Checksums_(mac-arm)'.H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Gráfico 12" draw:style-name="gr1" svg:width="23.459cm" svg:height="9.896cm" svg:x="0.318cm" svg:y="6.28cm">
            <draw:object draw:notify-on-update-of-ranges="'Checksums_(mac-arm)'.B6:'Checksums_(mac-arm)'.H6 'Checksums_(mac-arm)'.A7:'Checksums_(mac-arm)'.A7 'Checksums_(mac-arm)'.B7:'Checksums_(mac-arm)'.H7 'Checksums_(mac-arm)'.A8:'Checksums_(mac-arm)'.A8 'Checksums_(mac-arm)'.B8:'Checksums_(mac-arm)'.H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573" calcext:value-type="float">
            <text:p>7573</text:p>
          </table:table-cell>
          <table:table-cell office:value-type="float" office:value="5514" calcext:value-type="float">
            <text:p>5514</text:p>
          </table:table-cell>
          <table:table-cell office:value-type="float" office:value="5328" calcext:value-type="float">
            <text:p>5328</text:p>
          </table:table-cell>
          <table:table-cell office:value-type="float" office:value="4086" calcext:value-type="float">
            <text:p>4086</text:p>
          </table:table-cell>
          <table:table-cell office:value-type="float" office:value="3600" calcext:value-type="float">
            <text:p>3600</text:p>
          </table:table-cell>
          <table:table-cell office:value-type="float" office:value="7548" calcext:value-type="float">
            <text:p>7548</text:p>
          </table:table-cell>
          <table:table-cell office:value-type="float" office:value="7549" calcext:value-type="float">
            <text:p>75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04" calcext:value-type="float">
            <text:p>504</text:p>
          </table:table-cell>
          <table:table-cell office:value-type="float" office:value="736.6" calcext:value-type="float">
            <text:p>736,6</text:p>
          </table:table-cell>
          <table:table-cell office:value-type="float" office:value="749" calcext:value-type="float">
            <text:p>749</text:p>
          </table:table-cell>
          <table:table-cell office:value-type="float" office:value="270.8" calcext:value-type="float">
            <text:p>270,8</text:p>
          </table:table-cell>
          <table:table-cell office:value-type="float" office:value="1266" calcext:value-type="float">
            <text:p>1266</text:p>
          </table:table-cell>
          <table:table-cell office:value-type="float" office:value="661.4" calcext:value-type="float">
            <text:p>661,4</text:p>
          </table:table-cell>
          <table:table-cell office:value-type="float" office:value="576.5" calcext:value-type="float">
            <text:p>576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67.7" calcext:value-type="float">
            <text:p>167,7</text:p>
          </table:table-cell>
          <table:table-cell office:value-type="float" office:value="709.2" calcext:value-type="float">
            <text:p>709,2</text:p>
          </table:table-cell>
          <table:table-cell office:value-type="float" office:value="531.9" calcext:value-type="float">
            <text:p>531,9</text:p>
          </table:table-cell>
          <table:table-cell office:value-type="float" office:value="555.9" calcext:value-type="float">
            <text:p>555,9</text:p>
          </table:table-cell>
          <table:table-cell office:value-type="float" office:value="1166" calcext:value-type="float">
            <text:p>1166</text:p>
          </table:table-cell>
          <table:table-cell office:value-type="float" office:value="650.8" calcext:value-type="float">
            <text:p>650,8</text:p>
          </table:table-cell>
          <table:table-cell office:value-type="float" office:value="493.1" calcext:value-type="float">
            <text:p>493,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5.0257936507937" calcext:value-type="percentage">
            <text:p>1502,58%</text:p>
          </table:table-cell>
          <table:table-cell table:style-name="ce2" table:formula="of:=[.C2]/[.C3]" office:value-type="percentage" office:value="7.48574531631822" calcext:value-type="percentage">
            <text:p>748,57%</text:p>
          </table:table-cell>
          <table:table-cell table:style-name="ce2" table:formula="of:=[.D2]/[.D3]" office:value-type="percentage" office:value="7.11348464619493" calcext:value-type="percentage">
            <text:p>711,35%</text:p>
          </table:table-cell>
          <table:table-cell table:style-name="ce2" table:formula="of:=[.E2]/[.E3]" office:value-type="percentage" office:value="15.0886262924668" calcext:value-type="percentage">
            <text:p>1508,86%</text:p>
          </table:table-cell>
          <table:table-cell table:style-name="ce2" table:formula="of:=[.F2]/[.F3]" office:value-type="percentage" office:value="2.8436018957346" calcext:value-type="percentage">
            <text:p>284,36%</text:p>
          </table:table-cell>
          <table:table-cell table:style-name="ce2" table:formula="of:=[.G2]/[.G3]" office:value-type="percentage" office:value="11.412156032658" calcext:value-type="percentage">
            <text:p>1141,22%</text:p>
          </table:table-cell>
          <table:table-cell table:style-name="ce2" table:formula="of:=[.H2]/[.H3]" office:value-type="percentage" office:value="13.0945359930616" calcext:value-type="percentage">
            <text:p>1309,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5.1580202742993" calcext:value-type="percentage">
            <text:p>4515,80%</text:p>
          </table:table-cell>
          <table:table-cell table:style-name="ce2" table:formula="of:=[.C2]/[.C4]" office:value-type="percentage" office:value="7.77495769881557" calcext:value-type="percentage">
            <text:p>777,50%</text:p>
          </table:table-cell>
          <table:table-cell table:style-name="ce2" table:formula="of:=[.D2]/[.D4]" office:value-type="percentage" office:value="10.0169204737733" calcext:value-type="percentage">
            <text:p>1001,69%</text:p>
          </table:table-cell>
          <table:table-cell table:style-name="ce2" table:formula="of:=[.E2]/[.E4]" office:value-type="percentage" office:value="7.35024284943335" calcext:value-type="percentage">
            <text:p>735,02%</text:p>
          </table:table-cell>
          <table:table-cell table:style-name="ce2" table:formula="of:=[.F2]/[.F4]" office:value-type="percentage" office:value="3.08747855917667" calcext:value-type="percentage">
            <text:p>308,75%</text:p>
          </table:table-cell>
          <table:table-cell table:style-name="ce2" table:formula="of:=[.G2]/[.G4]" office:value-type="percentage" office:value="11.5980331899201" calcext:value-type="percentage">
            <text:p>1159,80%</text:p>
          </table:table-cell>
          <table:table-cell table:style-name="ce2" table:formula="of:=[.H2]/[.H4]" office:value-type="percentage" office:value="15.3092678969783" calcext:value-type="percentage">
            <text:p>1530,93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mac-x64)" table:style-name="ta1">
        <table:shapes>
          <draw:frame draw:z-index="0" draw:name="Gráfico 11" draw:style-name="gr1" svg:width="30.839cm" svg:height="15.812cm" svg:x="24.518cm" svg:y="0.451cm">
            <draw:object draw:notify-on-update-of-ranges="'Checksums_(mac-x64)'.A1:'Checksums_(mac-x64)'.A1 'Checksums_(mac-x64)'.B1:'Checksums_(mac-x64)'.H1 'Checksums_(mac-x64)'.A2:'Checksums_(mac-x64)'.A2 'Checksums_(mac-x64)'.B2:'Checksums_(mac-x64)'.H2 'Checksums_(mac-x64)'.A3:'Checksums_(mac-x64)'.A3 'Checksums_(mac-x64)'.B3:'Checksums_(mac-x64)'.H3 'Checksums_(mac-x64)'.A4:'Checksums_(mac-x64)'.A4 'Checksums_(mac-x64)'.B4:'Checksums_(mac-x64)'.H4 'Checksums_(mac-x64)'.A5:'Checksums_(mac-x64)'.A5 'Checksums_(mac-x64)'.B5:'Checksums_(mac-x64)'.H5 'Checksums_(mac-x64)'.A6:'Checksums_(mac-x64)'.A6 'Checksums_(mac-x64)'.B6:'Checksums_(mac-x64)'.H6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name="Gráfico 12" draw:style-name="gr1" svg:width="23.459cm" svg:height="9.896cm" svg:x="0.318cm" svg:y="6.28cm">
            <draw:object draw:notify-on-update-of-ranges="'Checksums_(mac-x64)'.A8:'Checksums_(mac-x64)'.A8 'Checksums_(mac-x64)'.B8:'Checksums_(mac-x64)'.H8 'Checksums_(mac-x64)'.A9:'Checksums_(mac-x64)'.A9 'Checksums_(mac-x64)'.B9:'Checksums_(mac-x64)'.H9 'Checksums_(mac-x64)'.A10:'Checksums_(mac-x64)'.A10 'Checksums_(mac-x64)'.B10:'Checksums_(mac-x64)'.H10 'Checksums_(mac-x64)'.A11:'Checksums_(mac-x64)'.A11 'Checksums_(mac-x64)'.B11:'Checksums_(mac-x64)'.H11 'Checksums_(mac-x64)'.A12:'Checksums_(mac-x64)'.A12 'Checksums_(mac-x64)'.B12:'Checksums_(mac-x64)'.H12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13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835.3" calcext:value-type="float">
            <text:p>7835,3</text:p>
          </table:table-cell>
          <table:table-cell office:value-type="float" office:value="5690" calcext:value-type="float">
            <text:p>5690</text:p>
          </table:table-cell>
          <table:table-cell office:value-type="float" office:value="5795" calcext:value-type="float">
            <text:p>5795</text:p>
          </table:table-cell>
          <table:table-cell office:value-type="float" office:value="5834.7" calcext:value-type="float">
            <text:p>5834,7</text:p>
          </table:table-cell>
          <table:table-cell office:value-type="float" office:value="5372" calcext:value-type="float">
            <text:p>5372</text:p>
          </table:table-cell>
          <table:table-cell office:value-type="float" office:value="7839" calcext:value-type="float">
            <text:p>7839</text:p>
          </table:table-cell>
          <table:table-cell office:value-type="float" office:value="7838" calcext:value-type="float">
            <text:p>78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69.5" calcext:value-type="float">
            <text:p>969,5</text:p>
          </table:table-cell>
          <table:table-cell office:value-type="float" office:value="1620" calcext:value-type="float">
            <text:p>1620</text:p>
          </table:table-cell>
          <table:table-cell office:value-type="float" office:value="1736" calcext:value-type="float">
            <text:p>1736</text:p>
          </table:table-cell>
          <table:table-cell office:value-type="float" office:value="985.6" calcext:value-type="float">
            <text:p>985,6</text:p>
          </table:table-cell>
          <table:table-cell office:value-type="float" office:value="1041" calcext:value-type="float">
            <text:p>1041</text:p>
          </table:table-cell>
          <table:table-cell office:value-type="float" office:value="1418" calcext:value-type="float">
            <text:p>1418</text:p>
          </table:table-cell>
          <table:table-cell office:value-type="float" office:value="1348" calcext:value-type="float">
            <text:p>13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844.1" calcext:value-type="float">
            <text:p>844,1</text:p>
          </table:table-cell>
          <table:table-cell office:value-type="float" office:value="1489" calcext:value-type="float">
            <text:p>1489</text:p>
          </table:table-cell>
          <table:table-cell office:value-type="float" office:value="1333" calcext:value-type="float">
            <text:p>1333</text:p>
          </table:table-cell>
          <table:table-cell office:value-type="float" office:value="905.3" calcext:value-type="float">
            <text:p>905,3</text:p>
          </table:table-cell>
          <table:table-cell office:value-type="float" office:value="1046" calcext:value-type="float">
            <text:p>1046</text:p>
          </table:table-cell>
          <table:table-cell office:value-type="float" office:value="1461" calcext:value-type="float">
            <text:p>1461</text:p>
          </table:table-cell>
          <table:table-cell office:value-type="float" office:value="1305" calcext:value-type="float">
            <text:p>13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1540.9" calcext:value-type="float">
            <text:p>1540,9</text:p>
          </table:table-cell>
          <table:table-cell office:value-type="float" office:value="1691" calcext:value-type="float">
            <text:p>1691</text:p>
          </table:table-cell>
          <table:table-cell office:value-type="float" office:value="2173" calcext:value-type="float">
            <text:p>2173</text:p>
          </table:table-cell>
          <table:table-cell office:value-type="float" office:value="1450.5" calcext:value-type="float">
            <text:p>1450,5</text:p>
          </table:table-cell>
          <table:table-cell office:value-type="float" office:value="1246" calcext:value-type="float">
            <text:p>1246</text:p>
          </table:table-cell>
          <table:table-cell office:value-type="float" office:value="1531" calcext:value-type="float">
            <text:p>1531</text:p>
          </table:table-cell>
          <table:table-cell office:value-type="float" office:value="1422" calcext:value-type="float">
            <text:p>14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923.5" calcext:value-type="float">
            <text:p>923,5</text:p>
          </table:table-cell>
          <table:table-cell office:value-type="float" office:value="1564" calcext:value-type="float">
            <text:p>1564</text:p>
          </table:table-cell>
          <table:table-cell office:value-type="float" office:value="1426" calcext:value-type="float">
            <text:p>1426</text:p>
          </table:table-cell>
          <table:table-cell office:value-type="float" office:value="968.1" calcext:value-type="float">
            <text:p>968,1</text:p>
          </table:table-cell>
          <table:table-cell office:value-type="float" office:value="1122" calcext:value-type="float">
            <text:p>1122</text:p>
          </table:table-cell>
          <table:table-cell office:value-type="float" office:value="1541" calcext:value-type="float">
            <text:p>1541</text:p>
          </table:table-cell>
          <table:table-cell office:value-type="float" office:value="1386" calcext:value-type="float">
            <text:p>138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8.08179473955647" calcext:value-type="percentage">
            <text:p>808,18%</text:p>
          </table:table-cell>
          <table:table-cell table:style-name="ce2" table:formula="of:=[.C2]/[.C3]" office:value-type="percentage" office:value="3.51234567901235" calcext:value-type="percentage">
            <text:p>351,23%</text:p>
          </table:table-cell>
          <table:table-cell table:style-name="ce2" table:formula="of:=[.D2]/[.D3]" office:value-type="percentage" office:value="3.338133640553" calcext:value-type="percentage">
            <text:p>333,81%</text:p>
          </table:table-cell>
          <table:table-cell table:style-name="ce2" table:formula="of:=[.E2]/[.E3]" office:value-type="percentage" office:value="5.91994724025974" calcext:value-type="percentage">
            <text:p>591,99%</text:p>
          </table:table-cell>
          <table:table-cell table:style-name="ce2" table:formula="of:=[.F2]/[.F3]" office:value-type="percentage" office:value="5.16042267050913" calcext:value-type="percentage">
            <text:p>516,04%</text:p>
          </table:table-cell>
          <table:table-cell table:style-name="ce2" table:formula="of:=[.G2]/[.G3]" office:value-type="percentage" office:value="5.52820874471086" calcext:value-type="percentage">
            <text:p>552,82%</text:p>
          </table:table-cell>
          <table:table-cell table:style-name="ce2" table:formula="of:=[.H2]/[.H3]" office:value-type="percentage" office:value="5.81454005934718" calcext:value-type="percentage">
            <text:p>581,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9.28243099158867" calcext:value-type="percentage">
            <text:p>928,24%</text:p>
          </table:table-cell>
          <table:table-cell table:style-name="ce2" table:formula="of:=[.C2]/[.C4]" office:value-type="percentage" office:value="3.82135661517797" calcext:value-type="percentage">
            <text:p>382,14%</text:p>
          </table:table-cell>
          <table:table-cell table:style-name="ce2" table:formula="of:=[.D2]/[.D4]" office:value-type="percentage" office:value="4.34733683420855" calcext:value-type="percentage">
            <text:p>434,73%</text:p>
          </table:table-cell>
          <table:table-cell table:style-name="ce2" table:formula="of:=[.E2]/[.E4]" office:value-type="percentage" office:value="6.44504584115763" calcext:value-type="percentage">
            <text:p>644,50%</text:p>
          </table:table-cell>
          <table:table-cell table:style-name="ce2" table:formula="of:=[.F2]/[.F4]" office:value-type="percentage" office:value="5.1357552581262" calcext:value-type="percentage">
            <text:p>513,58%</text:p>
          </table:table-cell>
          <table:table-cell table:style-name="ce2" table:formula="of:=[.G2]/[.G4]" office:value-type="percentage" office:value="5.36550308008214" calcext:value-type="percentage">
            <text:p>536,55%</text:p>
          </table:table-cell>
          <table:table-cell table:style-name="ce2" table:formula="of:=[.H2]/[.H4]" office:value-type="percentage" office:value="6.00613026819923" calcext:value-type="percentage">
            <text:p>600,6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5.08488545655137" calcext:value-type="percentage">
            <text:p>508,49%</text:p>
          </table:table-cell>
          <table:table-cell table:style-name="ce2" table:formula="of:=[.C$2]/[.C5]" office:value-type="percentage" office:value="3.36487285629805" calcext:value-type="percentage">
            <text:p>336,49%</text:p>
          </table:table-cell>
          <table:table-cell table:style-name="ce2" table:formula="of:=[.D$2]/[.D5]" office:value-type="percentage" office:value="2.66682006442706" calcext:value-type="percentage">
            <text:p>266,68%</text:p>
          </table:table-cell>
          <table:table-cell table:style-name="ce2" table:formula="of:=[.E$2]/[.E5]" office:value-type="percentage" office:value="4.02254395036194" calcext:value-type="percentage">
            <text:p>402,25%</text:p>
          </table:table-cell>
          <table:table-cell table:style-name="ce2" table:formula="of:=[.F$2]/[.F5]" office:value-type="percentage" office:value="4.31139646869984" calcext:value-type="percentage">
            <text:p>431,14%</text:p>
          </table:table-cell>
          <table:table-cell table:style-name="ce2" table:formula="of:=[.G$2]/[.G5]" office:value-type="percentage" office:value="5.12018288700196" calcext:value-type="percentage">
            <text:p>512,02%</text:p>
          </table:table-cell>
          <table:table-cell table:style-name="ce2" table:formula="of:=[.H$2]/[.H5]" office:value-type="percentage" office:value="5.51195499296765" calcext:value-type="percentage">
            <text:p>551,2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8.48435300487277" calcext:value-type="percentage">
            <text:p>848,44%</text:p>
          </table:table-cell>
          <table:table-cell table:style-name="ce2" table:formula="of:=[.C$2]/[.C6]" office:value-type="percentage" office:value="3.6381074168798" calcext:value-type="percentage">
            <text:p>363,81%</text:p>
          </table:table-cell>
          <table:table-cell table:style-name="ce2" table:formula="of:=[.D$2]/[.D6]" office:value-type="percentage" office:value="4.06381486676017" calcext:value-type="percentage">
            <text:p>406,38%</text:p>
          </table:table-cell>
          <table:table-cell table:style-name="ce2" table:formula="of:=[.E$2]/[.E6]" office:value-type="percentage" office:value="6.02696002479083" calcext:value-type="percentage">
            <text:p>602,70%</text:p>
          </table:table-cell>
          <table:table-cell table:style-name="ce2" table:formula="of:=[.F$2]/[.F6]" office:value-type="percentage" office:value="4.78787878787879" calcext:value-type="percentage">
            <text:p>478,79%</text:p>
          </table:table-cell>
          <table:table-cell table:style-name="ce2" table:formula="of:=[.G$2]/[.G6]" office:value-type="percentage" office:value="5.08695652173913" calcext:value-type="percentage">
            <text:p>508,70%</text:p>
          </table:table-cell>
          <table:table-cell table:style-name="ce2" table:formula="of:=[.H$2]/[.H6]" office:value-type="percentage" office:value="5.65512265512266" calcext:value-type="percentage">
            <text:p>565,51%</text:p>
          </table:table-cell>
          <table:table-cell table:number-columns-repeated="16376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linux-arm)" table:style-name="ta1">
        <table:shapes>
          <draw:frame draw:z-index="0" draw:name="Gráfico 37" draw:style-name="gr1" svg:width="30.839cm" svg:height="14.981cm" svg:x="18.309cm" svg:y="0.345cm">
            <draw:object draw:notify-on-update-of-ranges="'Checksums_(linux-arm)'.B1:'Checksums_(linux-arm)'.H1 'Checksums_(linux-arm)'.A2:'Checksums_(linux-arm)'.A2 'Checksums_(linux-arm)'.B2:'Checksums_(linux-arm)'.H2 'Checksums_(linux-arm)'.A3:'Checksums_(linux-arm)'.A3 'Checksums_(linux-arm)'.B3:'Checksums_(linux-arm)'.H3 'Checksums_(linux-arm)'.A4:'Checksums_(linux-arm)'.A4 'Checksums_(linux-arm)'.B4:'Checksums_(linux-arm)'.H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Gráfico 36" draw:style-name="gr1" svg:width="17.594cm" svg:height="9.896cm" svg:x="0.354cm" svg:y="6.393cm">
            <draw:object draw:notify-on-update-of-ranges="'Checksums_(linux-arm)'.B8:'Checksums_(linux-arm)'.H8 'Checksums_(linux-arm)'.A9:'Checksums_(linux-arm)'.A9 'Checksums_(linux-arm)'.B9:'Checksums_(linux-arm)'.H9 'Checksums_(linux-arm)'.A10:'Checksums_(linux-arm)'.A10 'Checksums_(linux-arm)'.B10:'Checksums_(linux-arm)'.H1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.742" calcext:value-type="float">
            <text:p>37,742</text:p>
          </table:table-cell>
          <table:table-cell office:value-type="float" office:value="14.286" calcext:value-type="float">
            <text:p>14,286</text:p>
          </table:table-cell>
          <table:table-cell office:value-type="float" office:value="14.259" calcext:value-type="float">
            <text:p>14,259</text:p>
          </table:table-cell>
          <table:table-cell office:value-type="float" office:value="14.762" calcext:value-type="float">
            <text:p>14,762</text:p>
          </table:table-cell>
          <table:table-cell office:value-type="float" office:value="14.37" calcext:value-type="float">
            <text:p>14,37</text:p>
          </table:table-cell>
          <table:table-cell office:value-type="float" office:value="43.335" calcext:value-type="float">
            <text:p>43,335</text:p>
          </table:table-cell>
          <table:table-cell office:value-type="float" office:value="36.394" calcext:value-type="float">
            <text:p>36,3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.169" calcext:value-type="float">
            <text:p>5,169</text:p>
          </table:table-cell>
          <table:table-cell office:value-type="float" office:value="6.492" calcext:value-type="float">
            <text:p>6,492</text:p>
          </table:table-cell>
          <table:table-cell office:value-type="float" office:value="8.26" calcext:value-type="float">
            <text:p>8,26</text:p>
          </table:table-cell>
          <table:table-cell office:value-type="float" office:value="8.305" calcext:value-type="float">
            <text:p>8,305</text:p>
          </table:table-cell>
          <table:table-cell office:value-type="float" office:value="8.461" calcext:value-type="float">
            <text:p>8,461</text:p>
          </table:table-cell>
          <table:table-cell office:value-type="float" office:value="9.557" calcext:value-type="float">
            <text:p>9,557</text:p>
          </table:table-cell>
          <table:table-cell office:value-type="float" office:value="5.242" calcext:value-type="float">
            <text:p>5,2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4.41" calcext:value-type="float">
            <text:p>4,41</text:p>
          </table:table-cell>
          <table:table-cell office:value-type="float" office:value="5.236" calcext:value-type="float">
            <text:p>5,236</text:p>
          </table:table-cell>
          <table:table-cell office:value-type="float" office:value="5.218" calcext:value-type="float">
            <text:p>5,218</text:p>
          </table:table-cell>
          <table:table-cell office:value-type="float" office:value="15.074" calcext:value-type="float">
            <text:p>15,074</text:p>
          </table:table-cell>
          <table:table-cell office:value-type="float" office:value="15.208" calcext:value-type="float">
            <text:p>15,208</text:p>
          </table:table-cell>
          <table:table-cell office:value-type="float" office:value="4.7" calcext:value-type="float">
            <text:p>4,7</text:p>
          </table:table-cell>
          <table:table-cell office:value-type="float" office:value="4.741" calcext:value-type="float">
            <text:p>4,741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7.30160572644612" calcext:value-type="percentage">
            <text:p>730,16%</text:p>
          </table:table-cell>
          <table:table-cell table:style-name="ce2" table:formula="of:=[.C2]/[.C3]" office:value-type="percentage" office:value="2.20055452865065" calcext:value-type="percentage">
            <text:p>220,06%</text:p>
          </table:table-cell>
          <table:table-cell table:style-name="ce2" table:formula="of:=[.D2]/[.D3]" office:value-type="percentage" office:value="1.72627118644068" calcext:value-type="percentage">
            <text:p>172,63%</text:p>
          </table:table-cell>
          <table:table-cell table:style-name="ce2" table:formula="of:=[.E2]/[.E3]" office:value-type="percentage" office:value="1.77748344370861" calcext:value-type="percentage">
            <text:p>177,75%</text:p>
          </table:table-cell>
          <table:table-cell table:style-name="ce2" table:formula="of:=[.F2]/[.F3]" office:value-type="percentage" office:value="1.69838080605129" calcext:value-type="percentage">
            <text:p>169,84%</text:p>
          </table:table-cell>
          <table:table-cell table:style-name="ce2" table:formula="of:=[.G2]/[.G3]" office:value-type="percentage" office:value="4.53437271110181" calcext:value-type="percentage">
            <text:p>453,44%</text:p>
          </table:table-cell>
          <table:table-cell table:style-name="ce2" table:formula="of:=[.H2]/[.H3]" office:value-type="percentage" office:value="6.94276993513926" calcext:value-type="percentage">
            <text:p>694,2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8.55827664399093" calcext:value-type="percentage">
            <text:p>855,83%</text:p>
          </table:table-cell>
          <table:table-cell table:style-name="ce2" table:formula="of:=[.C2]/[.C4]" office:value-type="percentage" office:value="2.72841864018335" calcext:value-type="percentage">
            <text:p>272,84%</text:p>
          </table:table-cell>
          <table:table-cell table:style-name="ce2" table:formula="of:=[.D2]/[.D4]" office:value-type="percentage" office:value="2.73265619011115" calcext:value-type="percentage">
            <text:p>273,27%</text:p>
          </table:table-cell>
          <table:table-cell table:style-name="ce2" table:formula="of:=[.E2]/[.E4]" office:value-type="percentage" office:value="0.979302109592676" calcext:value-type="percentage">
            <text:p>97,93%</text:p>
          </table:table-cell>
          <table:table-cell table:style-name="ce2" table:formula="of:=[.F2]/[.F4]" office:value-type="percentage" office:value="0.944897422409258" calcext:value-type="percentage">
            <text:p>94,49%</text:p>
          </table:table-cell>
          <table:table-cell table:style-name="ce2" table:formula="of:=[.G2]/[.G4]" office:value-type="percentage" office:value="9.22021276595745" calcext:value-type="percentage">
            <text:p>922,02%</text:p>
          </table:table-cell>
          <table:table-cell table:style-name="ce2" table:formula="of:=[.H2]/[.H4]" office:value-type="percentage" office:value="7.67643956971103" calcext:value-type="percentage">
            <text:p>767,64%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838.77" calcext:value-type="float">
            <text:p>838,77</text:p>
          </table:table-cell>
          <table:table-cell office:value-type="float" office:value="270.09" calcext:value-type="float">
            <text:p>270,09</text:p>
          </table:table-cell>
          <table:table-cell office:value-type="float" office:value="271.27" calcext:value-type="float">
            <text:p>271,27</text:p>
          </table:table-cell>
          <table:table-cell office:value-type="float" office:value="170.68" calcext:value-type="float">
            <text:p>170,68</text:p>
          </table:table-cell>
          <table:table-cell office:value-type="float" office:value="197.99" calcext:value-type="float">
            <text:p>197,99</text:p>
          </table:table-cell>
          <table:table-cell office:value-type="float" office:value="900.15" calcext:value-type="float">
            <text:p>900,15</text:p>
          </table:table-cell>
          <table:table-cell office:value-type="float" office:value="711.22" calcext:value-type="float">
            <text:p>711,22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linux-arm64)" table:style-name="ta1">
        <table:shapes>
          <draw:frame draw:z-index="0" draw:name="Gráfico 17" draw:style-name="gr1" svg:width="30.839cm" svg:height="14.981cm" svg:x="18.309cm" svg:y="0.345cm">
            <draw:object draw:notify-on-update-of-ranges="'Checksums_(linux-arm64)'.B1:'Checksums_(linux-arm64)'.H1 'Checksums_(linux-arm64)'.A2:'Checksums_(linux-arm64)'.A2 'Checksums_(linux-arm64)'.B2:'Checksums_(linux-arm64)'.H2 'Checksums_(linux-arm64)'.A3:'Checksums_(linux-arm64)'.A3 'Checksums_(linux-arm64)'.B3:'Checksums_(linux-arm64)'.H3 'Checksums_(linux-arm64)'.A4:'Checksums_(linux-arm64)'.A4 'Checksums_(linux-arm64)'.B4:'Checksums_(linux-arm64)'.H4 'Checksums_(linux-arm64)'.A5:'Checksums_(linux-arm64)'.A5 'Checksums_(linux-arm64)'.B5:'Checksums_(linux-arm64)'.H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Gráfico 18" draw:style-name="gr1" svg:width="17.594cm" svg:height="9.896cm" svg:x="0.401cm" svg:y="5.324cm">
            <draw:object draw:notify-on-update-of-ranges="'Checksums_(linux-arm64)'.B9:'Checksums_(linux-arm64)'.H9 'Checksums_(linux-arm64)'.A10:'Checksums_(linux-arm64)'.A10 'Checksums_(linux-arm64)'.B10:'Checksums_(linux-arm64)'.H10 'Checksums_(linux-arm64)'.A11:'Checksums_(linux-arm64)'.A11 'Checksums_(linux-arm64)'.B11:'Checksums_(linux-arm64)'.H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89238157607509" calcext:value-type="percentage">
            <text:p>389,24%</text:p>
          </table:table-cell>
          <table:table-cell table:style-name="ce2" table:formula="of:=[.C2]/[.C3]" office:value-type="percentage" office:value="1.88277061295464" calcext:value-type="percentage">
            <text:p>188,28%</text:p>
          </table:table-cell>
          <table:table-cell table:style-name="ce2" table:formula="of:=[.D2]/[.D3]" office:value-type="percentage" office:value="1.99714712674908" calcext:value-type="percentage">
            <text:p>199,71%</text:p>
          </table:table-cell>
          <table:table-cell table:style-name="ce2" table:formula="of:=[.E2]/[.E3]" office:value-type="percentage" office:value="4.46147032772365" calcext:value-type="percentage">
            <text:p>446,15%</text:p>
          </table:table-cell>
          <table:table-cell table:style-name="ce2" table:formula="of:=[.F2]/[.F3]" office:value-type="percentage" office:value="1.83130679636503" calcext:value-type="percentage">
            <text:p>183,13%</text:p>
          </table:table-cell>
          <table:table-cell table:style-name="ce2" table:formula="of:=[.G2]/[.G3]" office:value-type="percentage" office:value="3.67190407277238" calcext:value-type="percentage">
            <text:p>367,19%</text:p>
          </table:table-cell>
          <table:table-cell table:style-name="ce2" table:formula="of:=[.H2]/[.H3]" office:value-type="percentage" office:value="3.9822989020838" calcext:value-type="percentage">
            <text:p>398,2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45582910934106" calcext:value-type="percentage">
            <text:p>645,58%</text:p>
          </table:table-cell>
          <table:table-cell table:style-name="ce2" table:formula="of:=[.C2]/[.C4]" office:value-type="percentage" office:value="3.39686274509804" calcext:value-type="percentage">
            <text:p>339,69%</text:p>
          </table:table-cell>
          <table:table-cell table:style-name="ce2" table:formula="of:=[.D2]/[.D4]" office:value-type="percentage" office:value="3.7889175257732" calcext:value-type="percentage">
            <text:p>378,89%</text:p>
          </table:table-cell>
          <table:table-cell table:style-name="ce2" table:formula="of:=[.E2]/[.E4]" office:value-type="percentage" office:value="5.45720476706392" calcext:value-type="percentage">
            <text:p>545,72%</text:p>
          </table:table-cell>
          <table:table-cell table:style-name="ce2" table:formula="of:=[.F2]/[.F4]" office:value-type="percentage" office:value="2.0905902980713" calcext:value-type="percentage">
            <text:p>209,06%</text:p>
          </table:table-cell>
          <table:table-cell table:style-name="ce2" table:formula="of:=[.G2]/[.G4]" office:value-type="percentage" office:value="5.28286734086853" calcext:value-type="percentage">
            <text:p>528,29%</text:p>
          </table:table-cell>
          <table:table-cell table:style-name="ce2" table:formula="of:=[.H2]/[.H4]" office:value-type="percentage" office:value="5.33723723723724" calcext:value-type="percentage">
            <text:p>533,72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linux-x64)" table:style-name="ta1">
        <table:shapes>
          <draw:frame draw:z-index="0" draw:name="Gráfico 4" draw:style-name="gr1" svg:width="30.839cm" svg:height="14.981cm" svg:x="24.483cm" svg:y="0.169cm">
            <draw:object draw:notify-on-update-of-ranges="'Checksums_(linux-x64)'.B1:'Checksums_(linux-x64)'.H1 'Checksums_(linux-x64)'.A2:'Checksums_(linux-x64)'.A2 'Checksums_(linux-x64)'.B2:'Checksums_(linux-x64)'.H2 'Checksums_(linux-x64)'.A3:'Checksums_(linux-x64)'.A3 'Checksums_(linux-x64)'.B3:'Checksums_(linux-x64)'.H3 'Checksums_(linux-x64)'.A4:'Checksums_(linux-x64)'.A4 'Checksums_(linux-x64)'.B4:'Checksums_(linux-x64)'.H4 'Checksums_(linux-x64)'.A5:'Checksums_(linux-x64)'.A5 'Checksums_(linux-x64)'.B5:'Checksums_(linux-x64)'.H5 'Checksums_(linux-x64)'.A6:'Checksums_(linux-x64)'.A6 'Checksums_(linux-x64)'.B6:'Checksums_(linux-x64)'.H6 'Checksums_(linux-x64)'.A7:'Checksums_(linux-x64)'.A7 'Checksums_(linux-x64)'.B7:'Checksums_(linux-x64)'.H7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" draw:name="Gráfico 10" draw:style-name="gr1" svg:width="23.777cm" svg:height="9.913cm" svg:x="0.318cm" svg:y="6.28cm">
            <draw:object draw:notify-on-update-of-ranges="'Checksums_(linux-x64)'.B9:'Checksums_(linux-x64)'.H9 'Checksums_(linux-x64)'.A10:'Checksums_(linux-x64)'.A10 'Checksums_(linux-x64)'.B10:'Checksums_(linux-x64)'.H10 'Checksums_(linux-x64)'.A11:'Checksums_(linux-x64)'.A11 'Checksums_(linux-x64)'.B11:'Checksums_(linux-x64)'.H11 'Checksums_(linux-x64)'.A12:'Checksums_(linux-x64)'.A12 'Checksums_(linux-x64)'.B12:'Checksums_(linux-x64)'.H12 'Checksums_(linux-x64)'.A13:'Checksums_(linux-x64)'.A13 'Checksums_(linux-x64)'.B13:'Checksums_(linux-x64)'.H13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number-columns-repeated="2" table:default-cell-style-name="ce1"/>
        <table:table-column table:style-name="co1" table:number-columns-repeated="6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346.4" calcext:value-type="float">
            <text:p>5346,4</text:p>
          </table:table-cell>
          <table:table-cell office:value-type="float" office:value="4682.5" calcext:value-type="float">
            <text:p>4682,5</text:p>
          </table:table-cell>
          <table:table-cell office:value-type="float" office:value="4814.5" calcext:value-type="float">
            <text:p>4814,5</text:p>
          </table:table-cell>
          <table:table-cell office:value-type="float" office:value="2470.3" calcext:value-type="float">
            <text:p>2470,3</text:p>
          </table:table-cell>
          <table:table-cell office:value-type="float" office:value="2563" calcext:value-type="float">
            <text:p>2563</text:p>
          </table:table-cell>
          <table:table-cell office:value-type="float" office:value="5327.5" calcext:value-type="float">
            <text:p>5327,5</text:p>
          </table:table-cell>
          <table:table-cell office:value-type="float" office:value="5308.8" calcext:value-type="float">
            <text:p>5308,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" calcext:value-type="float">
            <text:p>581</text:p>
          </table:table-cell>
          <table:table-cell office:value-type="float" office:value="940.2" calcext:value-type="float">
            <text:p>940,2</text:p>
          </table:table-cell>
          <table:table-cell office:value-type="float" office:value="982.5" calcext:value-type="float">
            <text:p>982,5</text:p>
          </table:table-cell>
          <table:table-cell office:value-type="float" office:value="560.1" calcext:value-type="float">
            <text:p>560,1</text:p>
          </table:table-cell>
          <table:table-cell office:value-type="float" office:value="576" calcext:value-type="float">
            <text:p>576</text:p>
          </table:table-cell>
          <table:table-cell office:value-type="float" office:value="868.1" calcext:value-type="float">
            <text:p>868,1</text:p>
          </table:table-cell>
          <table:table-cell office:value-type="float" office:value="808.9" calcext:value-type="float">
            <text:p>808,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09" calcext:value-type="float">
            <text:p>709</text:p>
          </table:table-cell>
          <table:table-cell office:value-type="float" office:value="1241.6" calcext:value-type="float">
            <text:p>1241,6</text:p>
          </table:table-cell>
          <table:table-cell office:value-type="float" office:value="1186.8" calcext:value-type="float">
            <text:p>1186,8</text:p>
          </table:table-cell>
          <table:table-cell office:value-type="float" office:value="841.8" calcext:value-type="float">
            <text:p>841,8</text:p>
          </table:table-cell>
          <table:table-cell office:value-type="float" office:value="1121.9" calcext:value-type="float">
            <text:p>1121,9</text:p>
          </table:table-cell>
          <table:table-cell office:value-type="float" office:value="2513.1" calcext:value-type="float">
            <text:p>2513,1</text:p>
          </table:table-cell>
          <table:table-cell office:value-type="float" office:value="2287.7" calcext:value-type="float">
            <text:p>2287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857.9" calcext:value-type="float">
            <text:p>857,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7.8" calcext:value-type="float">
            <text:p>827,8</text:p>
          </table:table-cell>
          <table:table-cell office:value-type="float" office:value="977.2" calcext:value-type="float">
            <text:p>977,2</text:p>
          </table:table-cell>
          <table:table-cell office:value-type="float" office:value="1194.3" calcext:value-type="float">
            <text:p>1194,3</text:p>
          </table:table-cell>
          <table:table-cell office:value-type="float" office:value="766.1" calcext:value-type="float">
            <text:p>766,1</text:p>
          </table:table-cell>
          <table:table-cell office:value-type="float" office:value="776.1" calcext:value-type="float">
            <text:p>776,1</text:p>
          </table:table-cell>
          <table:table-cell office:value-type="float" office:value="928.7" calcext:value-type="float">
            <text:p>928,7</text:p>
          </table:table-cell>
          <table:table-cell office:value-type="float" office:value="871.5" calcext:value-type="float">
            <text:p>871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770.1" calcext:value-type="float">
            <text:p>770,1</text:p>
          </table:table-cell>
          <table:table-cell office:value-type="float" office:value="1274.8" calcext:value-type="float">
            <text:p>1274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551" calcext:value-type="float">
            <text:p>551</text:p>
          </table:table-cell>
          <table:table-cell office:value-type="float" office:value="1180.1" calcext:value-type="float">
            <text:p>1180,1</text:p>
          </table:table-cell>
          <table:table-cell office:value-type="float" office:value="2439.1" calcext:value-type="float">
            <text:p>2439,1</text:p>
          </table:table-cell>
          <table:table-cell office:value-type="float" office:value="2334.7" calcext:value-type="float">
            <text:p>2334,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9.20206540447504" calcext:value-type="percentage">
            <text:p>920,21%</text:p>
          </table:table-cell>
          <table:table-cell table:style-name="ce2" table:formula="of:=[.C2]/[.C3]" office:value-type="percentage" office:value="4.98032333546054" calcext:value-type="percentage">
            <text:p>498,03%</text:p>
          </table:table-cell>
          <table:table-cell table:style-name="ce2" table:formula="of:=[.D2]/[.D3]" office:value-type="percentage" office:value="4.90025445292621" calcext:value-type="percentage">
            <text:p>490,03%</text:p>
          </table:table-cell>
          <table:table-cell table:style-name="ce2" table:formula="of:=[.E2]/[.E3]" office:value-type="percentage" office:value="4.41046241742546" calcext:value-type="percentage">
            <text:p>441,05%</text:p>
          </table:table-cell>
          <table:table-cell table:style-name="ce2" table:formula="of:=[.F2]/[.F3]" office:value-type="percentage" office:value="4.44965277777778" calcext:value-type="percentage">
            <text:p>444,97%</text:p>
          </table:table-cell>
          <table:table-cell table:style-name="ce2" table:formula="of:=[.G2]/[.G3]" office:value-type="percentage" office:value="6.13696578735169" calcext:value-type="percentage">
            <text:p>613,70%</text:p>
          </table:table-cell>
          <table:table-cell table:style-name="ce2" table:formula="of:=[.H2]/[.H3]" office:value-type="percentage" office:value="6.56298677215972" calcext:value-type="percentage">
            <text:p>656,3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7.54076163610719" calcext:value-type="percentage">
            <text:p>754,08%</text:p>
          </table:table-cell>
          <table:table-cell table:style-name="ce2" table:formula="of:=[.C2]/[.C4]" office:value-type="percentage" office:value="3.77134342783505" calcext:value-type="percentage">
            <text:p>377,13%</text:p>
          </table:table-cell>
          <table:table-cell table:style-name="ce2" table:formula="of:=[.D2]/[.D4]" office:value-type="percentage" office:value="4.0567071115605" calcext:value-type="percentage">
            <text:p>405,67%</text:p>
          </table:table-cell>
          <table:table-cell table:style-name="ce2" table:formula="of:=[.E2]/[.E4]" office:value-type="percentage" office:value="2.93454502257068" calcext:value-type="percentage">
            <text:p>293,45%</text:p>
          </table:table-cell>
          <table:table-cell table:style-name="ce2" table:formula="of:=[.F2]/[.F4]" office:value-type="percentage" office:value="2.28451733666102" calcext:value-type="percentage">
            <text:p>228,45%</text:p>
          </table:table-cell>
          <table:table-cell table:style-name="ce2" table:formula="of:=[.G2]/[.G4]" office:value-type="percentage" office:value="2.11989176714019" calcext:value-type="percentage">
            <text:p>211,99%</text:p>
          </table:table-cell>
          <table:table-cell table:style-name="ce2" table:formula="of:=[.H2]/[.H4]" office:value-type="percentage" office:value="2.32058399265638" calcext:value-type="percentage">
            <text:p>232,0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6.45856487074173" calcext:value-type="percentage">
            <text:p>645,86%</text:p>
          </table:table-cell>
          <table:table-cell table:style-name="ce2" table:formula="of:=[.C$2]/[.C6]" office:value-type="percentage" office:value="4.79175194433074" calcext:value-type="percentage">
            <text:p>479,18%</text:p>
          </table:table-cell>
          <table:table-cell table:style-name="ce2" table:formula="of:=[.D$2]/[.D6]" office:value-type="percentage" office:value="4.03123168383153" calcext:value-type="percentage">
            <text:p>403,12%</text:p>
          </table:table-cell>
          <table:table-cell table:style-name="ce2" table:formula="of:=[.E$2]/[.E6]" office:value-type="percentage" office:value="3.22451377104817" calcext:value-type="percentage">
            <text:p>322,45%</text:p>
          </table:table-cell>
          <table:table-cell table:style-name="ce2" table:formula="of:=[.F$2]/[.F6]" office:value-type="percentage" office:value="3.30240948331401" calcext:value-type="percentage">
            <text:p>330,24%</text:p>
          </table:table-cell>
          <table:table-cell table:style-name="ce2" table:formula="of:=[.G$2]/[.G6]" office:value-type="percentage" office:value="5.73651340583611" calcext:value-type="percentage">
            <text:p>573,65%</text:p>
          </table:table-cell>
          <table:table-cell table:style-name="ce2" table:formula="of:=[.H$2]/[.H6]" office:value-type="percentage" office:value="6.09156626506024" calcext:value-type="percentage">
            <text:p>609,1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6.94247500324633" calcext:value-type="percentage">
            <text:p>694,25%</text:p>
          </table:table-cell>
          <table:table-cell table:style-name="ce2" table:formula="of:=[.C$2]/[.C7]" office:value-type="percentage" office:value="3.67312519610919" calcext:value-type="percentage">
            <text:p>367,31%</text:p>
          </table:table-cell>
          <table:table-cell table:style-name="ce2" table:formula="of:=[.D$2]/[.D7]" office:value-type="percentage" office:value="3.93052494081149" calcext:value-type="percentage">
            <text:p>393,05%</text:p>
          </table:table-cell>
          <table:table-cell table:style-name="ce2" table:formula="of:=[.E$2]/[.E7]" office:value-type="percentage" office:value="4.48330308529946" calcext:value-type="percentage">
            <text:p>448,33%</text:p>
          </table:table-cell>
          <table:table-cell table:style-name="ce2" table:formula="of:=[.F$2]/[.F7]" office:value-type="percentage" office:value="2.17184984323362" calcext:value-type="percentage">
            <text:p>217,18%</text:p>
          </table:table-cell>
          <table:table-cell table:style-name="ce2" table:formula="of:=[.G$2]/[.G7]" office:value-type="percentage" office:value="2.18420728957402" calcext:value-type="percentage">
            <text:p>218,42%</text:p>
          </table:table-cell>
          <table:table-cell table:style-name="ce2" table:formula="of:=[.H$2]/[.H7]" office:value-type="percentage" office:value="2.27386816293314" calcext:value-type="percentage">
            <text:p>227,39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win-arm)" table:style-name="ta1">
        <table:shapes>
          <draw:frame draw:z-index="0" draw:name="Gráfico 6" draw:style-name="gr1" svg:width="30.839cm" svg:height="14.981cm" svg:x="24.483cm" svg:y="0.169cm">
            <draw:object draw:notify-on-update-of-ranges="'Checksums_(win-arm)'.B1:'Checksums_(win-arm)'.H1 'Checksums_(win-arm)'.A2:'Checksums_(win-arm)'.A2 'Checksums_(win-arm)'.B2:'Checksums_(win-arm)'.H2 'Checksums_(win-arm)'.A3:'Checksums_(win-arm)'.A3 'Checksums_(win-arm)'.B3:'Checksums_(win-arm)'.H3 'Checksums_(win-arm)'.A4:'Checksums_(win-arm)'.A4 'Checksums_(win-arm)'.B4:'Checksums_(win-arm)'.H4 'Checksums_(win-arm)'.A5:'Checksums_(win-arm)'.A5 'Checksums_(win-arm)'.B5:'Checksums_(win-arm)'.H5 'Checksums_(win-arm)'.A6:'Checksums_(win-arm)'.A6 'Checksums_(win-arm)'.B6:'Checksums_(win-arm)'.H6 'Checksums_(win-arm)'.A7:'Checksums_(win-arm)'.A7 'Checksums_(win-arm)'.B7:'Checksums_(win-arm)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7" draw:style-name="gr1" svg:width="23.777cm" svg:height="9.913cm" svg:x="0.342cm" svg:y="6.731cm">
            <draw:object draw:notify-on-update-of-ranges="'Checksums_(win-arm)'.B9:'Checksums_(win-arm)'.H9 'Checksums_(win-arm)'.A10:'Checksums_(win-arm)'.A10 'Checksums_(win-arm)'.B10:'Checksums_(win-arm)'.H10 'Checksums_(win-arm)'.A11:'Checksums_(win-arm)'.A11 'Checksums_(win-arm)'.B11:'Checksums_(win-arm)'.H11 'Checksums_(win-arm)'.A12:'Checksums_(win-arm)'.A12 'Checksums_(win-arm)'.B12:'Checksums_(win-arm)'.H12 'Checksums_(win-arm)'.A13:'Checksums_(win-arm)'.A13 'Checksums_(win-arm)'.B13:'Checksums_(win-arm)'.H13 'Checksums_(win-arm)'.A14:'Checksums_(win-arm)'.A14 'Checksums_(win-arm)'.B14:'Checksums_(win-arm)'.H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number-columns-repeated="2" table:default-cell-style-name="ce1"/>
        <table:table-column table:style-name="co1" table:number-columns-repeated="6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.316" calcext:value-type="float">
            <text:p>6,316</text:p>
          </table:table-cell>
          <table:table-cell office:value-type="float" office:value="5.317" calcext:value-type="float">
            <text:p>5,317</text:p>
          </table:table-cell>
          <table:table-cell office:value-type="float" office:value="5.339" calcext:value-type="float">
            <text:p>5,339</text:p>
          </table:table-cell>
          <table:table-cell office:value-type="float" office:value="5.407" calcext:value-type="float">
            <text:p>5,407</text:p>
          </table:table-cell>
          <table:table-cell office:value-type="float" office:value="5.107" calcext:value-type="float">
            <text:p>5,107</text:p>
          </table:table-cell>
          <table:table-cell office:value-type="float" office:value="6.316" calcext:value-type="float">
            <text:p>6,316</text:p>
          </table:table-cell>
          <table:table-cell office:value-type="float" office:value="6.338" calcext:value-type="float">
            <text:p>6,3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4.58" calcext:value-type="float">
            <text:p>14,58</text:p>
          </table:table-cell>
          <table:table-cell office:value-type="float" office:value="6.258" calcext:value-type="float">
            <text:p>6,258</text:p>
          </table:table-cell>
          <table:table-cell office:value-type="float" office:value="6.039" calcext:value-type="float">
            <text:p>6,039</text:p>
          </table:table-cell>
          <table:table-cell office:value-type="float" office:value="5.984" calcext:value-type="float">
            <text:p>5,984</text:p>
          </table:table-cell>
          <table:table-cell office:value-type="float" office:value="6.343" calcext:value-type="float">
            <text:p>6,343</text:p>
          </table:table-cell>
          <table:table-cell office:value-type="float" office:value="19.73" calcext:value-type="float">
            <text:p>19,73</text:p>
          </table:table-cell>
          <table:table-cell office:value-type="float" office:value="14.25" calcext:value-type="float">
            <text:p>14,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.164" calcext:value-type="float">
            <text:p>1,164</text:p>
          </table:table-cell>
          <table:table-cell office:value-type="float" office:value="1.345" calcext:value-type="float">
            <text:p>1,345</text:p>
          </table:table-cell>
          <table:table-cell office:value-type="float" office:value="1.325" calcext:value-type="float">
            <text:p>1,325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9" calcext:value-type="float">
            <text:p>1,119</text:p>
          </table:table-cell>
          <table:table-cell office:value-type="float" office:value="1.079" calcext:value-type="float">
            <text:p>1,0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.162" calcext:value-type="float">
            <text:p>1,162</text:p>
          </table:table-cell>
          <table:table-cell office:value-type="float" office:value="1.342" calcext:value-type="float">
            <text:p>1,342</text:p>
          </table:table-cell>
          <table:table-cell office:value-type="float" office:value="1.319" calcext:value-type="float">
            <text:p>1,319</text:p>
          </table:table-cell>
          <table:table-cell office:value-type="float" office:value="0.6466" calcext:value-type="float">
            <text:p>0,6466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6" calcext:value-type="float">
            <text:p>1,116</text:p>
          </table:table-cell>
          <table:table-cell office:value-type="float" office:value="1.076" calcext:value-type="float">
            <text:p>1,0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1.097" calcext:value-type="float">
            <text:p>1,097</text:p>
          </table:table-cell>
          <table:table-cell office:value-type="float" office:value="1.278" calcext:value-type="float">
            <text:p>1,278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7" calcext:value-type="float">
            <text:p>0,7157</text:p>
          </table:table-cell>
          <table:table-cell office:value-type="float" office:value="1.623" calcext:value-type="float">
            <text:p>1,623</text:p>
          </table:table-cell>
          <table:table-cell office:value-type="float" office:value="1.068" calcext:value-type="float">
            <text:p>1,068</text:p>
          </table:table-cell>
          <table:table-cell office:value-type="float" office:value="1.008" calcext:value-type="float">
            <text:p>1,0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.098" calcext:value-type="float">
            <text:p>1,098</text:p>
          </table:table-cell>
          <table:table-cell office:value-type="float" office:value="1.281" calcext:value-type="float">
            <text:p>1,281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9" calcext:value-type="float">
            <text:p>0,7159</text:p>
          </table:table-cell>
          <table:table-cell office:value-type="float" office:value="1.628" calcext:value-type="float">
            <text:p>1,628</text:p>
          </table:table-cell>
          <table:table-cell office:value-type="float" office:value="1.056" calcext:value-type="float">
            <text:p>1,056</text:p>
          </table:table-cell>
          <table:table-cell office:value-type="float" office:value="1.013" calcext:value-type="float">
            <text:p>1,01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433196159122085" calcext:value-type="percentage">
            <text:p>43,32%</text:p>
          </table:table-cell>
          <table:table-cell table:style-name="ce2" table:formula="of:=[.C2]/[.C3]" office:value-type="percentage" office:value="0.84963247043784" calcext:value-type="percentage">
            <text:p>84,96%</text:p>
          </table:table-cell>
          <table:table-cell table:style-name="ce2" table:formula="of:=[.D2]/[.D3]" office:value-type="percentage" office:value="0.884086769332671" calcext:value-type="percentage">
            <text:p>88,41%</text:p>
          </table:table-cell>
          <table:table-cell table:style-name="ce2" table:formula="of:=[.E2]/[.E3]" office:value-type="percentage" office:value="0.903576203208556" calcext:value-type="percentage">
            <text:p>90,36%</text:p>
          </table:table-cell>
          <table:table-cell table:style-name="ce2" table:formula="of:=[.F2]/[.F3]" office:value-type="percentage" office:value="0.805139523884597" calcext:value-type="percentage">
            <text:p>80,51%</text:p>
          </table:table-cell>
          <table:table-cell table:style-name="ce2" table:formula="of:=[.G2]/[.G3]" office:value-type="percentage" office:value="0.320121642169285" calcext:value-type="percentage">
            <text:p>32,01%</text:p>
          </table:table-cell>
          <table:table-cell table:style-name="ce2" table:formula="of:=[.H2]/[.H3]" office:value-type="percentage" office:value="0.444771929824561" calcext:value-type="percentage">
            <text:p>44,4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5.42611683848797" calcext:value-type="percentage">
            <text:p>542,61%</text:p>
          </table:table-cell>
          <table:table-cell table:style-name="ce2" table:formula="of:=[.C2]/[.C4]" office:value-type="percentage" office:value="3.95315985130112" calcext:value-type="percentage">
            <text:p>395,32%</text:p>
          </table:table-cell>
          <table:table-cell table:style-name="ce2" table:formula="of:=[.D2]/[.D4]" office:value-type="percentage" office:value="4.02943396226415" calcext:value-type="percentage">
            <text:p>402,94%</text:p>
          </table:table-cell>
          <table:table-cell table:style-name="ce2" table:formula="of:=[.E2]/[.E4]" office:value-type="percentage" office:value="8.36090923148291" calcext:value-type="percentage">
            <text:p>836,09%</text:p>
          </table:table-cell>
          <table:table-cell table:style-name="ce2" table:formula="of:=[.F2]/[.F4]" office:value-type="percentage" office:value="3.12545899632803" calcext:value-type="percentage">
            <text:p>312,55%</text:p>
          </table:table-cell>
          <table:table-cell table:style-name="ce2" table:formula="of:=[.G2]/[.G4]" office:value-type="percentage" office:value="5.64432529043789" calcext:value-type="percentage">
            <text:p>564,43%</text:p>
          </table:table-cell>
          <table:table-cell table:style-name="ce2" table:formula="of:=[.H2]/[.H4]" office:value-type="percentage" office:value="5.87395736793327" calcext:value-type="percentage">
            <text:p>587,4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5.43545611015491" calcext:value-type="percentage">
            <text:p>543,55%</text:p>
          </table:table-cell>
          <table:table-cell table:style-name="ce2" table:formula="of:=[.C2]/[.C5]" office:value-type="percentage" office:value="3.96199701937407" calcext:value-type="percentage">
            <text:p>396,20%</text:p>
          </table:table-cell>
          <table:table-cell table:style-name="ce2" table:formula="of:=[.D2]/[.D5]" office:value-type="percentage" office:value="4.04776345716452" calcext:value-type="percentage">
            <text:p>404,78%</text:p>
          </table:table-cell>
          <table:table-cell table:style-name="ce2" table:formula="of:=[.E2]/[.E5]" office:value-type="percentage" office:value="8.36220228889576" calcext:value-type="percentage">
            <text:p>836,22%</text:p>
          </table:table-cell>
          <table:table-cell table:style-name="ce2" table:formula="of:=[.F2]/[.F5]" office:value-type="percentage" office:value="3.12545899632803" calcext:value-type="percentage">
            <text:p>312,55%</text:p>
          </table:table-cell>
          <table:table-cell table:style-name="ce2" table:formula="of:=[.G2]/[.G5]" office:value-type="percentage" office:value="5.6594982078853" calcext:value-type="percentage">
            <text:p>565,95%</text:p>
          </table:table-cell>
          <table:table-cell table:style-name="ce2" table:formula="of:=[.H2]/[.H5]" office:value-type="percentage" office:value="5.89033457249071" calcext:value-type="percentage">
            <text:p>589,0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5.75752051048314" calcext:value-type="percentage">
            <text:p>575,75%</text:p>
          </table:table-cell>
          <table:table-cell table:style-name="ce2" table:formula="of:=[.C$2]/[.C6]" office:value-type="percentage" office:value="4.160406885759" calcext:value-type="percentage">
            <text:p>416,04%</text:p>
          </table:table-cell>
          <table:table-cell table:style-name="ce2" table:formula="of:=[.D$2]/[.D6]" office:value-type="percentage" office:value="3.7231520223152" calcext:value-type="percentage">
            <text:p>372,32%</text:p>
          </table:table-cell>
          <table:table-cell table:style-name="ce2" table:formula="of:=[.E$2]/[.E6]" office:value-type="percentage" office:value="7.55484141400028" calcext:value-type="percentage">
            <text:p>755,48%</text:p>
          </table:table-cell>
          <table:table-cell table:style-name="ce2" table:formula="of:=[.F$2]/[.F6]" office:value-type="percentage" office:value="3.14664202094886" calcext:value-type="percentage">
            <text:p>314,66%</text:p>
          </table:table-cell>
          <table:table-cell table:style-name="ce2" table:formula="of:=[.G$2]/[.G6]" office:value-type="percentage" office:value="5.91385767790262" calcext:value-type="percentage">
            <text:p>591,39%</text:p>
          </table:table-cell>
          <table:table-cell table:style-name="ce2" table:formula="of:=[.H$2]/[.H6]" office:value-type="percentage" office:value="6.28769841269841" calcext:value-type="percentage">
            <text:p>628,7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5.75227686703096" calcext:value-type="percentage">
            <text:p>575,23%</text:p>
          </table:table-cell>
          <table:table-cell table:style-name="ce2" table:formula="of:=[.C$2]/[.C7]" office:value-type="percentage" office:value="4.15066354410617" calcext:value-type="percentage">
            <text:p>415,07%</text:p>
          </table:table-cell>
          <table:table-cell table:style-name="ce2" table:formula="of:=[.D$2]/[.D7]" office:value-type="percentage" office:value="3.7231520223152" calcext:value-type="percentage">
            <text:p>372,32%</text:p>
          </table:table-cell>
          <table:table-cell table:style-name="ce2" table:formula="of:=[.E$2]/[.E7]" office:value-type="percentage" office:value="7.55273082832798" calcext:value-type="percentage">
            <text:p>755,27%</text:p>
          </table:table-cell>
          <table:table-cell table:style-name="ce2" table:formula="of:=[.F$2]/[.F7]" office:value-type="percentage" office:value="3.13697788697789" calcext:value-type="percentage">
            <text:p>313,70%</text:p>
          </table:table-cell>
          <table:table-cell table:style-name="ce2" table:formula="of:=[.G$2]/[.G7]" office:value-type="percentage" office:value="5.98106060606061" calcext:value-type="percentage">
            <text:p>598,11%</text:p>
          </table:table-cell>
          <table:table-cell table:style-name="ce2" table:formula="of:=[.H$2]/[.H7]" office:value-type="percentage" office:value="6.25666337611056" calcext:value-type="percentage">
            <text:p>625,67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mac-arm)" table:style-name="ta1">
        <table:shapes>
          <draw:frame draw:z-index="0" draw:name="Gráfico 14" draw:style-name="gr1" svg:width="30.839cm" svg:height="14.981cm" svg:x="13.58cm" svg:y="0.146cm">
            <draw:object draw:notify-on-update-of-ranges="'Hashes_(mac-arm)'.B1:'Hashes_(mac-arm)'.F1 'Hashes_(mac-arm)'.A2:'Hashes_(mac-arm)'.A2 'Hashes_(mac-arm)'.B2:'Hashes_(mac-arm)'.F2 'Hashes_(mac-arm)'.A3:'Hashes_(mac-arm)'.A3 'Hashes_(mac-arm)'.B3:'Hashes_(mac-arm)'.F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887" calcext:value-type="float">
            <text:p>2887</text:p>
          </table:table-cell>
          <table:table-cell office:value-type="float" office:value="2068" calcext:value-type="float">
            <text:p>2068</text:p>
          </table:table-cell>
          <table:table-cell office:value-type="float" office:value="3804" calcext:value-type="float">
            <text:p>3804</text:p>
          </table:table-cell>
          <table:table-cell office:value-type="float" office:value="2284" calcext:value-type="float">
            <text:p>2284</text:p>
          </table:table-cell>
          <table:table-cell office:value-type="float" office:value="2288" calcext:value-type="float">
            <text:p>228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2201" calcext:value-type="float">
            <text:p>2201</text:p>
          </table:table-cell>
          <table:table-cell office:value-type="float" office:value="601.4" calcext:value-type="float">
            <text:p>601,4</text:p>
          </table:table-cell>
          <table:table-cell office:value-type="float" office:value="638.8" calcext:value-type="float">
            <text:p>638,8</text:p>
          </table:table-cell>
          <table:table-cell office:value-type="float" office:value="910.6" calcext:value-type="float">
            <text:p>910,6</text:p>
          </table:table-cell>
          <table:table-cell office:value-type="float" office:value="995.1" calcext:value-type="float">
            <text:p>995,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3]/[.B$2]" office:value-type="percentage" office:value="0.762383096640111" calcext:value-type="percentage">
            <text:p>76,24%</text:p>
          </table:table-cell>
          <table:table-cell table:style-name="ce2" table:formula="of:=[.C3]/[.C$2]" office:value-type="percentage" office:value="0.290812379110251" calcext:value-type="percentage">
            <text:p>29,08%</text:p>
          </table:table-cell>
          <table:table-cell table:style-name="ce2" table:formula="of:=[.D3]/[.D$2]" office:value-type="percentage" office:value="0.167928496319664" calcext:value-type="percentage">
            <text:p>16,79%</text:p>
          </table:table-cell>
          <table:table-cell table:style-name="ce2" table:formula="of:=[.E3]/[.E$2]" office:value-type="percentage" office:value="0.398686514886165" calcext:value-type="percentage">
            <text:p>39,87%</text:p>
          </table:table-cell>
          <table:table-cell table:style-name="ce2" table:formula="of:=[.F3]/[.F$2]" office:value-type="percentage" office:value="0.434921328671329" calcext:value-type="percentage">
            <text:p>43,49%</text:p>
          </table:table-cell>
          <table:table-cell table:number-columns-repeated="16378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mac-x64)" table:style-name="ta1">
        <table:shapes>
          <draw:frame draw:z-index="0" draw:name="Gráfico 14" draw:style-name="gr1" svg:width="30.839cm" svg:height="14.981cm" svg:x="13.58cm" svg:y="0.146cm">
            <draw:object draw:notify-on-update-of-ranges="'Hashes_(mac-x64)'.A1:'Hashes_(mac-x64)'.A1 'Hashes_(mac-x64)'.B1:'Hashes_(mac-x64)'.F1 'Hashes_(mac-x64)'.A2:'Hashes_(mac-x64)'.A2 'Hashes_(mac-x64)'.B2:'Hashes_(mac-x64)'.F2 'Hashes_(mac-x64)'.A3:'Hashes_(mac-x64)'.A3 'Hashes_(mac-x64)'.B3:'Hashes_(mac-x64)'.F3 'Hashes_(mac-x64)'.A4:'Hashes_(mac-x64)'.A4 'Hashes_(mac-x64)'.B4:'Hashes_(mac-x64)'.F4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025" calcext:value-type="float">
            <text:p>3025</text:p>
          </table:table-cell>
          <table:table-cell office:value-type="float" office:value="2102" calcext:value-type="float">
            <text:p>2102</text:p>
          </table:table-cell>
          <table:table-cell office:value-type="float" office:value="4065" calcext:value-type="float">
            <text:p>4065</text:p>
          </table:table-cell>
          <table:table-cell office:value-type="float" office:value="2998" calcext:value-type="float">
            <text:p>2998</text:p>
          </table:table-cell>
          <table:table-cell office:value-type="float" office:value="3002" calcext:value-type="float">
            <text:p>30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994" calcext:value-type="float">
            <text:p>2994</text:p>
          </table:table-cell>
          <table:table-cell office:value-type="float" office:value="2190" calcext:value-type="float">
            <text:p>2190</text:p>
          </table:table-cell>
          <table:table-cell office:value-type="float" office:value="4090" calcext:value-type="float">
            <text:p>4090</text:p>
          </table:table-cell>
          <table:table-cell office:value-type="float" office:value="3028" calcext:value-type="float">
            <text:p>3028</text:p>
          </table:table-cell>
          <table:table-cell office:value-type="float" office:value="3026" calcext:value-type="float">
            <text:p>30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3097" calcext:value-type="float">
            <text:p>3097</text:p>
          </table:table-cell>
          <table:table-cell office:value-type="float" office:value="2184" calcext:value-type="float">
            <text:p>2184</text:p>
          </table:table-cell>
          <table:table-cell office:value-type="float" office:value="4144" calcext:value-type="float">
            <text:p>4144</text:p>
          </table:table-cell>
          <table:table-cell office:value-type="float" office:value="3092" calcext:value-type="float">
            <text:p>3092</text:p>
          </table:table-cell>
          <table:table-cell office:value-type="float" office:value="3096" calcext:value-type="float">
            <text:p>309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3]/[.B$2]" office:value-type="percentage" office:value="0.989752066115702" calcext:value-type="percentage">
            <text:p>98,98%</text:p>
          </table:table-cell>
          <table:table-cell table:style-name="ce2" table:formula="of:=[.C3]/[.C$2]" office:value-type="percentage" office:value="1.0418648905804" calcext:value-type="percentage">
            <text:p>104,19%</text:p>
          </table:table-cell>
          <table:table-cell table:style-name="ce2" table:formula="of:=[.D3]/[.D$2]" office:value-type="percentage" office:value="1.00615006150062" calcext:value-type="percentage">
            <text:p>100,62%</text:p>
          </table:table-cell>
          <table:table-cell table:style-name="ce2" table:formula="of:=[.E3]/[.E$2]" office:value-type="percentage" office:value="1.01000667111408" calcext:value-type="percentage">
            <text:p>101,00%</text:p>
          </table:table-cell>
          <table:table-cell table:style-name="ce2" table:formula="of:=[.F3]/[.F$2]" office:value-type="percentage" office:value="1.00799467021985" calcext:value-type="percentage">
            <text:p>100,8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$2]" office:value-type="percentage" office:value="1.02380165289256" calcext:value-type="percentage">
            <text:p>102,38%</text:p>
          </table:table-cell>
          <table:table-cell table:style-name="ce2" table:formula="of:=[.C4]/[.C$2]" office:value-type="percentage" office:value="1.03901046622265" calcext:value-type="percentage">
            <text:p>103,90%</text:p>
          </table:table-cell>
          <table:table-cell table:style-name="ce2" table:formula="of:=[.D4]/[.D$2]" office:value-type="percentage" office:value="1.01943419434194" calcext:value-type="percentage">
            <text:p>101,94%</text:p>
          </table:table-cell>
          <table:table-cell table:style-name="ce2" table:formula="of:=[.E4]/[.E$2]" office:value-type="percentage" office:value="1.03135423615744" calcext:value-type="percentage">
            <text:p>103,14%</text:p>
          </table:table-cell>
          <table:table-cell table:style-name="ce2" table:formula="of:=[.F4]/[.F$2]" office:value-type="percentage" office:value="1.03131245836109" calcext:value-type="percentage">
            <text:p>103,13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linux-arm)" table:style-name="ta1">
        <table:shapes>
          <draw:frame draw:z-index="0" draw:name="Gráfico 39" draw:style-name="gr1" svg:width="30.839cm" svg:height="14.981cm" svg:x="13.548cm" svg:y="0.001cm">
            <draw:object draw:notify-on-update-of-ranges="'Hashes_(linux-arm)'.B1:'Hashes_(linux-arm)'.F1 'Hashes_(linux-arm)'.A2:'Hashes_(linux-arm)'.A2 'Hashes_(linux-arm)'.B2:'Hashes_(linux-arm)'.F2 'Hashes_(linux-arm)'.A3:'Hashes_(linux-arm)'.A3 'Hashes_(linux-arm)'.B3:'Hashes_(linux-arm)'.F3 'Hashes_(linux-arm)'.A4:'Hashes_(linux-arm)'.A4 'Hashes_(linux-arm)'.B4:'Hashes_(linux-arm)'.F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6.747" calcext:value-type="float">
            <text:p>6,747</text:p>
          </table:table-cell>
          <table:table-cell office:value-type="float" office:value="6.83" calcext:value-type="float">
            <text:p>6,83</text:p>
          </table:table-cell>
          <table:table-cell office:value-type="float" office:value="9.068" calcext:value-type="float">
            <text:p>9,068</text:p>
          </table:table-cell>
          <table:table-cell office:value-type="float" office:value="12.96" calcext:value-type="float">
            <text:p>12,96</text:p>
          </table:table-cell>
          <table:table-cell office:value-type="float" office:value="12.91" calcext:value-type="float">
            <text:p>12,9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6.945" calcext:value-type="float">
            <text:p>6,945</text:p>
          </table:table-cell>
          <table:table-cell office:value-type="float" office:value="6.953" calcext:value-type="float">
            <text:p>6,953</text:p>
          </table:table-cell>
          <table:table-cell office:value-type="float" office:value="9.138" calcext:value-type="float">
            <text:p>9,138</text:p>
          </table:table-cell>
          <table:table-cell office:value-type="float" office:value="13.08" calcext:value-type="float">
            <text:p>13,08</text:p>
          </table:table-cell>
          <table:table-cell office:value-type="float" office:value="13.05" calcext:value-type="float">
            <text:p>13,05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$3]/[.B$2]" office:value-type="percentage" office:value="1.02934637616719" calcext:value-type="percentage">
            <text:p>102,93%</text:p>
          </table:table-cell>
          <table:table-cell table:style-name="ce2" table:formula="of:=[.C$3]/[.C$2]" office:value-type="percentage" office:value="1.01800878477306" calcext:value-type="percentage">
            <text:p>101,80%</text:p>
          </table:table-cell>
          <table:table-cell table:style-name="ce2" table:formula="of:=[.D$3]/[.D$2]" office:value-type="percentage" office:value="1.00771945302161" calcext:value-type="percentage">
            <text:p>100,77%</text:p>
          </table:table-cell>
          <table:table-cell table:style-name="ce2" table:formula="of:=[.E$3]/[.E$2]" office:value-type="percentage" office:value="1.00925925925926" calcext:value-type="percentage">
            <text:p>100,93%</text:p>
          </table:table-cell>
          <table:table-cell table:style-name="ce2" table:formula="of:=[.F$3]/[.F$2]" office:value-type="percentage" office:value="1.01084430673896" calcext:value-type="percentage">
            <text:p>101,08%</text:p>
          </table:table-cell>
          <table:table-cell table:style-name="ce2" table:number-columns-repeated="2"/>
          <table:table-cell table:number-columns-repeated="16376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linux-arm64)" table:style-name="ta1">
        <table:shapes>
          <draw:frame draw:z-index="0" draw:name="Gráfico 42" draw:style-name="gr1" svg:width="30.839cm" svg:height="14.981cm" svg:x="13.548cm" svg:y="0.001cm">
            <draw:object draw:notify-on-update-of-ranges="'Hashes_(linux-arm64)'.B1:'Hashes_(linux-arm64)'.F1 'Hashes_(linux-arm64)'.A2:'Hashes_(linux-arm64)'.A2 'Hashes_(linux-arm64)'.B2:'Hashes_(linux-arm64)'.F2 'Hashes_(linux-arm64)'.A3:'Hashes_(linux-arm64)'.A3 'Hashes_(linux-arm64)'.B3:'Hashes_(linux-arm64)'.F3 'Hashes_(linux-arm64)'.A4:'Hashes_(linux-arm64)'.A4 'Hashes_(linux-arm64)'.B4:'Hashes_(linux-arm64)'.F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7.624" calcext:value-type="float">
            <text:p>7,624</text:p>
          </table:table-cell>
          <table:table-cell office:value-type="float" office:value="8.732" calcext:value-type="float">
            <text:p>8,732</text:p>
          </table:table-cell>
          <table:table-cell office:value-type="float" office:value="12.59" calcext:value-type="float">
            <text:p>12,59</text:p>
          </table:table-cell>
          <table:table-cell office:value-type="float" office:value="9.755" calcext:value-type="float">
            <text:p>9,755</text:p>
          </table:table-cell>
          <table:table-cell office:value-type="float" office:value="9.782" calcext:value-type="float">
            <text:p>9,78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8.375" calcext:value-type="float">
            <text:p>8,375</text:p>
          </table:table-cell>
          <table:table-cell office:value-type="float" office:value="8.525" calcext:value-type="float">
            <text:p>8,525</text:p>
          </table:table-cell>
          <table:table-cell office:value-type="float" office:value="13.81" calcext:value-type="float">
            <text:p>13,81</text:p>
          </table:table-cell>
          <table:table-cell office:value-type="float" office:value="9.73" calcext:value-type="float">
            <text:p>9,73</text:p>
          </table:table-cell>
          <table:table-cell office:value-type="float" office:value="9.72" calcext:value-type="float">
            <text:p>9,7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8.405" calcext:value-type="float">
            <text:p>8,405</text:p>
          </table:table-cell>
          <table:table-cell office:value-type="float" office:value="8.657" calcext:value-type="float">
            <text:p>8,657</text:p>
          </table:table-cell>
          <table:table-cell office:value-type="float" office:value="13.52" calcext:value-type="float">
            <text:p>13,52</text:p>
          </table:table-cell>
          <table:table-cell office:value-type="float" office:value="10.269" calcext:value-type="float">
            <text:p>10,269</text:p>
          </table:table-cell>
          <table:table-cell office:value-type="float" office:value="10.108" calcext:value-type="float">
            <text:p>10,108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9850472193075" calcext:value-type="percentage">
            <text:p>109,85%</text:p>
          </table:table-cell>
          <table:table-cell table:style-name="ce2" table:formula="of:=[.C$3]/[.C$2]" office:value-type="percentage" office:value="0.976294090700871" calcext:value-type="percentage">
            <text:p>97,63%</text:p>
          </table:table-cell>
          <table:table-cell table:style-name="ce2" table:formula="of:=[.D$3]/[.D$2]" office:value-type="percentage" office:value="1.09690230341541" calcext:value-type="percentage">
            <text:p>109,69%</text:p>
          </table:table-cell>
          <table:table-cell table:style-name="ce2" table:formula="of:=[.E$3]/[.E$2]" office:value-type="percentage" office:value="0.997437211686315" calcext:value-type="percentage">
            <text:p>99,74%</text:p>
          </table:table-cell>
          <table:table-cell table:style-name="ce2" table:formula="of:=[.F$3]/[.F$2]" office:value-type="percentage" office:value="0.993661827847066" calcext:value-type="percentage">
            <text:p>99,37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10243966421826" calcext:value-type="percentage">
            <text:p>110,24%</text:p>
          </table:table-cell>
          <table:table-cell table:style-name="ce2" table:formula="of:=[.C4]/[.C$2]" office:value-type="percentage" office:value="0.991410902427852" calcext:value-type="percentage">
            <text:p>99,14%</text:p>
          </table:table-cell>
          <table:table-cell table:style-name="ce2" table:formula="of:=[.D4]/[.D$2]" office:value-type="percentage" office:value="1.07386814932486" calcext:value-type="percentage">
            <text:p>107,39%</text:p>
          </table:table-cell>
          <table:table-cell table:style-name="ce2" table:formula="of:=[.E4]/[.E$2]" office:value-type="percentage" office:value="1.05269092772937" calcext:value-type="percentage">
            <text:p>105,27%</text:p>
          </table:table-cell>
          <table:table-cell table:style-name="ce2" table:formula="of:=[.F4]/[.F$2]" office:value-type="percentage" office:value="1.03332651809446" calcext:value-type="percentage">
            <text:p>103,33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linux-x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linux-x64)'.B1:'Hashes_(linux-x64)'.F1 'Hashes_(linux-x64)'.A2:'Hashes_(linux-x64)'.A2 'Hashes_(linux-x64)'.B2:'Hashes_(linux-x64)'.F2 'Hashes_(linux-x64)'.A3:'Hashes_(linux-x64)'.A3 'Hashes_(linux-x64)'.B3:'Hashes_(linux-x64)'.F3 'Hashes_(linux-x64)'.A4:'Hashes_(linux-x64)'.A4 'Hashes_(linux-x64)'.B4:'Hashes_(linux-x64)'.F4 'Hashes_(linux-x64)'.A5:'Hashes_(linux-x64)'.A5 'Hashes_(linux-x64)'.B5:'Hashes_(linux-x64)'.F5 'Hashes_(linux-x64)'.A6:'Hashes_(linux-x64)'.A6 'Hashes_(linux-x64)'.B6:'Hashes_(linux-x64)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587" calcext:value-type="float">
            <text:p>1587</text:p>
          </table:table-cell>
          <table:table-cell office:value-type="float" office:value="878.4" calcext:value-type="float">
            <text:p>878,4</text:p>
          </table:table-cell>
          <table:table-cell office:value-type="float" office:value="914" calcext:value-type="float">
            <text:p>914</text:p>
          </table:table-cell>
          <table:table-cell office:value-type="float" office:value="1373" calcext:value-type="float">
            <text:p>1373</text:p>
          </table:table-cell>
          <table:table-cell office:value-type="float" office:value="1386" calcext:value-type="float">
            <text:p>13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1632" calcext:value-type="float">
            <text:p>1632</text:p>
          </table:table-cell>
          <table:table-cell office:value-type="float" office:value="904.6" calcext:value-type="float">
            <text:p>904,6</text:p>
          </table:table-cell>
          <table:table-cell office:value-type="float" office:value="938.9" calcext:value-type="float">
            <text:p>938,9</text:p>
          </table:table-cell>
          <table:table-cell office:value-type="float" office:value="1415" calcext:value-type="float">
            <text:p>1415</text:p>
          </table:table-cell>
          <table:table-cell office:value-type="float" office:value="1421" calcext:value-type="float">
            <text:p>14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1636" calcext:value-type="float">
            <text:p>1636</text:p>
          </table:table-cell>
          <table:table-cell office:value-type="float" office:value="903.9" calcext:value-type="float">
            <text:p>903,9</text:p>
          </table:table-cell>
          <table:table-cell office:value-type="float" office:value="941.6" calcext:value-type="float">
            <text:p>941,6</text:p>
          </table:table-cell>
          <table:table-cell office:value-type="float" office:value="1433" calcext:value-type="float">
            <text:p>1433</text:p>
          </table:table-cell>
          <table:table-cell office:value-type="float" office:value="1412" calcext:value-type="float">
            <text:p>14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1672" calcext:value-type="float">
            <text:p>1672</text:p>
          </table:table-cell>
          <table:table-cell office:value-type="float" office:value="927" calcext:value-type="float">
            <text:p>927</text:p>
          </table:table-cell>
          <table:table-cell office:value-type="float" office:value="955.4" calcext:value-type="float">
            <text:p>955,4</text:p>
          </table:table-cell>
          <table:table-cell office:value-type="float" office:value="1455" calcext:value-type="float">
            <text:p>1455</text:p>
          </table:table-cell>
          <table:table-cell office:value-type="float" office:value="1440" calcext:value-type="float">
            <text:p>14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1677" calcext:value-type="float">
            <text:p>1677</text:p>
          </table:table-cell>
          <table:table-cell office:value-type="float" office:value="960.8" calcext:value-type="float">
            <text:p>960,8</text:p>
          </table:table-cell>
          <table:table-cell office:value-type="float" office:value="1011" calcext:value-type="float">
            <text:p>1011</text:p>
          </table:table-cell>
          <table:table-cell office:value-type="float" office:value="1459" calcext:value-type="float">
            <text:p>1459</text:p>
          </table:table-cell>
          <table:table-cell office:value-type="float" office:value="1463" calcext:value-type="float">
            <text:p>1463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2835538752363" calcext:value-type="percentage">
            <text:p>102,84%</text:p>
          </table:table-cell>
          <table:table-cell table:style-name="ce2" table:formula="of:=[.C$3]/[.C$2]" office:value-type="percentage" office:value="1.02982695810565" calcext:value-type="percentage">
            <text:p>102,98%</text:p>
          </table:table-cell>
          <table:table-cell table:style-name="ce2" table:formula="of:=[.D$3]/[.D$2]" office:value-type="percentage" office:value="1.02724288840263" calcext:value-type="percentage">
            <text:p>102,72%</text:p>
          </table:table-cell>
          <table:table-cell table:style-name="ce2" table:formula="of:=[.E$3]/[.E$2]" office:value-type="percentage" office:value="1.03058994901675" calcext:value-type="percentage">
            <text:p>103,06%</text:p>
          </table:table-cell>
          <table:table-cell table:style-name="ce2" table:formula="of:=[.F$3]/[.F$2]" office:value-type="percentage" office:value="1.02525252525253" calcext:value-type="percentage">
            <text:p>102,53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3087586641462" calcext:value-type="percentage">
            <text:p>103,09%</text:p>
          </table:table-cell>
          <table:table-cell table:style-name="ce2" table:formula="of:=[.C4]/[.C$2]" office:value-type="percentage" office:value="1.02903005464481" calcext:value-type="percentage">
            <text:p>102,90%</text:p>
          </table:table-cell>
          <table:table-cell table:style-name="ce2" table:formula="of:=[.D4]/[.D$2]" office:value-type="percentage" office:value="1.03019693654267" calcext:value-type="percentage">
            <text:p>103,02%</text:p>
          </table:table-cell>
          <table:table-cell table:style-name="ce2" table:formula="of:=[.E4]/[.E$2]" office:value-type="percentage" office:value="1.04369992716679" calcext:value-type="percentage">
            <text:p>104,37%</text:p>
          </table:table-cell>
          <table:table-cell table:style-name="ce2" table:formula="of:=[.F4]/[.F$2]" office:value-type="percentage" office:value="1.01875901875902" calcext:value-type="percentage">
            <text:p>101,88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5]/[.B$2]" office:value-type="percentage" office:value="1.05356017643352" calcext:value-type="percentage">
            <text:p>105,36%</text:p>
          </table:table-cell>
          <table:table-cell table:style-name="ce2" table:formula="of:=[.C5]/[.C$2]" office:value-type="percentage" office:value="1.05532786885246" calcext:value-type="percentage">
            <text:p>105,53%</text:p>
          </table:table-cell>
          <table:table-cell table:style-name="ce2" table:formula="of:=[.D5]/[.D$2]" office:value-type="percentage" office:value="1.045295404814" calcext:value-type="percentage">
            <text:p>104,53%</text:p>
          </table:table-cell>
          <table:table-cell table:style-name="ce2" table:formula="of:=[.E5]/[.E$2]" office:value-type="percentage" office:value="1.05972323379461" calcext:value-type="percentage">
            <text:p>105,97%</text:p>
          </table:table-cell>
          <table:table-cell table:style-name="ce2" table:formula="of:=[.F5]/[.F$2]" office:value-type="percentage" office:value="1.03896103896104" calcext:value-type="percentage">
            <text:p>103,9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6]/[.B$2]" office:value-type="percentage" office:value="1.05671077504726" calcext:value-type="percentage">
            <text:p>105,67%</text:p>
          </table:table-cell>
          <table:table-cell table:style-name="ce2" table:formula="of:=[.C6]/[.C$2]" office:value-type="percentage" office:value="1.09380692167577" calcext:value-type="percentage">
            <text:p>109,38%</text:p>
          </table:table-cell>
          <table:table-cell table:style-name="ce2" table:formula="of:=[.D6]/[.D$2]" office:value-type="percentage" office:value="1.10612691466083" calcext:value-type="percentage">
            <text:p>110,61%</text:p>
          </table:table-cell>
          <table:table-cell table:style-name="ce2" table:formula="of:=[.E6]/[.E$2]" office:value-type="percentage" office:value="1.0626365622724" calcext:value-type="percentage">
            <text:p>106,26%</text:p>
          </table:table-cell>
          <table:table-cell table:style-name="ce2" table:formula="of:=[.F6]/[.F$2]" office:value-type="percentage" office:value="1.05555555555556" calcext:value-type="percentage">
            <text:p>105,56%</text:p>
          </table:table-cell>
          <table:table-cell table:number-columns-repeated="16378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win-arm64)" table:style-name="ta1">
        <table:shapes>
          <draw:frame draw:z-index="0" draw:name="Gráfico 8" draw:style-name="gr1" svg:width="30.839cm" svg:height="14.981cm" svg:x="14.05cm" svg:y="0.05cm">
            <draw:object draw:notify-on-update-of-ranges="'Hashes_(win-arm64)'.B1:'Hashes_(win-arm64)'.F1 'Hashes_(win-arm64)'.A2:'Hashes_(win-arm64)'.A2 'Hashes_(win-arm64)'.B2:'Hashes_(win-arm64)'.F2 'Hashes_(win-arm64)'.A3:'Hashes_(win-arm64)'.A3 'Hashes_(win-arm64)'.B3:'Hashes_(win-arm64)'.F3 'Hashes_(win-arm64)'.A4:'Hashes_(win-arm64)'.A4 'Hashes_(win-arm64)'.B4:'Hashes_(win-arm64)'.F4 'Hashes_(win-arm64)'.A5:'Hashes_(win-arm64)'.A5 'Hashes_(win-arm64)'.B5:'Hashes_(win-arm64)'.F5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table:shapes>
        <table:table-column table:style-name="co9" table:default-cell-style-name="ce1"/>
        <table:table-column table:style-name="co1" table:number-columns-repeated="7" table:default-cell-style-name="ce1"/>
        <table:table-column table:style-name="co2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148" calcext:value-type="float">
            <text:p>3148</text:p>
          </table:table-cell>
          <table:table-cell office:value-type="float" office:value="2599" calcext:value-type="float">
            <text:p>2599</text:p>
          </table:table-cell>
          <table:table-cell office:value-type="float" office:value="1291" calcext:value-type="float">
            <text:p>1291</text:p>
          </table:table-cell>
          <table:table-cell office:value-type="float" office:value="2515" calcext:value-type="float">
            <text:p>2515</text:p>
          </table:table-cell>
          <table:table-cell office:value-type="float" office:value="2708" calcext:value-type="float">
            <text:p>27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3565" calcext:value-type="float">
            <text:p>3565</text:p>
          </table:table-cell>
          <table:table-cell office:value-type="float" office:value="4235" calcext:value-type="float">
            <text:p>4235</text:p>
          </table:table-cell>
          <table:table-cell office:value-type="float" office:value="7301" calcext:value-type="float">
            <text:p>7301</text:p>
          </table:table-cell>
          <table:table-cell table:number-columns-repeated="2" office:value-type="float" office:value="7108" calcext:value-type="float">
            <text:p>71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3273" calcext:value-type="float">
            <text:p>3273</text:p>
          </table:table-cell>
          <table:table-cell office:value-type="float" office:value="2710" calcext:value-type="float">
            <text:p>2710</text:p>
          </table:table-cell>
          <table:table-cell office:value-type="float" office:value="1395" calcext:value-type="float">
            <text:p>1395</text:p>
          </table:table-cell>
          <table:table-cell office:value-type="float" office:value="2671" calcext:value-type="float">
            <text:p>2671</text:p>
          </table:table-cell>
          <table:table-cell office:value-type="float" office:value="2707" calcext:value-type="float">
            <text:p>270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3147" calcext:value-type="float">
            <text:p>3147</text:p>
          </table:table-cell>
          <table:table-cell office:value-type="float" office:value="2590" calcext:value-type="float">
            <text:p>2590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2544" calcext:value-type="float">
            <text:p>2544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$3]/[.B$2]" office:value-type="percentage" office:value="1.13246505717916" calcext:value-type="percentage">
            <text:p>113,25%</text:p>
          </table:table-cell>
          <table:table-cell table:style-name="ce2" table:formula="of:=[.C$3]/[.C$2]" office:value-type="percentage" office:value="1.62947287418238" calcext:value-type="percentage">
            <text:p>162,95%</text:p>
          </table:table-cell>
          <table:table-cell table:style-name="ce2" table:formula="of:=[.D$3]/[.D$2]" office:value-type="percentage" office:value="5.65530596436871" calcext:value-type="percentage">
            <text:p>565,53%</text:p>
          </table:table-cell>
          <table:table-cell table:style-name="ce2" table:formula="of:=[.E$3]/[.E$2]" office:value-type="percentage" office:value="2.82624254473161" calcext:value-type="percentage">
            <text:p>282,62%</text:p>
          </table:table-cell>
          <table:table-cell table:style-name="ce2" table:formula="of:=[.F$3]/[.F$2]" office:value-type="percentage" office:value="2.62481536189069" calcext:value-type="percentage">
            <text:p>262,48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4]/[.B$2]" office:value-type="percentage" office:value="1.03970775095299" calcext:value-type="percentage">
            <text:p>103,97%</text:p>
          </table:table-cell>
          <table:table-cell table:style-name="ce2" table:formula="of:=[.C4]/[.C$2]" office:value-type="percentage" office:value="1.04270873412851" calcext:value-type="percentage">
            <text:p>104,27%</text:p>
          </table:table-cell>
          <table:table-cell table:style-name="ce2" table:formula="of:=[.D4]/[.D$2]" office:value-type="percentage" office:value="1.08055770720372" calcext:value-type="percentage">
            <text:p>108,06%</text:p>
          </table:table-cell>
          <table:table-cell table:style-name="ce2" table:formula="of:=[.E4]/[.E$2]" office:value-type="percentage" office:value="1.06202783300199" calcext:value-type="percentage">
            <text:p>106,20%</text:p>
          </table:table-cell>
          <table:table-cell table:style-name="ce2" table:formula="of:=[.F4]/[.F$2]" office:value-type="percentage" office:value="0.999630723781389" calcext:value-type="percentage">
            <text:p>99,96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5]/[.B$2]" office:value-type="percentage" office:value="0.999682337992376" calcext:value-type="percentage">
            <text:p>99,97%</text:p>
          </table:table-cell>
          <table:table-cell table:style-name="ce2" table:formula="of:=[.C5]/[.C$2]" office:value-type="percentage" office:value="0.996537129665256" calcext:value-type="percentage">
            <text:p>99,65%</text:p>
          </table:table-cell>
          <table:table-cell table:style-name="ce2" table:formula="of:=[.D5]/[.D$2]" office:value-type="percentage" office:value="1.01006971340046" calcext:value-type="percentage">
            <text:p>101,01%</text:p>
          </table:table-cell>
          <table:table-cell table:style-name="ce2" table:formula="of:=[.E5]/[.E$2]" office:value-type="percentage" office:value="0" calcext:value-type="percentage">
            <text:p>0,00%</text:p>
          </table:table-cell>
          <table:table-cell table:style-name="ce2" table:formula="of:=[.F5]/[.F$2]" office:value-type="percentage" office:value="0.939438700147711" calcext:value-type="percentage">
            <text:p>93,94%</text:p>
          </table:table-cell>
          <table:table-cell table:number-columns-repeated="16378"/>
        </table:table-row>
        <table:table-row table:style-name="ro2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mac-arm)" table:style-name="ta1">
        <table:shapes>
          <draw:frame draw:z-index="0" draw:name="Gráfico 16" draw:style-name="gr1" svg:width="30.839cm" svg:height="14.981cm" svg:x="4.517cm" svg:y="0.001cm">
            <draw:object draw:notify-on-update-of-ranges="'Hashes_(mac-arm)'.B1:'SpamSum_(mac-arm)'.B1 'Hashes_(mac-arm)'.A2:'SpamSum_(mac-arm)'.A2 'Hashes_(mac-arm)'.B2:'SpamSum_(mac-arm)'.B2 'Hashes_(mac-arm)'.A3:'SpamSum_(mac-arm)'.A3 'Hashes_(mac-arm)'.B3:'SpamSum_(mac-arm)'.B3 'Hashes_(mac-arm)'.A4:'SpamSum_(mac-arm)'.A4 'Hashes_(mac-arm)'.B4:'SpamSum_(mac-arm)'.B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65" calcext:value-type="float">
            <text:p>12,6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01" calcext:value-type="float">
            <text:p>11,0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15.99" calcext:value-type="float">
            <text:p>15,9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14895549500454" calcext:value-type="percentage">
            <text:p>114,9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91119449656035" calcext:value-type="percentage">
            <text:p>79,11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mac-x64)" table:style-name="ta1">
        <table:shapes>
          <draw:frame draw:z-index="0" draw:name="Gráfico 44" draw:style-name="gr1" svg:width="30.839cm" svg:height="14.981cm" svg:x="6.671cm" svg:y="0.001cm">
            <draw:object draw:notify-on-update-of-ranges="'SpamSum_(mac-x64)'.A1:'SpamSum_(mac-x64)'.A1 'SpamSum_(mac-x64)'.B1:'SpamSum_(mac-x64)'.B1 'SpamSum_(mac-x64)'.A2:'SpamSum_(mac-x64)'.A2 'SpamSum_(mac-x64)'.B2:'SpamSum_(mac-x64)'.B2 'SpamSum_(mac-x64)'.A3:'SpamSum_(mac-x64)'.A3 'SpamSum_(mac-x64)'.B3:'SpamSum_(mac-x64)'.B3 'SpamSum_(mac-x64)'.A4:'SpamSum_(mac-x64)'.A4 'SpamSum_(mac-x64)'.B4:'SpamSum_(mac-x64)'.B4 'SpamSum_(mac-x64)'.A5:'SpamSum_(mac-x64)'.A5 'SpamSum_(mac-x64)'.B5:'SpamSum_(mac-x64)'.B5 'SpamSum_(mac-x64)'.A6:'SpamSum_(mac-x64)'.A6 'SpamSum_(mac-x64)'.B6:'SpamSum_(mac-x64)'.B6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table:shapes>
        <table:table-column table:style-name="co3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1.07" calcext:value-type="float">
            <text:p>31,0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9.04" calcext:value-type="float">
            <text:p>29,0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40.93" calcext:value-type="float">
            <text:p>40,9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30.46" calcext:value-type="float">
            <text:p>30,4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40.94" calcext:value-type="float">
            <text:p>40,9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6990358126722" calcext:value-type="percentage">
            <text:p>106,9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59100903982409" calcext:value-type="percentage">
            <text:p>75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2]/[.B5]" office:value-type="percentage" office:value="1.02002626395272" calcext:value-type="percentage">
            <text:p>102,0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2]/[.B6]" office:value-type="percentage" office:value="0.758915486077186" calcext:value-type="percentage">
            <text:p>75,89%</text:p>
          </table:table-cell>
          <table:table-cell table:number-columns-repeated="16382"/>
        </table:table-row>
        <table:table-row table:style-name="ro2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linux-arm)" table:style-name="ta1">
        <table:shapes>
          <draw:frame draw:z-index="0" draw:name="Gráfico 43" draw:style-name="gr1" svg:width="30.839cm" svg:height="14.981cm" svg:x="4.517cm" svg:y="0.001cm">
            <draw:object draw:notify-on-update-of-ranges="'SpamSum_(linux-arm)'.B1:'SpamSum_(linux-arm)'.B1 'SpamSum_(linux-arm)'.A2:'SpamSum_(linux-arm)'.A2 'SpamSum_(linux-arm)'.B2:'SpamSum_(linux-arm)'.B2 'SpamSum_(linux-arm)'.A3:'SpamSum_(linux-arm)'.A3 'SpamSum_(linux-arm)'.B3:'SpamSum_(linux-arm)'.B3 'SpamSum_(linux-arm)'.A4:'SpamSum_(linux-arm)'.A4 'SpamSum_(linux-arm)'.B4:'SpamSum_(linux-arm)'.B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210.2" calcext:value-type="float">
            <text:p>210,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493.1" calcext:value-type="float">
            <text:p>493,1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236013320647" calcext:value-type="percentage">
            <text:p>123,6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526891097140539" calcext:value-type="percentage">
            <text:p>52,69%</text:p>
          </table:table-cell>
          <table:table-cell table:number-columns-repeated="16382"/>
        </table:table-row>
        <table:table-row table:style-name="ro2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linux-arm64)" table:style-name="ta1">
        <table:shapes>
          <draw:frame draw:z-index="0" draw:name="Gráfico 38" draw:style-name="gr1" svg:width="30.839cm" svg:height="14.981cm" svg:x="4.517cm" svg:y="0.001cm">
            <draw:object draw:notify-on-update-of-ranges="'SpamSum_(linux-arm64)'.B1:'SpamSum_(linux-arm64)'.B1 'SpamSum_(linux-arm64)'.A2:'SpamSum_(linux-arm64)'.A2 'SpamSum_(linux-arm64)'.B2:'SpamSum_(linux-arm64)'.B2 'SpamSum_(linux-arm64)'.A3:'SpamSum_(linux-arm64)'.A3 'SpamSum_(linux-arm64)'.B3:'SpamSum_(linux-arm64)'.B3 'SpamSum_(linux-arm64)'.A4:'SpamSum_(linux-arm64)'.A4 'SpamSum_(linux-arm64)'.B4:'SpamSum_(linux-arm64)'.B4 'SpamSum_(linux-arm64)'.A5:'SpamSum_(linux-arm64)'.A5 'SpamSum_(linux-arm64)'.B5:'SpamSum_(linux-arm64)'.B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85.59" calcext:value-type="float">
            <text:p>85,5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66.06" calcext:value-type="float">
            <text:p>66,0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32.4" calcext:value-type="float">
            <text:p>32,4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39478911087744" calcext:value-type="percentage">
            <text:p>93,9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1722676354829" calcext:value-type="percentage">
            <text:p>121,72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linux-x64)" table:style-name="ta1">
        <table:shapes>
          <draw:frame draw:z-index="0" draw:name="Gráfico 5" draw:style-name="gr1" svg:width="30.839cm" svg:height="14.981cm" svg:x="5.835cm" svg:y="0cm">
            <draw:object draw:notify-on-update-of-ranges="'SpamSum_(linux-x64)'.B1:'SpamSum_(linux-x64)'.B1 'SpamSum_(linux-x64)'.A2:'SpamSum_(linux-x64)'.A2 'SpamSum_(linux-x64)'.B2:'SpamSum_(linux-x64)'.B2 'SpamSum_(linux-x64)'.A3:'SpamSum_(linux-x64)'.A3 'SpamSum_(linux-x64)'.B3:'SpamSum_(linux-x64)'.B3 'SpamSum_(linux-x64)'.A4:'SpamSum_(linux-x64)'.A4 'SpamSum_(linux-x64)'.B4:'SpamSum_(linux-x64)'.B4 'SpamSum_(linux-x64)'.A5:'SpamSum_(linux-x64)'.A5 'SpamSum_(linux-x64)'.B5:'SpamSum_(linux-x64)'.B5 'SpamSum_(linux-x64)'.A6:'SpamSum_(linux-x64)'.A6 'SpamSum_(linux-x64)'.B6:'SpamSum_(linux-x64)'.B6 'SpamSum_(linux-x64)'.A7:'SpamSum_(linux-x64)'.A7 'SpamSum_(linux-x64)'.B7:'SpamSum_(linux-x64)'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158" calcext:value-type="float">
            <text:p>12,15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857" calcext:value-type="float">
            <text:p>11,85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71.915" calcext:value-type="float">
            <text:p>71,91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7.388" calcext:value-type="float">
            <text:p>7,38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1.513" calcext:value-type="float">
            <text:p>11,51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71.624" calcext:value-type="float">
            <text:p>71,6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2538584802227" calcext:value-type="percentage">
            <text:p>102,5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169060696655774" calcext:value-type="percentage">
            <text:p>16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table:style-name="ce2" table:formula="of:=[.B3]/[.B5]" office:value-type="percentage" office:value="1.60489983757445" calcext:value-type="percentage">
            <text:p>160,4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6.24641709372014" calcext:value-type="percentage">
            <text:p>624,6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percentage" office:value="0.103149782195912" calcext:value-type="percentage">
            <text:p>10,31%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win-arm)" table:style-name="ta1">
        <table:shapes>
          <draw:frame draw:z-index="0" draw:name="Gráfico 9" draw:style-name="gr1" svg:width="30.839cm" svg:height="14.981cm" svg:x="5.835cm" svg:y="0cm">
            <draw:object draw:notify-on-update-of-ranges="'SpamSum_(win-arm)'.B1:'SpamSum_(win-arm)'.B1 'SpamSum_(win-arm)'.A2:'SpamSum_(win-arm)'.A2 'SpamSum_(win-arm)'.B2:'SpamSum_(win-arm)'.B2 'SpamSum_(win-arm)'.A3:'SpamSum_(win-arm)'.A3 'SpamSum_(win-arm)'.B3:'SpamSum_(win-arm)'.B3 'SpamSum_(win-arm)'.A4:'SpamSum_(win-arm)'.A4 'SpamSum_(win-arm)'.B4:'SpamSum_(win-arm)'.B4 'SpamSum_(win-arm)'.A5:'SpamSum_(win-arm)'.A5 'SpamSum_(win-arm)'.B5:'SpamSum_(win-arm)'.B5 'SpamSum_(win-arm)'.A6:'SpamSum_(win-arm)'.A6 'SpamSum_(win-arm)'.B6:'SpamSum_(win-arm)'.B6 'SpamSum_(win-arm)'.A7:'SpamSum_(win-arm)'.A7 'SpamSum_(win-arm)'.B7:'SpamSum_(win-arm)'.B7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table:shapes>
        <table:table-column table:style-name="co4" table:default-cell-style-name="ce1"/>
        <table:table-column table:style-name="co1" table:default-cell-style-name="ce1"/>
        <table:table-column table:style-name="co2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1.25" calcext:value-type="float">
            <text:p>21,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70.71" calcext:value-type="float">
            <text:p>70,7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4.95" calcext:value-type="float">
            <text:p>14,9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4.51" calcext:value-type="float">
            <text:p>14,5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300523264036204" calcext:value-type="percentage">
            <text:p>30,0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42140468227425" calcext:value-type="percentage">
            <text:p>142,1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3]/[.B5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1.0303239145417" calcext:value-type="percentage">
            <text:p>103,03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RC32 flags (linux-x64)" table:style-name="ta2">
        <table:table-column table:style-name="co4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-O0</text:p>
          </table:table-cell>
          <table:table-cell table:style-name="ce1" office:value-type="string" calcext:value-type="string">
            <text:p>-O1</text:p>
          </table:table-cell>
          <table:table-cell table:style-name="ce1" office:value-type="string" calcext:value-type="string">
            <text:p>-O2</text:p>
          </table:table-cell>
          <table:table-cell office:value-type="string" calcext:value-type="string">
            <text:p>-O3</text:p>
          </table:table-cell>
          <table:table-cell office:value-type="string" calcext:value-type="string">
            <text:p>-ffast-math</text:p>
          </table:table-cell>
          <table:table-cell office:value-type="string" calcext:value-type="string">
            <text:p>-march=core2</text:p>
          </table:table-cell>
          <table:table-cell office:value-type="string" calcext:value-type="string">
            <text:p>-mtune=westmere</text:p>
          </table:table-cell>
          <table:table-cell office:value-type="string" calcext:value-type="string">
            <text:p>-march=core2 -mtune=westmere</text:p>
          </table:table-cell>
          <table:table-cell office:value-type="string" calcext:value-type="string">
            <text:p>-msse3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-msse4.1</text:p>
          </table:table-cell>
          <table:table-cell office:value-type="string" calcext:value-type="string">
            <text:p>-msse4.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table:style-name="ce1" office:value-type="float" office:value="2495.9" calcext:value-type="float">
            <text:p>2495,9</text:p>
          </table:table-cell>
          <table:table-cell table:style-name="ce1" office:value-type="float" office:value="2482.9" calcext:value-type="float">
            <text:p>2482,9</text:p>
          </table:table-cell>
          <table:table-cell table:style-name="ce1" office:value-type="float" office:value="2486.9" calcext:value-type="float">
            <text:p>2486,9</text:p>
          </table:table-cell>
          <table:table-cell table:style-name="ce1" office:value-type="float" office:value="2476.3" calcext:value-type="float">
            <text:p>2476,3</text:p>
          </table:table-cell>
          <table:table-cell office:value-type="float" office:value="2493.4" calcext:value-type="float">
            <text:p>2493,4</text:p>
          </table:table-cell>
          <table:table-cell office:value-type="float" office:value="2487.7" calcext:value-type="float">
            <text:p>2487,7</text:p>
          </table:table-cell>
          <table:table-cell office:value-type="float" office:value="2482.3" calcext:value-type="float">
            <text:p>2482,3</text:p>
          </table:table-cell>
          <table:table-cell office:value-type="float" office:value="2488" calcext:value-type="float">
            <text:p>2488</text:p>
          </table:table-cell>
          <table:table-cell office:value-type="float" office:value="2477.2" calcext:value-type="float">
            <text:p>2477,2</text:p>
          </table:table-cell>
          <table:table-cell office:value-type="float" office:value="2483.9" calcext:value-type="float">
            <text:p>2483,9</text:p>
          </table:table-cell>
          <table:table-cell office:value-type="float" office:value="2494" calcext:value-type="float">
            <text:p>2494</text:p>
          </table:table-cell>
          <table:table-cell office:value-type="float" office:value="2491.8" calcext:value-type="float">
            <text:p>2491,8</text:p>
          </table:table-cell>
          <table:table-cell office:value-type="float" office:value="2480.1" calcext:value-type="float">
            <text:p>2480,1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office:value-type="float" office:value="551.3" calcext:value-type="float">
            <text:p>551,3</text:p>
          </table:table-cell>
          <table:table-cell table:style-name="ce1" office:value-type="float" office:value="558.6" calcext:value-type="float">
            <text:p>558,6</text:p>
          </table:table-cell>
          <table:table-cell table:style-name="ce1" office:value-type="float" office:value="556.5" calcext:value-type="float">
            <text:p>556,5</text:p>
          </table:table-cell>
          <table:table-cell table:style-name="ce1" office:value-type="float" office:value="555.9" calcext:value-type="float">
            <text:p>555,9</text:p>
          </table:table-cell>
          <table:table-cell office:value-type="float" office:value="554" calcext:value-type="float">
            <text:p>554</text:p>
          </table:table-cell>
          <table:table-cell office:value-type="float" office:value="554.1" calcext:value-type="float">
            <text:p>554,1</text:p>
          </table:table-cell>
          <table:table-cell office:value-type="float" office:value="553.8" calcext:value-type="float">
            <text:p>553,8</text:p>
          </table:table-cell>
          <table:table-cell office:value-type="float" office:value="552.4" calcext:value-type="float">
            <text:p>552,4</text:p>
          </table:table-cell>
          <table:table-cell office:value-type="float" office:value="561.3" calcext:value-type="float">
            <text:p>561,3</text:p>
          </table:table-cell>
          <table:table-cell office:value-type="float" office:value="554" calcext:value-type="float">
            <text:p>554</text:p>
          </table:table-cell>
          <table:table-cell office:value-type="float" office:value="552.5" calcext:value-type="float">
            <text:p>552,5</text:p>
          </table:table-cell>
          <table:table-cell office:value-type="float" office:value="555.6" calcext:value-type="float">
            <text:p>555,6</text:p>
          </table:table-cell>
          <table:table-cell office:value-type="float" office:value="563.9" calcext:value-type="float">
            <text:p>563,9</text:p>
          </table:table-cell>
          <table:table-cell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4.4" calcext:value-type="float">
            <text:p>844,4</text:p>
          </table:table-cell>
          <table:table-cell table:style-name="ce6" office:value-type="float" office:value="846.8" calcext:value-type="float">
            <text:p>846,8</text:p>
          </table:table-cell>
          <table:table-cell table:style-name="ce6" office:value-type="float" office:value="847.2" calcext:value-type="float">
            <text:p>847,2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856.5" calcext:value-type="float">
            <text:p>856,5</text:p>
          </table:table-cell>
          <table:table-cell table:style-name="ce6" office:value-type="float" office:value="843.4" calcext:value-type="float">
            <text:p>843,4</text:p>
          </table:table-cell>
          <table:table-cell table:style-name="ce6" office:value-type="float" office:value="838.8" calcext:value-type="float">
            <text:p>838,8</text:p>
          </table:table-cell>
          <table:table-cell table:style-name="ce6" office:value-type="float" office:value="847.7" calcext:value-type="float">
            <text:p>847,7</text:p>
          </table:table-cell>
          <table:table-cell table:style-name="ce6" office:value-type="float" office:value="851.3" calcext:value-type="float">
            <text:p>851,3</text:p>
          </table:table-cell>
          <table:table-cell table:style-name="ce6" office:value-type="float" office:value="843.6" calcext:value-type="float">
            <text:p>843,6</text:p>
          </table:table-cell>
          <table:table-cell table:style-name="ce6" office:value-type="float" office:value="847.1" calcext:value-type="float">
            <text:p>847,1</text:p>
          </table:table-cell>
          <table:table-cell table:style-name="ce6" office:value-type="float" office:value="844.2" calcext:value-type="float">
            <text:p>844,2</text:p>
          </table:table-cell>
          <table:table-cell table:style-name="ce6" office:value-type="float" office:value="848.8" calcext:value-type="float">
            <text:p>848,8</text:p>
          </table:table-cell>
          <table:table-cell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1" office:value-type="float" office:value="775.8" calcext:value-type="float">
            <text:p>775,8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773.1" calcext:value-type="float">
            <text:p>773,1</text:p>
          </table:table-cell>
          <table:table-cell table:style-name="ce1" office:value-type="float" office:value="824.7" calcext:value-type="float">
            <text:p>824,7</text:p>
          </table:table-cell>
          <table:table-cell office:value-type="float" office:value="824" calcext:value-type="float">
            <text:p>824</text:p>
          </table:table-cell>
          <table:table-cell office:value-type="float" office:value="773.6" calcext:value-type="float">
            <text:p>773,6</text:p>
          </table:table-cell>
          <table:table-cell office:value-type="float" office:value="820.3" calcext:value-type="float">
            <text:p>820,3</text:p>
          </table:table-cell>
          <table:table-cell office:value-type="float" office:value="775.5" calcext:value-type="float">
            <text:p>775,5</text:p>
          </table:table-cell>
          <table:table-cell office:value-type="float" office:value="824.1" calcext:value-type="float">
            <text:p>824,1</text:p>
          </table:table-cell>
          <table:table-cell office:value-type="float" office:value="820.4" calcext:value-type="float">
            <text:p>820,4</text:p>
          </table:table-cell>
          <table:table-cell office:value-type="float" office:value="772" calcext:value-type="float">
            <text:p>772</text:p>
          </table:table-cell>
          <table:table-cell office:value-type="float" office:value="830.4" calcext:value-type="float">
            <text:p>830,4</text:p>
          </table:table-cell>
          <table:table-cell office:value-type="float" office:value="776.6" calcext:value-type="float">
            <text:p>776,6</text:p>
          </table:table-cell>
          <table:table-cell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906.6" calcext:value-type="float">
            <text:p>906,6</text:p>
          </table:table-cell>
          <table:table-cell table:style-name="ce6" office:value-type="float" office:value="556.1" calcext:value-type="float">
            <text:p>556,1</text:p>
          </table:table-cell>
          <table:table-cell table:style-name="ce6" office:value-type="float" office:value="541.5" calcext:value-type="float">
            <text:p>541,5</text:p>
          </table:table-cell>
          <table:table-cell table:style-name="ce6" office:value-type="float" office:value="541.7" calcext:value-type="float">
            <text:p>541,7</text:p>
          </table:table-cell>
          <table:table-cell table:style-name="ce6" office:value-type="float" office:value="906.7" calcext:value-type="float">
            <text:p>906,7</text:p>
          </table:table-cell>
          <table:table-cell table:style-name="ce6" office:value-type="float" office:value="911.4" calcext:value-type="float">
            <text:p>911,4</text:p>
          </table:table-cell>
          <table:table-cell table:style-name="ce6" office:value-type="float" office:value="907.3" calcext:value-type="float">
            <text:p>907,3</text:p>
          </table:table-cell>
          <table:table-cell table:style-name="ce6" office:value-type="float" office:value="913.5" calcext:value-type="float">
            <text:p>913,5</text:p>
          </table:table-cell>
          <table:table-cell table:style-name="ce6" office:value-type="float" office:value="921.6" calcext:value-type="float">
            <text:p>921,6</text:p>
          </table:table-cell>
          <table:table-cell table:style-name="ce6" office:value-type="float" office:value="908.7" calcext:value-type="float">
            <text:p>908,7</text:p>
          </table:table-cell>
          <table:table-cell table:style-name="ce6" office:value-type="float" office:value="902.4" calcext:value-type="float">
            <text:p>902,4</text:p>
          </table:table-cell>
          <table:table-cell table:style-name="ce6" office:value-type="float" office:value="908.8" calcext:value-type="float">
            <text:p>908,8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-O2 -ffast-math</text:p>
          </table:table-cell>
          <table:table-cell office:value-type="string" calcext:value-type="string">
            <text:p>-O2 -march=core2</text:p>
          </table:table-cell>
          <table:table-cell office:value-type="string" calcext:value-type="string">
            <text:p>-O2 -march=westmere</text:p>
          </table:table-cell>
          <table:table-cell office:value-type="string" calcext:value-type="string">
            <text:p>-O2 -msse4.2</text:p>
          </table:table-cell>
          <table:table-cell office:value-type="string" calcext:value-type="string">
            <text:p>-O2 -flto</text:p>
          </table:table-cell>
          <table:table-cell office:value-type="string" calcext:value-type="string">
            <text:p>-O2 -ffast-math -flto</text:p>
          </table:table-cell>
          <table:table-cell office:value-type="string" calcext:value-type="string">
            <text:p>-O2 -ffast-math -msse4.2</text:p>
          </table:table-cell>
          <table:table-cell office:value-type="string" calcext:value-type="string">
            <text:p>-O2 -march=westmere -msse4.2</text:p>
          </table:table-cell>
          <table:table-cell office:value-type="string" calcext:value-type="string">
            <text:p>-O2 -march=westmere -msse4.2 -ffast-m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93.3" calcext:value-type="float">
            <text:p>2493,3</text:p>
          </table:table-cell>
          <table:table-cell office:value-type="float" office:value="2490" calcext:value-type="float">
            <text:p>2490</text:p>
          </table:table-cell>
          <table:table-cell office:value-type="float" office:value="2489" calcext:value-type="float">
            <text:p>2489</text:p>
          </table:table-cell>
          <table:table-cell office:value-type="float" office:value="2492.9" calcext:value-type="float">
            <text:p>2492,9</text:p>
          </table:table-cell>
          <table:table-cell office:value-type="float" office:value="2485.9" calcext:value-type="float">
            <text:p>2485,9</text:p>
          </table:table-cell>
          <table:table-cell office:value-type="float" office:value="2479" calcext:value-type="float">
            <text:p>2479</text:p>
          </table:table-cell>
          <table:table-cell office:value-type="float" office:value="2488.1" calcext:value-type="float">
            <text:p>2488,1</text:p>
          </table:table-cell>
          <table:table-cell office:value-type="float" office:value="2486.5" calcext:value-type="float">
            <text:p>2486,5</text:p>
          </table:table-cell>
          <table:table-cell office:value-type="float" office:value="2492.1" calcext:value-type="float">
            <text:p>249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2.2" calcext:value-type="float">
            <text:p>552,2</text:p>
          </table:table-cell>
          <table:table-cell office:value-type="float" office:value="556.3" calcext:value-type="float">
            <text:p>556,3</text:p>
          </table:table-cell>
          <table:table-cell office:value-type="float" office:value="560.9" calcext:value-type="float">
            <text:p>560,9</text:p>
          </table:table-cell>
          <table:table-cell office:value-type="float" office:value="557.4" calcext:value-type="float">
            <text:p>557,4</text:p>
          </table:table-cell>
          <table:table-cell office:value-type="float" office:value="551.1" calcext:value-type="float">
            <text:p>551,1</text:p>
          </table:table-cell>
          <table:table-cell office:value-type="float" office:value="555.7" calcext:value-type="float">
            <text:p>555,7</text:p>
          </table:table-cell>
          <table:table-cell office:value-type="float" office:value="558.1" calcext:value-type="float">
            <text:p>558,1</text:p>
          </table:table-cell>
          <table:table-cell office:value-type="float" office:value="554" calcext:value-type="float">
            <text:p>554</text:p>
          </table:table-cell>
          <table:table-cell office:value-type="float" office:value="555.9" calcext:value-type="float">
            <text:p>55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0.3" calcext:value-type="float">
            <text:p>840,3</text:p>
          </table:table-cell>
          <table:table-cell table:style-name="ce6" office:value-type="float" office:value="849.9" calcext:value-type="float">
            <text:p>849,9</text:p>
          </table:table-cell>
          <table:table-cell table:style-name="ce6" office:value-type="float" office:value="845.1" calcext:value-type="float">
            <text:p>845,1</text:p>
          </table:table-cell>
          <table:table-cell table:style-name="ce6" office:value-type="float" office:value="844.5" calcext:value-type="float">
            <text:p>844,5</text:p>
          </table:table-cell>
          <table:table-cell table:style-name="ce6" office:value-type="float" office:value="841.1" calcext:value-type="float">
            <text:p>841,1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853.3" calcext:value-type="float">
            <text:p>853,3</text:p>
          </table:table-cell>
          <table:table-cell table:style-name="ce6" office:value-type="float" office:value="845.3" calcext:value-type="float">
            <text:p>845,3</text:p>
          </table:table-cell>
          <table:table-cell table:style-name="ce6" office:value-type="float" office:value="847.4" calcext:value-type="float">
            <text:p>84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773.4" calcext:value-type="float">
            <text:p>773,4</text:p>
          </table:table-cell>
          <table:table-cell office:value-type="float" office:value="827.1" calcext:value-type="float">
            <text:p>827,1</text:p>
          </table:table-cell>
          <table:table-cell office:value-type="float" office:value="824.8" calcext:value-type="float">
            <text:p>824,8</text:p>
          </table:table-cell>
          <table:table-cell office:value-type="float" office:value="781.8" calcext:value-type="float">
            <text:p>781,8</text:p>
          </table:table-cell>
          <table:table-cell office:value-type="float" office:value="823.1" calcext:value-type="float">
            <text:p>823,1</text:p>
          </table:table-cell>
          <table:table-cell office:value-type="float" office:value="825.2" calcext:value-type="float">
            <text:p>825,2</text:p>
          </table:table-cell>
          <table:table-cell office:value-type="float" office:value="820.8" calcext:value-type="float">
            <text:p>820,8</text:p>
          </table:table-cell>
          <table:table-cell office:value-type="float" office:value="775.8" calcext:value-type="float">
            <text:p>775,8</text:p>
          </table:table-cell>
          <table:table-cell office:value-type="float" office:value="831.6" calcext:value-type="float">
            <text:p>83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544.7" calcext:value-type="float">
            <text:p>544,7</text:p>
          </table:table-cell>
          <table:table-cell table:style-name="ce6" office:value-type="float" office:value="541.9" calcext:value-type="float">
            <text:p>541,9</text:p>
          </table:table-cell>
          <table:table-cell table:style-name="ce6" office:value-type="float" office:value="541.6" calcext:value-type="float">
            <text:p>541,6</text:p>
          </table:table-cell>
          <table:table-cell table:style-name="ce6" office:value-type="float" office:value="543.4" calcext:value-type="float">
            <text:p>543,4</text:p>
          </table:table-cell>
          <table:table-cell table:style-name="ce6" office:value-type="float" office:value="542.4" calcext:value-type="float">
            <text:p>542,4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3.9" calcext:value-type="float">
            <text:p>543,9</text:p>
          </table:table-cell>
          <table:table-cell table:style-name="ce6" office:value-type="float" office:value="545.2" calcext:value-type="float">
            <text:p>545,2</text:p>
          </table:table-cell>
          <table:table-cell table:style-name="ce6" office:value-type="float" office:value="544.4" calcext:value-type="float">
            <text:p>544,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-march=westmere</text:p>
          </table:table-cell>
          <table:table-cell office:value-type="string" calcext:value-type="string">
            <text:p>-O2 -march=westmere -msse4.2 -ffast-math -fl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89.2" calcext:value-type="float">
            <text:p>2489,2</text:p>
          </table:table-cell>
          <table:table-cell office:value-type="float" office:value="2487.8" calcext:value-type="float">
            <text:p>2487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3.8" calcext:value-type="float">
            <text:p>553,8</text:p>
          </table:table-cell>
          <table:table-cell office:value-type="float" office:value="555.9" calcext:value-type="float">
            <text:p>555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9.1" calcext:value-type="float">
            <text:p>849,1</text:p>
          </table:table-cell>
          <table:table-cell table:style-name="ce6" office:value-type="float" office:value="850.2" calcext:value-type="float">
            <text:p>850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4.1" calcext:value-type="float">
            <text:p>824,1</text:p>
          </table:table-cell>
          <table:table-cell office:value-type="float" office:value="773.6" calcext:value-type="float">
            <text:p>77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6.2" calcext:value-type="float">
            <text:p>906,2</text:p>
          </table:table-cell>
          <table:table-cell table:style-name="ce6" office:value-type="float" office:value="548.5" calcext:value-type="float">
            <text:p>548,5</text:p>
          </table:table-cell>
          <table:table-cell table:number-columns-repeated="12"/>
        </table:table-row>
        <calcext:conditional-formats>
          <calcext:conditional-format calcext:target-range-address="'CRC32 flags (linux-x64)'.B4:'CRC32 flags (linux-x64)'.N4 'CRC32 flags (linux-x64)'.B6:'CRC32 flags (linux-x64)'.N6 'CRC32 flags (linux-x64)'.B17:'CRC32 flags (linux-x64)'.C17 'CRC32 flags (linux-x64)'.B19:'CRC32 flags (linux-x64)'.C19 'CRC32 flags (linux-x64)'.B11:'CRC32 flags (linux-x64)'.J11 'CRC32 flags (linux-x64)'.B13:'CRC32 flags (linux-x64)'.J13">
            <calcext:condition calcext:apply-style-name="Good" calcext:value="&lt;[.B3]" calcext:base-cell-address="'CRC32 flags (linux-x64)'.B4"/>
            <calcext:condition calcext:apply-style-name="Bad" calcext:value="&gt;[.B3]" calcext:base-cell-address="'CRC32 flags (linux-x64)'.B4"/>
          </calcext:conditional-format>
        </calcext:conditional-formats>
      </table:table>
      <table:table table:name="Compression_speed_tests" table:style-name="ta1">
        <table:shapes>
          <draw:frame draw:z-index="0" draw:name="Gráfico 1" draw:style-name="gr1" svg:width="18.097cm" svg:height="10.179cm" svg:x="31.676cm" svg:y="0.074cm">
            <draw:object draw:notify-on-update-of-ranges="Compression_speed_tests.K2:Compression_speed_tests.K20 Compression_speed_tests.L1:Compression_speed_tests.L1 Compression_speed_tests.L2:Compression_speed_tests.L20 Compression_speed_tests.M1:Compression_speed_tests.M1 Compression_speed_tests.M2:Compression_speed_tests.M20 Compression_speed_tests.N1:Compression_speed_tests.N1 Compression_speed_tests.N2:Compression_speed_tests.N20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name="Gráfico 2" draw:style-name="gr1" svg:width="18.285cm" svg:height="10.285cm" svg:x="31.598cm" svg:y="10.433cm">
            <draw:object draw:notify-on-update-of-ranges="Compression_speed_tests.K23:Compression_speed_tests.K41 Compression_speed_tests.L22:Compression_speed_tests.L22 Compression_speed_tests.L23:Compression_speed_tests.L41 Compression_speed_tests.M22:Compression_speed_tests.M22 Compression_speed_tests.M23:Compression_speed_tests.M41 Compression_speed_tests.N22:Compression_speed_tests.N22 Compression_speed_tests.N23:Compression_speed_tests.N4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name="Gráfico 3" draw:style-name="gr1" svg:width="20.127cm" svg:height="12.219cm" svg:x="9.141cm" svg:y="16.362cm">
            <draw:object draw:notify-on-update-of-ranges="Compression_speed_tests.A38:Compression_speed_tests.A56 Compression_speed_tests.B37:Compression_speed_tests.B37 Compression_speed_tests.B38:Compression_speed_tests.B56 Compression_speed_tests.C37:Compression_speed_tests.C37 Compression_speed_tests.C38:Compression_speed_tests.C56 Compression_speed_tests.D37:Compression_speed_tests.D37 Compression_speed_tests.D38:Compression_speed_tests.D5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zma_lc</text:p>
          </table:table-cell>
          <table:table-cell office:value-type="string" calcext:value-type="string">
            <text:p>lzma_lp</text:p>
          </table:table-cell>
          <table:table-cell office:value-type="string" calcext:value-type="string">
            <text:p>lzma_p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3752.179" calcext:value-type="float">
            <text:p>23752,179</text:p>
          </table:table-cell>
          <table:table-cell office:value-type="float" office:value="194955164" calcext:value-type="float">
            <text:p>194955164</text:p>
          </table:table-cell>
          <table:table-cell table:style-name="ce2" table:formula="of:=598031280/[.H2]" office:value-type="percentage" office:value="3.06753238913948" calcext:value-type="percentage">
            <text:p>306,75%</text:p>
          </table:table-cell>
          <table:table-cell table:formula="of:=[.I2]*1000000/[.G2]" office:value-type="float" office:value="129.147409555119" calcext:value-type="float">
            <text:p>129,147409555119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738.7366" calcext:value-type="float">
            <text:p>25738,7366</text:p>
          </table:table-cell>
          <table:table-cell office:value-type="float" office:value="188522552" calcext:value-type="float">
            <text:p>188522552</text:p>
          </table:table-cell>
          <table:table-cell table:style-name="ce2" table:formula="of:=598031280/[.H3]" office:value-type="percentage" office:value="3.17220021507029" calcext:value-type="percentage">
            <text:p>317,22%</text:p>
          </table:table-cell>
          <table:table-cell table:formula="of:=[.I3]*1000000/[.G3]" office:value-type="float" office:value="123.246150903549" calcext:value-type="float">
            <text:p>123,246150903549</text:p>
          </table:table-cell>
          <table:table-cell office:value-type="float" office:value="9" calcext:value-type="float">
            <text:p>9</text:p>
          </table:table-cell>
          <table:table-cell table:formula="of:=[.G2]" office:value-type="float" office:value="23752.179" calcext:value-type="float">
            <text:p>23752,179</text:p>
          </table:table-cell>
          <table:table-cell table:formula="of:=[.G16]" office:value-type="float" office:value="22060.7616" calcext:value-type="float">
            <text:p>22060,7616</text:p>
          </table:table-cell>
          <table:table-cell table:formula="of:=[.G17]" office:value-type="float" office:value="173738.6958" calcext:value-type="float">
            <text:p>173738,69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7437.3903" calcext:value-type="float">
            <text:p>27437,3903</text:p>
          </table:table-cell>
          <table:table-cell office:value-type="float" office:value="188360884" calcext:value-type="float">
            <text:p>188360884</text:p>
          </table:table-cell>
          <table:table-cell table:style-name="ce2" table:formula="of:=598031280/[.H4]" office:value-type="percentage" office:value="3.17492287836152" calcext:value-type="percentage">
            <text:p>317,49%</text:p>
          </table:table-cell>
          <table:table-cell table:formula="of:=[.I4]*1000000/[.G4]" office:value-type="float" office:value="115.715191701797" calcext:value-type="float">
            <text:p>115,715191701797</text:p>
          </table:table-cell>
          <table:table-cell office:value-type="float" office:value="10" calcext:value-type="float">
            <text:p>10</text:p>
          </table:table-cell>
          <table:table-cell table:formula="of:=[.G3]" office:value-type="float" office:value="25738.7366" calcext:value-type="float">
            <text:p>25738,7366</text:p>
          </table:table-cell>
          <table:table-cell/>
          <table:table-cell table:formula="of:=[.G18]" office:value-type="float" office:value="174470.6353" calcext:value-type="float">
            <text:p>174470,63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486.1241" calcext:value-type="float">
            <text:p>30486,1241</text:p>
          </table:table-cell>
          <table:table-cell office:value-type="float" office:value="187980192" calcext:value-type="float">
            <text:p>187980192</text:p>
          </table:table-cell>
          <table:table-cell table:style-name="ce2" table:formula="of:=598031280/[.H5]" office:value-type="percentage" office:value="3.18135263953768" calcext:value-type="percentage">
            <text:p>318,14%</text:p>
          </table:table-cell>
          <table:table-cell table:formula="of:=[.I5]*1000000/[.G5]" office:value-type="float" office:value="104.354119569358" calcext:value-type="float">
            <text:p>104,354119569358</text:p>
          </table:table-cell>
          <table:table-cell office:value-type="float" office:value="11" calcext:value-type="float">
            <text:p>11</text:p>
          </table:table-cell>
          <table:table-cell table:formula="of:=[.G4]" office:value-type="float" office:value="27437.3903" calcext:value-type="float">
            <text:p>27437,3903</text:p>
          </table:table-cell>
          <table:table-cell/>
          <table:table-cell table:formula="of:=[.G19]" office:value-type="float" office:value="176391.2818" calcext:value-type="float">
            <text:p>176391,281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0982.1483" calcext:value-type="float">
            <text:p>50982,1483</text:p>
          </table:table-cell>
          <table:table-cell office:value-type="float" office:value="187870734" calcext:value-type="float">
            <text:p>187870734</text:p>
          </table:table-cell>
          <table:table-cell table:style-name="ce2" table:formula="of:=598031280/[.H6]" office:value-type="percentage" office:value="3.1832061719629" calcext:value-type="percentage">
            <text:p>318,32%</text:p>
          </table:table-cell>
          <table:table-cell table:formula="of:=[.I6]*1000000/[.G6]" office:value-type="float" office:value="62.4376625565404" calcext:value-type="float">
            <text:p>62,4376625565404</text:p>
          </table:table-cell>
          <table:table-cell office:value-type="float" office:value="12" calcext:value-type="float">
            <text:p>12</text:p>
          </table:table-cell>
          <table:table-cell table:formula="of:=[.G5]" office:value-type="float" office:value="30486.1241" calcext:value-type="float">
            <text:p>30486,1241</text:p>
          </table:table-cell>
          <table:table-cell/>
          <table:table-cell table:formula="of:=[.G20]" office:value-type="float" office:value="173231.5549" calcext:value-type="float">
            <text:p>173231,55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3747.9928" calcext:value-type="float">
            <text:p>53747,9928</text:p>
          </table:table-cell>
          <table:table-cell office:value-type="float" office:value="187521925" calcext:value-type="float">
            <text:p>187521925</text:p>
          </table:table-cell>
          <table:table-cell table:style-name="ce2" table:formula="of:=598031280/[.H7]" office:value-type="percentage" office:value="3.18912724472085" calcext:value-type="percentage">
            <text:p>318,91%</text:p>
          </table:table-cell>
          <table:table-cell table:formula="of:=[.I7]*1000000/[.G7]" office:value-type="float" office:value="59.334815656983" calcext:value-type="float">
            <text:p>59,334815656983</text:p>
          </table:table-cell>
          <table:table-cell office:value-type="float" office:value="13" calcext:value-type="float">
            <text:p>13</text:p>
          </table:table-cell>
          <table:table-cell table:formula="of:=[.G6]" office:value-type="float" office:value="50982.1483" calcext:value-type="float">
            <text:p>50982,1483</text:p>
          </table:table-cell>
          <table:table-cell/>
          <table:table-cell table:formula="of:=[.G21]" office:value-type="float" office:value="177019.3229" calcext:value-type="float">
            <text:p>177019,322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1956.9746" calcext:value-type="float">
            <text:p>61956,9746</text:p>
          </table:table-cell>
          <table:table-cell office:value-type="float" office:value="187242685" calcext:value-type="float">
            <text:p>187242685</text:p>
          </table:table-cell>
          <table:table-cell table:style-name="ce2" table:formula="of:=598031280/[.H8]" office:value-type="percentage" office:value="3.19388327506626" calcext:value-type="percentage">
            <text:p>319,39%</text:p>
          </table:table-cell>
          <table:table-cell table:formula="of:=[.I8]*1000000/[.G8]" office:value-type="float" office:value="51.5500199240887" calcext:value-type="float">
            <text:p>51,5500199240887</text:p>
          </table:table-cell>
          <table:table-cell office:value-type="float" office:value="14" calcext:value-type="float">
            <text:p>14</text:p>
          </table:table-cell>
          <table:table-cell table:formula="of:=[.G7]" office:value-type="float" office:value="53747.9928" calcext:value-type="float">
            <text:p>53747,9928</text:p>
          </table:table-cell>
          <table:table-cell/>
          <table:table-cell table:formula="of:=[.G22]" office:value-type="float" office:value="176041.1031" calcext:value-type="float">
            <text:p>176041,10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895.1415" calcext:value-type="float">
            <text:p>80895,1415</text:p>
          </table:table-cell>
          <table:table-cell office:value-type="float" office:value="184635267" calcext:value-type="float">
            <text:p>184635267</text:p>
          </table:table-cell>
          <table:table-cell table:style-name="ce2" table:formula="of:=598031280/[.H9]" office:value-type="percentage" office:value="3.23898727321688" calcext:value-type="percentage">
            <text:p>323,90%</text:p>
          </table:table-cell>
          <table:table-cell table:formula="of:=[.I9]*1000000/[.G9]" office:value-type="float" office:value="40.0393300902611" calcext:value-type="float">
            <text:p>40,0393300902611</text:p>
          </table:table-cell>
          <table:table-cell office:value-type="float" office:value="15" calcext:value-type="float">
            <text:p>15</text:p>
          </table:table-cell>
          <table:table-cell table:formula="of:=[.G8]" office:value-type="float" office:value="61956.9746" calcext:value-type="float">
            <text:p>61956,9746</text:p>
          </table:table-cell>
          <table:table-cell/>
          <table:table-cell table:formula="of:=[.G23]" office:value-type="float" office:value="175593.2327" calcext:value-type="float">
            <text:p>175593,23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3969.504" calcext:value-type="float">
            <text:p>93969,504</text:p>
          </table:table-cell>
          <table:table-cell office:value-type="float" office:value="181172906" calcext:value-type="float">
            <text:p>181172906</text:p>
          </table:table-cell>
          <table:table-cell table:style-name="ce2" table:formula="of:=598031280/[.H10]" office:value-type="percentage" office:value="3.3008869438789" calcext:value-type="percentage">
            <text:p>330,09%</text:p>
          </table:table-cell>
          <table:table-cell table:formula="of:=[.I10]*1000000/[.G10]" office:value-type="float" office:value="35.1272147172226" calcext:value-type="float">
            <text:p>35,1272147172226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80895.1415" calcext:value-type="float">
            <text:p>80895,1415</text:p>
          </table:table-cell>
          <table:table-cell/>
          <table:table-cell table:formula="of:=[.G24]" office:value-type="float" office:value="171757.7812" calcext:value-type="float">
            <text:p>171757,78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5074.9613" calcext:value-type="float">
            <text:p>115074,9613</text:p>
          </table:table-cell>
          <table:table-cell office:value-type="float" office:value="177705333" calcext:value-type="float">
            <text:p>177705333</text:p>
          </table:table-cell>
          <table:table-cell table:style-name="ce2" table:formula="of:=598031280/[.H11]" office:value-type="percentage" office:value="3.36529731496578" calcext:value-type="percentage">
            <text:p>336,53%</text:p>
          </table:table-cell>
          <table:table-cell table:formula="of:=[.I11]*1000000/[.G11]" office:value-type="float" office:value="29.2443923243429" calcext:value-type="float">
            <text:p>29,2443923243429</text:p>
          </table:table-cell>
          <table:table-cell office:value-type="float" office:value="17" calcext:value-type="float">
            <text:p>17</text:p>
          </table:table-cell>
          <table:table-cell table:formula="of:=[.G10]" office:value-type="float" office:value="93969.504" calcext:value-type="float">
            <text:p>93969,504</text:p>
          </table:table-cell>
          <table:table-cell/>
          <table:table-cell table:formula="of:=[.G25]" office:value-type="float" office:value="172458.0522" calcext:value-type="float">
            <text:p>172458,05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8190.6225" calcext:value-type="float">
            <text:p>138190,6225</text:p>
          </table:table-cell>
          <table:table-cell office:value-type="float" office:value="177455525" calcext:value-type="float">
            <text:p>177455525</text:p>
          </table:table-cell>
          <table:table-cell table:style-name="ce2" table:formula="of:=598031280/[.H12]" office:value-type="percentage" office:value="3.37003471714955" calcext:value-type="percentage">
            <text:p>337,00%</text:p>
          </table:table-cell>
          <table:table-cell table:formula="of:=[.I12]*1000000/[.G12]" office:value-type="float" office:value="24.3868553175491" calcext:value-type="float">
            <text:p>24,3868553175491</text:p>
          </table:table-cell>
          <table:table-cell office:value-type="float" office:value="18" calcext:value-type="float">
            <text:p>18</text:p>
          </table:table-cell>
          <table:table-cell table:formula="of:=[.G11]" office:value-type="float" office:value="115074.9613" calcext:value-type="float">
            <text:p>115074,9613</text:p>
          </table:table-cell>
          <table:table-cell/>
          <table:table-cell table:formula="of:=[.G26]" office:value-type="float" office:value="170671.15" calcext:value-type="float">
            <text:p>170671,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0417.3046" calcext:value-type="float">
            <text:p>130417,3046</text:p>
          </table:table-cell>
          <table:table-cell office:value-type="float" office:value="177454964" calcext:value-type="float">
            <text:p>177454964</text:p>
          </table:table-cell>
          <table:table-cell table:style-name="ce2" table:formula="of:=598031280/[.H13]" office:value-type="percentage" office:value="3.37004537106102" calcext:value-type="percentage">
            <text:p>337,00%</text:p>
          </table:table-cell>
          <table:table-cell table:formula="of:=[.I13]*1000000/[.G13]" office:value-type="float" office:value="25.840477085439" calcext:value-type="float">
            <text:p>25,840477085439</text:p>
          </table:table-cell>
          <table:table-cell office:value-type="float" office:value="19" calcext:value-type="float">
            <text:p>19</text:p>
          </table:table-cell>
          <table:table-cell table:formula="of:=[.G12]" office:value-type="float" office:value="138190.6225" calcext:value-type="float">
            <text:p>138190,6225</text:p>
          </table:table-cell>
          <table:table-cell/>
          <table:table-cell table:formula="of:=[.G27]" office:value-type="float" office:value="172635.1058" calcext:value-type="float">
            <text:p>172635,10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6942.0704" calcext:value-type="float">
            <text:p>136942,0704</text:p>
          </table:table-cell>
          <table:table-cell office:value-type="float" office:value="177445089" calcext:value-type="float">
            <text:p>177445089</text:p>
          </table:table-cell>
          <table:table-cell table:style-name="ce2" table:formula="of:=598031280/[.H14]" office:value-type="percentage" office:value="3.37023291751963" calcext:value-type="percentage">
            <text:p>337,02%</text:p>
          </table:table-cell>
          <table:table-cell table:formula="of:=[.I14]*1000000/[.G14]" office:value-type="float" office:value="24.6106467331432" calcext:value-type="float">
            <text:p>24,6106467331432</text:p>
          </table:table-cell>
          <table:table-cell office:value-type="float" office:value="20" calcext:value-type="float">
            <text:p>20</text:p>
          </table:table-cell>
          <table:table-cell table:formula="of:=[.G13]" office:value-type="float" office:value="130417.3046" calcext:value-type="float">
            <text:p>130417,3046</text:p>
          </table:table-cell>
          <table:table-cell/>
          <table:table-cell table:formula="of:=[.G28]" office:value-type="float" office:value="170544.0719" calcext:value-type="float">
            <text:p>170544,07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8107.4331" calcext:value-type="float">
            <text:p>158107,4331</text:p>
          </table:table-cell>
          <table:table-cell office:value-type="float" office:value="177436747" calcext:value-type="float">
            <text:p>177436747</text:p>
          </table:table-cell>
          <table:table-cell table:style-name="ce2" table:formula="of:=598031280/[.H15]" office:value-type="percentage" office:value="3.37039136543683" calcext:value-type="percentage">
            <text:p>337,04%</text:p>
          </table:table-cell>
          <table:table-cell table:formula="of:=[.I15]*1000000/[.G15]" office:value-type="float" office:value="21.3170962259891" calcext:value-type="float">
            <text:p>21,3170962259891</text:p>
          </table:table-cell>
          <table:table-cell office:value-type="float" office:value="21" calcext:value-type="float">
            <text:p>21</text:p>
          </table:table-cell>
          <table:table-cell table:formula="of:=[.G14]" office:value-type="float" office:value="136942.0704" calcext:value-type="float">
            <text:p>136942,0704</text:p>
          </table:table-cell>
          <table:table-cell/>
          <table:table-cell table:formula="of:=[.G29]" office:value-type="float" office:value="169853.5394" calcext:value-type="float">
            <text:p>169853,539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fse</text:p>
          </table:table-cell>
          <table:table-cell table:number-columns-repeated="4"/>
          <table:table-cell office:value-type="float" office:value="22060.7616" calcext:value-type="float">
            <text:p>22060,7616</text:p>
          </table:table-cell>
          <table:table-cell office:value-type="float" office:value="210665152" calcext:value-type="float">
            <text:p>210665152</text:p>
          </table:table-cell>
          <table:table-cell table:style-name="ce2" table:formula="of:=598031280/[.H16]" office:value-type="percentage" office:value="2.83877648639297" calcext:value-type="percentage">
            <text:p>283,88%</text:p>
          </table:table-cell>
          <table:table-cell table:formula="of:=[.I16]*1000000/[.G16]" office:value-type="float" office:value="128.67989500385" calcext:value-type="float">
            <text:p>128,67989500385</text:p>
          </table:table-cell>
          <table:table-cell office:value-type="float" office:value="22" calcext:value-type="float">
            <text:p>22</text:p>
          </table:table-cell>
          <table:table-cell table:formula="of:=[.G15]" office:value-type="float" office:value="158107.4331" calcext:value-type="float">
            <text:p>158107,4331</text:p>
          </table:table-cell>
          <table:table-cell/>
          <table:table-cell table:formula="of:=[.G30]" office:value-type="float" office:value="171601.5379" calcext:value-type="float">
            <text:p>171601,537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738.6958" calcext:value-type="float">
            <text:p>173738,6958</text:p>
          </table:table-cell>
          <table:table-cell office:value-type="float" office:value="165325528" calcext:value-type="float">
            <text:p>165325528</text:p>
          </table:table-cell>
          <table:table-cell table:style-name="ce2" table:formula="of:=598031280/[.H17]" office:value-type="percentage" office:value="3.61729544877062" calcext:value-type="percentage">
            <text:p>361,73%</text:p>
          </table:table-cell>
          <table:table-cell table:formula="of:=[.I17]*1000000/[.G17]" office:value-type="float" office:value="20.8203211847215" calcext:value-type="float">
            <text:p>20,8203211847215</text:p>
          </table:table-cell>
          <table:table-cell table:formula="of:=[.K16]+1" office:value-type="float" office:value="23" calcext:value-type="float">
            <text:p>23</text:p>
          </table:table-cell>
          <table:table-cell table:number-columns-repeated="2"/>
          <table:table-cell table:formula="of:=[.G31]" office:value-type="float" office:value="171983.8189" calcext:value-type="float">
            <text:p>171983,81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470.6353" calcext:value-type="float">
            <text:p>174470,6353</text:p>
          </table:table-cell>
          <table:table-cell office:value-type="float" office:value="165305966" calcext:value-type="float">
            <text:p>165305966</text:p>
          </table:table-cell>
          <table:table-cell table:style-name="ce2" table:formula="of:=598031280/[.H18]" office:value-type="percentage" office:value="3.61772351277388" calcext:value-type="percentage">
            <text:p>361,77%</text:p>
          </table:table-cell>
          <table:table-cell table:formula="of:=[.I18]*1000000/[.G18]" office:value-type="float" office:value="20.7354292403031" calcext:value-type="float">
            <text:p>20,7354292403031</text:p>
          </table:table-cell>
          <table:table-cell table:formula="of:=[.K17]+1" office:value-type="float" office:value="24" calcext:value-type="float">
            <text:p>24</text:p>
          </table:table-cell>
          <table:table-cell table:number-columns-repeated="2"/>
          <table:table-cell table:formula="of:=[.G32]" office:value-type="float" office:value="172604.651" calcext:value-type="float">
            <text:p>172604,6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391.2818" calcext:value-type="float">
            <text:p>176391,2818</text:p>
          </table:table-cell>
          <table:table-cell office:value-type="float" office:value="165361997" calcext:value-type="float">
            <text:p>165361997</text:p>
          </table:table-cell>
          <table:table-cell table:style-name="ce2" table:formula="of:=598031280/[.H19]" office:value-type="percentage" office:value="3.6164976890065" calcext:value-type="percentage">
            <text:p>361,65%</text:p>
          </table:table-cell>
          <table:table-cell table:formula="of:=[.I19]*1000000/[.G19]" office:value-type="float" office:value="20.5027008823885" calcext:value-type="float">
            <text:p>20,5027008823885</text:p>
          </table:table-cell>
          <table:table-cell table:formula="of:=[.K18]+1" office:value-type="float" office:value="25" calcext:value-type="float">
            <text:p>25</text:p>
          </table:table-cell>
          <table:table-cell table:number-columns-repeated="2"/>
          <table:table-cell table:formula="of:=[.G33]" office:value-type="float" office:value="175341.9657" calcext:value-type="float">
            <text:p>175341,96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3231.5549" calcext:value-type="float">
            <text:p>173231,5549</text:p>
          </table:table-cell>
          <table:table-cell office:value-type="float" office:value="165490060" calcext:value-type="float">
            <text:p>165490060</text:p>
          </table:table-cell>
          <table:table-cell table:style-name="ce2" table:formula="of:=598031280/[.H20]" office:value-type="percentage" office:value="3.61369909467674" calcext:value-type="percentage">
            <text:p>361,37%</text:p>
          </table:table-cell>
          <table:table-cell table:formula="of:=[.I20]*1000000/[.G20]" office:value-type="float" office:value="20.8605129519434" calcext:value-type="float">
            <text:p>20,8605129519434</text:p>
          </table:table-cell>
          <table:table-cell table:formula="of:=[.K19]+1" office:value-type="float" office:value="26" calcext:value-type="float">
            <text:p>26</text:p>
          </table:table-cell>
          <table:table-cell table:number-columns-repeated="2"/>
          <table:table-cell table:formula="of:=[.G34]" office:value-type="float" office:value="172667.6257" calcext:value-type="float">
            <text:p>172667,62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019.3229" calcext:value-type="float">
            <text:p>177019,3229</text:p>
          </table:table-cell>
          <table:table-cell office:value-type="float" office:value="165833892" calcext:value-type="float">
            <text:p>165833892</text:p>
          </table:table-cell>
          <table:table-cell table:style-name="ce2" table:formula="of:=598031280/[.H21]" office:value-type="percentage" office:value="3.606206625121" calcext:value-type="percentage">
            <text:p>360,62%</text:p>
          </table:table-cell>
          <table:table-cell table:formula="of:=[.I21]*1000000/[.G21]" office:value-type="float" office:value="20.3718247592563" calcext:value-type="float">
            <text:p>20,37182475925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6041.1031" calcext:value-type="float">
            <text:p>176041,1031</text:p>
          </table:table-cell>
          <table:table-cell office:value-type="float" office:value="166170091" calcext:value-type="float">
            <text:p>166170091</text:p>
          </table:table-cell>
          <table:table-cell table:style-name="ce2" table:formula="of:=598031280/[.H22]" office:value-type="percentage" office:value="3.59891046819009" calcext:value-type="percentage">
            <text:p>359,89%</text:p>
          </table:table-cell>
          <table:table-cell table:formula="of:=[.I22]*1000000/[.G22]" office:value-type="float" office:value="20.4435805321314" calcext:value-type="float">
            <text:p>20,4435805321314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5593.2327" calcext:value-type="float">
            <text:p>175593,2327</text:p>
          </table:table-cell>
          <table:table-cell office:value-type="float" office:value="165454564" calcext:value-type="float">
            <text:p>165454564</text:p>
          </table:table-cell>
          <table:table-cell table:style-name="ce2" table:formula="of:=598031280/[.H23]" office:value-type="percentage" office:value="3.61447436409188" calcext:value-type="percentage">
            <text:p>361,45%</text:p>
          </table:table-cell>
          <table:table-cell table:formula="of:=[.I23]*1000000/[.G23]" office:value-type="float" office:value="20.5843602769544" calcext:value-type="float">
            <text:p>20,5843602769544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1757.7812" calcext:value-type="float">
            <text:p>171757,7812</text:p>
          </table:table-cell>
          <table:table-cell office:value-type="float" office:value="165447881" calcext:value-type="float">
            <text:p>165447881</text:p>
          </table:table-cell>
          <table:table-cell table:style-name="ce2" table:formula="of:=598031280/[.H24]" office:value-type="percentage" office:value="3.61462036494744" calcext:value-type="percentage">
            <text:p>361,46%</text:p>
          </table:table-cell>
          <table:table-cell table:formula="of:=[.I24]*1000000/[.G24]" office:value-type="float" office:value="21.044871095176" calcext:value-type="float">
            <text:p>21,044871095176</text:p>
          </table:table-cell>
          <table:table-cell office:value-type="float" office:value="9" calcext:value-type="float">
            <text:p>9</text:p>
          </table:table-cell>
          <table:table-cell table:formula="of:=[.H2]" office:value-type="float" office:value="194955164" calcext:value-type="float">
            <text:p>194955164</text:p>
          </table:table-cell>
          <table:table-cell table:formula="of:=[.H16]" office:value-type="float" office:value="210665152" calcext:value-type="float">
            <text:p>210665152</text:p>
          </table:table-cell>
          <table:table-cell table:formula="of:=[.H17]" office:value-type="float" office:value="165325528" calcext:value-type="float">
            <text:p>16532552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458.0522" calcext:value-type="float">
            <text:p>172458,0522</text:p>
          </table:table-cell>
          <table:table-cell office:value-type="float" office:value="165501971" calcext:value-type="float">
            <text:p>165501971</text:p>
          </table:table-cell>
          <table:table-cell table:style-name="ce2" table:formula="of:=598031280/[.H25]" office:value-type="percentage" office:value="3.61343902061444" calcext:value-type="percentage">
            <text:p>361,34%</text:p>
          </table:table-cell>
          <table:table-cell table:formula="of:=[.I25]*1000000/[.G25]" office:value-type="float" office:value="20.9525677375964" calcext:value-type="float">
            <text:p>20,9525677375964</text:p>
          </table:table-cell>
          <table:table-cell office:value-type="float" office:value="10" calcext:value-type="float">
            <text:p>10</text:p>
          </table:table-cell>
          <table:table-cell table:formula="of:=[.H3]" office:value-type="float" office:value="188522552" calcext:value-type="float">
            <text:p>188522552</text:p>
          </table:table-cell>
          <table:table-cell/>
          <table:table-cell table:formula="of:=[.H18]" office:value-type="float" office:value="165305966" calcext:value-type="float">
            <text:p>16530596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71.15" calcext:value-type="float">
            <text:p>170671,15</text:p>
          </table:table-cell>
          <table:table-cell office:value-type="float" office:value="165612517" calcext:value-type="float">
            <text:p>165612517</text:p>
          </table:table-cell>
          <table:table-cell table:style-name="ce2" table:formula="of:=598031280/[.H26]" office:value-type="percentage" office:value="3.61102705781593" calcext:value-type="percentage">
            <text:p>361,10%</text:p>
          </table:table-cell>
          <table:table-cell table:formula="of:=[.I26]*1000000/[.G26]" office:value-type="float" office:value="21.1578058612479" calcext:value-type="float">
            <text:p>21,1578058612479</text:p>
          </table:table-cell>
          <table:table-cell office:value-type="float" office:value="11" calcext:value-type="float">
            <text:p>11</text:p>
          </table:table-cell>
          <table:table-cell table:formula="of:=[.H4]" office:value-type="float" office:value="188360884" calcext:value-type="float">
            <text:p>188360884</text:p>
          </table:table-cell>
          <table:table-cell/>
          <table:table-cell table:formula="of:=[.H19]" office:value-type="float" office:value="165361997" calcext:value-type="float">
            <text:p>16536199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2635.1058" calcext:value-type="float">
            <text:p>172635,1058</text:p>
          </table:table-cell>
          <table:table-cell office:value-type="float" office:value="165969545" calcext:value-type="float">
            <text:p>165969545</text:p>
          </table:table-cell>
          <table:table-cell table:style-name="ce2" table:formula="of:=598031280/[.H27]" office:value-type="percentage" office:value="3.60325914010308" calcext:value-type="percentage">
            <text:p>360,33%</text:p>
          </table:table-cell>
          <table:table-cell table:formula="of:=[.I27]*1000000/[.G27]" office:value-type="float" office:value="20.8721112858558" calcext:value-type="float">
            <text:p>20,8721112858558</text:p>
          </table:table-cell>
          <table:table-cell office:value-type="float" office:value="12" calcext:value-type="float">
            <text:p>12</text:p>
          </table:table-cell>
          <table:table-cell table:formula="of:=[.H5]" office:value-type="float" office:value="187980192" calcext:value-type="float">
            <text:p>187980192</text:p>
          </table:table-cell>
          <table:table-cell/>
          <table:table-cell table:formula="of:=[.H20]" office:value-type="float" office:value="165490060" calcext:value-type="float">
            <text:p>16549006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544.0719" calcext:value-type="float">
            <text:p>170544,0719</text:p>
          </table:table-cell>
          <table:table-cell office:value-type="float" office:value="166295750" calcext:value-type="float">
            <text:p>166295750</text:p>
          </table:table-cell>
          <table:table-cell table:style-name="ce2" table:formula="of:=598031280/[.H28]" office:value-type="percentage" office:value="3.59619100307735" calcext:value-type="percentage">
            <text:p>359,62%</text:p>
          </table:table-cell>
          <table:table-cell table:formula="of:=[.I28]*1000000/[.G28]" office:value-type="float" office:value="21.0865787535905" calcext:value-type="float">
            <text:p>21,0865787535905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187870734" calcext:value-type="float">
            <text:p>187870734</text:p>
          </table:table-cell>
          <table:table-cell/>
          <table:table-cell table:formula="of:=[.H21]" office:value-type="float" office:value="165833892" calcext:value-type="float">
            <text:p>1658338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853.5394" calcext:value-type="float">
            <text:p>169853,5394</text:p>
          </table:table-cell>
          <table:table-cell office:value-type="float" office:value="165632272" calcext:value-type="float">
            <text:p>165632272</text:p>
          </table:table-cell>
          <table:table-cell table:style-name="ce2" table:formula="of:=598031280/[.H29]" office:value-type="percentage" office:value="3.61059636977026" calcext:value-type="percentage">
            <text:p>361,06%</text:p>
          </table:table-cell>
          <table:table-cell table:formula="of:=[.I29]*1000000/[.G29]" office:value-type="float" office:value="21.2571158806848" calcext:value-type="float">
            <text:p>21,2571158806848</text:p>
          </table:table-cell>
          <table:table-cell office:value-type="float" office:value="14" calcext:value-type="float">
            <text:p>14</text:p>
          </table:table-cell>
          <table:table-cell table:formula="of:=[.H7]" office:value-type="float" office:value="187521925" calcext:value-type="float">
            <text:p>187521925</text:p>
          </table:table-cell>
          <table:table-cell/>
          <table:table-cell table:formula="of:=[.H22]" office:value-type="float" office:value="166170091" calcext:value-type="float">
            <text:p>1661700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601.5379" calcext:value-type="float">
            <text:p>171601,5379</text:p>
          </table:table-cell>
          <table:table-cell office:value-type="float" office:value="165612254" calcext:value-type="float">
            <text:p>165612254</text:p>
          </table:table-cell>
          <table:table-cell table:style-name="ce2" table:formula="of:=598031280/[.H30]" office:value-type="percentage" office:value="3.61103279229567" calcext:value-type="percentage">
            <text:p>361,10%</text:p>
          </table:table-cell>
          <table:table-cell table:formula="of:=[.I30]*1000000/[.G30]" office:value-type="float" office:value="21.0431260493713" calcext:value-type="float">
            <text:p>21,0431260493713</text:p>
          </table:table-cell>
          <table:table-cell office:value-type="float" office:value="15" calcext:value-type="float">
            <text:p>15</text:p>
          </table:table-cell>
          <table:table-cell table:formula="of:=[.H8]" office:value-type="float" office:value="187242685" calcext:value-type="float">
            <text:p>187242685</text:p>
          </table:table-cell>
          <table:table-cell/>
          <table:table-cell table:formula="of:=[.H23]" office:value-type="float" office:value="165454564" calcext:value-type="float">
            <text:p>16545456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983.8189" calcext:value-type="float">
            <text:p>171983,8189</text:p>
          </table:table-cell>
          <table:table-cell office:value-type="float" office:value="165675455" calcext:value-type="float">
            <text:p>165675455</text:p>
          </table:table-cell>
          <table:table-cell table:style-name="ce2" table:formula="of:=598031280/[.H31]" office:value-type="percentage" office:value="3.60965527452452" calcext:value-type="percentage">
            <text:p>360,97%</text:p>
          </table:table-cell>
          <table:table-cell table:formula="of:=[.I31]*1000000/[.G31]" office:value-type="float" office:value="20.9883423778568" calcext:value-type="float">
            <text:p>20,9883423778568</text:p>
          </table:table-cell>
          <table:table-cell office:value-type="float" office:value="16" calcext:value-type="float">
            <text:p>16</text:p>
          </table:table-cell>
          <table:table-cell table:formula="of:=[.H9]" office:value-type="float" office:value="184635267" calcext:value-type="float">
            <text:p>184635267</text:p>
          </table:table-cell>
          <table:table-cell/>
          <table:table-cell table:formula="of:=[.H24]" office:value-type="float" office:value="165447881" calcext:value-type="float">
            <text:p>16544788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604.651" calcext:value-type="float">
            <text:p>172604,651</text:p>
          </table:table-cell>
          <table:table-cell office:value-type="float" office:value="165779347" calcext:value-type="float">
            <text:p>165779347</text:p>
          </table:table-cell>
          <table:table-cell table:style-name="ce2" table:formula="of:=598031280/[.H32]" office:value-type="percentage" office:value="3.60739314529934" calcext:value-type="percentage">
            <text:p>360,74%</text:p>
          </table:table-cell>
          <table:table-cell table:formula="of:=[.I32]*1000000/[.G32]" office:value-type="float" office:value="20.8997447310927" calcext:value-type="float">
            <text:p>20,8997447310927</text:p>
          </table:table-cell>
          <table:table-cell office:value-type="float" office:value="17" calcext:value-type="float">
            <text:p>17</text:p>
          </table:table-cell>
          <table:table-cell table:formula="of:=[.H10]" office:value-type="float" office:value="181172906" calcext:value-type="float">
            <text:p>181172906</text:p>
          </table:table-cell>
          <table:table-cell/>
          <table:table-cell table:formula="of:=[.H25]" office:value-type="float" office:value="165501971" calcext:value-type="float">
            <text:p>1655019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341.9657" calcext:value-type="float">
            <text:p>175341,9657</text:p>
          </table:table-cell>
          <table:table-cell office:value-type="float" office:value="166119141" calcext:value-type="float">
            <text:p>166119141</text:p>
          </table:table-cell>
          <table:table-cell table:style-name="ce2" table:formula="of:=598031280/[.H33]" office:value-type="percentage" office:value="3.60001428131632" calcext:value-type="percentage">
            <text:p>360,00%</text:p>
          </table:table-cell>
          <table:table-cell table:formula="of:=[.I33]*1000000/[.G33]" office:value-type="float" office:value="20.5313900009296" calcext:value-type="float">
            <text:p>20,5313900009296</text:p>
          </table:table-cell>
          <table:table-cell office:value-type="float" office:value="18" calcext:value-type="float">
            <text:p>18</text:p>
          </table:table-cell>
          <table:table-cell table:formula="of:=[.H11]" office:value-type="float" office:value="177705333" calcext:value-type="float">
            <text:p>177705333</text:p>
          </table:table-cell>
          <table:table-cell/>
          <table:table-cell table:formula="of:=[.H26]" office:value-type="float" office:value="165612517" calcext:value-type="float">
            <text:p>1656125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2667.6257" calcext:value-type="float">
            <text:p>172667,6257</text:p>
          </table:table-cell>
          <table:table-cell office:value-type="float" office:value="166452959" calcext:value-type="float">
            <text:p>166452959</text:p>
          </table:table-cell>
          <table:table-cell table:style-name="ce2" table:formula="of:=598031280/[.H34]" office:value-type="percentage" office:value="3.59279452641031" calcext:value-type="percentage">
            <text:p>359,28%</text:p>
          </table:table-cell>
          <table:table-cell table:formula="of:=[.I34]*1000000/[.G34]" office:value-type="float" office:value="20.8075747369839" calcext:value-type="float">
            <text:p>20,8075747369839</text:p>
          </table:table-cell>
          <table:table-cell office:value-type="float" office:value="19" calcext:value-type="float">
            <text:p>19</text:p>
          </table:table-cell>
          <table:table-cell table:formula="of:=[.H12]" office:value-type="float" office:value="177455525" calcext:value-type="float">
            <text:p>177455525</text:p>
          </table:table-cell>
          <table:table-cell/>
          <table:table-cell table:formula="of:=[.H27]" office:value-type="float" office:value="165969545" calcext:value-type="float">
            <text:p>1659695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[.H13]" office:value-type="float" office:value="177454964" calcext:value-type="float">
            <text:p>177454964</text:p>
          </table:table-cell>
          <table:table-cell/>
          <table:table-cell table:formula="of:=[.H28]" office:value-type="float" office:value="166295750" calcext:value-type="float">
            <text:p>166295750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[.H14]" office:value-type="float" office:value="177445089" calcext:value-type="float">
            <text:p>177445089</text:p>
          </table:table-cell>
          <table:table-cell/>
          <table:table-cell table:formula="of:=[.H29]" office:value-type="float" office:value="165632272" calcext:value-type="float">
            <text:p>1656322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formula="of:=[.H15]" office:value-type="float" office:value="177436747" calcext:value-type="float">
            <text:p>177436747</text:p>
          </table:table-cell>
          <table:table-cell/>
          <table:table-cell table:formula="of:=[.H30]" office:value-type="float" office:value="165612254" calcext:value-type="float">
            <text:p>1656122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formula="of:=[.K37]+1" office:value-type="float" office:value="23" calcext:value-type="float">
            <text:p>23</text:p>
          </table:table-cell>
          <table:table-cell table:number-columns-repeated="2"/>
          <table:table-cell table:formula="of:=[.H31]" office:value-type="float" office:value="165675455" calcext:value-type="float">
            <text:p>16567545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2]" office:value-type="float" office:value="129.147409555119" calcext:value-type="float">
            <text:p>129,147409555119</text:p>
          </table:table-cell>
          <table:table-cell table:formula="of:=[.J16]" office:value-type="float" office:value="128.67989500385" calcext:value-type="float">
            <text:p>128,67989500385</text:p>
          </table:table-cell>
          <table:table-cell table:formula="of:=[.J17]" office:value-type="float" office:value="20.8203211847215" calcext:value-type="float">
            <text:p>20,8203211847215</text:p>
          </table:table-cell>
          <table:table-cell table:number-columns-repeated="6"/>
          <table:table-cell table:formula="of:=[.K38]+1" office:value-type="float" office:value="24" calcext:value-type="float">
            <text:p>24</text:p>
          </table:table-cell>
          <table:table-cell table:number-columns-repeated="2"/>
          <table:table-cell table:formula="of:=[.H32]" office:value-type="float" office:value="165779347" calcext:value-type="float">
            <text:p>1657793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3]" office:value-type="float" office:value="123.246150903549" calcext:value-type="float">
            <text:p>123,246150903549</text:p>
          </table:table-cell>
          <table:table-cell/>
          <table:table-cell table:formula="of:=[.J18]" office:value-type="float" office:value="20.7354292403031" calcext:value-type="float">
            <text:p>20,7354292403031</text:p>
          </table:table-cell>
          <table:table-cell table:number-columns-repeated="6"/>
          <table:table-cell table:formula="of:=[.K39]+1" office:value-type="float" office:value="25" calcext:value-type="float">
            <text:p>25</text:p>
          </table:table-cell>
          <table:table-cell table:number-columns-repeated="2"/>
          <table:table-cell table:formula="of:=[.H33]" office:value-type="float" office:value="166119141" calcext:value-type="float">
            <text:p>166119141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J4]" office:value-type="float" office:value="115.715191701797" calcext:value-type="float">
            <text:p>115,715191701797</text:p>
          </table:table-cell>
          <table:table-cell/>
          <table:table-cell table:formula="of:=[.J19]" office:value-type="float" office:value="20.5027008823885" calcext:value-type="float">
            <text:p>20,5027008823885</text:p>
          </table:table-cell>
          <table:table-cell table:number-columns-repeated="6"/>
          <table:table-cell table:formula="of:=[.K40]+1" office:value-type="float" office:value="26" calcext:value-type="float">
            <text:p>26</text:p>
          </table:table-cell>
          <table:table-cell table:number-columns-repeated="2"/>
          <table:table-cell table:formula="of:=[.H34]" office:value-type="float" office:value="166452959" calcext:value-type="float">
            <text:p>166452959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J5]" office:value-type="float" office:value="104.354119569358" calcext:value-type="float">
            <text:p>104,354119569358</text:p>
          </table:table-cell>
          <table:table-cell/>
          <table:table-cell table:formula="of:=[.J20]" office:value-type="float" office:value="20.8605129519434" calcext:value-type="float">
            <text:p>20,860512951943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J6]" office:value-type="float" office:value="62.4376625565404" calcext:value-type="float">
            <text:p>62,4376625565404</text:p>
          </table:table-cell>
          <table:table-cell/>
          <table:table-cell table:formula="of:=[.J21]" office:value-type="float" office:value="20.3718247592563" calcext:value-type="float">
            <text:p>20,3718247592563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J7]" office:value-type="float" office:value="59.334815656983" calcext:value-type="float">
            <text:p>59,334815656983</text:p>
          </table:table-cell>
          <table:table-cell/>
          <table:table-cell table:formula="of:=[.J22]" office:value-type="float" office:value="20.4435805321314" calcext:value-type="float">
            <text:p>20,443580532131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J8]" office:value-type="float" office:value="51.5500199240887" calcext:value-type="float">
            <text:p>51,5500199240887</text:p>
          </table:table-cell>
          <table:table-cell/>
          <table:table-cell table:formula="of:=[.J23]" office:value-type="float" office:value="20.5843602769544" calcext:value-type="float">
            <text:p>20,5843602769544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J9]" office:value-type="float" office:value="40.0393300902611" calcext:value-type="float">
            <text:p>40,0393300902611</text:p>
          </table:table-cell>
          <table:table-cell/>
          <table:table-cell table:formula="of:=[.J24]" office:value-type="float" office:value="21.044871095176" calcext:value-type="float">
            <text:p>21,044871095176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J10]" office:value-type="float" office:value="35.1272147172226" calcext:value-type="float">
            <text:p>35,1272147172226</text:p>
          </table:table-cell>
          <table:table-cell/>
          <table:table-cell table:formula="of:=[.J25]" office:value-type="float" office:value="20.9525677375964" calcext:value-type="float">
            <text:p>20,952567737596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J11]" office:value-type="float" office:value="29.2443923243429" calcext:value-type="float">
            <text:p>29,2443923243429</text:p>
          </table:table-cell>
          <table:table-cell/>
          <table:table-cell table:formula="of:=[.J26]" office:value-type="float" office:value="21.1578058612479" calcext:value-type="float">
            <text:p>21,1578058612479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J12]" office:value-type="float" office:value="24.3868553175491" calcext:value-type="float">
            <text:p>24,3868553175491</text:p>
          </table:table-cell>
          <table:table-cell/>
          <table:table-cell table:formula="of:=[.J27]" office:value-type="float" office:value="20.8721112858558" calcext:value-type="float">
            <text:p>20,8721112858558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J13]" office:value-type="float" office:value="25.840477085439" calcext:value-type="float">
            <text:p>25,840477085439</text:p>
          </table:table-cell>
          <table:table-cell/>
          <table:table-cell table:formula="of:=[.J28]" office:value-type="float" office:value="21.0865787535905" calcext:value-type="float">
            <text:p>21,0865787535905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J14]" office:value-type="float" office:value="24.6106467331432" calcext:value-type="float">
            <text:p>24,6106467331432</text:p>
          </table:table-cell>
          <table:table-cell/>
          <table:table-cell table:formula="of:=[.J29]" office:value-type="float" office:value="21.2571158806848" calcext:value-type="float">
            <text:p>21,2571158806848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J15]" office:value-type="float" office:value="21.3170962259891" calcext:value-type="float">
            <text:p>21,3170962259891</text:p>
          </table:table-cell>
          <table:table-cell/>
          <table:table-cell table:formula="of:=[.J30]" office:value-type="float" office:value="21.0431260493713" calcext:value-type="float">
            <text:p>21,0431260493713</text:p>
          </table:table-cell>
          <table:table-cell table:number-columns-repeated="16380"/>
        </table:table-row>
        <table:table-row table:style-name="ro1">
          <table:table-cell table:formula="of:=[.A52]+1" office:value-type="float" office:value="23" calcext:value-type="float">
            <text:p>23</text:p>
          </table:table-cell>
          <table:table-cell table:number-columns-repeated="2"/>
          <table:table-cell table:formula="of:=[.J31]" office:value-type="float" office:value="20.9883423778568" calcext:value-type="float">
            <text:p>20,9883423778568</text:p>
          </table:table-cell>
          <table:table-cell table:number-columns-repeated="16380"/>
        </table:table-row>
        <table:table-row table:style-name="ro1">
          <table:table-cell table:formula="of:=[.A53]+1" office:value-type="float" office:value="24" calcext:value-type="float">
            <text:p>24</text:p>
          </table:table-cell>
          <table:table-cell table:number-columns-repeated="2"/>
          <table:table-cell table:formula="of:=[.J32]" office:value-type="float" office:value="20.8997447310927" calcext:value-type="float">
            <text:p>20,8997447310927</text:p>
          </table:table-cell>
          <table:table-cell table:number-columns-repeated="16380"/>
        </table:table-row>
        <table:table-row table:style-name="ro1">
          <table:table-cell table:formula="of:=[.A54]+1" office:value-type="float" office:value="25" calcext:value-type="float">
            <text:p>25</text:p>
          </table:table-cell>
          <table:table-cell table:number-columns-repeated="2"/>
          <table:table-cell table:formula="of:=[.J33]" office:value-type="float" office:value="20.5313900009296" calcext:value-type="float">
            <text:p>20,5313900009296</text:p>
          </table:table-cell>
          <table:table-cell table:number-columns-repeated="16380"/>
        </table:table-row>
        <table:table-row table:style-name="ro1">
          <table:table-cell table:formula="of:=[.A55]+1" office:value-type="float" office:value="26" calcext:value-type="float">
            <text:p>26</text:p>
          </table:table-cell>
          <table:table-cell table:number-columns-repeated="2"/>
          <table:table-cell table:formula="of:=[.J34]" office:value-type="float" office:value="20.8075747369839" calcext:value-type="float">
            <text:p>20,8075747369839</text:p>
          </table:table-cell>
          <table:table-cell table:number-columns-repeated="16380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1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2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x64</text:p>
          </table:table-cell>
          <table:table-cell office:value-type="float" office:value="6.09" calcext:value-type="float">
            <text:p>6,09</text:p>
          </table:table-cell>
          <table:table-cell office:value-type="float" office:value="3.493" calcext:value-type="float">
            <text:p>3,493</text:p>
          </table:table-cell>
          <table:table-cell table:style-name="ce2" table:formula="of:=[.B3]/[.C3]" office:value-type="percentage" office:value="1.7434869739479" calcext:value-type="percentage">
            <text:p>174,35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</text:p>
          </table:table-cell>
          <table:table-cell office:value-type="float" office:value="35.952" calcext:value-type="float">
            <text:p>35,952</text:p>
          </table:table-cell>
          <table:table-cell office:value-type="float" office:value="25.591" calcext:value-type="float">
            <text:p>25,591</text:p>
          </table:table-cell>
          <table:table-cell table:style-name="ce2" table:formula="of:=[.B4]/[.C4]" office:value-type="percentage" office:value="1.40486889922238" calcext:value-type="percentage">
            <text:p>140,49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64</text:p>
          </table:table-cell>
          <table:table-cell office:value-type="float" office:value="39.053" calcext:value-type="float">
            <text:p>39,053</text:p>
          </table:table-cell>
          <table:table-cell office:value-type="float" office:value="31.785" calcext:value-type="float">
            <text:p>31,785</text:p>
          </table:table-cell>
          <table:table-cell table:style-name="ce2" table:formula="of:=[.B5]/[.C5]" office:value-type="percentage" office:value="1.22866131823187" calcext:value-type="percentage">
            <text:p>122,87%</text:p>
          </table:table-cell>
          <table:table-cell table:number-columns-repeated="16380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7" table:style-name="ta1">
        <table:shapes>
          <draw:frame draw:z-index="0" draw:name="Gráfico 40" draw:style-name="gr1" svg:width="24.422cm" svg:height="15.061cm" svg:x="20.458cm" svg:y="0.159cm">
            <draw:object draw:notify-on-update-of-ranges="Sheet17.B14:Sheet17.H14 Sheet17.A15:Sheet17.A15 Sheet17.B15:Sheet17.H15 Sheet17.A16:Sheet17.A16 Sheet17.B16:Sheet17.H1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22" table:default-cell-style-name="ce1"/>
        <table:table-column table:style-name="co1" table:number-columns-repeated="8" table:default-cell-style-name="ce1"/>
        <table:table-column table:style-name="co2" table:number-columns-repeated="16375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16.2" calcext:value-type="float">
            <text:p>916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171" calcext:value-type="float">
            <text:p>1171</text:p>
          </table:table-cell>
          <table:table-cell office:value-type="float" office:value="922.4" calcext:value-type="float">
            <text:p>922,4</text:p>
          </table:table-cell>
          <table:table-cell office:value-type="float" office:value="711.5" calcext:value-type="float">
            <text:p>711,5</text:p>
          </table:table-cell>
          <table:table-cell office:value-type="float" office:value="924.8" calcext:value-type="float">
            <text:p>924,8</text:p>
          </table:table-cell>
          <table:table-cell office:value-type="float" office:value="836.7" calcext:value-type="float">
            <text:p>836,7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29.9" calcext:value-type="float">
            <text:p>529,9</text:p>
          </table:table-cell>
          <table:table-cell office:value-type="float" office:value="967.9" calcext:value-type="float">
            <text:p>967,9</text:p>
          </table:table-cell>
          <table:table-cell office:value-type="float" office:value="854.9" calcext:value-type="float">
            <text:p>854,9</text:p>
          </table:table-cell>
          <table:table-cell office:value-type="float" office:value="575.6" calcext:value-type="float">
            <text:p>575,6</text:p>
          </table:table-cell>
          <table:table-cell office:value-type="float" office:value="626.7" calcext:value-type="float">
            <text:p>626,7</text:p>
          </table:table-cell>
          <table:table-cell office:value-type="float" office:value="858.2" calcext:value-type="float">
            <text:p>858,2</text:p>
          </table:table-cell>
          <table:table-cell office:value-type="float" office:value="792.1" calcext:value-type="float">
            <text:p>792,1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355" calcext:value-type="float">
            <text:p>44,35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8.56" calcext:value-type="float">
            <text:p>8,56</text:p>
          </table:table-cell>
          <table:table-cell office:value-type="float" office:value="8.63" calcext:value-type="float">
            <text:p>8,63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43.1" calcext:value-type="float">
            <text:p>143,1</text:p>
          </table:table-cell>
          <table:table-cell office:value-type="float" office:value="75.13" calcext:value-type="float">
            <text:p>75,13</text:p>
          </table:table-cell>
          <table:table-cell office:value-type="float" office:value="99.04" calcext:value-type="float">
            <text:p>99,04</text:p>
          </table:table-cell>
          <table:table-cell office:value-type="float" office:value="56.39" calcext:value-type="float">
            <text:p>56,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89.03" calcext:value-type="float">
            <text:p>89,03</text:p>
          </table:table-cell>
          <table:table-cell office:value-type="float" office:value="56.86" calcext:value-type="float">
            <text:p>56,86</text:p>
          </table:table-cell>
          <table:table-cell office:value-type="float" office:value="50.28" calcext:value-type="float">
            <text:p>50,28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85.3" calcext:value-type="float">
            <text:p>885,3</text:p>
          </table:table-cell>
          <table:table-cell office:value-type="float" office:value="1505" calcext:value-type="float">
            <text:p>1505</text:p>
          </table:table-cell>
          <table:table-cell office:value-type="float" office:value="7885" calcext:value-type="float">
            <text:p>7885</text:p>
          </table:table-cell>
          <table:table-cell office:value-type="float" office:value="356.2" calcext:value-type="float">
            <text:p>356,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31.5" calcext:value-type="float">
            <text:p>231,5</text:p>
          </table:table-cell>
          <table:table-cell office:value-type="float" office:value="1047" calcext:value-type="float">
            <text:p>1047</text:p>
          </table:table-cell>
          <table:table-cell office:value-type="float" office:value="3784" calcext:value-type="float">
            <text:p>3784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54" calcext:value-type="float">
            <text:p>12,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9.54" calcext:value-type="float">
            <text:p>19,54</text:p>
          </table:table-cell>
          <table:table-cell office:value-type="string" calcext:value-type="string">
            <text:p>x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92.72" calcext:value-type="float">
            <text:p>592,72</text:p>
          </table:table-cell>
          <table:table-cell office:value-type="string" calcext:value-type="string">
            <text:p>arm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66.06" calcext:value-type="float">
            <text:p>66,06</text:p>
          </table:table-cell>
          <table:table-cell office:value-type="string" calcext:value-type="string">
            <text:p>arm64</text:p>
          </table:table-cell>
          <table:table-cell table:number-columns-repeated="16381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9:20:47.792943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  <meta:creation-date>2021-09-22T03:08:34Z</meta:creation-date>
    <dc:date>2023-09-22T01:57:40.294357624</dc:date>
    <meta:editing-cycles>257</meta:editing-cycles>
    <meta:editing-duration>P1DT19H29M1S</meta:editing-duration>
    <meta:document-statistic meta:table-count="34" meta:cell-count="2471" meta:object-count="5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win-arm)'.A1:'Checksums_(win-arm)'.H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Checksums_(win-arm)'.B1:'Checksums_(win-arm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win-arm)'.B2:'Checksums_(win-arm)'.H2" chart:label-cell-address="'Checksums_(win-arm)'.A2:'Checksums_(win-arm)'.A2" chart:class="chart:bar">
            <chart:data-point chart:repeated="7"/>
            <chart:data-label chart:style-name="ch8"/>
          </chart:series>
          <chart:series chart:style-name="ch9" chart:values-cell-range-address="'Checksums_(win-arm)'.B3:'Checksums_(win-arm)'.H3" chart:label-cell-address="'Checksums_(win-arm)'.A3:'Checksums_(win-arm)'.A3" chart:class="chart:bar">
            <chart:data-point chart:repeated="7"/>
            <chart:data-label chart:style-name="ch8"/>
          </chart:series>
          <chart:series chart:style-name="ch10" chart:values-cell-range-address="'Checksums_(win-arm)'.B4:'Checksums_(win-arm)'.H4" chart:label-cell-address="'Checksums_(win-arm)'.A4:'Checksums_(win-arm)'.A4" chart:class="chart:bar">
            <chart:data-point chart:repeated="7"/>
            <chart:data-label chart:style-name="ch8"/>
          </chart:series>
          <chart:series chart:style-name="ch11" chart:values-cell-range-address="'Checksums_(win-arm)'.B5:'Checksums_(win-arm)'.H5" chart:label-cell-address="'Checksums_(win-arm)'.A5:'Checksums_(win-arm)'.A5" chart:class="chart:bar">
            <chart:data-point chart:repeated="7"/>
            <chart:data-label chart:style-name="ch8"/>
          </chart:series>
          <chart:series chart:style-name="ch12" chart:values-cell-range-address="'Checksums_(win-arm)'.B6:'Checksums_(win-arm)'.H6" chart:label-cell-address="'Checksums_(win-arm)'.A6:'Checksums_(win-arm)'.A6" chart:class="chart:bar">
            <chart:data-point chart:repeated="7"/>
          </chart:series>
          <chart:series chart:style-name="ch13" chart:values-cell-range-address="'Checksums_(win-arm)'.B7:'Checksums_(win-arm)'.H7" chart:label-cell-address="'Checksums_(win-arm)'.A7:'Checksums_(win-arm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arm)'.B1:'Checksums_(win-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win-arm)'.A2:'Checksums_(win-arm)'.A2</svg:desc>
                </draw:g>
              </table:table-cell>
              <table:table-cell office:value-type="float" office:value="6.316">
                <text:p>6.316</text:p>
                <draw:g>
                  <svg:desc>'Checksums_(win-arm)'.B2:'Checksums_(win-arm)'.H2</svg:desc>
                </draw:g>
              </table:table-cell>
              <table:table-cell office:value-type="float" office:value="5.317">
                <text:p>5.317</text:p>
              </table:table-cell>
              <table:table-cell office:value-type="float" office:value="5.339">
                <text:p>5.339</text:p>
              </table:table-cell>
              <table:table-cell office:value-type="float" office:value="5.407">
                <text:p>5.407</text:p>
              </table:table-cell>
              <table:table-cell office:value-type="float" office:value="5.107">
                <text:p>5.107</text:p>
              </table:table-cell>
              <table:table-cell office:value-type="float" office:value="6.316">
                <text:p>6.316</text:p>
              </table:table-cell>
              <table:table-cell office:value-type="float" office:value="6.338">
                <text:p>6.338</text:p>
              </table:table-cell>
            </table:table-row>
            <table:table-row>
              <table:table-cell office:value-type="string">
                <text:p>Aaru 5.3 (arm)</text:p>
                <draw:g>
                  <svg:desc>'Checksums_(win-arm)'.A3:'Checksums_(win-arm)'.A3</svg:desc>
                </draw:g>
              </table:table-cell>
              <table:table-cell office:value-type="float" office:value="14.58">
                <text:p>14.58</text:p>
                <draw:g>
                  <svg:desc>'Checksums_(win-arm)'.B3:'Checksums_(win-arm)'.H3</svg:desc>
                </draw:g>
              </table:table-cell>
              <table:table-cell office:value-type="float" office:value="6.258">
                <text:p>6.258</text:p>
              </table:table-cell>
              <table:table-cell office:value-type="float" office:value="6.039">
                <text:p>6.039</text:p>
              </table:table-cell>
              <table:table-cell office:value-type="float" office:value="5.984">
                <text:p>5.984</text:p>
              </table:table-cell>
              <table:table-cell office:value-type="float" office:value="6.343">
                <text:p>6.343</text:p>
              </table:table-cell>
              <table:table-cell office:value-type="float" office:value="19.73">
                <text:p>19.73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Aaru 6</text:p>
                <draw:g>
                  <svg:desc>'Checksums_(win-arm)'.A4:'Checksums_(win-arm)'.A4</svg:desc>
                </draw:g>
              </table:table-cell>
              <table:table-cell office:value-type="float" office:value="1.164">
                <text:p>1.164</text:p>
                <draw:g>
                  <svg:desc>'Checksums_(win-arm)'.B4:'Checksums_(win-arm)'.H4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325">
                <text:p>1.325</text:p>
              </table:table-cell>
              <table:table-cell office:value-type="float" office:value="0.6467">
                <text:p>0.6467</text:p>
              </table:table-cell>
              <table:table-cell office:value-type="float" office:value="1.634">
                <text:p>1.634</text:p>
              </table:table-cell>
              <table:table-cell office:value-type="float" office:value="1.119">
                <text:p>1.119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AaruNative</text:p>
                <draw:g>
                  <svg:desc>'Checksums_(win-arm)'.A5:'Checksums_(win-arm)'.A5</svg:desc>
                </draw:g>
              </table:table-cell>
              <table:table-cell office:value-type="float" office:value="1.162">
                <text:p>1.162</text:p>
                <draw:g>
                  <svg:desc>'Checksums_(win-arm)'.B5:'Checksums_(win-arm)'.H5</svg:desc>
                </draw:g>
              </table:table-cell>
              <table:table-cell office:value-type="float" office:value="1.342">
                <text:p>1.342</text:p>
              </table:table-cell>
              <table:table-cell office:value-type="float" office:value="1.319">
                <text:p>1.319</text:p>
              </table:table-cell>
              <table:table-cell office:value-type="float" office:value="0.6466">
                <text:p>0.6466</text:p>
              </table:table-cell>
              <table:table-cell office:value-type="float" office:value="1.634">
                <text:p>1.634</text:p>
              </table:table-cell>
              <table:table-cell office:value-type="float" office:value="1.116">
                <text:p>1.11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arm)'.A6:'Checksums_(win-arm)'.A6</svg:desc>
                </draw:g>
              </table:table-cell>
              <table:table-cell office:value-type="float" office:value="1.097">
                <text:p>1.097</text:p>
                <draw:g>
                  <svg:desc>'Checksums_(win-arm)'.B6:'Checksums_(win-arm)'.H6</svg:desc>
                </draw:g>
              </table:table-cell>
              <table:table-cell office:value-type="float" office:value="1.278">
                <text:p>1.278</text:p>
              </table:table-cell>
              <table:table-cell office:value-type="float" office:value="1.434">
                <text:p>1.434</text:p>
              </table:table-cell>
              <table:table-cell office:value-type="float" office:value="0.7157">
                <text:p>0.7157</text:p>
              </table:table-cell>
              <table:table-cell office:value-type="float" office:value="1.623">
                <text:p>1.623</text:p>
              </table:table-cell>
              <table:table-cell office:value-type="float" office:value="1.068">
                <text:p>1.06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arm)'.A7:'Checksums_(win-arm)'.A7</svg:desc>
                </draw:g>
              </table:table-cell>
              <table:table-cell office:value-type="float" office:value="1.098">
                <text:p>1.098</text:p>
                <draw:g>
                  <svg:desc>'Checksums_(win-arm)'.B7:'Checksums_(win-arm)'.H7</svg:desc>
                </draw:g>
              </table:table-cell>
              <table:table-cell office:value-type="float" office:value="1.281">
                <text:p>1.281</text:p>
              </table:table-cell>
              <table:table-cell office:value-type="float" office:value="1.434">
                <text:p>1.434</text:p>
              </table:table-cell>
              <table:table-cell office:value-type="float" office:value="0.7159">
                <text:p>0.7159</text:p>
              </table:table-cell>
              <table:table-cell office:value-type="float" office:value="1.628">
                <text:p>1.628</text:p>
              </table:table-cell>
              <table:table-cell office:value-type="float" office:value="1.056">
                <text:p>1.056</text:p>
              </table:table-cell>
              <table:table-cell office:value-type="float" office:value="1.013">
                <text:p>1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4cm" svg:height="9.896cm" xlink:href=".." xlink:type="simple" chart:class="chart:bar" chart:style-name="ch1">
        <chart:legend chart:legend-position="end" svg:x="15.24cm" svg:y="4.444cm" style:legend-expansion="high" chart:style-name="ch2"/>
        <chart:plot-area chart:style-name="ch3" table:cell-range-address="'Checksums_(linux-arm64)'.A9:'Checksums_(linux-arm64)'.H11" chart:data-source-has-labels="both" svg:x="0.351cm" svg:y="0.197cm" svg:width="14.538cm" svg:height="9.502cm">
          <chart:coordinate-region svg:x="1.746cm" svg:y="0.374cm" svg:width="13.143cm" svg:height="8.722cm"/>
          <chart:axis chart:dimension="x" chart:name="primary-x" chart:style-name="ch4" chartooo:axis-type="text">
            <chart:categories table:cell-range-address="'Checksums_(linux-arm64)'.B9:'Checksums_(linux-arm64)'.H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hecksums_(linux-arm64)'.B10:'Checksums_(linux-arm64)'.H10" chart:label-cell-address="'Checksums_(linux-arm64)'.A10:'Checksums_(linux-arm64)'.A10" chart:class="chart:bar">
            <chart:data-point chart:repeated="7"/>
          </chart:series>
          <chart:series chart:style-name="ch8" chart:values-cell-range-address="'Checksums_(linux-arm64)'.B11:'Checksums_(linux-arm64)'.H11" chart:label-cell-address="'Checksums_(linux-arm64)'.A11:'Checksums_(linux-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64)'.B9:'Checksums_(linux-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linux-arm64)'.A10:'Checksums_(linux-arm64)'.A10</svg:desc>
                </draw:g>
              </table:table-cell>
              <table:table-cell office:value-type="float" office:value="3.89238157607509">
                <text:p>3.89238157607509</text:p>
                <draw:g>
                  <svg:desc>'Checksums_(linux-arm64)'.B10:'Checksums_(linux-arm64)'.H10</svg:desc>
                </draw:g>
              </table:table-cell>
              <table:table-cell office:value-type="float" office:value="1.88277061295464">
                <text:p>1.88277061295464</text:p>
              </table:table-cell>
              <table:table-cell office:value-type="float" office:value="1.99714712674908">
                <text:p>1.99714712674908</text:p>
              </table:table-cell>
              <table:table-cell office:value-type="float" office:value="4.46147032772365">
                <text:p>4.46147032772365</text:p>
              </table:table-cell>
              <table:table-cell office:value-type="float" office:value="1.83130679636503">
                <text:p>1.83130679636503</text:p>
              </table:table-cell>
              <table:table-cell office:value-type="float" office:value="3.67190407277238">
                <text:p>3.67190407277238</text:p>
              </table:table-cell>
              <table:table-cell office:value-type="float" office:value="3.9822989020838">
                <text:p>3.9822989020838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64)'.A11:'Checksums_(linux-arm64)'.A11</svg:desc>
                </draw:g>
              </table:table-cell>
              <table:table-cell office:value-type="float" office:value="6.45582910934106">
                <text:p>6.45582910934106</text:p>
                <draw:g>
                  <svg:desc>'Checksums_(linux-arm64)'.B11:'Checksums_(linux-arm64)'.H11</svg:desc>
                </draw:g>
              </table:table-cell>
              <table:table-cell office:value-type="float" office:value="3.39686274509804">
                <text:p>3.39686274509804</text:p>
              </table:table-cell>
              <table:table-cell office:value-type="float" office:value="3.7889175257732">
                <text:p>3.7889175257732</text:p>
              </table:table-cell>
              <table:table-cell office:value-type="float" office:value="5.45720476706392">
                <text:p>5.45720476706392</text:p>
              </table:table-cell>
              <table:table-cell office:value-type="float" office:value="2.0905902980713">
                <text:p>2.0905902980713</text:p>
              </table:table-cell>
              <table:table-cell office:value-type="float" office:value="5.28286734086853">
                <text:p>5.28286734086853</text:p>
              </table:table-cell>
              <table:table-cell office:value-type="float" office:value="5.33723723723724">
                <text:p>5.337237237237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38cm" svg:y="6.759cm" style:legend-expansion="high" chart:style-name="ch2"/>
        <chart:plot-area chart:style-name="ch3" table:cell-range-address="'Hashes_(linux-arm64)'.A1:'Hashes_(linux-arm64)'.F4" chart:data-source-has-labels="both" svg:x="1.61cm" svg:y="0.299cm" svg:width="26.612cm" svg:height="14.383cm">
          <chart:coordinate-region svg:x="2.087cm" svg:y="0.476cm" svg:width="26.135cm" svg:height="13.603cm"/>
          <chart:axis chart:dimension="x" chart:name="primary-x" chart:style-name="ch4" chartooo:axis-type="text">
            <chart:categories table:cell-range-address="'Hashes_(linux-arm64)'.B1:'Hashes_(linux-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Hashes_(linux-arm64)'.B2:'Hashes_(linux-arm64)'.F2" chart:label-cell-address="'Hashes_(linux-arm64)'.A2:'Hashes_(linux-arm64)'.A2" chart:class="chart:bar">
            <chart:data-point chart:repeated="5"/>
            <chart:data-label chart:style-name="ch8"/>
          </chart:series>
          <chart:series chart:style-name="ch9" chart:values-cell-range-address="'Hashes_(linux-arm64)'.B3:'Hashes_(linux-arm64)'.F3" chart:label-cell-address="'Hashes_(linux-arm64)'.A3:'Hashes_(linux-arm64)'.A3" chart:class="chart:bar">
            <chart:data-point chart:repeated="5"/>
            <chart:data-label chart:style-name="ch8"/>
          </chart:series>
          <chart:series chart:style-name="ch10" chart:values-cell-range-address="'Hashes_(linux-arm64)'.B4:'Hashes_(linux-arm64)'.F4" chart:label-cell-address="'Hashes_(linux-arm64)'.A4:'Hashes_(linux-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linux-arm64)'.B1:'Hashes_(linux-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linux-arm64)'.A2:'Hashes_(linux-arm64)'.A2</svg:desc>
                </draw:g>
              </table:table-cell>
              <table:table-cell office:value-type="float" office:value="7.624">
                <text:p>7.624</text:p>
                <draw:g>
                  <svg:desc>'Hashes_(linux-arm64)'.B2:'Hashes_(linux-arm64)'.F2</svg:desc>
                </draw:g>
              </table:table-cell>
              <table:table-cell office:value-type="float" office:value="8.732">
                <text:p>8.732</text:p>
              </table:table-cell>
              <table:table-cell office:value-type="float" office:value="12.59">
                <text:p>12.59</text:p>
              </table:table-cell>
              <table:table-cell office:value-type="float" office:value="9.755">
                <text:p>9.755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string">
                <text:p>OpenSSL</text:p>
                <draw:g>
                  <svg:desc>'Hashes_(linux-arm64)'.A3:'Hashes_(linux-arm64)'.A3</svg:desc>
                </draw:g>
              </table:table-cell>
              <table:table-cell office:value-type="float" office:value="8.375">
                <text:p>8.375</text:p>
                <draw:g>
                  <svg:desc>'Hashes_(linux-arm64)'.B3:'Hashes_(linux-arm64)'.F3</svg:desc>
                </draw:g>
              </table:table-cell>
              <table:table-cell office:value-type="float" office:value="8.525">
                <text:p>8.525</text:p>
              </table:table-cell>
              <table:table-cell office:value-type="float" office:value="13.81">
                <text:p>13.81</text:p>
              </table:table-cell>
              <table:table-cell office:value-type="float" office:value="9.73">
                <text:p>9.73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rhash</text:p>
                <draw:g>
                  <svg:desc>'Hashes_(linux-arm64)'.A4:'Hashes_(linux-arm64)'.A4</svg:desc>
                </draw:g>
              </table:table-cell>
              <table:table-cell office:value-type="float" office:value="8.405">
                <text:p>8.405</text:p>
                <draw:g>
                  <svg:desc>'Hashes_(linux-arm64)'.B4:'Hashes_(linux-arm64)'.F4</svg:desc>
                </draw:g>
              </table:table-cell>
              <table:table-cell office:value-type="float" office:value="8.657">
                <text:p>8.657</text:p>
              </table:table-cell>
              <table:table-cell office:value-type="float" office:value="13.52">
                <text:p>13.52</text:p>
              </table:table-cell>
              <table:table-cell office:value-type="float" office:value="10.269">
                <text:p>10.269</text:p>
              </table:table-cell>
              <table:table-cell office:value-type="float" office:value="10.108">
                <text:p>10.1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SpamSum_(linux-arm64)'.A1:'SpamSum_(linux-arm64)'.B5" chart:data-source-has-labels="both" svg:x="1.61cm" svg:y="0.299cm" svg:width="26.259cm" svg:height="14.383cm">
          <chart:coordinate-region svg:x="2.087cm" svg:y="0.476cm" svg:width="25.782cm" svg:height="13.603cm"/>
          <chart:axis chart:dimension="x" chart:name="primary-x" chart:style-name="ch4" chartooo:axis-type="text">
            <chart:categories table:cell-range-address="'SpamSum_(linux-arm64)'.B1:'SpamSum_(linux-arm64)'.B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SpamSum_(linux-arm64)'.B2:'SpamSum_(linux-arm64)'.B2" chart:label-cell-address="'SpamSum_(linux-arm64)'.A2:'SpamSum_(linux-arm64)'.A2" chart:class="chart:bar">
            <chart:data-point/>
            <chart:data-label chart:style-name="ch8"/>
          </chart:series>
          <chart:series chart:style-name="ch9" chart:values-cell-range-address="'SpamSum_(linux-arm64)'.B3:'SpamSum_(linux-arm64)'.B3" chart:label-cell-address="'SpamSum_(linux-arm64)'.A3:'SpamSum_(linux-arm64)'.A3" chart:class="chart:bar">
            <chart:data-point/>
            <chart:data-label chart:style-name="ch8"/>
          </chart:series>
          <chart:series chart:style-name="ch10" chart:values-cell-range-address="'SpamSum_(linux-arm64)'.B4:'SpamSum_(linux-arm64)'.B4" chart:label-cell-address="'SpamSum_(linux-arm64)'.A4:'SpamSum_(linux-arm64)'.A4" chart:class="chart:bar">
            <chart:data-point/>
            <chart:data-label chart:style-name="ch8"/>
          </chart:series>
          <chart:series chart:style-name="ch11" chart:values-cell-range-address="'SpamSum_(linux-arm64)'.B5:'SpamSum_(linux-arm64)'.B5" chart:label-cell-address="'SpamSum_(linux-arm64)'.A5:'SpamSum_(linux-arm64)'.A5" chart:class="chart:bar">
            <chart:data-point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linux-arm64)'.B1:'SpamSum_(linux-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linux-arm64)'.A2:'SpamSum_(linux-arm64)'.A2</svg:desc>
                </draw:g>
              </table:table-cell>
              <table:table-cell office:value-type="float" office:value="80.41">
                <text:p>80.41</text:p>
                <draw:g>
                  <svg:desc>'SpamSum_(linux-arm64)'.B2:'SpamSum_(linux-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linux-arm64)'.A3:'SpamSum_(linux-arm64)'.A3</svg:desc>
                </draw:g>
              </table:table-cell>
              <table:table-cell office:value-type="float" office:value="85.59">
                <text:p>85.59</text:p>
                <draw:g>
                  <svg:desc>'SpamSum_(linux-arm64)'.B3:'SpamSum_(linux-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linux-arm64)'.A4:'SpamSum_(linux-arm64)'.A4</svg:desc>
                </draw:g>
              </table:table-cell>
              <table:table-cell office:value-type="float" office:value="66.06">
                <text:p>66.06</text:p>
                <draw:g>
                  <svg:desc>'SpamSum_(linux-arm64)'.B4:'SpamSum_(linux-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linux-arm64)'.A5:'SpamSum_(linux-arm64)'.A5</svg:desc>
                </draw:g>
              </table:table-cell>
              <table:table-cell office:value-type="float" office:value="32.4">
                <text:p>32.4</text:p>
                <draw:g>
                  <svg:desc>'SpamSum_(linux-arm64)'.B5:'SpamSum_(linux-arm64)'.B5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Checksums_(linux-arm)'.A1:'Checksums_(linux-arm)'.H4" chart:data-source-has-labels="both" svg:x="1.61cm" svg:y="0.299cm" svg:width="26.26cm" svg:height="14.384cm">
          <chart:coordinate-region svg:x="2.087cm" svg:y="0.476cm" svg:width="25.783cm" svg:height="13.604cm"/>
          <chart:axis chart:dimension="x" chart:name="primary-x" chart:style-name="ch4" chartooo:axis-type="text">
            <chart:categories table:cell-range-address="'Checksums_(linux-arm)'.B1:'Checksums_(linux-arm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linux-arm)'.B2:'Checksums_(linux-arm)'.H2" chart:label-cell-address="'Checksums_(linux-arm)'.A2:'Checksums_(linux-arm)'.A2" chart:class="chart:bar">
            <chart:data-point chart:repeated="7"/>
            <chart:data-label chart:style-name="ch8"/>
          </chart:series>
          <chart:series chart:style-name="ch9" chart:values-cell-range-address="'Checksums_(linux-arm)'.B3:'Checksums_(linux-arm)'.H3" chart:label-cell-address="'Checksums_(linux-arm)'.A3:'Checksums_(linux-arm)'.A3" chart:class="chart:bar">
            <chart:data-point chart:repeated="7"/>
            <chart:data-label chart:style-name="ch8"/>
          </chart:series>
          <chart:series chart:style-name="ch10" chart:values-cell-range-address="'Checksums_(linux-arm)'.B4:'Checksums_(linux-arm)'.H4" chart:label-cell-address="'Checksums_(linux-arm)'.A4:'Checksums_(linux-arm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)'.B1:'Checksums_(linux-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linux-arm)'.A2:'Checksums_(linux-arm)'.A2</svg:desc>
                </draw:g>
              </table:table-cell>
              <table:table-cell office:value-type="float" office:value="37.742">
                <text:p>37.742</text:p>
                <draw:g>
                  <svg:desc>'Checksums_(linux-arm)'.B2:'Checksums_(linux-arm)'.H2</svg:desc>
                </draw:g>
              </table:table-cell>
              <table:table-cell office:value-type="float" office:value="14.286">
                <text:p>14.286</text:p>
              </table:table-cell>
              <table:table-cell office:value-type="float" office:value="14.259">
                <text:p>14.259</text:p>
              </table:table-cell>
              <table:table-cell office:value-type="float" office:value="14.762">
                <text:p>14.762</text:p>
              </table:table-cell>
              <table:table-cell office:value-type="float" office:value="14.37">
                <text:p>14.37</text:p>
              </table:table-cell>
              <table:table-cell office:value-type="float" office:value="43.335">
                <text:p>43.335</text:p>
              </table:table-cell>
              <table:table-cell office:value-type="float" office:value="36.394">
                <text:p>36.394</text:p>
              </table:table-cell>
            </table:table-row>
            <table:table-row>
              <table:table-cell office:value-type="string">
                <text:p>Aaru 6</text:p>
                <draw:g>
                  <svg:desc>'Checksums_(linux-arm)'.A3:'Checksums_(linux-arm)'.A3</svg:desc>
                </draw:g>
              </table:table-cell>
              <table:table-cell office:value-type="float" office:value="5.169">
                <text:p>5.169</text:p>
                <draw:g>
                  <svg:desc>'Checksums_(linux-arm)'.B3:'Checksums_(linux-arm)'.H3</svg:desc>
                </draw:g>
              </table:table-cell>
              <table:table-cell office:value-type="float" office:value="6.492">
                <text:p>6.492</text:p>
              </table:table-cell>
              <table:table-cell office:value-type="float" office:value="8.26">
                <text:p>8.26</text:p>
              </table:table-cell>
              <table:table-cell office:value-type="float" office:value="8.305">
                <text:p>8.305</text:p>
              </table:table-cell>
              <table:table-cell office:value-type="float" office:value="8.461">
                <text:p>8.461</text:p>
              </table:table-cell>
              <table:table-cell office:value-type="float" office:value="9.557">
                <text:p>9.557</text:p>
              </table:table-cell>
              <table:table-cell office:value-type="float" office:value="5.242">
                <text:p>5.242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)'.A4:'Checksums_(linux-arm)'.A4</svg:desc>
                </draw:g>
              </table:table-cell>
              <table:table-cell office:value-type="float" office:value="4.41">
                <text:p>4.41</text:p>
                <draw:g>
                  <svg:desc>'Checksums_(linux-arm)'.B4:'Checksums_(linux-arm)'.H4</svg:desc>
                </draw:g>
              </table:table-cell>
              <table:table-cell office:value-type="float" office:value="5.236">
                <text:p>5.236</text:p>
              </table:table-cell>
              <table:table-cell office:value-type="float" office:value="5.218">
                <text:p>5.218</text:p>
              </table:table-cell>
              <table:table-cell office:value-type="float" office:value="15.074">
                <text:p>15.074</text:p>
              </table:table-cell>
              <table:table-cell office:value-type="float" office:value="15.208">
                <text:p>15.208</text:p>
              </table:table-cell>
              <table:table-cell office:value-type="float" office:value="4.7">
                <text:p>4.7</text:p>
              </table:table-cell>
              <table:table-cell office:value-type="float" office:value="4.741">
                <text:p>4.7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241cm" svg:y="4.444cm" style:legend-expansion="high" chart:style-name="ch2"/>
        <chart:plot-area chart:style-name="ch3" table:cell-range-address="'Checksums_(linux-arm)'.A8:'Checksums_(linux-arm)'.H10" chart:data-source-has-labels="both" svg:x="0.351cm" svg:y="0.197cm" svg:width="14.539cm" svg:height="9.503cm">
          <chart:coordinate-region svg:x="1.934cm" svg:y="0.374cm" svg:width="12.956cm" svg:height="8.723cm"/>
          <chart:axis chart:dimension="x" chart:name="primary-x" chart:style-name="ch4" chartooo:axis-type="text">
            <chart:categories table:cell-range-address="'Checksums_(linux-arm)'.B8:'Checksums_(linux-arm)'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_(linux-arm)'.B9:'Checksums_(linux-arm)'.H9" chart:label-cell-address="'Checksums_(linux-arm)'.A9:'Checksums_(linux-arm)'.A9" chart:class="chart:bar">
            <chart:data-point chart:repeated="7"/>
          </chart:series>
          <chart:series chart:style-name="ch8" chart:values-cell-range-address="'Checksums_(linux-arm)'.B10:'Checksums_(linux-arm)'.H10" chart:label-cell-address="'Checksums_(linux-arm)'.A10:'Checksums_(linux-arm)'.A1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)'.B8:'Checksums_(linux-arm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linux-arm)'.A9:'Checksums_(linux-arm)'.A9</svg:desc>
                </draw:g>
              </table:table-cell>
              <table:table-cell office:value-type="float" office:value="7.30160572644612">
                <text:p>7.30160572644612</text:p>
                <draw:g>
                  <svg:desc>'Checksums_(linux-arm)'.B9:'Checksums_(linux-arm)'.H9</svg:desc>
                </draw:g>
              </table:table-cell>
              <table:table-cell office:value-type="float" office:value="2.20055452865065">
                <text:p>2.20055452865065</text:p>
              </table:table-cell>
              <table:table-cell office:value-type="float" office:value="1.72627118644068">
                <text:p>1.72627118644068</text:p>
              </table:table-cell>
              <table:table-cell office:value-type="float" office:value="1.77748344370861">
                <text:p>1.77748344370861</text:p>
              </table:table-cell>
              <table:table-cell office:value-type="float" office:value="1.69838080605129">
                <text:p>1.69838080605129</text:p>
              </table:table-cell>
              <table:table-cell office:value-type="float" office:value="4.53437271110181">
                <text:p>4.53437271110181</text:p>
              </table:table-cell>
              <table:table-cell office:value-type="float" office:value="6.94276993513926">
                <text:p>6.94276993513926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)'.A10:'Checksums_(linux-arm)'.A10</svg:desc>
                </draw:g>
              </table:table-cell>
              <table:table-cell office:value-type="float" office:value="8.55827664399093">
                <text:p>8.55827664399093</text:p>
                <draw:g>
                  <svg:desc>'Checksums_(linux-arm)'.B10:'Checksums_(linux-arm)'.H10</svg:desc>
                </draw:g>
              </table:table-cell>
              <table:table-cell office:value-type="float" office:value="2.72841864018335">
                <text:p>2.72841864018335</text:p>
              </table:table-cell>
              <table:table-cell office:value-type="float" office:value="2.73265619011115">
                <text:p>2.73265619011115</text:p>
              </table:table-cell>
              <table:table-cell office:value-type="float" office:value="0.979302109592676">
                <text:p>0.979302109592676</text:p>
              </table:table-cell>
              <table:table-cell office:value-type="float" office:value="0.944897422409258">
                <text:p>0.944897422409258</text:p>
              </table:table-cell>
              <table:table-cell office:value-type="float" office:value="9.22021276595745">
                <text:p>9.22021276595745</text:p>
              </table:table-cell>
              <table:table-cell office:value-type="float" office:value="7.67643956971103">
                <text:p>7.676439569711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61cm" svg:y="6.759cm" style:legend-expansion="high" chart:style-name="ch2"/>
        <chart:plot-area chart:style-name="ch3" table:cell-range-address="'Hashes_(linux-arm)'.A1:'Hashes_(linux-arm)'.F4" chart:data-source-has-labels="both" svg:x="1.61cm" svg:y="0.299cm" svg:width="26.635cm" svg:height="14.383cm">
          <chart:coordinate-region svg:x="2.087cm" svg:y="0.477cm" svg:width="26.158cm" svg:height="13.602cm"/>
          <chart:axis chart:dimension="x" chart:name="primary-x" chart:style-name="ch4" chartooo:axis-type="text">
            <chart:categories table:cell-range-address="'Hashes_(linux-arm)'.B1:'Hashes_(linux-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Hashes_(linux-arm)'.B2:'Hashes_(linux-arm)'.F2" chart:label-cell-address="'Hashes_(linux-arm)'.A2:'Hashes_(linux-arm)'.A2" chart:class="chart:bar">
            <chart:data-point chart:repeated="5"/>
            <chart:data-label chart:style-name="ch8"/>
          </chart:series>
          <chart:series chart:style-name="ch9" chart:values-cell-range-address="'Hashes_(linux-arm)'.B3:'Hashes_(linux-arm)'.F3" chart:label-cell-address="'Hashes_(linux-arm)'.A3:'Hashes_(linux-arm)'.A3" chart:class="chart:bar">
            <chart:data-point chart:repeated="5"/>
            <chart:data-label chart:style-name="ch8"/>
          </chart:series>
          <chart:series chart:style-name="ch10" chart:values-cell-range-address="'Hashes_(linux-arm)'.B4:'Hashes_(linux-arm)'.F4" chart:label-cell-address="'Hashes_(linux-arm)'.A4:'Hashes_(linux-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linux-arm)'.B1:'Hashes_(linux-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linux-arm)'.A2:'Hashes_(linux-arm)'.A2</svg:desc>
                </draw:g>
              </table:table-cell>
              <table:table-cell office:value-type="float" office:value="6.747">
                <text:p>6.747</text:p>
                <draw:g>
                  <svg:desc>'Hashes_(linux-arm)'.B2:'Hashes_(linux-arm)'.F2</svg:desc>
                </draw:g>
              </table:table-cell>
              <table:table-cell office:value-type="float" office:value="6.83">
                <text:p>6.83</text:p>
              </table:table-cell>
              <table:table-cell office:value-type="float" office:value="9.068">
                <text:p>9.068</text:p>
              </table:table-cell>
              <table:table-cell office:value-type="float" office:value="12.96">
                <text:p>12.96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Aaru 6</text:p>
                <draw:g>
                  <svg:desc>'Hashes_(linux-arm)'.A3:'Hashes_(linux-arm)'.A3</svg:desc>
                </draw:g>
              </table:table-cell>
              <table:table-cell office:value-type="float" office:value="6.945">
                <text:p>6.945</text:p>
                <draw:g>
                  <svg:desc>'Hashes_(linux-arm)'.B3:'Hashes_(linux-arm)'.F3</svg:desc>
                </draw:g>
              </table:table-cell>
              <table:table-cell office:value-type="float" office:value="6.953">
                <text:p>6.953</text:p>
              </table:table-cell>
              <table:table-cell office:value-type="float" office:value="9.138">
                <text:p>9.138</text:p>
              </table:table-cell>
              <table:table-cell office:value-type="float" office:value="13.08">
                <text:p>13.08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/>
                <draw:g>
                  <svg:desc>'Hashes_(linux-arm)'.A4:'Hashes_(linux-arm)'.A4</svg:desc>
                </draw:g>
              </table:table-cell>
              <table:table-cell office:value-type="float" office:value="NaN">
                <text:p>NaN</text:p>
                <draw:g>
                  <svg:desc>'Hashes_(linux-arm)'.B4:'Hashes_(linux-arm)'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486cm" svg:y="6.76cm" style:legend-expansion="high" chart:style-name="ch2"/>
        <chart:plot-area chart:style-name="ch3" table:cell-range-address="'SpamSum_(linux-arm)'.A1:'SpamSum_(linux-arm)'.B4" chart:data-source-has-labels="both" svg:x="1.61cm" svg:y="0.299cm" svg:width="26.26cm" svg:height="14.384cm">
          <chart:coordinate-region svg:x="2.275cm" svg:y="0.477cm" svg:width="25.595cm" svg:height="13.603cm"/>
          <chart:axis chart:dimension="x" chart:name="primary-x" chart:style-name="ch4" chartooo:axis-type="text">
            <chart:categories table:cell-range-address="'SpamSum_(linux-arm)'.B1:'SpamSum_(linux-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linux-arm)'.B2:'SpamSum_(linux-arm)'.B2" chart:label-cell-address="'SpamSum_(linux-arm)'.A2:'SpamSum_(linux-arm)'.A2" chart:class="chart:bar">
            <chart:data-point/>
            <chart:data-label chart:style-name="ch8"/>
          </chart:series>
          <chart:series chart:style-name="ch9" chart:values-cell-range-address="'SpamSum_(linux-arm)'.B3:'SpamSum_(linux-arm)'.B3" chart:label-cell-address="'SpamSum_(linux-arm)'.A3:'SpamSum_(linux-arm)'.A3" chart:class="chart:bar">
            <chart:data-point/>
            <chart:data-label chart:style-name="ch8"/>
          </chart:series>
          <chart:series chart:style-name="ch10" chart:values-cell-range-address="'SpamSum_(linux-arm)'.B4:'SpamSum_(linux-arm)'.B4" chart:label-cell-address="'SpamSum_(linux-arm)'.A4:'SpamSum_(linux-arm)'.A4" chart:class="chart:bar">
            <chart:data-point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linux-arm)'.B1:'SpamSum_(linux-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linux-arm)'.A2:'SpamSum_(linux-arm)'.A2</svg:desc>
                </draw:g>
              </table:table-cell>
              <table:table-cell office:value-type="float" office:value="259.81">
                <text:p>259.81</text:p>
                <draw:g>
                  <svg:desc>'SpamSum_(linux-arm)'.B2:'SpamSum_(linux-arm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linux-arm)'.A3:'SpamSum_(linux-arm)'.A3</svg:desc>
                </draw:g>
              </table:table-cell>
              <table:table-cell office:value-type="float" office:value="210.2">
                <text:p>210.2</text:p>
                <draw:g>
                  <svg:desc>'SpamSum_(linux-arm)'.B3:'SpamSum_(linux-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linux-arm)'.A4:'SpamSum_(linux-arm)'.A4</svg:desc>
                </draw:g>
              </table:table-cell>
              <table:table-cell office:value-type="float" office:value="493.1">
                <text:p>493.1</text:p>
                <draw:g>
                  <svg:desc>'SpamSum_(linux-arm)'.B4:'SpamSum_(linux-arm)'.B4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Decompression_(linux-x64)'.A1:'Decompression_(linux-x64)'.I6" chart:data-source-has-labels="both" svg:x="1.565cm" svg:y="0.299cm" svg:width="23.174cm" svg:height="14.384cm">
          <chart:coordinate-region svg:x="2.23cm" svg:y="0.476cm" svg:width="22.509cm" svg:height="13.604cm"/>
          <chart:axis chart:dimension="x" chart:name="primary-x" chart:style-name="ch4" chartooo:axis-type="text">
            <chart:categories table:cell-range-address="'Decompression_(linux-x64)'.B1:'Decompression_(linux-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linux-x64)'.B2:'Decompression_(linux-x64)'.I2" chart:label-cell-address="'Decompression_(linux-x64)'.A2:'Decompression_(linux-x64)'.A2" chart:class="chart:bar">
            <chart:data-point chart:repeated="8"/>
            <chart:data-label chart:style-name="ch8"/>
          </chart:series>
          <chart:series chart:style-name="ch9" chart:values-cell-range-address="'Decompression_(linux-x64)'.B3:'Decompression_(linux-x64)'.I3" chart:label-cell-address="'Decompression_(linux-x64)'.A3:'Decompression_(linux-x64)'.A3" chart:class="chart:bar">
            <chart:data-point chart:repeated="8"/>
            <chart:data-label chart:style-name="ch8"/>
          </chart:series>
          <chart:series chart:style-name="ch10" chart:values-cell-range-address="'Decompression_(linux-x64)'.B4:'Decompression_(linux-x64)'.I4" chart:label-cell-address="'Decompression_(linux-x64)'.A4:'Decompression_(linux-x64)'.A4" chart:class="chart:bar">
            <chart:data-point chart:repeated="8"/>
            <chart:data-label chart:style-name="ch8"/>
          </chart:series>
          <chart:series chart:style-name="ch11" chart:values-cell-range-address="'Decompression_(linux-x64)'.B5:'Decompression_(linux-x64)'.I5" chart:label-cell-address="'Decompression_(linux-x64)'.A5:'Decompression_(linux-x64)'.A5" chart:class="chart:bar">
            <chart:data-point chart:repeated="8"/>
          </chart:series>
          <chart:series chart:style-name="ch12" chart:values-cell-range-address="'Decompression_(linux-x64)'.B6:'Decompression_(linux-x64)'.I6" chart:label-cell-address="'Decompression_(linux-x64)'.A6:'Decompression_(linux-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x64)'.B1:'Decompression_(linux-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linux-x64)'.A2:'Decompression_(linux-x64)'.A2</svg:desc>
                </draw:g>
              </table:table-cell>
              <table:table-cell office:value-type="float" office:value="0.10256">
                <text:p>0.10256</text:p>
                <draw:g>
                  <svg:desc>'Decompression_(linux-x64)'.B2:'Decompression_(linux-x64)'.I2</svg:desc>
                </draw:g>
              </table:table-cell>
              <table:table-cell office:value-type="float" office:value="0.8581">
                <text:p>0.8581</text:p>
              </table:table-cell>
              <table:table-cell office:value-type="float" office:value="5.8239">
                <text:p>5.8239</text:p>
              </table:table-cell>
              <table:table-cell office:value-type="float" office:value="122.44">
                <text:p>122.44</text:p>
              </table:table-cell>
              <table:table-cell office:value-type="float" office:value="79.17">
                <text:p>79.17</text:p>
              </table:table-cell>
              <table:table-cell office:value-type="float" office:value="3.039">
                <text:p>3.039</text:p>
              </table:table-cell>
              <table:table-cell office:value-type="float" office:value="111.68">
                <text:p>111.68</text:p>
              </table:table-cell>
              <table:table-cell office:value-type="float" office:value="77.79">
                <text:p>77.79</text:p>
              </table:table-cell>
            </table:table-row>
            <table:table-row>
              <table:table-cell office:value-type="string">
                <text:p>Aaru 6</text:p>
                <draw:g>
                  <svg:desc>'Decompression_(linux-x64)'.A3:'Decompression_(linux-x64)'.A3</svg:desc>
                </draw:g>
              </table:table-cell>
              <table:table-cell office:value-type="float" office:value="0.04613">
                <text:p>0.04613</text:p>
                <draw:g>
                  <svg:desc>'Decompression_(linux-x64)'.B3:'Decompression_(linux-x64)'.I3</svg:desc>
                </draw:g>
              </table:table-cell>
              <table:table-cell office:value-type="float" office:value="0.5758">
                <text:p>0.5758</text:p>
              </table:table-cell>
              <table:table-cell office:value-type="float" office:value="0.4437">
                <text:p>0.4437</text:p>
              </table:table-cell>
              <table:table-cell office:value-type="float" office:value="43.73">
                <text:p>43.73</text:p>
              </table:table-cell>
              <table:table-cell office:value-type="float" office:value="72.36">
                <text:p>72.36</text:p>
              </table:table-cell>
              <table:table-cell office:value-type="float" office:value="1.014">
                <text:p>1.014</text:p>
              </table:table-cell>
              <table:table-cell office:value-type="float" office:value="98.01">
                <text:p>98.01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x64)'.A4:'Decompression_(linux-x64)'.A4</svg:desc>
                </draw:g>
              </table:table-cell>
              <table:table-cell office:value-type="float" office:value="0.04476">
                <text:p>0.04476</text:p>
                <draw:g>
                  <svg:desc>'Decompression_(linux-x64)'.B4:'Decompression_(linux-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41.82">
                <text:p>41.82</text:p>
              </table:table-cell>
              <table:table-cell office:value-type="float" office:value="56.57">
                <text:p>56.57</text:p>
              </table:table-cell>
              <table:table-cell office:value-type="float" office:value="NaN">
                <text:p>NaN</text:p>
              </table:table-cell>
              <table:table-cell office:value-type="float" office:value="48.15">
                <text:p>48.15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linux-x64)'.A5:'Decompression_(linux-x64)'.A5</svg:desc>
                </draw:g>
              </table:table-cell>
              <table:table-cell office:value-type="float" office:value="0.04885">
                <text:p>0.04885</text:p>
                <draw:g>
                  <svg:desc>'Decompression_(linux-x64)'.B5:'Decompression_(linux-x64)'.I5</svg:desc>
                </draw:g>
              </table:table-cell>
              <table:table-cell office:value-type="float" office:value="0.5924">
                <text:p>0.5924</text:p>
              </table:table-cell>
              <table:table-cell office:value-type="float" office:value="0.3177">
                <text:p>0.3177</text:p>
              </table:table-cell>
              <table:table-cell office:value-type="float" office:value="50.19">
                <text:p>50.19</text:p>
              </table:table-cell>
              <table:table-cell office:value-type="float" office:value="72.04">
                <text:p>72.04</text:p>
              </table:table-cell>
              <table:table-cell office:value-type="float" office:value="1.092">
                <text:p>1.092</text:p>
              </table:table-cell>
              <table:table-cell office:value-type="float" office:value="94.61">
                <text:p>94.61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linux-x64)'.A6:'Decompression_(linux-x64)'.A6</svg:desc>
                </draw:g>
              </table:table-cell>
              <table:table-cell office:value-type="float" office:value="0.04389">
                <text:p>0.04389</text:p>
                <draw:g>
                  <svg:desc>'Decompression_(linux-x64)'.B6:'Decompression_(linux-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81">
                <text:p>0.2981</text:p>
              </table:table-cell>
              <table:table-cell office:value-type="float" office:value="39.07">
                <text:p>39.07</text:p>
              </table:table-cell>
              <table:table-cell office:value-type="float" office:value="55.65">
                <text:p>55.65</text:p>
              </table:table-cell>
              <table:table-cell office:value-type="float" office:value="NaN">
                <text:p>NaN</text:p>
              </table:table-cell>
              <table:table-cell office:value-type="float" office:value="47.91">
                <text:p>47.91</text:p>
              </table:table-cell>
              <table:table-cell office:value-type="float" office:value="46.16">
                <text:p>46.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2cm" svg:height="11.076cm" xlink:href=".." xlink:type="simple" chart:class="chart:bar" chart:style-name="ch1">
        <chart:legend chart:legend-position="end" svg:x="16.581cm" svg:y="4.58cm" style:legend-expansion="high" chart:style-name="ch2"/>
        <chart:plot-area chart:style-name="ch3" table:cell-range-address="'Decompression_(linux-x64)'.A9:'Decompression_(linux-x64)'.I13" chart:data-source-has-labels="both" svg:x="0.397cm" svg:y="0.221cm" svg:width="15.787cm" svg:height="10.634cm">
          <chart:coordinate-region svg:x="1.98cm" svg:y="0.398cm" svg:width="14.204cm" svg:height="9.854cm"/>
          <chart:axis chart:dimension="x" chart:name="primary-x" chart:style-name="ch4" chartooo:axis-type="text">
            <chart:categories table:cell-range-address="'Decompression_(linux-x64)'.B9:'Decompression_(linux-x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linux-x64)'.B10:'Decompression_(linux-x64)'.I10" chart:label-cell-address="'Decompression_(linux-x64)'.A10:'Decompression_(linux-x64)'.A10" chart:class="chart:bar">
            <chart:data-point chart:repeated="8"/>
          </chart:series>
          <chart:series chart:style-name="ch8" chart:values-cell-range-address="'Decompression_(linux-x64)'.B11:'Decompression_(linux-x64)'.I11" chart:label-cell-address="'Decompression_(linux-x64)'.A11:'Decompression_(linux-x64)'.A11" chart:class="chart:bar">
            <chart:data-point chart:repeated="8"/>
          </chart:series>
          <chart:series chart:style-name="ch9" chart:values-cell-range-address="'Decompression_(linux-x64)'.B12:'Decompression_(linux-x64)'.I12" chart:label-cell-address="'Decompression_(linux-x64)'.A12:'Decompression_(linux-x64)'.A12" chart:class="chart:bar">
            <chart:data-point chart:repeated="8"/>
          </chart:series>
          <chart:series chart:style-name="ch10" chart:values-cell-range-address="'Decompression_(linux-x64)'.B13:'Decompression_(linux-x64)'.I13" chart:label-cell-address="'Decompression_(linux-x64)'.A13:'Decompression_(linux-x64)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x64)'.B9:'Decompression_(linux-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linux-x64)'.A10:'Decompression_(linux-x64)'.A10</svg:desc>
                </draw:g>
              </table:table-cell>
              <table:table-cell office:value-type="float" office:value="2.22328202904834">
                <text:p>2.22328202904834</text:p>
                <draw:g>
                  <svg:desc>'Decompression_(linux-x64)'.B10:'Decompression_(linux-x64)'.I10</svg:desc>
                </draw:g>
              </table:table-cell>
              <table:table-cell office:value-type="float" office:value="1.49027440083362">
                <text:p>1.49027440083362</text:p>
              </table:table-cell>
              <table:table-cell office:value-type="float" office:value="13.1257606490872">
                <text:p>13.1257606490872</text:p>
              </table:table-cell>
              <table:table-cell office:value-type="float" office:value="2.79990852961354">
                <text:p>2.79990852961354</text:p>
              </table:table-cell>
              <table:table-cell office:value-type="float" office:value="1.0941127694859">
                <text:p>1.0941127694859</text:p>
              </table:table-cell>
              <table:table-cell office:value-type="float" office:value="2.99704142011834">
                <text:p>2.99704142011834</text:p>
              </table:table-cell>
              <table:table-cell office:value-type="float" office:value="1.13947556371799">
                <text:p>1.13947556371799</text:p>
              </table:table-cell>
              <table:table-cell office:value-type="float" office:value="1.39533632286996">
                <text:p>1.39533632286996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x64)'.A11:'Decompression_(linux-x64)'.A11</svg:desc>
                </draw:g>
              </table:table-cell>
              <table:table-cell office:value-type="float" office:value="2.29133154602324">
                <text:p>2.29133154602324</text:p>
                <draw:g>
                  <svg:desc>'Decompression_(linux-x64)'.B11:'Decompression_(linux-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8091836734694">
                <text:p>19.8091836734694</text:p>
              </table:table-cell>
              <table:table-cell office:value-type="float" office:value="2.92778574844572">
                <text:p>2.92778574844572</text:p>
              </table:table-cell>
              <table:table-cell office:value-type="float" office:value="1.39950503800601">
                <text:p>1.39950503800601</text:p>
              </table:table-cell>
              <table:table-cell office:value-type="float" office:value="NaN">
                <text:p>NaN</text:p>
              </table:table-cell>
              <table:table-cell office:value-type="float" office:value="2.31941848390447">
                <text:p>2.31941848390447</text:p>
              </table:table-cell>
              <table:table-cell office:value-type="float" office:value="1.70816864295125">
                <text:p>1.70816864295125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linux-x64)'.A12:'Decompression_(linux-x64)'.A12</svg:desc>
                </draw:g>
              </table:table-cell>
              <table:table-cell office:value-type="float" office:value="2.09948822927329">
                <text:p>2.09948822927329</text:p>
                <draw:g>
                  <svg:desc>'Decompression_(linux-x64)'.B12:'Decompression_(linux-x64)'.I12</svg:desc>
                </draw:g>
              </table:table-cell>
              <table:table-cell office:value-type="float" office:value="1.4485145172181">
                <text:p>1.4485145172181</text:p>
              </table:table-cell>
              <table:table-cell office:value-type="float" office:value="18.3314447592068">
                <text:p>18.3314447592068</text:p>
              </table:table-cell>
              <table:table-cell office:value-type="float" office:value="2.43952978681012">
                <text:p>2.43952978681012</text:p>
              </table:table-cell>
              <table:table-cell office:value-type="float" office:value="1.09897279289284">
                <text:p>1.09897279289284</text:p>
              </table:table-cell>
              <table:table-cell office:value-type="float" office:value="2.78296703296703">
                <text:p>2.78296703296703</text:p>
              </table:table-cell>
              <table:table-cell office:value-type="float" office:value="1.18042490223021">
                <text:p>1.18042490223021</text:p>
              </table:table-cell>
              <table:table-cell office:value-type="float" office:value="1.38613684960798">
                <text:p>1.3861368496079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linux-x64)'.A13:'Decompression_(linux-x64)'.A13</svg:desc>
                </draw:g>
              </table:table-cell>
              <table:table-cell office:value-type="float" office:value="2.33675096832992">
                <text:p>2.33675096832992</text:p>
                <draw:g>
                  <svg:desc>'Decompression_(linux-x64)'.B13:'Decompression_(linux-x64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5367326400537">
                <text:p>19.5367326400537</text:p>
              </table:table-cell>
              <table:table-cell office:value-type="float" office:value="3.1338622984387">
                <text:p>3.1338622984387</text:p>
              </table:table-cell>
              <table:table-cell office:value-type="float" office:value="1.42264150943396">
                <text:p>1.42264150943396</text:p>
              </table:table-cell>
              <table:table-cell office:value-type="float" office:value="NaN">
                <text:p>NaN</text:p>
              </table:table-cell>
              <table:table-cell office:value-type="float" office:value="2.33103736171989">
                <text:p>2.33103736171989</text:p>
              </table:table-cell>
              <table:table-cell office:value-type="float" office:value="1.68522530329289">
                <text:p>1.685225303292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Decompression_(mac-arm)'.A1:'Decompression_(mac-arm)'.I4" chart:data-source-has-labels="both" svg:x="1.565cm" svg:y="0.299cm" svg:width="24.091cm" svg:height="14.384cm">
          <chart:coordinate-region svg:x="2.23cm" svg:y="0.476cm" svg:width="23.426cm" svg:height="13.604cm"/>
          <chart:axis chart:dimension="x" chart:name="primary-x" chart:style-name="ch4" chartooo:axis-type="text">
            <chart:categories table:cell-range-address="'Decompression_(mac-arm)'.B1:'Decompression_(mac-arm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mac-arm)'.B2:'Decompression_(mac-arm)'.I2" chart:label-cell-address="'Decompression_(mac-arm)'.A2:'Decompression_(mac-arm)'.A2" chart:class="chart:bar">
            <chart:data-point chart:repeated="8"/>
            <chart:data-label chart:style-name="ch8"/>
          </chart:series>
          <chart:series chart:style-name="ch9" chart:values-cell-range-address="'Decompression_(mac-arm)'.B3:'Decompression_(mac-arm)'.I3" chart:label-cell-address="'Decompression_(mac-arm)'.A3:'Decompression_(mac-arm)'.A3" chart:class="chart:bar">
            <chart:data-point chart:repeated="8"/>
            <chart:data-label chart:style-name="ch8"/>
          </chart:series>
          <chart:series chart:style-name="ch10" chart:values-cell-range-address="'Decompression_(mac-arm)'.B4:'Decompression_(mac-arm)'.I4" chart:label-cell-address="'Decompression_(mac-arm)'.A4:'Decompression_(mac-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arm)'.B1:'Decompression_(mac-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mac-arm)'.A2:'Decompression_(mac-arm)'.A2</svg:desc>
                </draw:g>
              </table:table-cell>
              <table:table-cell office:value-type="float" office:value="0.1591">
                <text:p>0.1591</text:p>
                <draw:g>
                  <svg:desc>'Decompression_(mac-arm)'.B2:'Decompression_(mac-arm)'.I2</svg:desc>
                </draw:g>
              </table:table-cell>
              <table:table-cell office:value-type="float" office:value="1.064">
                <text:p>1.064</text:p>
              </table:table-cell>
              <table:table-cell office:value-type="float" office:value="8.86">
                <text:p>8.86</text:p>
              </table:table-cell>
              <table:table-cell office:value-type="float" office:value="130.6">
                <text:p>130.6</text:p>
              </table:table-cell>
              <table:table-cell office:value-type="float" office:value="100.4">
                <text:p>100.4</text:p>
              </table:table-cell>
              <table:table-cell office:value-type="float" office:value="4.362">
                <text:p>4.362</text:p>
              </table:table-cell>
              <table:table-cell office:value-type="float" office:value="144.9">
                <text:p>144.9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Aaru 6</text:p>
                <draw:g>
                  <svg:desc>'Decompression_(mac-arm)'.A3:'Decompression_(mac-arm)'.A3</svg:desc>
                </draw:g>
              </table:table-cell>
              <table:table-cell office:value-type="float" office:value="0.05174">
                <text:p>0.05174</text:p>
                <draw:g>
                  <svg:desc>'Decompression_(mac-arm)'.B3:'Decompression_(mac-arm)'.I3</svg:desc>
                </draw:g>
              </table:table-cell>
              <table:table-cell office:value-type="float" office:value="0.6174">
                <text:p>0.6174</text:p>
              </table:table-cell>
              <table:table-cell office:value-type="float" office:value="0.3702">
                <text:p>0.3702</text:p>
              </table:table-cell>
              <table:table-cell office:value-type="float" office:value="38.66">
                <text:p>38.66</text:p>
              </table:table-cell>
              <table:table-cell office:value-type="float" office:value="84.32">
                <text:p>84.32</text:p>
              </table:table-cell>
              <table:table-cell office:value-type="float" office:value="0.3094">
                <text:p>0.3094</text:p>
              </table:table-cell>
              <table:table-cell office:value-type="float" office:value="105.08">
                <text:p>105.08</text:p>
              </table:table-cell>
              <table:table-cell office:value-type="float" office:value="56.77">
                <text:p>56.77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arm)'.A4:'Decompression_(mac-arm)'.A4</svg:desc>
                </draw:g>
              </table:table-cell>
              <table:table-cell office:value-type="float" office:value="0.07395">
                <text:p>0.07395</text:p>
                <draw:g>
                  <svg:desc>'Decompression_(mac-arm)'.B4:'Decompression_(mac-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422">
                <text:p>0.2422</text:p>
              </table:table-cell>
              <table:table-cell office:value-type="float" office:value="39.82">
                <text:p>39.82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53.14">
                <text:p>53.14</text:p>
              </table:table-cell>
              <table:table-cell office:value-type="float" office:value="41.93">
                <text:p>41.9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772cm" style:legend-expansion="high" chart:style-name="ch2"/>
        <chart:plot-area chart:style-name="ch3" table:cell-range-address="'Checksums_(win-arm)'.A9:'Checksums_(win-arm)'.H14" chart:data-source-has-labels="both" svg:x="0.475cm" svg:y="0.198cm" svg:width="19.557cm" svg:height="9.518cm">
          <chart:coordinate-region svg:x="1.87cm" svg:y="0.375cm" svg:width="18.162cm" svg:height="8.738cm"/>
          <chart:axis chart:dimension="x" chart:name="primary-x" chart:style-name="ch4" chartooo:axis-type="text">
            <chart:categories table:cell-range-address="'Checksums_(win-arm)'.B9:'Checksums_(win-arm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win-arm)'.B10:'Checksums_(win-arm)'.H10" chart:label-cell-address="'Checksums_(win-arm)'.A10:'Checksums_(win-arm)'.A10" chart:class="chart:bar">
            <chart:data-point chart:repeated="7"/>
          </chart:series>
          <chart:series chart:style-name="ch9" chart:values-cell-range-address="'Checksums_(win-arm)'.B11:'Checksums_(win-arm)'.H11" chart:label-cell-address="'Checksums_(win-arm)'.A11:'Checksums_(win-arm)'.A11" chart:class="chart:bar">
            <chart:data-point chart:repeated="7"/>
          </chart:series>
          <chart:series chart:style-name="ch10" chart:values-cell-range-address="'Checksums_(win-arm)'.B12:'Checksums_(win-arm)'.H12" chart:label-cell-address="'Checksums_(win-arm)'.A12:'Checksums_(win-arm)'.A12" chart:class="chart:bar">
            <chart:data-point chart:repeated="7"/>
          </chart:series>
          <chart:series chart:style-name="ch11" chart:values-cell-range-address="'Checksums_(win-arm)'.B13:'Checksums_(win-arm)'.H13" chart:label-cell-address="'Checksums_(win-arm)'.A13:'Checksums_(win-arm)'.A13" chart:class="chart:bar">
            <chart:data-point chart:repeated="7"/>
          </chart:series>
          <chart:series chart:style-name="ch12" chart:values-cell-range-address="'Checksums_(win-arm)'.B14:'Checksums_(win-arm)'.H14" chart:label-cell-address="'Checksums_(win-arm)'.A14:'Checksums_(win-arm)'.A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in-arm)'.B9:'Checksums_(win-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hecksums_(win-arm)'.A10:'Checksums_(win-arm)'.A10</svg:desc>
                </draw:g>
              </table:table-cell>
              <table:table-cell office:value-type="float" office:value="0.433196159122085">
                <text:p>0.433196159122085</text:p>
                <draw:g>
                  <svg:desc>'Checksums_(win-arm)'.B10:'Checksums_(win-arm)'.H10</svg:desc>
                </draw:g>
              </table:table-cell>
              <table:table-cell office:value-type="float" office:value="0.84963247043784">
                <text:p>0.84963247043784</text:p>
              </table:table-cell>
              <table:table-cell office:value-type="float" office:value="0.884086769332671">
                <text:p>0.884086769332671</text:p>
              </table:table-cell>
              <table:table-cell office:value-type="float" office:value="0.903576203208556">
                <text:p>0.903576203208556</text:p>
              </table:table-cell>
              <table:table-cell office:value-type="float" office:value="0.805139523884597">
                <text:p>0.805139523884597</text:p>
              </table:table-cell>
              <table:table-cell office:value-type="float" office:value="0.320121642169285">
                <text:p>0.320121642169285</text:p>
              </table:table-cell>
              <table:table-cell office:value-type="float" office:value="0.444771929824561">
                <text:p>0.444771929824561</text:p>
              </table:table-cell>
            </table:table-row>
            <table:table-row>
              <table:table-cell office:value-type="string">
                <text:p>Aaru 6</text:p>
                <draw:g>
                  <svg:desc>'Checksums_(win-arm)'.A11:'Checksums_(win-arm)'.A11</svg:desc>
                </draw:g>
              </table:table-cell>
              <table:table-cell office:value-type="float" office:value="5.42611683848797">
                <text:p>5.42611683848797</text:p>
                <draw:g>
                  <svg:desc>'Checksums_(win-arm)'.B11:'Checksums_(win-arm)'.H11</svg:desc>
                </draw:g>
              </table:table-cell>
              <table:table-cell office:value-type="float" office:value="3.95315985130112">
                <text:p>3.95315985130112</text:p>
              </table:table-cell>
              <table:table-cell office:value-type="float" office:value="4.02943396226415">
                <text:p>4.02943396226415</text:p>
              </table:table-cell>
              <table:table-cell office:value-type="float" office:value="8.36090923148291">
                <text:p>8.36090923148291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4432529043789">
                <text:p>5.64432529043789</text:p>
              </table:table-cell>
              <table:table-cell office:value-type="float" office:value="5.87395736793327">
                <text:p>5.87395736793327</text:p>
              </table:table-cell>
            </table:table-row>
            <table:table-row>
              <table:table-cell office:value-type="string">
                <text:p>AaruNative</text:p>
                <draw:g>
                  <svg:desc>'Checksums_(win-arm)'.A12:'Checksums_(win-arm)'.A12</svg:desc>
                </draw:g>
              </table:table-cell>
              <table:table-cell office:value-type="float" office:value="5.43545611015491">
                <text:p>5.43545611015491</text:p>
                <draw:g>
                  <svg:desc>'Checksums_(win-arm)'.B12:'Checksums_(win-arm)'.H12</svg:desc>
                </draw:g>
              </table:table-cell>
              <table:table-cell office:value-type="float" office:value="3.96199701937407">
                <text:p>3.96199701937407</text:p>
              </table:table-cell>
              <table:table-cell office:value-type="float" office:value="4.04776345716452">
                <text:p>4.04776345716452</text:p>
              </table:table-cell>
              <table:table-cell office:value-type="float" office:value="8.36220228889576">
                <text:p>8.36220228889576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594982078853">
                <text:p>5.6594982078853</text:p>
              </table:table-cell>
              <table:table-cell office:value-type="float" office:value="5.89033457249071">
                <text:p>5.89033457249071</text:p>
              </table:table-cell>
            </table:table-row>
            <table:table-row>
              <table:table-cell office:value-type="string">
                <text:p>Aaru 6 (AOT)</text:p>
                <draw:g>
                  <svg:desc>'Checksums_(win-arm)'.A13:'Checksums_(win-arm)'.A13</svg:desc>
                </draw:g>
              </table:table-cell>
              <table:table-cell office:value-type="float" office:value="5.75752051048314">
                <text:p>5.75752051048314</text:p>
                <draw:g>
                  <svg:desc>'Checksums_(win-arm)'.B13:'Checksums_(win-arm)'.H13</svg:desc>
                </draw:g>
              </table:table-cell>
              <table:table-cell office:value-type="float" office:value="4.160406885759">
                <text:p>4.160406885759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484141400028">
                <text:p>7.55484141400028</text:p>
              </table:table-cell>
              <table:table-cell office:value-type="float" office:value="3.14664202094886">
                <text:p>3.14664202094886</text:p>
              </table:table-cell>
              <table:table-cell office:value-type="float" office:value="5.91385767790262">
                <text:p>5.91385767790262</text:p>
              </table:table-cell>
              <table:table-cell office:value-type="float" office:value="6.28769841269841">
                <text:p>6.28769841269841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in-arm)'.A14:'Checksums_(win-arm)'.A14</svg:desc>
                </draw:g>
              </table:table-cell>
              <table:table-cell office:value-type="float" office:value="5.75227686703096">
                <text:p>5.75227686703096</text:p>
                <draw:g>
                  <svg:desc>'Checksums_(win-arm)'.B14:'Checksums_(win-arm)'.H14</svg:desc>
                </draw:g>
              </table:table-cell>
              <table:table-cell office:value-type="float" office:value="4.15066354410617">
                <text:p>4.15066354410617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273082832798">
                <text:p>7.55273082832798</text:p>
              </table:table-cell>
              <table:table-cell office:value-type="float" office:value="3.13697788697789">
                <text:p>3.13697788697789</text:p>
              </table:table-cell>
              <table:table-cell office:value-type="float" office:value="5.98106060606061">
                <text:p>5.98106060606061</text:p>
              </table:table-cell>
              <table:table-cell office:value-type="float" office:value="6.25666337611056">
                <text:p>6.25666337611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736cm" svg:height="11.077cm" xlink:href=".." xlink:type="simple" chart:class="chart:bar" chart:style-name="ch1">
        <chart:legend chart:legend-position="end" svg:x="24.382cm" svg:y="5.034cm" style:legend-expansion="high" chart:style-name="ch2"/>
        <chart:plot-area chart:style-name="ch3" table:cell-range-address="'Decompression_(mac-arm)'.A7:'Decompression_(mac-arm)'.I9" chart:data-source-has-labels="both" svg:x="0.488cm" svg:y="0.214cm" svg:width="22.41cm" svg:height="10.621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mac-arm)'.B7:'Decompression_(mac-arm)'.I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mac-arm)'.B8:'Decompression_(mac-arm)'.I8" chart:label-cell-address="'Decompression_(mac-arm)'.A8:'Decompression_(mac-arm)'.A8" chart:class="chart:bar">
            <chart:data-point chart:repeated="8"/>
          </chart:series>
          <chart:series chart:style-name="ch9" chart:values-cell-range-address="'Decompression_(mac-arm)'.B9:'Decompression_(mac-arm)'.I9" chart:label-cell-address="'Decompression_(mac-arm)'.A9:'Decompression_(mac-arm)'.A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arm)'.B7:'Decompression_(mac-arm)'.I7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mac-arm)'.A8:'Decompression_(mac-arm)'.A8</svg:desc>
                </draw:g>
              </table:table-cell>
              <table:table-cell office:value-type="float" office:value="3.07499033629687">
                <text:p>3.07499033629687</text:p>
                <draw:g>
                  <svg:desc>'Decompression_(mac-arm)'.B8:'Decompression_(mac-arm)'.I8</svg:desc>
                </draw:g>
              </table:table-cell>
              <table:table-cell office:value-type="float" office:value="1.7233560090703">
                <text:p>1.7233560090703</text:p>
              </table:table-cell>
              <table:table-cell office:value-type="float" office:value="23.9330091842247">
                <text:p>23.9330091842247</text:p>
              </table:table-cell>
              <table:table-cell office:value-type="float" office:value="3.3781686497672">
                <text:p>3.3781686497672</text:p>
              </table:table-cell>
              <table:table-cell office:value-type="float" office:value="1.19070208728653">
                <text:p>1.19070208728653</text:p>
              </table:table-cell>
              <table:table-cell office:value-type="float" office:value="14.09825468649">
                <text:p>14.09825468649</text:p>
              </table:table-cell>
              <table:table-cell office:value-type="float" office:value="1.37894937190712">
                <text:p>1.37894937190712</text:p>
              </table:table-cell>
              <table:table-cell office:value-type="float" office:value="1.63766073630439">
                <text:p>1.63766073630439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arm)'.A9:'Decompression_(mac-arm)'.A9</svg:desc>
                </draw:g>
              </table:table-cell>
              <table:table-cell office:value-type="float" office:value="2.15145368492224">
                <text:p>2.15145368492224</text:p>
                <draw:g>
                  <svg:desc>'Decompression_(mac-arm)'.B9:'Decompression_(mac-arm)'.I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6.5813377374071">
                <text:p>36.5813377374071</text:p>
              </table:table-cell>
              <table:table-cell office:value-type="float" office:value="3.27975891511803">
                <text:p>3.27975891511803</text:p>
              </table:table-cell>
              <table:table-cell office:value-type="float" office:value="1.61466709552911">
                <text:p>1.61466709552911</text:p>
              </table:table-cell>
              <table:table-cell office:value-type="float" office:value="NaN">
                <text:p>NaN</text:p>
              </table:table-cell>
              <table:table-cell office:value-type="float" office:value="2.7267595031991">
                <text:p>2.7267595031991</text:p>
              </table:table-cell>
              <table:table-cell office:value-type="float" office:value="2.21726687336036">
                <text:p>2.2172668733603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Decompression_(linux-arm)'.A1:'Decompression_(linux-arm)'.I4" chart:data-source-has-labels="both" svg:x="1.567cm" svg:y="0.299cm" svg:width="24.169cm" svg:height="14.383cm">
          <chart:coordinate-region svg:x="2.232cm" svg:y="0.477cm" svg:width="23.504cm" svg:height="13.602cm"/>
          <chart:axis chart:dimension="x" chart:name="primary-x" chart:style-name="ch4" chartooo:axis-type="text">
            <chart:categories table:cell-range-address="'Decompression_(linux-arm)'.B1:'Decompression_(linux-arm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linux-arm)'.B2:'Decompression_(linux-arm)'.I2" chart:label-cell-address="'Decompression_(linux-arm)'.A2:'Decompression_(linux-arm)'.A2" chart:class="chart:bar">
            <chart:data-point chart:repeated="8"/>
            <chart:data-label chart:style-name="ch8"/>
          </chart:series>
          <chart:series chart:style-name="ch9" chart:values-cell-range-address="'Decompression_(linux-arm)'.B3:'Decompression_(linux-arm)'.I3" chart:label-cell-address="'Decompression_(linux-arm)'.A3:'Decompression_(linux-arm)'.A3" chart:class="chart:bar">
            <chart:data-point chart:repeated="8"/>
            <chart:data-label chart:style-name="ch8"/>
          </chart:series>
          <chart:series chart:style-name="ch10" chart:values-cell-range-address="'Decompression_(linux-arm)'.B4:'Decompression_(linux-arm)'.I4" chart:label-cell-address="'Decompression_(linux-arm)'.A4:'Decompression_(linux-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linux-arm)'.B1:'Decompression_(linux-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linux-arm)'.A2:'Decompression_(linux-arm)'.A2</svg:desc>
                </draw:g>
              </table:table-cell>
              <table:table-cell office:value-type="float" office:value="0.4443">
                <text:p>0.4443</text:p>
                <draw:g>
                  <svg:desc>'Decompression_(linux-arm)'.B2:'Decompression_(linux-arm)'.I2</svg:desc>
                </draw:g>
              </table:table-cell>
              <table:table-cell office:value-type="float" office:value="3.21">
                <text:p>3.21</text:p>
              </table:table-cell>
              <table:table-cell office:value-type="float" office:value="28.615">
                <text:p>28.615</text:p>
              </table:table-cell>
              <table:table-cell office:value-type="float" office:value="649.5">
                <text:p>649.5</text:p>
              </table:table-cell>
              <table:table-cell office:value-type="float" office:value="277.5">
                <text:p>277.5</text:p>
              </table:table-cell>
              <table:table-cell office:value-type="float" office:value="15.58">
                <text:p>15.58</text:p>
              </table:table-cell>
              <table:table-cell office:value-type="float" office:value="466.9">
                <text:p>466.9</text:p>
              </table:table-cell>
              <table:table-cell office:value-type="float" office:value="420.9">
                <text:p>420.9</text:p>
              </table:table-cell>
            </table:table-row>
            <table:table-row>
              <table:table-cell office:value-type="string">
                <text:p>Aaru 6</text:p>
                <draw:g>
                  <svg:desc>'Decompression_(linux-arm)'.A3:'Decompression_(linux-arm)'.A3</svg:desc>
                </draw:g>
              </table:table-cell>
              <table:table-cell office:value-type="float" office:value="0.429">
                <text:p>0.429</text:p>
                <draw:g>
                  <svg:desc>'Decompression_(linux-arm)'.B3:'Decompression_(linux-arm)'.I3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4.458">
                <text:p>4.458</text:p>
              </table:table-cell>
              <table:table-cell office:value-type="float" office:value="348.6">
                <text:p>348.6</text:p>
              </table:table-cell>
              <table:table-cell office:value-type="float" office:value="245.1">
                <text:p>245.1</text:p>
              </table:table-cell>
              <table:table-cell office:value-type="float" office:value="5.933">
                <text:p>5.933</text:p>
              </table:table-cell>
              <table:table-cell office:value-type="float" office:value="458.8">
                <text:p>458.8</text:p>
              </table:table-cell>
              <table:table-cell office:value-type="float" office:value="452.4">
                <text:p>452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)'.A4:'Decompression_(linux-arm)'.A4</svg:desc>
                </draw:g>
              </table:table-cell>
              <table:table-cell office:value-type="float" office:value="0.4275">
                <text:p>0.4275</text:p>
                <draw:g>
                  <svg:desc>'Decompression_(linux-arm)'.B4:'Decompression_(linux-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.903">
                <text:p>3.903</text:p>
              </table:table-cell>
              <table:table-cell office:value-type="float" office:value="241.2">
                <text:p>241.2</text:p>
              </table:table-cell>
              <table:table-cell office:value-type="float" office:value="154.7">
                <text:p>154.7</text:p>
              </table:table-cell>
              <table:table-cell office:value-type="float" office:value="NaN">
                <text:p>NaN</text:p>
              </table:table-cell>
              <table:table-cell office:value-type="float" office:value="223.9">
                <text:p>223.9</text:p>
              </table:table-cell>
              <table:table-cell office:value-type="float" office:value="264.1">
                <text:p>264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Decompression_(linux-arm)'.A6:'Decompression_(linux-arm)'.I8" chart:data-source-has-labels="both" svg:x="0.396cm" svg:y="0.198cm" svg:width="16.679cm" svg:height="9.512cm">
          <chart:coordinate-region svg:x="1.791cm" svg:y="0.375cm" svg:width="15.284cm" svg:height="8.732cm"/>
          <chart:axis chart:dimension="x" chart:name="primary-x" chart:style-name="ch4" chartooo:axis-type="text">
            <chart:categories table:cell-range-address="'Decompression_(linux-arm)'.B6:'Decompression_(linux-arm)'.I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_(linux-arm)'.B7:'Decompression_(linux-arm)'.I7" chart:label-cell-address="'Decompression_(linux-arm)'.A7:'Decompression_(linux-arm)'.A7" chart:class="chart:bar">
            <chart:data-point chart:repeated="8"/>
          </chart:series>
          <chart:series chart:style-name="ch8" chart:values-cell-range-address="'Decompression_(linux-arm)'.B8:'Decompression_(linux-arm)'.I8" chart:label-cell-address="'Decompression_(linux-arm)'.A8:'Decompression_(linux-arm)'.A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arm)'.B6:'Decompression_(linux-arm)'.I6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linux-arm)'.A7:'Decompression_(linux-arm)'.A7</svg:desc>
                </draw:g>
              </table:table-cell>
              <table:table-cell office:value-type="float" office:value="1.03566433566434">
                <text:p>1.03566433566434</text:p>
                <draw:g>
                  <svg:desc>'Decompression_(linux-arm)'.B7:'Decompression_(linux-arm)'.I7</svg:desc>
                </draw:g>
              </table:table-cell>
              <table:table-cell office:value-type="float" office:value="1.03548387096774">
                <text:p>1.03548387096774</text:p>
              </table:table-cell>
              <table:table-cell office:value-type="float" office:value="6.4187976671153">
                <text:p>6.4187976671153</text:p>
              </table:table-cell>
              <table:table-cell office:value-type="float" office:value="1.8631669535284">
                <text:p>1.8631669535284</text:p>
              </table:table-cell>
              <table:table-cell office:value-type="float" office:value="1.13219094247246">
                <text:p>1.13219094247246</text:p>
              </table:table-cell>
              <table:table-cell office:value-type="float" office:value="2.6259902241699">
                <text:p>2.6259902241699</text:p>
              </table:table-cell>
              <table:table-cell office:value-type="float" office:value="1.01765475152572">
                <text:p>1.01765475152572</text:p>
              </table:table-cell>
              <table:table-cell office:value-type="float" office:value="0.930371352785146">
                <text:p>0.930371352785146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)'.A8:'Decompression_(linux-arm)'.A8</svg:desc>
                </draw:g>
              </table:table-cell>
              <table:table-cell office:value-type="float" office:value="1.03929824561404">
                <text:p>1.03929824561404</text:p>
                <draw:g>
                  <svg:desc>'Decompression_(linux-arm)'.B8:'Decompression_(linux-arm)'.I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7.33153984114783">
                <text:p>7.33153984114783</text:p>
              </table:table-cell>
              <table:table-cell office:value-type="float" office:value="2.69278606965174">
                <text:p>2.69278606965174</text:p>
              </table:table-cell>
              <table:table-cell office:value-type="float" office:value="1.79379444085326">
                <text:p>1.79379444085326</text:p>
              </table:table-cell>
              <table:table-cell office:value-type="float" office:value="NaN">
                <text:p>NaN</text:p>
              </table:table-cell>
              <table:table-cell office:value-type="float" office:value="2.08530594015185">
                <text:p>2.08530594015185</text:p>
              </table:table-cell>
              <table:table-cell office:value-type="float" office:value="1.59371450208254">
                <text:p>1.5937145020825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Decompression_(linux-arm64)'.A1:'Decompression_(linux-arm64)'.I4" chart:data-source-has-labels="both" svg:x="1.567cm" svg:y="0.299cm" svg:width="24.196cm" svg:height="14.383cm">
          <chart:coordinate-region svg:x="2.232cm" svg:y="0.477cm" svg:width="23.531cm" svg:height="13.602cm"/>
          <chart:axis chart:dimension="x" chart:name="primary-x" chart:style-name="ch4" chartooo:axis-type="text">
            <chart:categories table:cell-range-address="'Decompression_(linux-arm64)'.B1:'Decompression_(linux-arm64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linux-arm64)'.B2:'Decompression_(linux-arm64)'.I2" chart:label-cell-address="'Decompression_(linux-arm64)'.A2:'Decompression_(linux-arm64)'.A2" chart:class="chart:bar">
            <chart:data-point chart:repeated="8"/>
            <chart:data-label chart:style-name="ch8"/>
          </chart:series>
          <chart:series chart:style-name="ch9" chart:values-cell-range-address="'Decompression_(linux-arm64)'.B3:'Decompression_(linux-arm64)'.I3" chart:label-cell-address="'Decompression_(linux-arm64)'.A3:'Decompression_(linux-arm64)'.A3" chart:class="chart:bar">
            <chart:data-point chart:repeated="8"/>
            <chart:data-label chart:style-name="ch8"/>
          </chart:series>
          <chart:series chart:style-name="ch10" chart:values-cell-range-address="'Decompression_(linux-arm64)'.B4:'Decompression_(linux-arm64)'.I4" chart:label-cell-address="'Decompression_(linux-arm64)'.A4:'Decompression_(linux-arm64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linux-arm64)'.B1:'Decompression_(linux-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linux-arm64)'.A2:'Decompression_(linux-arm64)'.A2</svg:desc>
                </draw:g>
              </table:table-cell>
              <table:table-cell office:value-type="float" office:value="370.5">
                <text:p>370.5</text:p>
                <draw:g>
                  <svg:desc>'Decompression_(linux-arm64)'.B2:'Decompression_(linux-arm64)'.I2</svg:desc>
                </draw:g>
              </table:table-cell>
              <table:table-cell office:value-type="float" office:value="3.348">
                <text:p>3.348</text:p>
              </table:table-cell>
              <table:table-cell office:value-type="float" office:value="22.813">
                <text:p>22.813</text:p>
              </table:table-cell>
              <table:table-cell office:value-type="float" office:value="660.9">
                <text:p>660.9</text:p>
              </table:table-cell>
              <table:table-cell office:value-type="float" office:value="263.2">
                <text:p>263.2</text:p>
              </table:table-cell>
              <table:table-cell office:value-type="float" office:value="15.042">
                <text:p>15.042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</text:p>
                <draw:g>
                  <svg:desc>'Decompression_(linux-arm64)'.A3:'Decompression_(linux-arm64)'.A3</svg:desc>
                </draw:g>
              </table:table-cell>
              <table:table-cell office:value-type="float" office:value="253">
                <text:p>253</text:p>
                <draw:g>
                  <svg:desc>'Decompression_(linux-arm64)'.B3:'Decompression_(linux-arm64)'.I3</svg:desc>
                </draw:g>
              </table:table-cell>
              <table:table-cell office:value-type="float" office:value="3.346">
                <text:p>3.346</text:p>
              </table:table-cell>
              <table:table-cell office:value-type="float" office:value="2.05">
                <text:p>2.05</text:p>
              </table:table-cell>
              <table:table-cell office:value-type="float" office:value="330.4">
                <text:p>330.4</text:p>
              </table:table-cell>
              <table:table-cell office:value-type="float" office:value="263.2">
                <text:p>263.2</text:p>
              </table:table-cell>
              <table:table-cell office:value-type="float" office:value="5.791">
                <text:p>5.791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64)'.A4:'Decompression_(linux-arm64)'.A4</svg:desc>
                </draw:g>
              </table:table-cell>
              <table:table-cell office:value-type="float" office:value="239.1">
                <text:p>239.1</text:p>
                <draw:g>
                  <svg:desc>'Decompression_(linux-arm64)'.B4:'Decompression_(linux-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127">
                <text:p>1.127</text:p>
              </table:table-cell>
              <table:table-cell office:value-type="float" office:value="252.3">
                <text:p>252.3</text:p>
              </table:table-cell>
              <table:table-cell office:value-type="float" office:value="170.7">
                <text:p>170.7</text:p>
              </table:table-cell>
              <table:table-cell office:value-type="float" office:value="NaN">
                <text:p>NaN</text:p>
              </table:table-cell>
              <table:table-cell office:value-type="float" office:value="158.9">
                <text:p>158.9</text:p>
              </table:table-cell>
              <table:table-cell office:value-type="float" office:value="147.2">
                <text:p>147.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Decompression_(linux-arm64)'.A9:'Decompression_(linux-arm64)'.I11" chart:data-source-has-labels="both" svg:x="0.396cm" svg:y="0.198cm" svg:width="16.678cm" svg:height="9.511cm">
          <chart:coordinate-region svg:x="1.979cm" svg:y="0.375cm" svg:width="15.095cm" svg:height="8.731cm"/>
          <chart:axis chart:dimension="x" chart:name="primary-x" chart:style-name="ch4" chartooo:axis-type="text">
            <chart:categories table:cell-range-address="'Decompression_(linux-arm64)'.B9:'Decompression_(linux-arm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linux-arm64)'.B10:'Decompression_(linux-arm64)'.I10" chart:label-cell-address="'Decompression_(linux-arm64)'.A10:'Decompression_(linux-arm64)'.A10" chart:class="chart:bar">
            <chart:data-point chart:repeated="8"/>
          </chart:series>
          <chart:series chart:style-name="ch8" chart:values-cell-range-address="'Decompression_(linux-arm64)'.B11:'Decompression_(linux-arm64)'.I11" chart:label-cell-address="'Decompression_(linux-arm64)'.A11:'Decompression_(linux-arm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linux-arm64)'.B9:'Decompression_(linux-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linux-arm64)'.A10:'Decompression_(linux-arm64)'.A10</svg:desc>
                </draw:g>
              </table:table-cell>
              <table:table-cell office:value-type="float" office:value="1.46442687747036">
                <text:p>1.46442687747036</text:p>
                <draw:g>
                  <svg:desc>'Decompression_(linux-arm64)'.B10:'Decompression_(linux-arm64)'.I10</svg:desc>
                </draw:g>
              </table:table-cell>
              <table:table-cell office:value-type="float" office:value="1.0005977286312">
                <text:p>1.0005977286312</text:p>
              </table:table-cell>
              <table:table-cell office:value-type="float" office:value="11.1282926829268">
                <text:p>11.1282926829268</text:p>
              </table:table-cell>
              <table:table-cell office:value-type="float" office:value="2.00030266343826">
                <text:p>2.00030266343826</text:p>
              </table:table-cell>
              <table:table-cell office:value-type="float" office:value="1">
                <text:p>1</text:p>
              </table:table-cell>
              <table:table-cell office:value-type="float" office:value="2.59747884648593">
                <text:p>2.597478846485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linux-arm64)'.A11:'Decompression_(linux-arm64)'.A11</svg:desc>
                </draw:g>
              </table:table-cell>
              <table:table-cell office:value-type="float" office:value="1.5495608531995">
                <text:p>1.5495608531995</text:p>
                <draw:g>
                  <svg:desc>'Decompression_(linux-arm64)'.B11:'Decompression_(linux-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2422360248447">
                <text:p>20.2422360248447</text:p>
              </table:table-cell>
              <table:table-cell office:value-type="float" office:value="2.61950059453032">
                <text:p>2.61950059453032</text:p>
              </table:table-cell>
              <table:table-cell office:value-type="float" office:value="1.5418863503222">
                <text:p>1.5418863503222</text:p>
              </table:table-cell>
              <table:table-cell office:value-type="float" office:value="NaN">
                <text:p>NaN</text:p>
              </table:table-cell>
              <table:table-cell office:value-type="float" office:value="2.54059156702329">
                <text:p>2.54059156702329</text:p>
              </table:table-cell>
              <table:table-cell office:value-type="float" office:value="1.87771739130435">
                <text:p>1.8777173913043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cm" svg:height="14.981cm" xlink:href=".." xlink:type="simple" chart:class="chart:bar" chart:style-name="ch1">
        <chart:legend chart:legend-position="end" svg:x="25.309cm" svg:y="6.305cm" style:legend-expansion="high" chart:style-name="ch2"/>
        <chart:plot-area chart:style-name="ch3" table:cell-range-address="'Compression_(linux-x64)'.A1:'Compression_(linux-x64)'.F6" chart:data-source-has-labels="both" svg:x="1.565cm" svg:y="0.299cm" svg:width="23.173cm" svg:height="14.383cm">
          <chart:coordinate-region svg:x="2.419cm" svg:y="0.477cm" svg:width="22.319cm" svg:height="13.602cm"/>
          <chart:axis chart:dimension="x" chart:name="primary-x" chart:style-name="ch4" chartooo:axis-type="text">
            <chart:categories table:cell-range-address="'Compression_(linux-x64)'.B1:'Compression_(linux-x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linux-x64)'.B2:'Compression_(linux-x64)'.F2" chart:label-cell-address="'Compression_(linux-x64)'.A2:'Compression_(linux-x64)'.A2" chart:class="chart:bar">
            <chart:data-point chart:repeated="5"/>
            <chart:data-label chart:style-name="ch8"/>
          </chart:series>
          <chart:series chart:style-name="ch9" chart:values-cell-range-address="'Compression_(linux-x64)'.B3:'Compression_(linux-x64)'.F3" chart:label-cell-address="'Compression_(linux-x64)'.A3:'Compression_(linux-x64)'.A3" chart:class="chart:bar">
            <chart:data-point chart:repeated="5"/>
            <chart:data-label chart:style-name="ch8"/>
          </chart:series>
          <chart:series chart:style-name="ch10" chart:values-cell-range-address="'Compression_(linux-x64)'.B4:'Compression_(linux-x64)'.F4" chart:label-cell-address="'Compression_(linux-x64)'.A4:'Compression_(linux-x64)'.A4" chart:class="chart:bar">
            <chart:data-point chart:repeated="5"/>
            <chart:data-label chart:style-name="ch8"/>
          </chart:series>
          <chart:series chart:style-name="ch11" chart:values-cell-range-address="'Compression_(linux-x64)'.B5:'Compression_(linux-x64)'.F5" chart:label-cell-address="'Compression_(linux-x64)'.A5:'Compression_(linux-x64)'.A5" chart:class="chart:bar">
            <chart:data-point chart:repeated="5"/>
          </chart:series>
          <chart:series chart:style-name="ch12" chart:values-cell-range-address="'Compression_(linux-x64)'.B6:'Compression_(linux-x64)'.F6" chart:label-cell-address="'Compression_(linux-x64)'.A6:'Compression_(linux-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x64)'.B1:'Compression_(linux-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linux-x64)'.A2:'Compression_(linux-x64)'.A2</svg:desc>
                </draw:g>
              </table:table-cell>
              <table:table-cell office:value-type="float" office:value="661.3">
                <text:p>661.3</text:p>
                <draw:g>
                  <svg:desc>'Compression_(linux-x64)'.B2:'Compression_(linux-x64)'.F2</svg:desc>
                </draw:g>
              </table:table-cell>
              <table:table-cell office:value-type="float" office:value="1249.1">
                <text:p>1249.1</text:p>
              </table:table-cell>
              <table:table-cell office:value-type="float" office:value="1489.8">
                <text:p>1489.8</text:p>
              </table:table-cell>
              <table:table-cell office:value-type="float" office:value="7522">
                <text:p>7522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Aaru 6</text:p>
                <draw:g>
                  <svg:desc>'Compression_(linux-x64)'.A3:'Compression_(linux-x64)'.A3</svg:desc>
                </draw:g>
              </table:table-cell>
              <table:table-cell office:value-type="float" office:value="334.2">
                <text:p>334.2</text:p>
                <draw:g>
                  <svg:desc>'Compression_(linux-x64)'.B3:'Compression_(linux-x64)'.F3</svg:desc>
                </draw:g>
              </table:table-cell>
              <table:table-cell office:value-type="float" office:value="1096.3">
                <text:p>1096.3</text:p>
              </table:table-cell>
              <table:table-cell office:value-type="float" office:value="184">
                <text:p>184</text:p>
              </table:table-cell>
              <table:table-cell office:value-type="float" office:value="7044">
                <text:p>7044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x64)'.A4:'Compression_(linux-x64)'.A4</svg:desc>
                </draw:g>
              </table:table-cell>
              <table:table-cell office:value-type="float" office:value="186.5">
                <text:p>186.5</text:p>
                <draw:g>
                  <svg:desc>'Compression_(linux-x64)'.B4:'Compression_(linux-x64)'.F4</svg:desc>
                </draw:g>
              </table:table-cell>
              <table:table-cell office:value-type="float" office:value="830.5">
                <text:p>830.5</text:p>
              </table:table-cell>
              <table:table-cell office:value-type="float" office:value="NaN">
                <text:p>NaN</text:p>
              </table:table-cell>
              <table:table-cell office:value-type="float" office:value="3213">
                <text:p>321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linux-x64)'.A5:'Compression_(linux-x64)'.A5</svg:desc>
                </draw:g>
              </table:table-cell>
              <table:table-cell office:value-type="float" office:value="318.7">
                <text:p>318.7</text:p>
                <draw:g>
                  <svg:desc>'Compression_(linux-x64)'.B5:'Compression_(linux-x64)'.F5</svg:desc>
                </draw:g>
              </table:table-cell>
              <table:table-cell office:value-type="float" office:value="1151">
                <text:p>1151</text:p>
              </table:table-cell>
              <table:table-cell office:value-type="float" office:value="187.3">
                <text:p>187.3</text:p>
              </table:table-cell>
              <table:table-cell office:value-type="float" office:value="7398">
                <text:p>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linux-x64)'.A6:'Compression_(linux-x64)'.A6</svg:desc>
                </draw:g>
              </table:table-cell>
              <table:table-cell office:value-type="float" office:value="180.8">
                <text:p>180.8</text:p>
                <draw:g>
                  <svg:desc>'Compression_(linux-x64)'.B6:'Compression_(linux-x64)'.F6</svg:desc>
                </draw:g>
              </table:table-cell>
              <table:table-cell office:value-type="float" office:value="808.1">
                <text:p>808.1</text:p>
              </table:table-cell>
              <table:table-cell office:value-type="float" office:value="NaN">
                <text:p>NaN</text:p>
              </table:table-cell>
              <table:table-cell office:value-type="float" office:value="3202">
                <text:p>3202</text:p>
              </table:table-cell>
              <table:table-cell office:value-type="float" office:value="159.2">
                <text:p>159.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58cm" style:legend-expansion="high" chart:style-name="ch2"/>
        <chart:plot-area chart:style-name="ch3" table:cell-range-address="'Compression_(linux-x64)'.A9:'Compression_(linux-x64)'.F13" chart:data-source-has-labels="both" svg:x="0.397cm" svg:y="0.221cm" svg:width="15.788cm" svg:height="10.635cm">
          <chart:coordinate-region svg:x="1.792cm" svg:y="0.398cm" svg:width="14.393cm" svg:height="9.855cm"/>
          <chart:axis chart:dimension="x" chart:name="primary-x" chart:style-name="ch4" chartooo:axis-type="text">
            <chart:categories table:cell-range-address="'Compression_(linux-x64)'.B9:'Compression_(linux-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linux-x64)'.B10:'Compression_(linux-x64)'.F10" chart:label-cell-address="'Compression_(linux-x64)'.A10:'Compression_(linux-x64)'.A10" chart:class="chart:bar">
            <chart:data-point chart:repeated="5"/>
          </chart:series>
          <chart:series chart:style-name="ch8" chart:values-cell-range-address="'Compression_(linux-x64)'.B11:'Compression_(linux-x64)'.F11" chart:label-cell-address="'Compression_(linux-x64)'.A11:'Compression_(linux-x64)'.A11" chart:class="chart:bar">
            <chart:data-point chart:repeated="5"/>
          </chart:series>
          <chart:series chart:style-name="ch9" chart:values-cell-range-address="'Compression_(linux-x64)'.B12:'Compression_(linux-x64)'.F12" chart:label-cell-address="'Compression_(linux-x64)'.A12:'Compression_(linux-x64)'.A12" chart:class="chart:bar">
            <chart:data-point chart:repeated="5"/>
          </chart:series>
          <chart:series chart:style-name="ch10" chart:values-cell-range-address="'Compression_(linux-x64)'.B13:'Compression_(linux-x64)'.F13" chart:label-cell-address="'Compression_(linux-x64)'.A13:'Compression_(linux-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x64)'.B9:'Compression_(linux-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linux-x64)'.A10:'Compression_(linux-x64)'.A10</svg:desc>
                </draw:g>
              </table:table-cell>
              <table:table-cell office:value-type="float" office:value="1.9787552363854">
                <text:p>1.9787552363854</text:p>
                <draw:g>
                  <svg:desc>'Compression_(linux-x64)'.B10:'Compression_(linux-x64)'.F10</svg:desc>
                </draw:g>
              </table:table-cell>
              <table:table-cell office:value-type="float" office:value="1.13937790750707">
                <text:p>1.13937790750707</text:p>
              </table:table-cell>
              <table:table-cell office:value-type="float" office:value="8.09673913043478">
                <text:p>8.09673913043478</text:p>
              </table:table-cell>
              <table:table-cell office:value-type="float" office:value="1.06785917092561">
                <text:p>1.06785917092561</text:p>
              </table:table-cell>
              <table:table-cell office:value-type="float" office:value="1.02107661634862">
                <text:p>1.02107661634862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x64)'.A11:'Compression_(linux-x64)'.A11</svg:desc>
                </draw:g>
              </table:table-cell>
              <table:table-cell office:value-type="float" office:value="3.54584450402145">
                <text:p>3.54584450402145</text:p>
                <draw:g>
                  <svg:desc>'Compression_(linux-x64)'.B11:'Compression_(linux-x64)'.F11</svg:desc>
                </draw:g>
              </table:table-cell>
              <table:table-cell office:value-type="float" office:value="1.50403371462974">
                <text:p>1.50403371462974</text:p>
              </table:table-cell>
              <table:table-cell office:value-type="float" office:value="NaN">
                <text:p>NaN</text:p>
              </table:table-cell>
              <table:table-cell office:value-type="float" office:value="2.34111422346716">
                <text:p>2.34111422346716</text:p>
              </table:table-cell>
              <table:table-cell office:value-type="float" office:value="2.23086496577474">
                <text:p>2.23086496577474</text:p>
              </table:table-cell>
            </table:table-row>
            <table:table-row>
              <table:table-cell office:value-type="string">
                <text:p>Aaru 6 (AOT)</text:p>
                <draw:g>
                  <svg:desc>'Compression_(linux-x64)'.A12:'Compression_(linux-x64)'.A12</svg:desc>
                </draw:g>
              </table:table-cell>
              <table:table-cell office:value-type="float" office:value="2.07499215563226">
                <text:p>2.07499215563226</text:p>
                <draw:g>
                  <svg:desc>'Compression_(linux-x64)'.B12:'Compression_(linux-x64)'.F12</svg:desc>
                </draw:g>
              </table:table-cell>
              <table:table-cell office:value-type="float" office:value="1.08523023457863">
                <text:p>1.08523023457863</text:p>
              </table:table-cell>
              <table:table-cell office:value-type="float" office:value="7.95408435664709">
                <text:p>7.95408435664709</text:p>
              </table:table-cell>
              <table:table-cell office:value-type="float" office:value="1.01676128683428">
                <text:p>1.0167612868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linux-x64)'.A13:'Compression_(linux-x64)'.A13</svg:desc>
                </draw:g>
              </table:table-cell>
              <table:table-cell office:value-type="float" office:value="3.65763274336283">
                <text:p>3.65763274336283</text:p>
                <draw:g>
                  <svg:desc>'Compression_(linux-x64)'.B13:'Compression_(linux-x64)'.F13</svg:desc>
                </draw:g>
              </table:table-cell>
              <table:table-cell office:value-type="float" office:value="1.5457245390422">
                <text:p>1.5457245390422</text:p>
              </table:table-cell>
              <table:table-cell office:value-type="float" office:value="NaN">
                <text:p>NaN</text:p>
              </table:table-cell>
              <table:table-cell office:value-type="float" office:value="2.34915677701437">
                <text:p>2.34915677701437</text:p>
              </table:table-cell>
              <table:table-cell office:value-type="float" office:value="2.25188442211055">
                <text:p>2.2518844221105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Compression_(mac-arm)'.A1:'Compression_(mac-arm)'.F4" chart:data-source-has-labels="both" svg:x="1.565cm" svg:y="0.299cm" svg:width="24.091cm" svg:height="14.384cm">
          <chart:coordinate-region svg:x="2.607cm" svg:y="0.476cm" svg:width="23.049cm" svg:height="13.604cm"/>
          <chart:axis chart:dimension="x" chart:name="primary-x" chart:style-name="ch4" chartooo:axis-type="text">
            <chart:categories table:cell-range-address="'Compression_(mac-arm)'.B1:'Compression_(mac-arm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mac-arm)'.B2:'Compression_(mac-arm)'.F2" chart:label-cell-address="'Compression_(mac-arm)'.A2:'Compression_(mac-arm)'.A2" chart:class="chart:bar">
            <chart:data-point chart:repeated="5"/>
            <chart:data-label chart:style-name="ch8"/>
          </chart:series>
          <chart:series chart:style-name="ch9" chart:values-cell-range-address="'Compression_(mac-arm)'.B3:'Compression_(mac-arm)'.F3" chart:label-cell-address="'Compression_(mac-arm)'.A3:'Compression_(mac-arm)'.A3" chart:class="chart:bar">
            <chart:data-point chart:repeated="5"/>
            <chart:data-label chart:style-name="ch8"/>
          </chart:series>
          <chart:series chart:style-name="ch10" chart:values-cell-range-address="'Compression_(mac-arm)'.B4:'Compression_(mac-arm)'.F4" chart:label-cell-address="'Compression_(mac-arm)'.A4:'Compression_(mac-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arm)'.B1:'Compression_(mac-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mac-arm)'.A2:'Compression_(mac-arm)'.A2</svg:desc>
                </draw:g>
              </table:table-cell>
              <table:table-cell office:value-type="float" office:value="795.5">
                <text:p>795.5</text:p>
                <draw:g>
                  <svg:desc>'Compression_(mac-arm)'.B2:'Compression_(mac-arm)'.F2</svg:desc>
                </draw:g>
              </table:table-cell>
              <table:table-cell office:value-type="float" office:value="1526">
                <text:p>1526</text:p>
              </table:table-cell>
              <table:table-cell office:value-type="float" office:value="1818.7">
                <text:p>1818.7</text:p>
              </table:table-cell>
              <table:table-cell office:value-type="float" office:value="9431">
                <text:p>943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aru 6</text:p>
                <draw:g>
                  <svg:desc>'Compression_(mac-arm)'.A3:'Compression_(mac-arm)'.A3</svg:desc>
                </draw:g>
              </table:table-cell>
              <table:table-cell office:value-type="float" office:value="317.5">
                <text:p>317.5</text:p>
                <draw:g>
                  <svg:desc>'Compression_(mac-arm)'.B3:'Compression_(mac-arm)'.F3</svg:desc>
                </draw:g>
              </table:table-cell>
              <table:table-cell office:value-type="float" office:value="1034.4">
                <text:p>1034.4</text:p>
              </table:table-cell>
              <table:table-cell office:value-type="float" office:value="185">
                <text:p>185</text:p>
              </table:table-cell>
              <table:table-cell office:value-type="float" office:value="6893">
                <text:p>6893</text:p>
              </table:table-cell>
              <table:table-cell office:value-type="float" office:value="323.3">
                <text:p>323.3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arm)'.A4:'Compression_(mac-arm)'.A4</svg:desc>
                </draw:g>
              </table:table-cell>
              <table:table-cell office:value-type="float" office:value="194.5">
                <text:p>194.5</text:p>
                <draw:g>
                  <svg:desc>'Compression_(mac-arm)'.B4:'Compression_(mac-arm)'.F4</svg:desc>
                </draw:g>
              </table:table-cell>
              <table:table-cell office:value-type="float" office:value="834.9">
                <text:p>834.9</text:p>
              </table:table-cell>
              <table:table-cell office:value-type="float" office:value="NaN">
                <text:p>NaN</text:p>
              </table:table-cell>
              <table:table-cell office:value-type="float" office:value="3592">
                <text:p>3592</text:p>
              </table:table-cell>
              <table:table-cell office:value-type="float" office:value="490.1">
                <text:p>490.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499cm" svg:y="5.034cm" style:legend-expansion="high" chart:style-name="ch2"/>
        <chart:plot-area chart:style-name="ch3" table:cell-range-address="'Compression_(mac-arm)'.A7:'Compression_(mac-arm)'.F9" chart:data-source-has-labels="both" svg:x="0.397cm" svg:y="0.221cm" svg:width="16.705cm" svg:height="10.635cm">
          <chart:coordinate-region svg:x="1.98cm" svg:y="0.399cm" svg:width="15.122cm" svg:height="9.854cm"/>
          <chart:axis chart:dimension="x" chart:name="primary-x" chart:style-name="ch4" chartooo:axis-type="text">
            <chart:categories table:cell-range-address="'Compression_(mac-arm)'.B7:'Compression_(mac-arm)'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mac-arm)'.B8:'Compression_(mac-arm)'.F8" chart:label-cell-address="'Compression_(mac-arm)'.A8:'Compression_(mac-arm)'.A8" chart:class="chart:bar">
            <chart:data-point chart:repeated="5"/>
          </chart:series>
          <chart:series chart:style-name="ch8" chart:values-cell-range-address="'Compression_(mac-arm)'.B9:'Compression_(mac-arm)'.F9" chart:label-cell-address="'Compression_(mac-arm)'.A9:'Compression_(mac-arm)'.A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arm)'.B7:'Compression_(mac-arm)'.F7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mac-arm)'.A8:'Compression_(mac-arm)'.A8</svg:desc>
                </draw:g>
              </table:table-cell>
              <table:table-cell office:value-type="float" office:value="2.50551181102362">
                <text:p>2.50551181102362</text:p>
                <draw:g>
                  <svg:desc>'Compression_(mac-arm)'.B8:'Compression_(mac-arm)'.F8</svg:desc>
                </draw:g>
              </table:table-cell>
              <table:table-cell office:value-type="float" office:value="1.47525135344161">
                <text:p>1.47525135344161</text:p>
              </table:table-cell>
              <table:table-cell office:value-type="float" office:value="9.83081081081081">
                <text:p>9.83081081081081</text:p>
              </table:table-cell>
              <table:table-cell office:value-type="float" office:value="1.36819962280575">
                <text:p>1.3681996228057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arm)'.A9:'Compression_(mac-arm)'.A9</svg:desc>
                </draw:g>
              </table:table-cell>
              <table:table-cell office:value-type="float" office:value="4.08997429305913">
                <text:p>4.08997429305913</text:p>
                <draw:g>
                  <svg:desc>'Compression_(mac-arm)'.B9:'Compression_(mac-arm)'.F9</svg:desc>
                </draw:g>
              </table:table-cell>
              <table:table-cell office:value-type="float" office:value="1.82776380404839">
                <text:p>1.82776380404839</text:p>
              </table:table-cell>
              <table:table-cell office:value-type="float" office:value="NaN">
                <text:p>NaN</text:p>
              </table:table-cell>
              <table:table-cell office:value-type="float" office:value="2.62555679287305">
                <text:p>2.62555679287305</text:p>
              </table:table-cell>
              <table:table-cell office:value-type="float" office:value="0.865129565394817">
                <text:p>0.86512956539481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Compression_(linux-arm)'.A1:'Compression_(linux-arm)'.F4" chart:data-source-has-labels="both" svg:x="1.567cm" svg:y="0.299cm" svg:width="24.169cm" svg:height="14.383cm">
          <chart:coordinate-region svg:x="2.609cm" svg:y="0.476cm" svg:width="23.127cm" svg:height="13.603cm"/>
          <chart:axis chart:dimension="x" chart:name="primary-x" chart:style-name="ch4" chartooo:axis-type="text">
            <chart:categories table:cell-range-address="'Compression_(linux-arm)'.B1:'Compression_(linux-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linux-arm)'.B2:'Compression_(linux-arm)'.F2" chart:label-cell-address="'Compression_(linux-arm)'.A2:'Compression_(linux-arm)'.A2" chart:class="chart:bar">
            <chart:data-point chart:repeated="5"/>
            <chart:data-label chart:style-name="ch8"/>
          </chart:series>
          <chart:series chart:style-name="ch9" chart:values-cell-range-address="'Compression_(linux-arm)'.B3:'Compression_(linux-arm)'.F3" chart:label-cell-address="'Compression_(linux-arm)'.A3:'Compression_(linux-arm)'.A3" chart:class="chart:bar">
            <chart:data-point chart:repeated="5"/>
            <chart:data-label chart:style-name="ch8"/>
          </chart:series>
          <chart:series chart:style-name="ch10" chart:values-cell-range-address="'Compression_(linux-arm)'.B4:'Compression_(linux-arm)'.F4" chart:label-cell-address="'Compression_(linux-arm)'.A4:'Compression_(linux-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)'.B1:'Compression_(linux-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linux-arm)'.A2:'Compression_(linux-arm)'.A2</svg:desc>
                </draw:g>
              </table:table-cell>
              <table:table-cell office:value-type="float" office:value="5261.3">
                <text:p>5261.3</text:p>
                <draw:g>
                  <svg:desc>'Compression_(linux-arm)'.B2:'Compression_(linux-arm)'.F2</svg:desc>
                </draw:g>
              </table:table-cell>
              <table:table-cell office:value-type="float" office:value="5841">
                <text:p>5841</text:p>
              </table:table-cell>
              <table:table-cell office:value-type="float" office:value="6939.5">
                <text:p>6939.5</text:p>
              </table:table-cell>
              <table:table-cell office:value-type="float" office:value="41220">
                <text:p>41220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Aaru 6</text:p>
                <draw:g>
                  <svg:desc>'Compression_(linux-arm)'.A3:'Compression_(linux-arm)'.A3</svg:desc>
                </draw:g>
              </table:table-cell>
              <table:table-cell office:value-type="float" office:value="1506.3">
                <text:p>1506.3</text:p>
                <draw:g>
                  <svg:desc>'Compression_(linux-arm)'.B3:'Compression_(linux-arm)'.F3</svg:desc>
                </draw:g>
              </table:table-cell>
              <table:table-cell office:value-type="float" office:value="5204">
                <text:p>5204</text:p>
              </table:table-cell>
              <table:table-cell office:value-type="float" office:value="717.4">
                <text:p>717.4</text:p>
              </table:table-cell>
              <table:table-cell office:value-type="float" office:value="36830">
                <text:p>3683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)'.A4:'Compression_(linux-arm)'.A4</svg:desc>
                </draw:g>
              </table:table-cell>
              <table:table-cell office:value-type="float" office:value="889.7">
                <text:p>889.7</text:p>
                <draw:g>
                  <svg:desc>'Compression_(linux-arm)'.B4:'Compression_(linux-arm)'.F4</svg:desc>
                </draw:g>
              </table:table-cell>
              <table:table-cell office:value-type="float" office:value="3410">
                <text:p>3410</text:p>
              </table:table-cell>
              <table:table-cell office:value-type="float" office:value="NaN">
                <text:p>NaN</text:p>
              </table:table-cell>
              <table:table-cell office:value-type="float" office:value="14410">
                <text:p>14410</text:p>
              </table:table-cell>
              <table:table-cell office:value-type="float" office:value="1678">
                <text:p>167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305cm" style:legend-expansion="high" chart:style-name="ch2"/>
        <chart:plot-area chart:style-name="ch3" table:cell-range-address="'Hashes_(linux-x64)'.A1:'Hashes_(linux-x64)'.F6" chart:data-source-has-labels="both" svg:x="1.61cm" svg:y="0.299cm" svg:width="26.259cm" svg:height="14.383cm">
          <chart:coordinate-region svg:x="2.464cm" svg:y="0.476cm" svg:width="25.405cm" svg:height="13.603cm"/>
          <chart:axis chart:dimension="x" chart:name="primary-x" chart:style-name="ch4" chartooo:axis-type="text">
            <chart:categories table:cell-range-address="'Hashes_(linux-x64)'.B1:'Hashes_(linux-x64)'.F1"/>
          </chart:axis>
          <chart:axis chart:dimension="y" chart:name="primary-y" chart:style-name="ch5">
            <chart:title svg:x="0.451cm" svg:y="7.7cm" chart:style-name="ch6">
              <text:p>µs</text:p>
            </chart:title>
          </chart:axis>
          <chart:series chart:style-name="ch7" chart:values-cell-range-address="'Hashes_(linux-x64)'.B2:'Hashes_(linux-x64)'.F2" chart:label-cell-address="'Hashes_(linux-x64)'.A2:'Hashes_(linux-x64)'.A2" chart:class="chart:bar">
            <chart:data-point chart:repeated="5"/>
            <chart:data-label chart:style-name="ch8"/>
          </chart:series>
          <chart:series chart:style-name="ch9" chart:values-cell-range-address="'Hashes_(linux-x64)'.B3:'Hashes_(linux-x64)'.F3" chart:label-cell-address="'Hashes_(linux-x64)'.A3:'Hashes_(linux-x64)'.A3" chart:class="chart:bar">
            <chart:data-point chart:repeated="5"/>
            <chart:data-label chart:style-name="ch8"/>
          </chart:series>
          <chart:series chart:style-name="ch10" chart:values-cell-range-address="'Hashes_(linux-x64)'.B4:'Hashes_(linux-x64)'.F4" chart:label-cell-address="'Hashes_(linux-x64)'.A4:'Hashes_(linux-x64)'.A4" chart:class="chart:bar">
            <chart:data-point chart:repeated="5"/>
            <chart:data-label chart:style-name="ch8"/>
          </chart:series>
          <chart:series chart:style-name="ch11" chart:values-cell-range-address="'Hashes_(linux-x64)'.B5:'Hashes_(linux-x64)'.F5" chart:label-cell-address="'Hashes_(linux-x64)'.A5:'Hashes_(linux-x64)'.A5" chart:class="chart:bar">
            <chart:data-point chart:repeated="5"/>
          </chart:series>
          <chart:series chart:style-name="ch12" chart:values-cell-range-address="'Hashes_(linux-x64)'.B6:'Hashes_(linux-x64)'.F6" chart:label-cell-address="'Hashes_(linux-x64)'.A6:'Hashes_(linux-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linux-x64)'.B1:'Hashes_(linux-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linux-x64)'.A2:'Hashes_(linux-x64)'.A2</svg:desc>
                </draw:g>
              </table:table-cell>
              <table:table-cell office:value-type="float" office:value="1587">
                <text:p>1587</text:p>
                <draw:g>
                  <svg:desc>'Hashes_(linux-x64)'.B2:'Hashes_(linux-x64)'.F2</svg:desc>
                </draw:g>
              </table:table-cell>
              <table:table-cell office:value-type="float" office:value="878.4">
                <text:p>878.4</text:p>
              </table:table-cell>
              <table:table-cell office:value-type="float" office:value="914">
                <text:p>914</text:p>
              </table:table-cell>
              <table:table-cell office:value-type="float" office:value="1373">
                <text:p>137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rhash</text:p>
                <draw:g>
                  <svg:desc>'Hashes_(linux-x64)'.A3:'Hashes_(linux-x64)'.A3</svg:desc>
                </draw:g>
              </table:table-cell>
              <table:table-cell office:value-type="float" office:value="1632">
                <text:p>1632</text:p>
                <draw:g>
                  <svg:desc>'Hashes_(linux-x64)'.B3:'Hashes_(linux-x64)'.F3</svg:desc>
                </draw:g>
              </table:table-cell>
              <table:table-cell office:value-type="float" office:value="904.6">
                <text:p>904.6</text:p>
              </table:table-cell>
              <table:table-cell office:value-type="float" office:value="938.9">
                <text:p>938.9</text:p>
              </table:table-cell>
              <table:table-cell office:value-type="float" office:value="1415">
                <text:p>141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OpenSSL</text:p>
                <draw:g>
                  <svg:desc>'Hashes_(linux-x64)'.A4:'Hashes_(linux-x64)'.A4</svg:desc>
                </draw:g>
              </table:table-cell>
              <table:table-cell office:value-type="float" office:value="1636">
                <text:p>1636</text:p>
                <draw:g>
                  <svg:desc>'Hashes_(linux-x64)'.B4:'Hashes_(linux-x64)'.F4</svg:desc>
                </draw:g>
              </table:table-cell>
              <table:table-cell office:value-type="float" office:value="903.9">
                <text:p>903.9</text:p>
              </table:table-cell>
              <table:table-cell office:value-type="float" office:value="941.6">
                <text:p>941.6</text:p>
              </table:table-cell>
              <table:table-cell office:value-type="float" office:value="1433">
                <text:p>143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.NET 8</text:p>
                <draw:g>
                  <svg:desc>'Hashes_(linux-x64)'.A5:'Hashes_(linux-x64)'.A5</svg:desc>
                </draw:g>
              </table:table-cell>
              <table:table-cell office:value-type="float" office:value="1672">
                <text:p>1672</text:p>
                <draw:g>
                  <svg:desc>'Hashes_(linux-x64)'.B5:'Hashes_(linux-x64)'.F5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955.4">
                <text:p>955.4</text:p>
              </table:table-cell>
              <table:table-cell office:value-type="float" office:value="1455">
                <text:p>14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.NET 8 AOT</text:p>
                <draw:g>
                  <svg:desc>'Hashes_(linux-x64)'.A6:'Hashes_(linux-x64)'.A6</svg:desc>
                </draw:g>
              </table:table-cell>
              <table:table-cell office:value-type="float" office:value="1677">
                <text:p>1677</text:p>
                <draw:g>
                  <svg:desc>'Hashes_(linux-x64)'.B6:'Hashes_(linux-x64)'.F6</svg:desc>
                </draw:g>
              </table:table-cell>
              <table:table-cell office:value-type="float" office:value="960.8">
                <text:p>960.8</text:p>
              </table:table-cell>
              <table:table-cell office:value-type="float" office:value="1011">
                <text:p>1011</text:p>
              </table:table-cell>
              <table:table-cell office:value-type="float" office:value="1459">
                <text:p>1459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Compression_(linux-arm)'.A9:'Compression_(linux-arm)'.F11" chart:data-source-has-labels="both" svg:x="0.396cm" svg:y="0.198cm" svg:width="16.679cm" svg:height="9.512cm">
          <chart:coordinate-region svg:x="1.979cm" svg:y="0.375cm" svg:width="15.096cm" svg:height="8.732cm"/>
          <chart:axis chart:dimension="x" chart:name="primary-x" chart:style-name="ch4" chartooo:axis-type="text">
            <chart:categories table:cell-range-address="'Compression_(linux-arm)'.B9:'Compression_(linux-arm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linux-arm)'.B10:'Compression_(linux-arm)'.F10" chart:label-cell-address="'Compression_(linux-arm)'.A10:'Compression_(linux-arm)'.A10" chart:class="chart:bar">
            <chart:data-point chart:repeated="5"/>
          </chart:series>
          <chart:series chart:style-name="ch8" chart:values-cell-range-address="'Compression_(linux-arm)'.B11:'Compression_(linux-arm)'.F11" chart:label-cell-address="'Compression_(linux-arm)'.A11:'Compression_(linux-arm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)'.B9:'Compression_(linux-arm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linux-arm)'.A10:'Compression_(linux-arm)'.A10</svg:desc>
                </draw:g>
              </table:table-cell>
              <table:table-cell office:value-type="float" office:value="3.49286330744208">
                <text:p>3.49286330744208</text:p>
                <draw:g>
                  <svg:desc>'Compression_(linux-arm)'.B10:'Compression_(linux-arm)'.F10</svg:desc>
                </draw:g>
              </table:table-cell>
              <table:table-cell office:value-type="float" office:value="1.12240584166026">
                <text:p>1.12240584166026</text:p>
              </table:table-cell>
              <table:table-cell office:value-type="float" office:value="9.67312517424031">
                <text:p>9.67312517424031</text:p>
              </table:table-cell>
              <table:table-cell office:value-type="float" office:value="1.11919630735813">
                <text:p>1.11919630735813</text:p>
              </table:table-cell>
              <table:table-cell office:value-type="float" office:value="1.14444444444444">
                <text:p>1.14444444444444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)'.A11:'Compression_(linux-arm)'.A11</svg:desc>
                </draw:g>
              </table:table-cell>
              <table:table-cell office:value-type="float" office:value="5.91356637068675">
                <text:p>5.91356637068675</text:p>
                <draw:g>
                  <svg:desc>'Compression_(linux-arm)'.B11:'Compression_(linux-arm)'.F11</svg:desc>
                </draw:g>
              </table:table-cell>
              <table:table-cell office:value-type="float" office:value="1.71290322580645">
                <text:p>1.71290322580645</text:p>
              </table:table-cell>
              <table:table-cell office:value-type="float" office:value="NaN">
                <text:p>NaN</text:p>
              </table:table-cell>
              <table:table-cell office:value-type="float" office:value="2.86051353226926">
                <text:p>2.86051353226926</text:p>
              </table:table-cell>
              <table:table-cell office:value-type="float" office:value="1.90286054827175">
                <text:p>1.9028605482717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Compression_(linux-arm64)'.A1:'Compression_(linux-arm64)'.F4" chart:data-source-has-labels="both" svg:x="1.567cm" svg:y="0.299cm" svg:width="24.196cm" svg:height="14.383cm">
          <chart:coordinate-region svg:x="2.609cm" svg:y="0.476cm" svg:width="23.154cm" svg:height="13.603cm"/>
          <chart:axis chart:dimension="x" chart:name="primary-x" chart:style-name="ch4" chartooo:axis-type="text">
            <chart:categories table:cell-range-address="'Compression_(linux-arm64)'.B1:'Compression_(linux-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linux-arm64)'.B2:'Compression_(linux-arm64)'.F2" chart:label-cell-address="'Compression_(linux-arm64)'.A2:'Compression_(linux-arm64)'.A2" chart:class="chart:bar">
            <chart:data-point chart:repeated="5"/>
            <chart:data-label chart:style-name="ch8"/>
          </chart:series>
          <chart:series chart:style-name="ch9" chart:values-cell-range-address="'Compression_(linux-arm64)'.B3:'Compression_(linux-arm64)'.F3" chart:label-cell-address="'Compression_(linux-arm64)'.A3:'Compression_(linux-arm64)'.A3" chart:class="chart:bar">
            <chart:data-point chart:repeated="5"/>
            <chart:data-label chart:style-name="ch8"/>
          </chart:series>
          <chart:series chart:style-name="ch10" chart:values-cell-range-address="'Compression_(linux-arm64)'.B4:'Compression_(linux-arm64)'.F4" chart:label-cell-address="'Compression_(linux-arm64)'.A4:'Compression_(linux-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64)'.B1:'Compression_(linux-arm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linux-arm64)'.A2:'Compression_(linux-arm64)'.A2</svg:desc>
                </draw:g>
              </table:table-cell>
              <table:table-cell office:value-type="float" office:value="6689.1">
                <text:p>6689.1</text:p>
                <draw:g>
                  <svg:desc>'Compression_(linux-arm64)'.B2:'Compression_(linux-arm64)'.F2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6411.7">
                <text:p>6411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</text:p>
                <draw:g>
                  <svg:desc>'Compression_(linux-arm64)'.A3:'Compression_(linux-arm64)'.A3</svg:desc>
                </draw:g>
              </table:table-cell>
              <table:table-cell office:value-type="float" office:value="1883.3">
                <text:p>1883.3</text:p>
                <draw:g>
                  <svg:desc>'Compression_(linux-arm64)'.B3:'Compression_(linux-arm64)'.F3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815.7">
                <text:p>815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64)'.A4:'Compression_(linux-arm64)'.A4</svg:desc>
                </draw:g>
              </table:table-cell>
              <table:table-cell office:value-type="float" office:value="983.8">
                <text:p>983.8</text:p>
                <draw:g>
                  <svg:desc>'Compression_(linux-arm64)'.B4:'Compression_(linux-arm64)'.F4</svg:desc>
                </draw:g>
              </table:table-cell>
              <table:table-cell office:value-type="float" office:value="3634">
                <text:p>3634</text:p>
              </table:table-cell>
              <table:table-cell office:value-type="float" office:value="NaN">
                <text:p>NaN</text:p>
              </table:table-cell>
              <table:table-cell office:value-type="float" office:value="15350">
                <text:p>15350</text:p>
              </table:table-cell>
              <table:table-cell office:value-type="float" office:value="266.7">
                <text:p>266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Compression_(linux-arm64)'.A9:'Compression_(linux-arm64)'.F11" chart:data-source-has-labels="both" svg:x="0.396cm" svg:y="0.198cm" svg:width="16.678cm" svg:height="9.511cm">
          <chart:coordinate-region svg:x="1.791cm" svg:y="0.375cm" svg:width="15.283cm" svg:height="8.731cm"/>
          <chart:axis chart:dimension="x" chart:name="primary-x" chart:style-name="ch4" chartooo:axis-type="text">
            <chart:categories table:cell-range-address="'Compression_(linux-arm64)'.B9:'Compression_(linux-arm64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linux-arm64)'.B10:'Compression_(linux-arm64)'.F10" chart:label-cell-address="'Compression_(linux-arm64)'.A10:'Compression_(linux-arm64)'.A10" chart:class="chart:bar">
            <chart:data-point chart:repeated="5"/>
          </chart:series>
          <chart:series chart:style-name="ch8" chart:values-cell-range-address="'Compression_(linux-arm64)'.B11:'Compression_(linux-arm64)'.F11" chart:label-cell-address="'Compression_(linux-arm64)'.A11:'Compression_(linux-arm64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linux-arm64)'.B9:'Compression_(linux-arm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linux-arm64)'.A10:'Compression_(linux-arm64)'.A10</svg:desc>
                </draw:g>
              </table:table-cell>
              <table:table-cell office:value-type="float" office:value="3.55179737694473">
                <text:p>3.55179737694473</text:p>
                <draw:g>
                  <svg:desc>'Compression_(linux-arm64)'.B10:'Compression_(linux-arm64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86036533039107">
                <text:p>7.86036533039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linux-arm64)'.A11:'Compression_(linux-arm64)'.A11</svg:desc>
                </draw:g>
              </table:table-cell>
              <table:table-cell office:value-type="float" office:value="6.79924781459646">
                <text:p>6.79924781459646</text:p>
                <draw:g>
                  <svg:desc>'Compression_(linux-arm64)'.B11:'Compression_(linux-arm64)'.F11</svg:desc>
                </draw:g>
              </table:table-cell>
              <table:table-cell office:value-type="float" office:value="1.77160154100165">
                <text:p>1.77160154100165</text:p>
              </table:table-cell>
              <table:table-cell office:value-type="float" office:value="NaN">
                <text:p>NaN</text:p>
              </table:table-cell>
              <table:table-cell office:value-type="float" office:value="2.97328990228013">
                <text:p>2.97328990228013</text:p>
              </table:table-cell>
              <table:table-cell office:value-type="float" office:value="7.51031121109861">
                <text:p>7.5103112110986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fill="none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422cm" svg:height="15.061cm" xlink:href=".." xlink:type="simple" chart:class="chart:bar" chart:style-name="ch1">
        <chart:title svg:x="10.505cm" svg:y="0.437cm" chart:style-name="ch2">
          <text:p>Checksums (x64)</text:p>
        </chart:title>
        <chart:legend chart:legend-position="end" svg:x="21.997cm" svg:y="7.026cm" style:legend-expansion="high" chart:style-name="ch3"/>
        <chart:plot-area chart:style-name="ch4" table:cell-range-address="Sheet17.A14:Sheet17.H16" chart:data-source-has-labels="both" svg:x="1.482cm" svg:y="1.485cm" svg:width="20.027cm" svg:height="13.275cm">
          <chart:coordinate-region svg:x="2.336cm" svg:y="1.662cm" svg:width="19.173cm" svg:height="12.495cm"/>
          <chart:axis chart:dimension="x" chart:name="primary-x" chart:style-name="ch5" chartooo:axis-type="text">
            <chart:categories table:cell-range-address="Sheet17.B14:Sheet17.H14"/>
          </chart:axis>
          <chart:axis chart:dimension="y" chart:name="primary-y" chart:style-name="ch6">
            <chart:title svg:x="0.451cm" svg:y="8.332cm" chart:style-name="ch7">
              <text:p>μs</text:p>
            </chart:title>
            <chart:grid chart:style-name="ch8" chart:class="major"/>
          </chart:axis>
          <chart:series chart:style-name="ch9" chart:values-cell-range-address="Sheet17.B15:Sheet17.H15" chart:label-cell-address="Sheet17.A15:Sheet17.A15" chart:class="chart:bar">
            <chart:data-point chart:repeated="7"/>
            <chart:data-label chart:style-name="ch10"/>
          </chart:series>
          <chart:series chart:style-name="ch11" chart:values-cell-range-address="Sheet17.B16:Sheet17.H16" chart:label-cell-address="Sheet17.A16:Sheet17.A16" chart:class="chart:bar">
            <chart:data-point chart:repeated="7"/>
            <chart:data-label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Sheet17.B14:Sheet17.H14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Sheet17.A15:Sheet17.A15</svg:desc>
                </draw:g>
              </table:table-cell>
              <table:table-cell office:value-type="float" office:value="5207.1">
                <text:p>5207.1</text:p>
                <draw:g>
                  <svg:desc>Sheet17.B15:Sheet17.H15</svg:desc>
                </draw:g>
              </table:table-cell>
              <table:table-cell office:value-type="float" office:value="4651.7">
                <text:p>4651.7</text:p>
              </table:table-cell>
              <table:table-cell office:value-type="float" office:value="4848.5">
                <text:p>4848.5</text:p>
              </table:table-cell>
              <table:table-cell office:value-type="float" office:value="2818.6">
                <text:p>2818.6</text:p>
              </table:table-cell>
              <table:table-cell office:value-type="float" office:value="2560.1">
                <text:p>2560.1</text:p>
              </table:table-cell>
              <table:table-cell office:value-type="float" office:value="5237.1">
                <text:p>5237.1</text:p>
              </table:table-cell>
              <table:table-cell office:value-type="float" office:value="5293.7">
                <text:p>5293.7</text:p>
              </table:table-cell>
            </table:table-row>
            <table:table-row>
              <table:table-cell office:value-type="string">
                <text:p>Aaru Native</text:p>
                <draw:g>
                  <svg:desc>Sheet17.A16:Sheet17.A16</svg:desc>
                </draw:g>
              </table:table-cell>
              <table:table-cell office:value-type="float" office:value="529.9">
                <text:p>529.9</text:p>
                <draw:g>
                  <svg:desc>Sheet17.B16:Sheet17.H16</svg:desc>
                </draw:g>
              </table:table-cell>
              <table:table-cell office:value-type="float" office:value="967.9">
                <text:p>967.9</text:p>
              </table:table-cell>
              <table:table-cell office:value-type="float" office:value="854.9">
                <text:p>854.9</text:p>
              </table:table-cell>
              <table:table-cell office:value-type="float" office:value="575.6">
                <text:p>575.6</text:p>
              </table:table-cell>
              <table:table-cell office:value-type="float" office:value="626.7">
                <text:p>626.7</text:p>
              </table:table-cell>
              <table:table-cell office:value-type="float" office:value="858.2">
                <text:p>858.2</text:p>
              </table:table-cell>
              <table:table-cell office:value-type="float" office:value="792.1">
                <text:p>792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097cm" svg:height="10.179cm" xlink:href=".." xlink:type="simple" chart:class="chart:line" chart:style-name="ch1">
        <chart:title svg:x="7.189cm" svg:y="0.339cm" chart:style-name="ch2">
          <text:p>Compression time</text:p>
        </chart:title>
        <chart:legend chart:legend-position="end" svg:x="16.094cm" svg:y="4.358cm" style:legend-expansion="high" chart:style-name="ch3"/>
        <chart:plot-area chart:style-name="ch4" table:cell-range-address="Compression_speed_tests.K1:Compression_speed_tests.N20" chart:data-source-has-labels="both" svg:x="1.355cm" svg:y="1.289cm" svg:width="14.378cm" svg:height="7.723cm">
          <chart:coordinate-region svg:x="2.584cm" svg:y="1.467cm" svg:width="12.958cm" svg:height="6.942cm"/>
          <chart:axis chart:dimension="x" chart:name="primary-x" chart:style-name="ch5" chartooo:axis-type="text">
            <chart:title svg:x="7.311cm" svg:y="9.216cm" chart:style-name="ch6">
              <text:p>Compression level</text:p>
            </chart:title>
            <chart:categories table:cell-range-address="Compression_speed_tests.K2:Compression_speed_tests.K20"/>
          </chart:axis>
          <chart:axis chart:dimension="y" chart:name="primary-y" chart:style-name="ch7">
            <chart:title svg:x="0.451cm" svg:y="5.736cm" chart:style-name="ch8">
              <text:p>Seconds</text:p>
            </chart:title>
            <chart:grid chart:style-name="ch9" chart:class="major"/>
          </chart:axis>
          <chart:series chart:style-name="ch10" chart:values-cell-range-address="Compression_speed_tests.L2:Compression_speed_tests.L20" chart:label-cell-address="Compression_speed_tests.L1:Compression_speed_tests.L1" chart:class="chart:line">
            <chart:data-point chart:repeated="19"/>
          </chart:series>
          <chart:series chart:style-name="ch11" chart:values-cell-range-address="Compression_speed_tests.M2:Compression_speed_tests.M20" chart:label-cell-address="Compression_speed_tests.M1:Compression_speed_tests.M1" chart:class="chart:line">
            <chart:data-point chart:repeated="19"/>
          </chart:series>
          <chart:series chart:style-name="ch12" chart:values-cell-range-address="Compression_speed_tests.N2:Compression_speed_tests.N20" chart:label-cell-address="Compression_speed_tests.N1:Compression_speed_tests.N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1:Compression_speed_tests.L1</svg:desc>
                </draw:g>
              </table:table-cell>
              <table:table-cell office:value-type="string">
                <text:p>lzfse</text:p>
                <draw:g>
                  <svg:desc>Compression_speed_tests.M1:Compression_speed_tests.M1</svg:desc>
                </draw:g>
              </table:table-cell>
              <table:table-cell office:value-type="string">
                <text:p>lzma</text:p>
                <draw:g>
                  <svg:desc>Compression_speed_tests.N1:Compression_speed_tests.N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:Compression_speed_tests.K20</svg:desc>
                </draw:g>
              </table:table-cell>
              <table:table-cell office:value-type="float" office:value="NaN">
                <text:p>NaN</text:p>
                <draw:g>
                  <svg:desc>Compression_speed_tests.L2:Compression_speed_tests.L20</svg:desc>
                </draw:g>
              </table:table-cell>
              <table:table-cell office:value-type="float" office:value="NaN">
                <text:p>NaN</text:p>
                <draw:g>
                  <svg:desc>Compression_speed_tests.M2:Compression_speed_tests.M20</svg:desc>
                </draw:g>
              </table:table-cell>
              <table:table-cell office:value-type="float" office:value="NaN">
                <text:p>NaN</text:p>
                <draw:g>
                  <svg:desc>Compression_speed_tests.N2:Compression_speed_tests.N2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752.179">
                <text:p>23752.179</text:p>
              </table:table-cell>
              <table:table-cell office:value-type="float" office:value="22060.7616">
                <text:p>22060.7616</text:p>
              </table:table-cell>
              <table:table-cell office:value-type="float" office:value="173738.6958">
                <text:p>173738.6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738.7366">
                <text:p>25738.7366</text:p>
              </table:table-cell>
              <table:table-cell office:value-type="float" office:value="NaN">
                <text:p>NaN</text:p>
              </table:table-cell>
              <table:table-cell office:value-type="float" office:value="174470.6353">
                <text:p>174470.6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437.3903">
                <text:p>27437.3903</text:p>
              </table:table-cell>
              <table:table-cell office:value-type="float" office:value="NaN">
                <text:p>NaN</text:p>
              </table:table-cell>
              <table:table-cell office:value-type="float" office:value="176391.2818">
                <text:p>176391.2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86.1241">
                <text:p>30486.1241</text:p>
              </table:table-cell>
              <table:table-cell office:value-type="float" office:value="NaN">
                <text:p>NaN</text:p>
              </table:table-cell>
              <table:table-cell office:value-type="float" office:value="173231.5549">
                <text:p>173231.55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982.1483">
                <text:p>50982.1483</text:p>
              </table:table-cell>
              <table:table-cell office:value-type="float" office:value="NaN">
                <text:p>NaN</text:p>
              </table:table-cell>
              <table:table-cell office:value-type="float" office:value="177019.3229">
                <text:p>177019.32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747.9928">
                <text:p>53747.9928</text:p>
              </table:table-cell>
              <table:table-cell office:value-type="float" office:value="NaN">
                <text:p>NaN</text:p>
              </table:table-cell>
              <table:table-cell office:value-type="float" office:value="176041.1031">
                <text:p>176041.1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956.9746">
                <text:p>61956.9746</text:p>
              </table:table-cell>
              <table:table-cell office:value-type="float" office:value="NaN">
                <text:p>NaN</text:p>
              </table:table-cell>
              <table:table-cell office:value-type="float" office:value="175593.2327">
                <text:p>175593.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895.1415">
                <text:p>80895.1415</text:p>
              </table:table-cell>
              <table:table-cell office:value-type="float" office:value="NaN">
                <text:p>NaN</text:p>
              </table:table-cell>
              <table:table-cell office:value-type="float" office:value="171757.7812">
                <text:p>171757.7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3969.504">
                <text:p>93969.504</text:p>
              </table:table-cell>
              <table:table-cell office:value-type="float" office:value="NaN">
                <text:p>NaN</text:p>
              </table:table-cell>
              <table:table-cell office:value-type="float" office:value="172458.0522">
                <text:p>172458.0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5074.9613">
                <text:p>115074.9613</text:p>
              </table:table-cell>
              <table:table-cell office:value-type="float" office:value="NaN">
                <text:p>NaN</text:p>
              </table:table-cell>
              <table:table-cell office:value-type="float" office:value="170671.15">
                <text:p>170671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190.6225">
                <text:p>138190.6225</text:p>
              </table:table-cell>
              <table:table-cell office:value-type="float" office:value="NaN">
                <text:p>NaN</text:p>
              </table:table-cell>
              <table:table-cell office:value-type="float" office:value="172635.1058">
                <text:p>172635.1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417.3046">
                <text:p>130417.3046</text:p>
              </table:table-cell>
              <table:table-cell office:value-type="float" office:value="NaN">
                <text:p>NaN</text:p>
              </table:table-cell>
              <table:table-cell office:value-type="float" office:value="170544.0719">
                <text:p>170544.07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942.0704">
                <text:p>136942.0704</text:p>
              </table:table-cell>
              <table:table-cell office:value-type="float" office:value="NaN">
                <text:p>NaN</text:p>
              </table:table-cell>
              <table:table-cell office:value-type="float" office:value="169853.5394">
                <text:p>169853.53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8107.4331">
                <text:p>158107.4331</text:p>
              </table:table-cell>
              <table:table-cell office:value-type="float" office:value="NaN">
                <text:p>NaN</text:p>
              </table:table-cell>
              <table:table-cell office:value-type="float" office:value="171601.5379">
                <text:p>171601.53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83.8189">
                <text:p>171983.81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04.651">
                <text:p>172604.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41.9657">
                <text:p>175341.96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67.6257">
                <text:p>172667.62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285cm" svg:height="10.285cm" xlink:href=".." xlink:type="simple" chart:class="chart:line" chart:style-name="ch1">
        <chart:title svg:x="7.33cm" svg:y="0.341cm" chart:style-name="ch2">
          <text:p>Compressed sizes</text:p>
        </chart:title>
        <chart:legend chart:legend-position="end" svg:x="16.282cm" svg:y="4.411cm" style:legend-expansion="high" chart:style-name="ch3"/>
        <chart:plot-area chart:style-name="ch4" table:cell-range-address="Compression_speed_tests.K22:Compression_speed_tests.N41" chart:data-source-has-labels="both" svg:x="1.359cm" svg:y="1.293cm" svg:width="14.558cm" svg:height="7.823cm">
          <chart:coordinate-region svg:x="3.153cm" svg:y="1.471cm" svg:width="12.574cm" svg:height="7.042cm"/>
          <chart:axis chart:dimension="x" chart:name="primary-x" chart:style-name="ch5" chartooo:axis-type="text">
            <chart:title svg:x="7.405cm" svg:y="9.322cm" chart:style-name="ch6">
              <text:p>Compression level</text:p>
            </chart:title>
            <chart:categories table:cell-range-address="Compression_speed_tests.K23:Compression_speed_tests.K41"/>
          </chart:axis>
          <chart:axis chart:dimension="y" chart:name="primary-y" chart:style-name="ch7">
            <chart:title svg:x="0.451cm" svg:y="5.626cm" chart:style-name="ch8">
              <text:p>Bytes</text:p>
            </chart:title>
            <chart:grid chart:style-name="ch9" chart:class="major"/>
          </chart:axis>
          <chart:series chart:style-name="ch10" chart:values-cell-range-address="Compression_speed_tests.L23:Compression_speed_tests.L41" chart:label-cell-address="Compression_speed_tests.L22:Compression_speed_tests.L22" chart:class="chart:line">
            <chart:data-point chart:repeated="19"/>
          </chart:series>
          <chart:series chart:style-name="ch11" chart:values-cell-range-address="Compression_speed_tests.M23:Compression_speed_tests.M41" chart:label-cell-address="Compression_speed_tests.M22:Compression_speed_tests.M22" chart:class="chart:line">
            <chart:data-point chart:repeated="19"/>
          </chart:series>
          <chart:series chart:style-name="ch12" chart:values-cell-range-address="Compression_speed_tests.N23:Compression_speed_tests.N41" chart:label-cell-address="Compression_speed_tests.N22:Compression_speed_tests.N2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22:Compression_speed_tests.L22</svg:desc>
                </draw:g>
              </table:table-cell>
              <table:table-cell office:value-type="string">
                <text:p>lzfse</text:p>
                <draw:g>
                  <svg:desc>Compression_speed_tests.M22:Compression_speed_tests.M22</svg:desc>
                </draw:g>
              </table:table-cell>
              <table:table-cell office:value-type="string">
                <text:p>lzma</text:p>
                <draw:g>
                  <svg:desc>Compression_speed_tests.N22:Compression_speed_tests.N2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3:Compression_speed_tests.K41</svg:desc>
                </draw:g>
              </table:table-cell>
              <table:table-cell office:value-type="float" office:value="NaN">
                <text:p>NaN</text:p>
                <draw:g>
                  <svg:desc>Compression_speed_tests.L23:Compression_speed_tests.L41</svg:desc>
                </draw:g>
              </table:table-cell>
              <table:table-cell office:value-type="float" office:value="NaN">
                <text:p>NaN</text:p>
                <draw:g>
                  <svg:desc>Compression_speed_tests.M23:Compression_speed_tests.M41</svg:desc>
                </draw:g>
              </table:table-cell>
              <table:table-cell office:value-type="float" office:value="NaN">
                <text:p>NaN</text:p>
                <draw:g>
                  <svg:desc>Compression_speed_tests.N23:Compression_speed_tests.N41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4955164">
                <text:p>194955164</text:p>
              </table:table-cell>
              <table:table-cell office:value-type="float" office:value="210665152">
                <text:p>210665152</text:p>
              </table:table-cell>
              <table:table-cell office:value-type="float" office:value="165325528">
                <text:p>165325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522552">
                <text:p>188522552</text:p>
              </table:table-cell>
              <table:table-cell office:value-type="float" office:value="NaN">
                <text:p>NaN</text:p>
              </table:table-cell>
              <table:table-cell office:value-type="float" office:value="165305966">
                <text:p>1653059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8360884">
                <text:p>188360884</text:p>
              </table:table-cell>
              <table:table-cell office:value-type="float" office:value="NaN">
                <text:p>NaN</text:p>
              </table:table-cell>
              <table:table-cell office:value-type="float" office:value="165361997">
                <text:p>1653619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7980192">
                <text:p>187980192</text:p>
              </table:table-cell>
              <table:table-cell office:value-type="float" office:value="NaN">
                <text:p>NaN</text:p>
              </table:table-cell>
              <table:table-cell office:value-type="float" office:value="165490060">
                <text:p>1654900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7870734">
                <text:p>187870734</text:p>
              </table:table-cell>
              <table:table-cell office:value-type="float" office:value="NaN">
                <text:p>NaN</text:p>
              </table:table-cell>
              <table:table-cell office:value-type="float" office:value="165833892">
                <text:p>1658338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7521925">
                <text:p>187521925</text:p>
              </table:table-cell>
              <table:table-cell office:value-type="float" office:value="NaN">
                <text:p>NaN</text:p>
              </table:table-cell>
              <table:table-cell office:value-type="float" office:value="166170091">
                <text:p>1661700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7242685">
                <text:p>187242685</text:p>
              </table:table-cell>
              <table:table-cell office:value-type="float" office:value="NaN">
                <text:p>NaN</text:p>
              </table:table-cell>
              <table:table-cell office:value-type="float" office:value="165454564">
                <text:p>165454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635267">
                <text:p>184635267</text:p>
              </table:table-cell>
              <table:table-cell office:value-type="float" office:value="NaN">
                <text:p>NaN</text:p>
              </table:table-cell>
              <table:table-cell office:value-type="float" office:value="165447881">
                <text:p>165447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1172906">
                <text:p>181172906</text:p>
              </table:table-cell>
              <table:table-cell office:value-type="float" office:value="NaN">
                <text:p>NaN</text:p>
              </table:table-cell>
              <table:table-cell office:value-type="float" office:value="165501971">
                <text:p>165501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705333">
                <text:p>177705333</text:p>
              </table:table-cell>
              <table:table-cell office:value-type="float" office:value="NaN">
                <text:p>NaN</text:p>
              </table:table-cell>
              <table:table-cell office:value-type="float" office:value="165612517">
                <text:p>1656125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455525">
                <text:p>177455525</text:p>
              </table:table-cell>
              <table:table-cell office:value-type="float" office:value="NaN">
                <text:p>NaN</text:p>
              </table:table-cell>
              <table:table-cell office:value-type="float" office:value="165969545">
                <text:p>165969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454964">
                <text:p>177454964</text:p>
              </table:table-cell>
              <table:table-cell office:value-type="float" office:value="NaN">
                <text:p>NaN</text:p>
              </table:table-cell>
              <table:table-cell office:value-type="float" office:value="166295750">
                <text:p>1662957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7445089">
                <text:p>177445089</text:p>
              </table:table-cell>
              <table:table-cell office:value-type="float" office:value="NaN">
                <text:p>NaN</text:p>
              </table:table-cell>
              <table:table-cell office:value-type="float" office:value="165632272">
                <text:p>165632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7436747">
                <text:p>177436747</text:p>
              </table:table-cell>
              <table:table-cell office:value-type="float" office:value="NaN">
                <text:p>NaN</text:p>
              </table:table-cell>
              <table:table-cell office:value-type="float" office:value="165612254">
                <text:p>1656122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75455">
                <text:p>16567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79347">
                <text:p>1657793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9141">
                <text:p>1661191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2959">
                <text:p>16645295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127cm" svg:height="12.219cm" xlink:href=".." xlink:type="simple" chart:class="chart:line" chart:style-name="ch1">
        <chart:title svg:x="6.358cm" svg:y="0.38cm" chart:style-name="ch2">
          <text:p>Efficiency ratio (speed with final size)</text:p>
        </chart:title>
        <chart:legend chart:legend-position="end" svg:x="18.124cm" svg:y="5.378cm" style:legend-expansion="high" chart:style-name="ch3"/>
        <chart:plot-area chart:style-name="ch4" table:cell-range-address="Compression_speed_tests.A37:Compression_speed_tests.D56" chart:data-source-has-labels="both" svg:x="1.396cm" svg:y="1.371cm" svg:width="16.326cm" svg:height="9.64cm">
          <chart:coordinate-region svg:x="2.061cm" svg:y="1.548cm" svg:width="15.471cm" svg:height="8.86cm"/>
          <chart:axis chart:dimension="x" chart:name="primary-x" chart:style-name="ch5" chartooo:axis-type="text">
            <chart:title svg:x="8.326cm" svg:y="11.256cm" chart:style-name="ch6">
              <text:p>Compression level</text:p>
            </chart:title>
            <chart:categories table:cell-range-address="Compression_speed_tests.A38:Compression_speed_tests.A56"/>
          </chart:axis>
          <chart:axis chart:dimension="y" chart:name="primary-y" chart:style-name="ch7">
            <chart:title svg:x="0.451cm" svg:y="7.224cm" chart:style-name="ch8">
              <text:p>Efficiency ratio</text:p>
            </chart:title>
            <chart:grid chart:style-name="ch9" chart:class="major"/>
          </chart:axis>
          <chart:series chart:style-name="ch10" chart:values-cell-range-address="Compression_speed_tests.B38:Compression_speed_tests.B56" chart:label-cell-address="Compression_speed_tests.B37:Compression_speed_tests.B37" chart:class="chart:line">
            <chart:data-point chart:repeated="19"/>
          </chart:series>
          <chart:series chart:style-name="ch11" chart:values-cell-range-address="Compression_speed_tests.C38:Compression_speed_tests.C56" chart:label-cell-address="Compression_speed_tests.C37:Compression_speed_tests.C37" chart:class="chart:line">
            <chart:data-point chart:repeated="19"/>
          </chart:series>
          <chart:series chart:style-name="ch12" chart:values-cell-range-address="Compression_speed_tests.D38:Compression_speed_tests.D56" chart:label-cell-address="Compression_speed_tests.D37:Compression_speed_tests.D3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B37:Compression_speed_tests.B37</svg:desc>
                </draw:g>
              </table:table-cell>
              <table:table-cell office:value-type="string">
                <text:p>lzfse</text:p>
                <draw:g>
                  <svg:desc>Compression_speed_tests.C37:Compression_speed_tests.C37</svg:desc>
                </draw:g>
              </table:table-cell>
              <table:table-cell office:value-type="string">
                <text:p>lzma</text:p>
                <draw:g>
                  <svg:desc>Compression_speed_tests.D37:Compression_speed_tests.D37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A38:Compression_speed_tests.A56</svg:desc>
                </draw:g>
              </table:table-cell>
              <table:table-cell office:value-type="float" office:value="NaN">
                <text:p>NaN</text:p>
                <draw:g>
                  <svg:desc>Compression_speed_tests.B38:Compression_speed_tests.B56</svg:desc>
                </draw:g>
              </table:table-cell>
              <table:table-cell office:value-type="float" office:value="NaN">
                <text:p>NaN</text:p>
                <draw:g>
                  <svg:desc>Compression_speed_tests.C38:Compression_speed_tests.C56</svg:desc>
                </draw:g>
              </table:table-cell>
              <table:table-cell office:value-type="float" office:value="NaN">
                <text:p>NaN</text:p>
                <draw:g>
                  <svg:desc>Compression_speed_tests.D38:Compression_speed_tests.D56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.147409555119">
                <text:p>129.147409555119</text:p>
              </table:table-cell>
              <table:table-cell office:value-type="float" office:value="128.67989500385">
                <text:p>128.67989500385</text:p>
              </table:table-cell>
              <table:table-cell office:value-type="float" office:value="20.8203211847215">
                <text:p>20.82032118472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.246150903549">
                <text:p>123.246150903549</text:p>
              </table:table-cell>
              <table:table-cell office:value-type="float" office:value="NaN">
                <text:p>NaN</text:p>
              </table:table-cell>
              <table:table-cell office:value-type="float" office:value="20.7354292403031">
                <text:p>20.7354292403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715191701797">
                <text:p>115.715191701797</text:p>
              </table:table-cell>
              <table:table-cell office:value-type="float" office:value="NaN">
                <text:p>NaN</text:p>
              </table:table-cell>
              <table:table-cell office:value-type="float" office:value="20.5027008823885">
                <text:p>20.5027008823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.354119569358">
                <text:p>104.354119569358</text:p>
              </table:table-cell>
              <table:table-cell office:value-type="float" office:value="NaN">
                <text:p>NaN</text:p>
              </table:table-cell>
              <table:table-cell office:value-type="float" office:value="20.8605129519434">
                <text:p>20.8605129519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.4376625565404">
                <text:p>62.4376625565404</text:p>
              </table:table-cell>
              <table:table-cell office:value-type="float" office:value="NaN">
                <text:p>NaN</text:p>
              </table:table-cell>
              <table:table-cell office:value-type="float" office:value="20.3718247592563">
                <text:p>20.37182475925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.334815656983">
                <text:p>59.334815656983</text:p>
              </table:table-cell>
              <table:table-cell office:value-type="float" office:value="NaN">
                <text:p>NaN</text:p>
              </table:table-cell>
              <table:table-cell office:value-type="float" office:value="20.4435805321314">
                <text:p>20.44358053213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5500199240887">
                <text:p>51.5500199240887</text:p>
              </table:table-cell>
              <table:table-cell office:value-type="float" office:value="NaN">
                <text:p>NaN</text:p>
              </table:table-cell>
              <table:table-cell office:value-type="float" office:value="20.5843602769544">
                <text:p>20.58436027695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0393300902611">
                <text:p>40.0393300902611</text:p>
              </table:table-cell>
              <table:table-cell office:value-type="float" office:value="NaN">
                <text:p>NaN</text:p>
              </table:table-cell>
              <table:table-cell office:value-type="float" office:value="21.044871095176">
                <text:p>21.0448710951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.1272147172226">
                <text:p>35.1272147172226</text:p>
              </table:table-cell>
              <table:table-cell office:value-type="float" office:value="NaN">
                <text:p>NaN</text:p>
              </table:table-cell>
              <table:table-cell office:value-type="float" office:value="20.9525677375964">
                <text:p>20.952567737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2443923243429">
                <text:p>29.2443923243429</text:p>
              </table:table-cell>
              <table:table-cell office:value-type="float" office:value="NaN">
                <text:p>NaN</text:p>
              </table:table-cell>
              <table:table-cell office:value-type="float" office:value="21.1578058612479">
                <text:p>21.15780586124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3868553175491">
                <text:p>24.3868553175491</text:p>
              </table:table-cell>
              <table:table-cell office:value-type="float" office:value="NaN">
                <text:p>NaN</text:p>
              </table:table-cell>
              <table:table-cell office:value-type="float" office:value="20.8721112858558">
                <text:p>20.87211128585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840477085439">
                <text:p>25.840477085439</text:p>
              </table:table-cell>
              <table:table-cell office:value-type="float" office:value="NaN">
                <text:p>NaN</text:p>
              </table:table-cell>
              <table:table-cell office:value-type="float" office:value="21.0865787535905">
                <text:p>21.08657875359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6106467331432">
                <text:p>24.6106467331432</text:p>
              </table:table-cell>
              <table:table-cell office:value-type="float" office:value="NaN">
                <text:p>NaN</text:p>
              </table:table-cell>
              <table:table-cell office:value-type="float" office:value="21.2571158806848">
                <text:p>21.2571158806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170962259891">
                <text:p>21.3170962259891</text:p>
              </table:table-cell>
              <table:table-cell office:value-type="float" office:value="NaN">
                <text:p>NaN</text:p>
              </table:table-cell>
              <table:table-cell office:value-type="float" office:value="21.0431260493713">
                <text:p>21.04312604937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83423778568">
                <text:p>20.98834237785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997447310927">
                <text:p>20.8997447310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13900009296">
                <text:p>20.53139000092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075747369839">
                <text:p>20.807574736983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Compression_(win-arm)'.A1:'Compression_(win-arm)'.F7" chart:data-source-has-labels="both" svg:x="1.565cm" svg:y="0.299cm" svg:width="23.174cm" svg:height="14.384cm">
          <chart:coordinate-region svg:x="2.607cm" svg:y="0.477cm" svg:width="22.132cm" svg:height="13.603cm"/>
          <chart:axis chart:dimension="x" chart:name="primary-x" chart:style-name="ch4" chartooo:axis-type="text">
            <chart:categories table:cell-range-address="'Compression_(win-arm)'.B1:'Compression_(win-arm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win-arm)'.B2:'Compression_(win-arm)'.F2" chart:label-cell-address="'Compression_(win-arm)'.A2:'Compression_(win-arm)'.A2" chart:class="chart:bar">
            <chart:data-point chart:repeated="5"/>
            <chart:data-label chart:style-name="ch8"/>
          </chart:series>
          <chart:series chart:style-name="ch9" chart:values-cell-range-address="'Compression_(win-arm)'.B3:'Compression_(win-arm)'.F3" chart:label-cell-address="'Compression_(win-arm)'.A3:'Compression_(win-arm)'.A3" chart:class="chart:bar">
            <chart:data-point chart:repeated="5"/>
            <chart:data-label chart:style-name="ch8"/>
          </chart:series>
          <chart:series chart:style-name="ch10" chart:values-cell-range-address="'Compression_(win-arm)'.B4:'Compression_(win-arm)'.F4" chart:label-cell-address="'Compression_(win-arm)'.A4:'Compression_(win-arm)'.A4" chart:class="chart:bar">
            <chart:data-point chart:repeated="5"/>
            <chart:data-label chart:style-name="ch8"/>
          </chart:series>
          <chart:series chart:style-name="ch11" chart:values-cell-range-address="'Compression_(win-arm)'.B5:'Compression_(win-arm)'.F5" chart:label-cell-address="'Compression_(win-arm)'.A5:'Compression_(win-arm)'.A5" chart:class="chart:bar">
            <chart:data-point chart:repeated="5"/>
          </chart:series>
          <chart:series chart:style-name="ch12" chart:values-cell-range-address="'Compression_(win-arm)'.B6:'Compression_(win-arm)'.F6" chart:label-cell-address="'Compression_(win-arm)'.A6:'Compression_(win-arm)'.A6" chart:class="chart:bar">
            <chart:data-point chart:repeated="5"/>
          </chart:series>
          <chart:series chart:style-name="ch13" chart:values-cell-range-address="'Compression_(win-arm)'.B7:'Compression_(win-arm)'.F7" chart:label-cell-address="'Compression_(win-arm)'.A7:'Compression_(win-arm)'.A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arm)'.B1:'Compression_(win-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win-arm)'.A2:'Compression_(win-arm)'.A2</svg:desc>
                </draw:g>
              </table:table-cell>
              <table:table-cell office:value-type="float" office:value="1130">
                <text:p>1130</text:p>
                <draw:g>
                  <svg:desc>'Compression_(win-arm)'.B2:'Compression_(win-arm)'.F2</svg:desc>
                </draw:g>
              </table:table-cell>
              <table:table-cell office:value-type="float" office:value="2569">
                <text:p>2569</text:p>
              </table:table-cell>
              <table:table-cell office:value-type="float" office:value="2558.3">
                <text:p>2558.3</text:p>
              </table:table-cell>
              <table:table-cell office:value-type="float" office:value="16860">
                <text:p>16860</text:p>
              </table:table-cell>
              <table:table-cell office:value-type="float" office:value="657.4">
                <text:p>657.4</text:p>
              </table:table-cell>
            </table:table-row>
            <table:table-row>
              <table:table-cell office:value-type="string">
                <text:p>Aaru 5.3 (arm)</text:p>
                <draw:g>
                  <svg:desc>'Compression_(win-arm)'.A3:'Compression_(win-arm)'.A3</svg:desc>
                </draw:g>
              </table:table-cell>
              <table:table-cell office:value-type="float" office:value="1155">
                <text:p>1155</text:p>
                <draw:g>
                  <svg:desc>'Compression_(win-arm)'.B3:'Compression_(win-arm)'.F3</svg:desc>
                </draw:g>
              </table:table-cell>
              <table:table-cell office:value-type="float" office:value="2408">
                <text:p>2408</text:p>
              </table:table-cell>
              <table:table-cell office:value-type="float" office:value="3034.2">
                <text:p>3034.2</text:p>
              </table:table-cell>
              <table:table-cell office:value-type="float" office:value="16820">
                <text:p>1682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Aaru 6</text:p>
                <draw:g>
                  <svg:desc>'Compression_(win-arm)'.A4:'Compression_(win-arm)'.A4</svg:desc>
                </draw:g>
              </table:table-cell>
              <table:table-cell office:value-type="float" office:value="383">
                <text:p>383</text:p>
                <draw:g>
                  <svg:desc>'Compression_(win-arm)'.B4:'Compression_(win-arm)'.F4</svg:desc>
                </draw:g>
              </table:table-cell>
              <table:table-cell office:value-type="float" office:value="1252">
                <text:p>1252</text:p>
              </table:table-cell>
              <table:table-cell office:value-type="float" office:value="247.7">
                <text:p>247.7</text:p>
              </table:table-cell>
              <table:table-cell office:value-type="float" office:value="8919">
                <text:p>8919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arm)'.A5:'Compression_(win-arm)'.A5</svg:desc>
                </draw:g>
              </table:table-cell>
              <table:table-cell office:value-type="float" office:value="256.6">
                <text:p>256.6</text:p>
                <draw:g>
                  <svg:desc>'Compression_(win-arm)'.B5:'Compression_(win-arm)'.F5</svg:desc>
                </draw:g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4123">
                <text:p>4123</text:p>
              </table:table-cell>
              <table:table-cell office:value-type="float" office:value="466.7">
                <text:p>466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arm)'.A6:'Compression_(win-arm)'.A6</svg:desc>
                </draw:g>
              </table:table-cell>
              <table:table-cell office:value-type="float" office:value="407.4">
                <text:p>407.4</text:p>
                <draw:g>
                  <svg:desc>'Compression_(win-arm)'.B6:'Compression_(win-arm)'.F6</svg:desc>
                </draw:g>
              </table:table-cell>
              <table:table-cell office:value-type="float" office:value="1394">
                <text:p>1394</text:p>
              </table:table-cell>
              <table:table-cell office:value-type="float" office:value="244.7">
                <text:p>244.7</text:p>
              </table:table-cell>
              <table:table-cell office:value-type="float" office:value="9474">
                <text:p>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arm)'.A7:'Compression_(win-arm)'.A7</svg:desc>
                </draw:g>
              </table:table-cell>
              <table:table-cell office:value-type="float" office:value="255.8">
                <text:p>255.8</text:p>
                <draw:g>
                  <svg:desc>'Compression_(win-arm)'.B7:'Compression_(win-arm)'.F7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4116">
                <text:p>4116</text:p>
              </table:table-cell>
              <table:table-cell office:value-type="float" office:value="465.3">
                <text:p>465.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Compression_(win-arm)'.A10:'Compression_(win-arm)'.F15" chart:data-source-has-labels="both" svg:x="0.397cm" svg:y="0.221cm" svg:width="15.788cm" svg:height="10.635cm">
          <chart:coordinate-region svg:x="1.98cm" svg:y="0.399cm" svg:width="14.205cm" svg:height="9.854cm"/>
          <chart:axis chart:dimension="x" chart:name="primary-x" chart:style-name="ch4" chartooo:axis-type="text">
            <chart:categories table:cell-range-address="'Compression_(win-arm)'.B10:'Compression_(win-arm)'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win-arm)'.B11:'Compression_(win-arm)'.F11" chart:label-cell-address="'Compression_(win-arm)'.A11:'Compression_(win-arm)'.A11" chart:class="chart:bar">
            <chart:data-point chart:repeated="5"/>
          </chart:series>
          <chart:series chart:style-name="ch8" chart:values-cell-range-address="'Compression_(win-arm)'.B12:'Compression_(win-arm)'.F12" chart:label-cell-address="'Compression_(win-arm)'.A12:'Compression_(win-arm)'.A12" chart:class="chart:bar">
            <chart:data-point chart:repeated="5"/>
          </chart:series>
          <chart:series chart:style-name="ch9" chart:values-cell-range-address="'Compression_(win-arm)'.B13:'Compression_(win-arm)'.F13" chart:label-cell-address="'Compression_(win-arm)'.A13:'Compression_(win-arm)'.A13" chart:class="chart:bar">
            <chart:data-point chart:repeated="5"/>
          </chart:series>
          <chart:series chart:style-name="ch10" chart:values-cell-range-address="'Compression_(win-arm)'.B14:'Compression_(win-arm)'.F14" chart:label-cell-address="'Compression_(win-arm)'.A14:'Compression_(win-arm)'.A14" chart:class="chart:bar">
            <chart:data-point chart:repeated="5"/>
          </chart:series>
          <chart:series chart:style-name="ch11" chart:values-cell-range-address="'Compression_(win-arm)'.B15:'Compression_(win-arm)'.F15" chart:label-cell-address="'Compression_(win-arm)'.A15:'Compression_(win-arm)'.A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in-arm)'.B10:'Compression_(win-arm)'.F10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ompression_(win-arm)'.A11:'Compression_(win-arm)'.A11</svg:desc>
                </draw:g>
              </table:table-cell>
              <table:table-cell office:value-type="float" office:value="0.978354978354978">
                <text:p>0.978354978354978</text:p>
                <draw:g>
                  <svg:desc>'Compression_(win-arm)'.B11:'Compression_(win-arm)'.F11</svg:desc>
                </draw:g>
              </table:table-cell>
              <table:table-cell office:value-type="float" office:value="1.06686046511628">
                <text:p>1.06686046511628</text:p>
              </table:table-cell>
              <table:table-cell office:value-type="float" office:value="0.843154703051876">
                <text:p>0.843154703051876</text:p>
              </table:table-cell>
              <table:table-cell office:value-type="float" office:value="1.00237812128419">
                <text:p>1.00237812128419</text:p>
              </table:table-cell>
              <table:table-cell office:value-type="float" office:value="0.522575516693164">
                <text:p>0.522575516693164</text:p>
              </table:table-cell>
            </table:table-row>
            <table:table-row>
              <table:table-cell office:value-type="string">
                <text:p>Aaru 6</text:p>
                <draw:g>
                  <svg:desc>'Compression_(win-arm)'.A12:'Compression_(win-arm)'.A12</svg:desc>
                </draw:g>
              </table:table-cell>
              <table:table-cell office:value-type="float" office:value="2.95039164490862">
                <text:p>2.95039164490862</text:p>
                <draw:g>
                  <svg:desc>'Compression_(win-arm)'.B12:'Compression_(win-arm)'.F12</svg:desc>
                </draw:g>
              </table:table-cell>
              <table:table-cell office:value-type="float" office:value="2.05191693290735">
                <text:p>2.05191693290735</text:p>
              </table:table-cell>
              <table:table-cell office:value-type="float" office:value="10.3282196205087">
                <text:p>10.3282196205087</text:p>
              </table:table-cell>
              <table:table-cell office:value-type="float" office:value="1.8903464513959">
                <text:p>1.8903464513959</text:p>
              </table:table-cell>
              <table:table-cell office:value-type="float" office:value="1.65383647798742">
                <text:p>1.65383647798742</text:p>
              </table:table-cell>
            </table:table-row>
            <table:table-row>
              <table:table-cell office:value-type="string">
                <text:p>AaruNative</text:p>
                <draw:g>
                  <svg:desc>'Compression_(win-arm)'.A13:'Compression_(win-arm)'.A13</svg:desc>
                </draw:g>
              </table:table-cell>
              <table:table-cell office:value-type="float" office:value="4.4037412314887">
                <text:p>4.4037412314887</text:p>
                <draw:g>
                  <svg:desc>'Compression_(win-arm)'.B13:'Compression_(win-arm)'.F13</svg:desc>
                </draw:g>
              </table:table-cell>
              <table:table-cell office:value-type="float" office:value="2.55114200595829">
                <text:p>2.55114200595829</text:p>
              </table:table-cell>
              <table:table-cell office:value-type="float" office:value="NaN">
                <text:p>NaN</text:p>
              </table:table-cell>
              <table:table-cell office:value-type="float" office:value="4.08925539655591">
                <text:p>4.08925539655591</text:p>
              </table:table-cell>
              <table:table-cell office:value-type="float" office:value="1.40861367045211">
                <text:p>1.40861367045211</text:p>
              </table:table-cell>
            </table:table-row>
            <table:table-row>
              <table:table-cell office:value-type="string">
                <text:p>Aaru 6 (AOT)</text:p>
                <draw:g>
                  <svg:desc>'Compression_(win-arm)'.A14:'Compression_(win-arm)'.A14</svg:desc>
                </draw:g>
              </table:table-cell>
              <table:table-cell office:value-type="float" office:value="2.77368679430535">
                <text:p>2.77368679430535</text:p>
                <draw:g>
                  <svg:desc>'Compression_(win-arm)'.B14:'Compression_(win-arm)'.F14</svg:desc>
                </draw:g>
              </table:table-cell>
              <table:table-cell office:value-type="float" office:value="1.8428981348637">
                <text:p>1.8428981348637</text:p>
              </table:table-cell>
              <table:table-cell office:value-type="float" office:value="10.4548426644871">
                <text:p>10.4548426644871</text:p>
              </table:table-cell>
              <table:table-cell office:value-type="float" office:value="1.77960734642179">
                <text:p>1.7796073464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in-arm)'.A15:'Compression_(win-arm)'.A15</svg:desc>
                </draw:g>
              </table:table-cell>
              <table:table-cell office:value-type="float" office:value="4.4175136825645">
                <text:p>4.4175136825645</text:p>
                <draw:g>
                  <svg:desc>'Compression_(win-arm)'.B15:'Compression_(win-arm)'.F15</svg:desc>
                </draw:g>
              </table:table-cell>
              <table:table-cell office:value-type="float" office:value="2.55621890547264">
                <text:p>2.55621890547264</text:p>
              </table:table-cell>
              <table:table-cell office:value-type="float" office:value="NaN">
                <text:p>NaN</text:p>
              </table:table-cell>
              <table:table-cell office:value-type="float" office:value="4.09620991253644">
                <text:p>4.09620991253644</text:p>
              </table:table-cell>
              <table:table-cell office:value-type="float" office:value="1.41285192349022">
                <text:p>1.4128519234902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Decompression_(win-arm)'.A1:'Decompression_(win-arm)'.I7" chart:data-source-has-labels="both" svg:x="1.565cm" svg:y="0.299cm" svg:width="23.174cm" svg:height="14.384cm">
          <chart:coordinate-region svg:x="2.23cm" svg:y="0.477cm" svg:width="22.509cm" svg:height="13.603cm"/>
          <chart:axis chart:dimension="x" chart:name="primary-x" chart:style-name="ch4" chartooo:axis-type="text">
            <chart:categories table:cell-range-address="'Decompression_(win-arm)'.B1:'Decompression_(win-arm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win-arm)'.B2:'Decompression_(win-arm)'.I2" chart:label-cell-address="'Decompression_(win-arm)'.A2:'Decompression_(win-arm)'.A2" chart:class="chart:bar">
            <chart:data-point chart:repeated="8"/>
            <chart:data-label chart:style-name="ch8"/>
          </chart:series>
          <chart:series chart:style-name="ch9" chart:values-cell-range-address="'Decompression_(win-arm)'.B3:'Decompression_(win-arm)'.I3" chart:label-cell-address="'Decompression_(win-arm)'.A3:'Decompression_(win-arm)'.A3" chart:class="chart:bar">
            <chart:data-point chart:repeated="8"/>
            <chart:data-label chart:style-name="ch8"/>
          </chart:series>
          <chart:series chart:style-name="ch10" chart:values-cell-range-address="'Decompression_(win-arm)'.B4:'Decompression_(win-arm)'.I4" chart:label-cell-address="'Decompression_(win-arm)'.A4:'Decompression_(win-arm)'.A4" chart:class="chart:bar">
            <chart:data-point chart:repeated="8"/>
            <chart:data-label chart:style-name="ch8"/>
          </chart:series>
          <chart:series chart:style-name="ch11" chart:values-cell-range-address="'Decompression_(win-arm)'.B5:'Decompression_(win-arm)'.I5" chart:label-cell-address="'Decompression_(win-arm)'.A5:'Decompression_(win-arm)'.A5" chart:class="chart:bar">
            <chart:data-point chart:repeated="8"/>
          </chart:series>
          <chart:series chart:style-name="ch12" chart:values-cell-range-address="'Decompression_(win-arm)'.B6:'Decompression_(win-arm)'.I6" chart:label-cell-address="'Decompression_(win-arm)'.A6:'Decompression_(win-arm)'.A6" chart:class="chart:bar">
            <chart:data-point chart:repeated="8"/>
          </chart:series>
          <chart:series chart:style-name="ch13" chart:values-cell-range-address="'Decompression_(win-arm)'.B7:'Decompression_(win-arm)'.I7" chart:label-cell-address="'Decompression_(win-arm)'.A7:'Decompression_(win-arm)'.A7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arm)'.B1:'Decompression_(win-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win-arm)'.A2:'Decompression_(win-arm)'.A2</svg:desc>
                </draw:g>
              </table:table-cell>
              <table:table-cell office:value-type="float" office:value="0.2342">
                <text:p>0.2342</text:p>
                <draw:g>
                  <svg:desc>'Decompression_(win-arm)'.B2:'Decompression_(win-arm)'.I2</svg:desc>
                </draw:g>
              </table:table-cell>
              <table:table-cell office:value-type="float" office:value="1.481">
                <text:p>1.481</text:p>
              </table:table-cell>
              <table:table-cell office:value-type="float" office:value="20.69">
                <text:p>20.69</text:p>
              </table:table-cell>
              <table:table-cell office:value-type="float" office:value="219.8">
                <text:p>219.8</text:p>
              </table:table-cell>
              <table:table-cell office:value-type="float" office:value="117.4">
                <text:p>117.4</text:p>
              </table:table-cell>
              <table:table-cell office:value-type="float" office:value="5.932">
                <text:p>5.932</text:p>
              </table:table-cell>
              <table:table-cell office:value-type="float" office:value="202.1">
                <text:p>202.1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Aaru 5.3 (arm)</text:p>
                <draw:g>
                  <svg:desc>'Decompression_(win-arm)'.A3:'Decompression_(win-arm)'.A3</svg:desc>
                </draw:g>
              </table:table-cell>
              <table:table-cell office:value-type="float" office:value="0.2442">
                <text:p>0.2442</text:p>
                <draw:g>
                  <svg:desc>'Decompression_(win-arm)'.B3:'Decompression_(win-arm)'.I3</svg:desc>
                </draw:g>
              </table:table-cell>
              <table:table-cell office:value-type="float" office:value="1.444">
                <text:p>1.444</text:p>
              </table:table-cell>
              <table:table-cell office:value-type="float" office:value="25.01">
                <text:p>25.01</text:p>
              </table:table-cell>
              <table:table-cell office:value-type="float" office:value="219">
                <text:p>219</text:p>
              </table:table-cell>
              <table:table-cell office:value-type="float" office:value="125.3">
                <text:p>125.3</text:p>
              </table:table-cell>
              <table:table-cell office:value-type="float" office:value="6.335">
                <text:p>6.335</text:p>
              </table:table-cell>
              <table:table-cell office:value-type="float" office:value="204.4">
                <text:p>204.4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Aaru 6</text:p>
                <draw:g>
                  <svg:desc>'Decompression_(win-arm)'.A4:'Decompression_(win-arm)'.A4</svg:desc>
                </draw:g>
              </table:table-cell>
              <table:table-cell office:value-type="float" office:value="0.20741">
                <text:p>0.20741</text:p>
                <draw:g>
                  <svg:desc>'Decompression_(win-arm)'.B4:'Decompression_(win-arm)'.I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569">
                <text:p>0.569</text:p>
              </table:table-cell>
              <table:table-cell office:value-type="float" office:value="67.46">
                <text:p>67.46</text:p>
              </table:table-cell>
              <table:table-cell office:value-type="float" office:value="92.94">
                <text:p>92.94</text:p>
              </table:table-cell>
              <table:table-cell office:value-type="float" office:value="1.296">
                <text:p>1.296</text:p>
              </table:table-cell>
              <table:table-cell office:value-type="float" office:value="113.62">
                <text:p>113.62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arm)'.A5:'Decompression_(win-arm)'.A5</svg:desc>
                </draw:g>
              </table:table-cell>
              <table:table-cell office:value-type="float" office:value="0.17688">
                <text:p>0.17688</text:p>
                <draw:g>
                  <svg:desc>'Decompression_(win-arm)'.B5:'Decompression_(win-arm)'.I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521">
                <text:p>0.4521</text:p>
              </table:table-cell>
              <table:table-cell office:value-type="float" office:value="56.7">
                <text:p>56.7</text:p>
              </table:table-cell>
              <table:table-cell office:value-type="float" office:value="56.04">
                <text:p>56.04</text:p>
              </table:table-cell>
              <table:table-cell office:value-type="float" office:value="NaN">
                <text:p>NaN</text:p>
              </table:table-cell>
              <table:table-cell office:value-type="float" office:value="52.54">
                <text:p>52.54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arm)'.A6:'Decompression_(win-arm)'.A6</svg:desc>
                </draw:g>
              </table:table-cell>
              <table:table-cell office:value-type="float" office:value="0.07347">
                <text:p>0.07347</text:p>
                <draw:g>
                  <svg:desc>'Decompression_(win-arm)'.B6:'Decompression_(win-arm)'.I6</svg:desc>
                </draw:g>
              </table:table-cell>
              <table:table-cell office:value-type="float" office:value="0.7305">
                <text:p>0.7305</text:p>
              </table:table-cell>
              <table:table-cell office:value-type="float" office:value="0.4931">
                <text:p>0.4931</text:p>
              </table:table-cell>
              <table:table-cell office:value-type="float" office:value="72.51">
                <text:p>72.51</text:p>
              </table:table-cell>
              <table:table-cell office:value-type="float" office:value="86.67">
                <text:p>86.67</text:p>
              </table:table-cell>
              <table:table-cell office:value-type="float" office:value="1.183">
                <text:p>1.183</text:p>
              </table:table-cell>
              <table:table-cell office:value-type="float" office:value="112.87">
                <text:p>112.87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arm)'.A7:'Decompression_(win-arm)'.A7</svg:desc>
                </draw:g>
              </table:table-cell>
              <table:table-cell office:value-type="float" office:value="0.04886">
                <text:p>0.04886</text:p>
                <draw:g>
                  <svg:desc>'Decompression_(win-arm)'.B7:'Decompression_(win-arm)'.I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3821">
                <text:p>0.3821</text:p>
              </table:table-cell>
              <table:table-cell office:value-type="float" office:value="56.36">
                <text:p>56.36</text:p>
              </table:table-cell>
              <table:table-cell office:value-type="float" office:value="55.32">
                <text:p>55.32</text:p>
              </table:table-cell>
              <table:table-cell office:value-type="float" office:value="NaN">
                <text:p>NaN</text:p>
              </table:table-cell>
              <table:table-cell office:value-type="float" office:value="53.44">
                <text:p>53.44</text:p>
              </table:table-cell>
              <table:table-cell office:value-type="float" office:value="50.77">
                <text:p>50.7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linux-x64)'.A1:'SpamSum_(linux-x64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linux-x64)'.B1:'SpamSum_(linux-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linux-x64)'.B2:'SpamSum_(linux-x64)'.B2" chart:label-cell-address="'SpamSum_(linux-x64)'.A2:'SpamSum_(linux-x64)'.A2" chart:class="chart:bar">
            <chart:data-point/>
            <chart:data-label chart:style-name="ch8"/>
          </chart:series>
          <chart:series chart:style-name="ch9" chart:values-cell-range-address="'SpamSum_(linux-x64)'.B3:'SpamSum_(linux-x64)'.B3" chart:label-cell-address="'SpamSum_(linux-x64)'.A3:'SpamSum_(linux-x64)'.A3" chart:class="chart:bar">
            <chart:data-point/>
            <chart:data-label chart:style-name="ch8"/>
          </chart:series>
          <chart:series chart:style-name="ch10" chart:values-cell-range-address="'SpamSum_(linux-x64)'.B4:'SpamSum_(linux-x64)'.B4" chart:label-cell-address="'SpamSum_(linux-x64)'.A4:'SpamSum_(linux-x64)'.A4" chart:class="chart:bar">
            <chart:data-point/>
            <chart:data-label chart:style-name="ch8"/>
          </chart:series>
          <chart:series chart:style-name="ch11" chart:values-cell-range-address="'SpamSum_(linux-x64)'.B5:'SpamSum_(linux-x64)'.B5" chart:label-cell-address="'SpamSum_(linux-x64)'.A5:'SpamSum_(linux-x64)'.A5" chart:class="chart:bar">
            <chart:data-point/>
            <chart:data-label chart:style-name="ch8"/>
          </chart:series>
          <chart:series chart:style-name="ch12" chart:values-cell-range-address="'SpamSum_(linux-x64)'.B6:'SpamSum_(linux-x64)'.B6" chart:label-cell-address="'SpamSum_(linux-x64)'.A6:'SpamSum_(linux-x64)'.A6" chart:class="chart:bar">
            <chart:data-point/>
          </chart:series>
          <chart:series chart:style-name="ch13" chart:values-cell-range-address="'SpamSum_(linux-x64)'.B7:'SpamSum_(linux-x64)'.B7" chart:label-cell-address="'SpamSum_(linux-x64)'.A7:'SpamSum_(linux-x64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linux-x64)'.B1:'SpamSum_(linux-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linux-x64)'.A2:'SpamSum_(linux-x64)'.A2</svg:desc>
                </draw:g>
              </table:table-cell>
              <table:table-cell office:value-type="float" office:value="12.158">
                <text:p>12.158</text:p>
                <draw:g>
                  <svg:desc>'SpamSum_(linux-x64)'.B2:'SpamSum_(linux-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linux-x64)'.A3:'SpamSum_(linux-x64)'.A3</svg:desc>
                </draw:g>
              </table:table-cell>
              <table:table-cell office:value-type="float" office:value="11.857">
                <text:p>11.857</text:p>
                <draw:g>
                  <svg:desc>'SpamSum_(linux-x64)'.B3:'SpamSum_(linux-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linux-x64)'.A4:'SpamSum_(linux-x64)'.A4</svg:desc>
                </draw:g>
              </table:table-cell>
              <table:table-cell office:value-type="float" office:value="71.915">
                <text:p>71.915</text:p>
                <draw:g>
                  <svg:desc>'SpamSum_(linux-x64)'.B4:'SpamSum_(linux-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linux-x64)'.A5:'SpamSum_(linux-x64)'.A5</svg:desc>
                </draw:g>
              </table:table-cell>
              <table:table-cell office:value-type="float" office:value="7.388">
                <text:p>7.388</text:p>
                <draw:g>
                  <svg:desc>'SpamSum_(linux-x64)'.B5:'SpamSum_(linux-x64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linux-x64)'.A6:'SpamSum_(linux-x64)'.A6</svg:desc>
                </draw:g>
              </table:table-cell>
              <table:table-cell office:value-type="float" office:value="11.513">
                <text:p>11.513</text:p>
                <draw:g>
                  <svg:desc>'SpamSum_(linux-x64)'.B6:'SpamSum_(linux-x64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linux-x64)'.A7:'SpamSum_(linux-x64)'.A7</svg:desc>
                </draw:g>
              </table:table-cell>
              <table:table-cell office:value-type="float" office:value="71.624">
                <text:p>71.624</text:p>
                <draw:g>
                  <svg:desc>'SpamSum_(linux-x64)'.B7:'SpamSum_(linux-x64)'.B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Decompression_(win-arm)'.A10:'Decompression_(win-arm)'.I15" chart:data-source-has-labels="both" svg:x="0.397cm" svg:y="0.221cm" svg:width="15.788cm" svg:height="10.635cm">
          <chart:coordinate-region svg:x="1.98cm" svg:y="0.398cm" svg:width="14.205cm" svg:height="9.855cm"/>
          <chart:axis chart:dimension="x" chart:name="primary-x" chart:style-name="ch4" chartooo:axis-type="text">
            <chart:categories table:cell-range-address="'Decompression_(win-arm)'.B10:'Decompression_(win-arm)'.I10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win-arm)'.B11:'Decompression_(win-arm)'.I11" chart:label-cell-address="'Decompression_(win-arm)'.A11:'Decompression_(win-arm)'.A11" chart:class="chart:bar">
            <chart:data-point chart:repeated="8"/>
          </chart:series>
          <chart:series chart:style-name="ch8" chart:values-cell-range-address="'Decompression_(win-arm)'.B12:'Decompression_(win-arm)'.I12" chart:label-cell-address="'Decompression_(win-arm)'.A12:'Decompression_(win-arm)'.A12" chart:class="chart:bar">
            <chart:data-point chart:repeated="8"/>
          </chart:series>
          <chart:series chart:style-name="ch9" chart:values-cell-range-address="'Decompression_(win-arm)'.B13:'Decompression_(win-arm)'.I13" chart:label-cell-address="'Decompression_(win-arm)'.A13:'Decompression_(win-arm)'.A13" chart:class="chart:bar">
            <chart:data-point chart:repeated="8"/>
          </chart:series>
          <chart:series chart:style-name="ch10" chart:values-cell-range-address="'Decompression_(win-arm)'.B14:'Decompression_(win-arm)'.I14" chart:label-cell-address="'Decompression_(win-arm)'.A14:'Decompression_(win-arm)'.A14" chart:class="chart:bar">
            <chart:data-point chart:repeated="8"/>
          </chart:series>
          <chart:series chart:style-name="ch11" chart:values-cell-range-address="'Decompression_(win-arm)'.B15:'Decompression_(win-arm)'.I15" chart:label-cell-address="'Decompression_(win-arm)'.A15:'Decompression_(win-arm)'.A1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in-arm)'.B10:'Decompression_(win-arm)'.I10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Decompression_(win-arm)'.A11:'Decompression_(win-arm)'.A11</svg:desc>
                </draw:g>
              </table:table-cell>
              <table:table-cell office:value-type="float" office:value="0.959049959049959">
                <text:p>0.959049959049959</text:p>
                <draw:g>
                  <svg:desc>'Decompression_(win-arm)'.B11:'Decompression_(win-arm)'.I11</svg:desc>
                </draw:g>
              </table:table-cell>
              <table:table-cell office:value-type="float" office:value="1.02562326869806">
                <text:p>1.02562326869806</text:p>
              </table:table-cell>
              <table:table-cell office:value-type="float" office:value="0.827269092363055">
                <text:p>0.827269092363055</text:p>
              </table:table-cell>
              <table:table-cell office:value-type="float" office:value="1.00365296803653">
                <text:p>1.00365296803653</text:p>
              </table:table-cell>
              <table:table-cell office:value-type="float" office:value="0.936951316839585">
                <text:p>0.936951316839585</text:p>
              </table:table-cell>
              <table:table-cell office:value-type="float" office:value="0.936385161799527">
                <text:p>0.936385161799527</text:p>
              </table:table-cell>
              <table:table-cell office:value-type="float" office:value="0.988747553816047">
                <text:p>0.988747553816047</text:p>
              </table:table-cell>
              <table:table-cell office:value-type="float" office:value="0.610807860262009">
                <text:p>0.610807860262009</text:p>
              </table:table-cell>
            </table:table-row>
            <table:table-row>
              <table:table-cell office:value-type="string">
                <text:p>Aaru 6</text:p>
                <draw:g>
                  <svg:desc>'Decompression_(win-arm)'.A12:'Decompression_(win-arm)'.A12</svg:desc>
                </draw:g>
              </table:table-cell>
              <table:table-cell office:value-type="float" office:value="1.12916445687286">
                <text:p>1.12916445687286</text:p>
                <draw:g>
                  <svg:desc>'Decompression_(win-arm)'.B12:'Decompression_(win-arm)'.I12</svg:desc>
                </draw:g>
              </table:table-cell>
              <table:table-cell office:value-type="float" office:value="1.85125">
                <text:p>1.85125</text:p>
              </table:table-cell>
              <table:table-cell office:value-type="float" office:value="36.3620386643234">
                <text:p>36.3620386643234</text:p>
              </table:table-cell>
              <table:table-cell office:value-type="float" office:value="3.25822709753928">
                <text:p>3.25822709753928</text:p>
              </table:table-cell>
              <table:table-cell office:value-type="float" office:value="1.2631805465892">
                <text:p>1.2631805465892</text:p>
              </table:table-cell>
              <table:table-cell office:value-type="float" office:value="4.57716049382716">
                <text:p>4.57716049382716</text:p>
              </table:table-cell>
              <table:table-cell office:value-type="float" office:value="1.77873613800387">
                <text:p>1.77873613800387</text:p>
              </table:table-cell>
              <table:table-cell office:value-type="float" office:value="1.82992641046607">
                <text:p>1.82992641046607</text:p>
              </table:table-cell>
            </table:table-row>
            <table:table-row>
              <table:table-cell office:value-type="string">
                <text:p>AaruNative</text:p>
                <draw:g>
                  <svg:desc>'Decompression_(win-arm)'.A13:'Decompression_(win-arm)'.A13</svg:desc>
                </draw:g>
              </table:table-cell>
              <table:table-cell office:value-type="float" office:value="1.32406151062867">
                <text:p>1.32406151062867</text:p>
                <draw:g>
                  <svg:desc>'Decompression_(win-arm)'.B13:'Decompression_(win-arm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5.7642114576421">
                <text:p>45.7642114576421</text:p>
              </table:table-cell>
              <table:table-cell office:value-type="float" office:value="3.87654320987654">
                <text:p>3.87654320987654</text:p>
              </table:table-cell>
              <table:table-cell office:value-type="float" office:value="2.09493219129193">
                <text:p>2.09493219129193</text:p>
              </table:table-cell>
              <table:table-cell office:value-type="float" office:value="NaN">
                <text:p>NaN</text:p>
              </table:table-cell>
              <table:table-cell office:value-type="float" office:value="3.84659307194518">
                <text:p>3.84659307194518</text:p>
              </table:table-cell>
              <table:table-cell office:value-type="float" office:value="2.25741375832157">
                <text:p>2.257413758321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in-arm)'.A14:'Decompression_(win-arm)'.A14</svg:desc>
                </draw:g>
              </table:table-cell>
              <table:table-cell office:value-type="float" office:value="3.18769565809174">
                <text:p>3.18769565809174</text:p>
                <draw:g>
                  <svg:desc>'Decompression_(win-arm)'.B14:'Decompression_(win-arm)'.I14</svg:desc>
                </draw:g>
              </table:table-cell>
              <table:table-cell office:value-type="float" office:value="2.02737850787132">
                <text:p>2.02737850787132</text:p>
              </table:table-cell>
              <table:table-cell office:value-type="float" office:value="41.9590346785642">
                <text:p>41.9590346785642</text:p>
              </table:table-cell>
              <table:table-cell office:value-type="float" office:value="3.03130602675493">
                <text:p>3.03130602675493</text:p>
              </table:table-cell>
              <table:table-cell office:value-type="float" office:value="1.35456328602746">
                <text:p>1.35456328602746</text:p>
              </table:table-cell>
              <table:table-cell office:value-type="float" office:value="5.01437024513948">
                <text:p>5.01437024513948</text:p>
              </table:table-cell>
              <table:table-cell office:value-type="float" office:value="1.79055550633472">
                <text:p>1.79055550633472</text:p>
              </table:table-cell>
              <table:table-cell office:value-type="float" office:value="1.77281368821293">
                <text:p>1.77281368821293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in-arm)'.A15:'Decompression_(win-arm)'.A15</svg:desc>
                </draw:g>
              </table:table-cell>
              <table:table-cell office:value-type="float" office:value="4.79328694228408">
                <text:p>4.79328694228408</text:p>
                <draw:g>
                  <svg:desc>'Decompression_(win-arm)'.B15:'Decompression_(win-arm)'.I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4.1481287621042">
                <text:p>54.1481287621042</text:p>
              </table:table-cell>
              <table:table-cell office:value-type="float" office:value="3.89992902767921">
                <text:p>3.89992902767921</text:p>
              </table:table-cell>
              <table:table-cell office:value-type="float" office:value="2.12219812002892">
                <text:p>2.12219812002892</text:p>
              </table:table-cell>
              <table:table-cell office:value-type="float" office:value="NaN">
                <text:p>NaN</text:p>
              </table:table-cell>
              <table:table-cell office:value-type="float" office:value="3.78181137724551">
                <text:p>3.78181137724551</text:p>
              </table:table-cell>
              <table:table-cell office:value-type="float" office:value="2.20405751428009">
                <text:p>2.2040575142800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linux-x64)'.A1:'Checksums_(linux-x64)'.H7" chart:data-source-has-labels="both" svg:x="1.61cm" svg:y="0.299cm" svg:width="25.343cm" svg:height="14.384cm">
          <chart:coordinate-region svg:x="2.464cm" svg:y="0.476cm" svg:width="24.489cm" svg:height="13.604cm"/>
          <chart:axis chart:dimension="x" chart:name="primary-x" chart:style-name="ch4" chartooo:axis-type="text">
            <chart:categories table:cell-range-address="'Checksums_(linux-x64)'.B1:'Checksums_(linux-x64)'.H1"/>
          </chart:axis>
          <chart:axis chart:dimension="y" chart:name="primary-y" chart:style-name="ch5">
            <chart:title svg:x="0.451cm" svg:y="7.701cm" chart:style-name="ch6">
              <text:p>μs</text:p>
            </chart:title>
          </chart:axis>
          <chart:series chart:style-name="ch7" chart:values-cell-range-address="'Checksums_(linux-x64)'.B2:'Checksums_(linux-x64)'.H2" chart:label-cell-address="'Checksums_(linux-x64)'.A2:'Checksums_(linux-x64)'.A2" chart:class="chart:bar">
            <chart:data-point chart:repeated="7"/>
            <chart:data-label chart:style-name="ch8"/>
          </chart:series>
          <chart:series chart:style-name="ch9" chart:values-cell-range-address="'Checksums_(linux-x64)'.B3:'Checksums_(linux-x64)'.H3" chart:label-cell-address="'Checksums_(linux-x64)'.A3:'Checksums_(linux-x64)'.A3" chart:class="chart:bar">
            <chart:data-point chart:repeated="7"/>
            <chart:data-label chart:style-name="ch8"/>
          </chart:series>
          <chart:series chart:style-name="ch10" chart:values-cell-range-address="'Checksums_(linux-x64)'.B4:'Checksums_(linux-x64)'.H4" chart:label-cell-address="'Checksums_(linux-x64)'.A4:'Checksums_(linux-x64)'.A4" chart:class="chart:bar">
            <chart:data-point chart:repeated="7"/>
            <chart:data-label chart:style-name="ch8"/>
          </chart:series>
          <chart:series chart:style-name="ch11" chart:values-cell-range-address="'Checksums_(linux-x64)'.B5:'Checksums_(linux-x64)'.H5" chart:label-cell-address="'Checksums_(linux-x64)'.A5:'Checksums_(linux-x64)'.A5" chart:class="chart:bar">
            <chart:data-point chart:repeated="7"/>
            <chart:data-label chart:style-name="ch8"/>
          </chart:series>
          <chart:series chart:style-name="ch12" chart:values-cell-range-address="'Checksums_(linux-x64)'.B6:'Checksums_(linux-x64)'.H6" chart:label-cell-address="'Checksums_(linux-x64)'.A6:'Checksums_(linux-x64)'.A6" chart:class="chart:bar">
            <chart:data-point chart:repeated="7"/>
          </chart:series>
          <chart:series chart:style-name="ch13" chart:values-cell-range-address="'Checksums_(linux-x64)'.B7:'Checksums_(linux-x64)'.H7" chart:label-cell-address="'Checksums_(linux-x64)'.A7:'Checksums_(linux-x64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x64)'.B1:'Checksums_(linux-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linux-x64)'.A2:'Checksums_(linux-x64)'.A2</svg:desc>
                </draw:g>
              </table:table-cell>
              <table:table-cell office:value-type="float" office:value="5346.4">
                <text:p>5346.4</text:p>
                <draw:g>
                  <svg:desc>'Checksums_(linux-x64)'.B2:'Checksums_(linux-x64)'.H2</svg:desc>
                </draw:g>
              </table:table-cell>
              <table:table-cell office:value-type="float" office:value="4682.5">
                <text:p>4682.5</text:p>
              </table:table-cell>
              <table:table-cell office:value-type="float" office:value="4814.5">
                <text:p>4814.5</text:p>
              </table:table-cell>
              <table:table-cell office:value-type="float" office:value="2470.3">
                <text:p>2470.3</text:p>
              </table:table-cell>
              <table:table-cell office:value-type="float" office:value="2563">
                <text:p>2563</text:p>
              </table:table-cell>
              <table:table-cell office:value-type="float" office:value="5327.5">
                <text:p>5327.5</text:p>
              </table:table-cell>
              <table:table-cell office:value-type="float" office:value="5308.8">
                <text:p>5308.8</text:p>
              </table:table-cell>
            </table:table-row>
            <table:table-row>
              <table:table-cell office:value-type="string">
                <text:p>Aaru 6</text:p>
                <draw:g>
                  <svg:desc>'Checksums_(linux-x64)'.A3:'Checksums_(linux-x64)'.A3</svg:desc>
                </draw:g>
              </table:table-cell>
              <table:table-cell office:value-type="float" office:value="581">
                <text:p>581</text:p>
                <draw:g>
                  <svg:desc>'Checksums_(linux-x64)'.B3:'Checksums_(linux-x64)'.H3</svg:desc>
                </draw:g>
              </table:table-cell>
              <table:table-cell office:value-type="float" office:value="940.2">
                <text:p>940.2</text:p>
              </table:table-cell>
              <table:table-cell office:value-type="float" office:value="982.5">
                <text:p>982.5</text:p>
              </table:table-cell>
              <table:table-cell office:value-type="float" office:value="560.1">
                <text:p>560.1</text:p>
              </table:table-cell>
              <table:table-cell office:value-type="float" office:value="576">
                <text:p>576</text:p>
              </table:table-cell>
              <table:table-cell office:value-type="float" office:value="868.1">
                <text:p>868.1</text:p>
              </table:table-cell>
              <table:table-cell office:value-type="float" office:value="808.9">
                <text:p>808.9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x64)'.A4:'Checksums_(linux-x64)'.A4</svg:desc>
                </draw:g>
              </table:table-cell>
              <table:table-cell office:value-type="float" office:value="709">
                <text:p>709</text:p>
                <draw:g>
                  <svg:desc>'Checksums_(linux-x64)'.B4:'Checksums_(linux-x64)'.H4</svg:desc>
                </draw:g>
              </table:table-cell>
              <table:table-cell office:value-type="float" office:value="1241.6">
                <text:p>1241.6</text:p>
              </table:table-cell>
              <table:table-cell office:value-type="float" office:value="1186.8">
                <text:p>1186.8</text:p>
              </table:table-cell>
              <table:table-cell office:value-type="float" office:value="841.8">
                <text:p>841.8</text:p>
              </table:table-cell>
              <table:table-cell office:value-type="float" office:value="1121.9">
                <text:p>1121.9</text:p>
              </table:table-cell>
              <table:table-cell office:value-type="float" office:value="2513.1">
                <text:p>2513.1</text:p>
              </table:table-cell>
              <table:table-cell office:value-type="float" office:value="2287.7">
                <text:p>2287.7</text:p>
              </table:table-cell>
            </table:table-row>
            <table:table-row>
              <table:table-cell office:value-type="string">
                <text:p>rhash</text:p>
                <draw:g>
                  <svg:desc>'Checksums_(linux-x64)'.A5:'Checksums_(linux-x64)'.A5</svg:desc>
                </draw:g>
              </table:table-cell>
              <table:table-cell office:value-type="float" office:value="NaN">
                <text:p>NaN</text:p>
                <draw:g>
                  <svg:desc>'Checksums_(linux-x64)'.B5:'Checksums_(linux-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9">
                <text:p>85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 6 (AOT)</text:p>
                <draw:g>
                  <svg:desc>'Checksums_(linux-x64)'.A6:'Checksums_(linux-x64)'.A6</svg:desc>
                </draw:g>
              </table:table-cell>
              <table:table-cell office:value-type="float" office:value="827.8">
                <text:p>827.8</text:p>
                <draw:g>
                  <svg:desc>'Checksums_(linux-x64)'.B6:'Checksums_(linux-x64)'.H6</svg:desc>
                </draw:g>
              </table:table-cell>
              <table:table-cell office:value-type="float" office:value="977.2">
                <text:p>977.2</text:p>
              </table:table-cell>
              <table:table-cell office:value-type="float" office:value="1194.3">
                <text:p>1194.3</text:p>
              </table:table-cell>
              <table:table-cell office:value-type="float" office:value="766.1">
                <text:p>766.1</text:p>
              </table:table-cell>
              <table:table-cell office:value-type="float" office:value="776.1">
                <text:p>776.1</text:p>
              </table:table-cell>
              <table:table-cell office:value-type="float" office:value="928.7">
                <text:p>928.7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linux-x64)'.A7:'Checksums_(linux-x64)'.A7</svg:desc>
                </draw:g>
              </table:table-cell>
              <table:table-cell office:value-type="float" office:value="770.1">
                <text:p>770.1</text:p>
                <draw:g>
                  <svg:desc>'Checksums_(linux-x64)'.B7:'Checksums_(linux-x64)'.H7</svg:desc>
                </draw:g>
              </table:table-cell>
              <table:table-cell office:value-type="float" office:value="1274.8">
                <text:p>1274.8</text:p>
              </table:table-cell>
              <table:table-cell office:value-type="float" office:value="1224.9">
                <text:p>1224.9</text:p>
              </table:table-cell>
              <table:table-cell office:value-type="float" office:value="551">
                <text:p>551</text:p>
              </table:table-cell>
              <table:table-cell office:value-type="float" office:value="1180.1">
                <text:p>1180.1</text:p>
              </table:table-cell>
              <table:table-cell office:value-type="float" office:value="2439.1">
                <text:p>2439.1</text:p>
              </table:table-cell>
              <table:table-cell office:value-type="float" office:value="2334.7">
                <text:p>2334.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999cm" style:legend-expansion="high" chart:style-name="ch2"/>
        <chart:plot-area chart:style-name="ch3" table:cell-range-address="'Checksums_(linux-x64)'.A9:'Checksums_(linux-x64)'.H13" chart:data-source-has-labels="both" svg:x="0.475cm" svg:y="0.198cm" svg:width="19.557cm" svg:height="9.518cm">
          <chart:coordinate-region svg:x="2.058cm" svg:y="0.375cm" svg:width="17.974cm" svg:height="8.738cm"/>
          <chart:axis chart:dimension="x" chart:name="primary-x" chart:style-name="ch4" chartooo:axis-type="text">
            <chart:categories table:cell-range-address="'Checksums_(linux-x64)'.B9:'Checksums_(linux-x64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linux-x64)'.B10:'Checksums_(linux-x64)'.H10" chart:label-cell-address="'Checksums_(linux-x64)'.A10:'Checksums_(linux-x64)'.A10" chart:class="chart:bar">
            <chart:data-point chart:repeated="7"/>
          </chart:series>
          <chart:series chart:style-name="ch9" chart:values-cell-range-address="'Checksums_(linux-x64)'.B11:'Checksums_(linux-x64)'.H11" chart:label-cell-address="'Checksums_(linux-x64)'.A11:'Checksums_(linux-x64)'.A11" chart:class="chart:bar">
            <chart:data-point chart:repeated="7"/>
          </chart:series>
          <chart:series chart:style-name="ch10" chart:values-cell-range-address="'Checksums_(linux-x64)'.B12:'Checksums_(linux-x64)'.H12" chart:label-cell-address="'Checksums_(linux-x64)'.A12:'Checksums_(linux-x64)'.A12" chart:class="chart:bar">
            <chart:data-point chart:repeated="7"/>
          </chart:series>
          <chart:series chart:style-name="ch11" chart:values-cell-range-address="'Checksums_(linux-x64)'.B13:'Checksums_(linux-x64)'.H13" chart:label-cell-address="'Checksums_(linux-x64)'.A13:'Checksums_(linux-x64)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x64)'.B9:'Checksums_(linux-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linux-x64)'.A10:'Checksums_(linux-x64)'.A10</svg:desc>
                </draw:g>
              </table:table-cell>
              <table:table-cell office:value-type="float" office:value="9.20206540447504">
                <text:p>9.20206540447504</text:p>
                <draw:g>
                  <svg:desc>'Checksums_(linux-x64)'.B10:'Checksums_(linux-x64)'.H10</svg:desc>
                </draw:g>
              </table:table-cell>
              <table:table-cell office:value-type="float" office:value="4.98032333546054">
                <text:p>4.98032333546054</text:p>
              </table:table-cell>
              <table:table-cell office:value-type="float" office:value="4.90025445292621">
                <text:p>4.90025445292621</text:p>
              </table:table-cell>
              <table:table-cell office:value-type="float" office:value="4.41046241742546">
                <text:p>4.41046241742546</text:p>
              </table:table-cell>
              <table:table-cell office:value-type="float" office:value="4.44965277777778">
                <text:p>4.44965277777778</text:p>
              </table:table-cell>
              <table:table-cell office:value-type="float" office:value="6.13696578735169">
                <text:p>6.13696578735169</text:p>
              </table:table-cell>
              <table:table-cell office:value-type="float" office:value="6.56298677215972">
                <text:p>6.56298677215972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x64)'.A11:'Checksums_(linux-x64)'.A11</svg:desc>
                </draw:g>
              </table:table-cell>
              <table:table-cell office:value-type="float" office:value="7.54076163610719">
                <text:p>7.54076163610719</text:p>
                <draw:g>
                  <svg:desc>'Checksums_(linux-x64)'.B11:'Checksums_(linux-x64)'.H11</svg:desc>
                </draw:g>
              </table:table-cell>
              <table:table-cell office:value-type="float" office:value="3.77134342783505">
                <text:p>3.77134342783505</text:p>
              </table:table-cell>
              <table:table-cell office:value-type="float" office:value="4.0567071115605">
                <text:p>4.0567071115605</text:p>
              </table:table-cell>
              <table:table-cell office:value-type="float" office:value="2.93454502257068">
                <text:p>2.93454502257068</text:p>
              </table:table-cell>
              <table:table-cell office:value-type="float" office:value="2.28451733666102">
                <text:p>2.28451733666102</text:p>
              </table:table-cell>
              <table:table-cell office:value-type="float" office:value="2.11989176714019">
                <text:p>2.11989176714019</text:p>
              </table:table-cell>
              <table:table-cell office:value-type="float" office:value="2.32058399265638">
                <text:p>2.32058399265638</text:p>
              </table:table-cell>
            </table:table-row>
            <table:table-row>
              <table:table-cell office:value-type="string">
                <text:p>Aaru 6 (AOT)</text:p>
                <draw:g>
                  <svg:desc>'Checksums_(linux-x64)'.A12:'Checksums_(linux-x64)'.A12</svg:desc>
                </draw:g>
              </table:table-cell>
              <table:table-cell office:value-type="float" office:value="6.45856487074173">
                <text:p>6.45856487074173</text:p>
                <draw:g>
                  <svg:desc>'Checksums_(linux-x64)'.B12:'Checksums_(linux-x64)'.H12</svg:desc>
                </draw:g>
              </table:table-cell>
              <table:table-cell office:value-type="float" office:value="4.79175194433074">
                <text:p>4.79175194433074</text:p>
              </table:table-cell>
              <table:table-cell office:value-type="float" office:value="4.03123168383153">
                <text:p>4.03123168383153</text:p>
              </table:table-cell>
              <table:table-cell office:value-type="float" office:value="3.22451377104817">
                <text:p>3.22451377104817</text:p>
              </table:table-cell>
              <table:table-cell office:value-type="float" office:value="3.30240948331401">
                <text:p>3.30240948331401</text:p>
              </table:table-cell>
              <table:table-cell office:value-type="float" office:value="5.73651340583611">
                <text:p>5.73651340583611</text:p>
              </table:table-cell>
              <table:table-cell office:value-type="float" office:value="6.09156626506024">
                <text:p>6.09156626506024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linux-x64)'.A13:'Checksums_(linux-x64)'.A13</svg:desc>
                </draw:g>
              </table:table-cell>
              <table:table-cell office:value-type="float" office:value="6.94247500324633">
                <text:p>6.94247500324633</text:p>
                <draw:g>
                  <svg:desc>'Checksums_(linux-x64)'.B13:'Checksums_(linux-x64)'.H13</svg:desc>
                </draw:g>
              </table:table-cell>
              <table:table-cell office:value-type="float" office:value="3.67312519610919">
                <text:p>3.67312519610919</text:p>
              </table:table-cell>
              <table:table-cell office:value-type="float" office:value="3.93052494081149">
                <text:p>3.93052494081149</text:p>
              </table:table-cell>
              <table:table-cell office:value-type="float" office:value="4.48330308529946">
                <text:p>4.48330308529946</text:p>
              </table:table-cell>
              <table:table-cell office:value-type="float" office:value="2.17184984323362">
                <text:p>2.17184984323362</text:p>
              </table:table-cell>
              <table:table-cell office:value-type="float" office:value="2.18420728957402">
                <text:p>2.18420728957402</text:p>
              </table:table-cell>
              <table:table-cell office:value-type="float" office:value="2.27386816293314">
                <text:p>2.2738681629331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992cm" svg:y="6.533cm" style:legend-expansion="high" chart:style-name="ch2"/>
        <chart:plot-area chart:style-name="ch3" table:cell-range-address="'Hashes_(win-arm64)'.A1:'Hashes_(win-arm64)'.F5" chart:data-source-has-labels="both" svg:x="1.61cm" svg:y="0.299cm" svg:width="25.766cm" svg:height="14.384cm">
          <chart:coordinate-region svg:x="2.464cm" svg:y="0.477cm" svg:width="24.912cm" svg:height="13.603cm"/>
          <chart:axis chart:dimension="x" chart:name="primary-x" chart:style-name="ch4" chartooo:axis-type="text">
            <chart:categories table:cell-range-address="'Hashes_(win-arm64)'.B1:'Hashes_(win-arm64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win-arm64)'.B2:'Hashes_(win-arm64)'.F2" chart:label-cell-address="'Hashes_(win-arm64)'.A2:'Hashes_(win-arm64)'.A2" chart:class="chart:bar">
            <chart:data-point chart:repeated="5"/>
            <chart:data-label chart:style-name="ch8"/>
          </chart:series>
          <chart:series chart:style-name="ch9" chart:values-cell-range-address="'Hashes_(win-arm64)'.B3:'Hashes_(win-arm64)'.F3" chart:label-cell-address="'Hashes_(win-arm64)'.A3:'Hashes_(win-arm64)'.A3" chart:class="chart:bar">
            <chart:data-point chart:repeated="5"/>
            <chart:data-label chart:style-name="ch8"/>
          </chart:series>
          <chart:series chart:style-name="ch10" chart:values-cell-range-address="'Hashes_(win-arm64)'.B4:'Hashes_(win-arm64)'.F4" chart:label-cell-address="'Hashes_(win-arm64)'.A4:'Hashes_(win-arm64)'.A4" chart:class="chart:bar">
            <chart:data-point chart:repeated="5"/>
            <chart:data-label chart:style-name="ch8"/>
          </chart:series>
          <chart:series chart:style-name="ch11" chart:values-cell-range-address="'Hashes_(win-arm64)'.B5:'Hashes_(win-arm64)'.F5" chart:label-cell-address="'Hashes_(win-arm64)'.A5:'Hashes_(win-arm64)'.A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win-arm64)'.B1:'Hashes_(win-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win-arm64)'.A2:'Hashes_(win-arm64)'.A2</svg:desc>
                </draw:g>
              </table:table-cell>
              <table:table-cell office:value-type="float" office:value="3148">
                <text:p>3148</text:p>
                <draw:g>
                  <svg:desc>'Hashes_(win-arm64)'.B2:'Hashes_(win-arm64)'.F2</svg:desc>
                </draw:g>
              </table:table-cell>
              <table:table-cell office:value-type="float" office:value="2599">
                <text:p>2599</text:p>
              </table:table-cell>
              <table:table-cell office:value-type="float" office:value="1291">
                <text:p>1291</text:p>
              </table:table-cell>
              <table:table-cell office:value-type="float" office:value="2515">
                <text:p>2515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Aaru 5.3 (arm)</text:p>
                <draw:g>
                  <svg:desc>'Hashes_(win-arm64)'.A3:'Hashes_(win-arm64)'.A3</svg:desc>
                </draw:g>
              </table:table-cell>
              <table:table-cell office:value-type="float" office:value="3565">
                <text:p>3565</text:p>
                <draw:g>
                  <svg:desc>'Hashes_(win-arm64)'.B3:'Hashes_(win-arm64)'.F3</svg:desc>
                </draw:g>
              </table:table-cell>
              <table:table-cell office:value-type="float" office:value="4235">
                <text:p>4235</text:p>
              </table:table-cell>
              <table:table-cell office:value-type="float" office:value="7301">
                <text:p>7301</text:p>
              </table:table-cell>
              <table:table-cell office:value-type="float" office:value="7108">
                <text:p>7108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.NET 8</text:p>
                <draw:g>
                  <svg:desc>'Hashes_(win-arm64)'.A4:'Hashes_(win-arm64)'.A4</svg:desc>
                </draw:g>
              </table:table-cell>
              <table:table-cell office:value-type="float" office:value="3273">
                <text:p>3273</text:p>
                <draw:g>
                  <svg:desc>'Hashes_(win-arm64)'.B4:'Hashes_(win-arm64)'.F4</svg:desc>
                </draw:g>
              </table:table-cell>
              <table:table-cell office:value-type="float" office:value="2710">
                <text:p>2710</text:p>
              </table:table-cell>
              <table:table-cell office:value-type="float" office:value="1395">
                <text:p>1395</text:p>
              </table:table-cell>
              <table:table-cell office:value-type="float" office:value="2671">
                <text:p>267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.NET 8 AOT</text:p>
                <draw:g>
                  <svg:desc>'Hashes_(win-arm64)'.A5:'Hashes_(win-arm64)'.A5</svg:desc>
                </draw:g>
              </table:table-cell>
              <table:table-cell office:value-type="float" office:value="3147">
                <text:p>3147</text:p>
                <draw:g>
                  <svg:desc>'Hashes_(win-arm64)'.B5:'Hashes_(win-arm64)'.F5</svg:desc>
                </draw:g>
              </table:table-cell>
              <table:table-cell office:value-type="float" office:value="2590">
                <text:p>2590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win-arm)'.A1:'SpamSum_(win-arm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win-arm)'.B1:'SpamSum_(win-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win-arm)'.B2:'SpamSum_(win-arm)'.B2" chart:label-cell-address="'SpamSum_(win-arm)'.A2:'SpamSum_(win-arm)'.A2" chart:class="chart:bar">
            <chart:data-point/>
            <chart:data-label chart:style-name="ch8"/>
          </chart:series>
          <chart:series chart:style-name="ch9" chart:values-cell-range-address="'SpamSum_(win-arm)'.B3:'SpamSum_(win-arm)'.B3" chart:label-cell-address="'SpamSum_(win-arm)'.A3:'SpamSum_(win-arm)'.A3" chart:class="chart:bar">
            <chart:data-point/>
            <chart:data-label chart:style-name="ch8"/>
          </chart:series>
          <chart:series chart:style-name="ch10" chart:values-cell-range-address="'SpamSum_(win-arm)'.B4:'SpamSum_(win-arm)'.B4" chart:label-cell-address="'SpamSum_(win-arm)'.A4:'SpamSum_(win-arm)'.A4" chart:class="chart:bar">
            <chart:data-point/>
            <chart:data-label chart:style-name="ch8"/>
          </chart:series>
          <chart:series chart:style-name="ch11" chart:values-cell-range-address="'SpamSum_(win-arm)'.B5:'SpamSum_(win-arm)'.B5" chart:label-cell-address="'SpamSum_(win-arm)'.A5:'SpamSum_(win-arm)'.A5" chart:class="chart:bar">
            <chart:data-point/>
            <chart:data-label chart:style-name="ch8"/>
          </chart:series>
          <chart:series chart:style-name="ch12" chart:values-cell-range-address="'SpamSum_(win-arm)'.B6:'SpamSum_(win-arm)'.B6" chart:label-cell-address="'SpamSum_(win-arm)'.A6:'SpamSum_(win-arm)'.A6" chart:class="chart:bar">
            <chart:data-point/>
          </chart:series>
          <chart:series chart:style-name="ch13" chart:values-cell-range-address="'SpamSum_(win-arm)'.B7:'SpamSum_(win-arm)'.B7" chart:label-cell-address="'SpamSum_(win-arm)'.A7:'SpamSum_(win-arm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win-arm)'.B1:'SpamSum_(win-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win-arm)'.A2:'SpamSum_(win-arm)'.A2</svg:desc>
                </draw:g>
              </table:table-cell>
              <table:table-cell office:value-type="float" office:value="21.25">
                <text:p>21.25</text:p>
                <draw:g>
                  <svg:desc>'SpamSum_(win-arm)'.B2:'SpamSum_(win-arm)'.B2</svg:desc>
                </draw:g>
              </table:table-cell>
            </table:table-row>
            <table:table-row>
              <table:table-cell office:value-type="string">
                <text:p>Aaru 5.3 (arm)</text:p>
                <draw:g>
                  <svg:desc>'SpamSum_(win-arm)'.A3:'SpamSum_(win-arm)'.A3</svg:desc>
                </draw:g>
              </table:table-cell>
              <table:table-cell office:value-type="float" office:value="70.71">
                <text:p>70.71</text:p>
                <draw:g>
                  <svg:desc>'SpamSum_(win-arm)'.B3:'SpamSum_(win-arm)'.B3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win-arm)'.A4:'SpamSum_(win-arm)'.A4</svg:desc>
                </draw:g>
              </table:table-cell>
              <table:table-cell office:value-type="float" office:value="14.95">
                <text:p>14.95</text:p>
                <draw:g>
                  <svg:desc>'SpamSum_(win-arm)'.B4:'SpamSum_(win-arm)'.B4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win-arm)'.A5:'SpamSum_(win-arm)'.A5</svg:desc>
                </draw:g>
              </table:table-cell>
              <table:table-cell office:value-type="float" office:value="NaN">
                <text:p>NaN</text:p>
                <draw:g>
                  <svg:desc>'SpamSum_(win-arm)'.B5:'SpamSum_(win-arm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win-arm)'.A6:'SpamSum_(win-arm)'.A6</svg:desc>
                </draw:g>
              </table:table-cell>
              <table:table-cell office:value-type="float" office:value="14.51">
                <text:p>14.51</text:p>
                <draw:g>
                  <svg:desc>'SpamSum_(win-arm)'.B6:'SpamSum_(win-arm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win-arm)'.A7:'SpamSum_(win-arm)'.A7</svg:desc>
                </draw:g>
              </table:table-cell>
              <table:table-cell office:value-type="float" office:value="NaN">
                <text:p>NaN</text:p>
                <draw:g>
                  <svg:desc>'SpamSum_(win-arm)'.B7:'SpamSum_(win-arm)'.B7</svg:desc>
                </draw:g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Decompression_(mac-x64)'.A1:'Decompression_(mac-x64)'.I6" chart:data-source-has-labels="both" svg:x="1.565cm" svg:y="0.299cm" svg:width="23.174cm" svg:height="14.384cm">
          <chart:coordinate-region svg:x="2.23cm" svg:y="0.477cm" svg:width="22.509cm" svg:height="13.603cm"/>
          <chart:axis chart:dimension="x" chart:name="primary-x" chart:style-name="ch4" chartooo:axis-type="text">
            <chart:categories table:cell-range-address="'Decompression_(mac-x64)'.B1:'Decompression_(mac-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mac-x64)'.B2:'Decompression_(mac-x64)'.I2" chart:label-cell-address="'Decompression_(mac-x64)'.A2:'Decompression_(mac-x64)'.A2" chart:class="chart:bar">
            <chart:data-point chart:repeated="8"/>
            <chart:data-label chart:style-name="ch8"/>
          </chart:series>
          <chart:series chart:style-name="ch9" chart:values-cell-range-address="'Decompression_(mac-x64)'.B3:'Decompression_(mac-x64)'.I3" chart:label-cell-address="'Decompression_(mac-x64)'.A3:'Decompression_(mac-x64)'.A3" chart:class="chart:bar">
            <chart:data-point chart:repeated="8"/>
            <chart:data-label chart:style-name="ch8"/>
          </chart:series>
          <chart:series chart:style-name="ch10" chart:values-cell-range-address="'Decompression_(mac-x64)'.B4:'Decompression_(mac-x64)'.I4" chart:label-cell-address="'Decompression_(mac-x64)'.A4:'Decompression_(mac-x64)'.A4" chart:class="chart:bar">
            <chart:data-point chart:repeated="8"/>
            <chart:data-label chart:style-name="ch8"/>
          </chart:series>
          <chart:series chart:style-name="ch11" chart:values-cell-range-address="'Decompression_(mac-x64)'.B5:'Decompression_(mac-x64)'.I5" chart:label-cell-address="'Decompression_(mac-x64)'.A5:'Decompression_(mac-x64)'.A5" chart:class="chart:bar">
            <chart:data-point chart:repeated="8"/>
          </chart:series>
          <chart:series chart:style-name="ch12" chart:values-cell-range-address="'Decompression_(mac-x64)'.B6:'Decompression_(mac-x64)'.I6" chart:label-cell-address="'Decompression_(mac-x64)'.A6:'Decompression_(mac-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x64)'.B1:'Decompression_(mac-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mac-x64)'.A2:'Decompression_(mac-x64)'.A2</svg:desc>
                </draw:g>
              </table:table-cell>
              <table:table-cell office:value-type="float" office:value="0.2859">
                <text:p>0.2859</text:p>
                <draw:g>
                  <svg:desc>'Decompression_(mac-x64)'.B2:'Decompression_(mac-x64)'.I2</svg:desc>
                </draw:g>
              </table:table-cell>
              <table:table-cell office:value-type="float" office:value="1.4159">
                <text:p>1.4159</text:p>
              </table:table-cell>
              <table:table-cell office:value-type="float" office:value="11.5959">
                <text:p>11.5959</text:p>
              </table:table-cell>
              <table:table-cell office:value-type="float" office:value="229.76">
                <text:p>229.76</text:p>
              </table:table-cell>
              <table:table-cell office:value-type="float" office:value="128.63">
                <text:p>128.63</text:p>
              </table:table-cell>
              <table:table-cell office:value-type="float" office:value="5.98">
                <text:p>5.98</text:p>
              </table:table-cell>
              <table:table-cell office:value-type="float" office:value="196.38">
                <text:p>196.38</text:p>
              </table:table-cell>
              <table:table-cell office:value-type="float" office:value="144.3">
                <text:p>144.3</text:p>
              </table:table-cell>
            </table:table-row>
            <table:table-row>
              <table:table-cell office:value-type="string">
                <text:p>Aaru 6</text:p>
                <draw:g>
                  <svg:desc>'Decompression_(mac-x64)'.A3:'Decompression_(mac-x64)'.A3</svg:desc>
                </draw:g>
              </table:table-cell>
              <table:table-cell office:value-type="float" office:value="0.1434">
                <text:p>0.1434</text:p>
                <draw:g>
                  <svg:desc>'Decompression_(mac-x64)'.B3:'Decompression_(mac-x64)'.I3</svg:desc>
                </draw:g>
              </table:table-cell>
              <table:table-cell office:value-type="float" office:value="0.9489">
                <text:p>0.9489</text:p>
              </table:table-cell>
              <table:table-cell office:value-type="float" office:value="0.6965">
                <text:p>0.6965</text:p>
              </table:table-cell>
              <table:table-cell office:value-type="float" office:value="102.25">
                <text:p>102.25</text:p>
              </table:table-cell>
              <table:table-cell office:value-type="float" office:value="119.35">
                <text:p>119.35</text:p>
              </table:table-cell>
              <table:table-cell office:value-type="float" office:value="1.143">
                <text:p>1.143</text:p>
              </table:table-cell>
              <table:table-cell office:value-type="float" office:value="158.69">
                <text:p>158.69</text:p>
              </table:table-cell>
              <table:table-cell office:value-type="float" office:value="93.73">
                <text:p>93.73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x64)'.A4:'Decompression_(mac-x64)'.A4</svg:desc>
                </draw:g>
              </table:table-cell>
              <table:table-cell office:value-type="float" office:value="0.1495">
                <text:p>0.1495</text:p>
                <draw:g>
                  <svg:desc>'Decompression_(mac-x64)'.B4:'Decompression_(mac-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642">
                <text:p>0.4642</text:p>
              </table:table-cell>
              <table:table-cell office:value-type="float" office:value="87.78">
                <text:p>87.78</text:p>
              </table:table-cell>
              <table:table-cell office:value-type="float" office:value="84.04">
                <text:p>84.04</text:p>
              </table:table-cell>
              <table:table-cell office:value-type="float" office:value="NaN">
                <text:p>NaN</text:p>
              </table:table-cell>
              <table:table-cell office:value-type="float" office:value="76.03">
                <text:p>76.03</text:p>
              </table:table-cell>
              <table:table-cell office:value-type="float" office:value="70.42">
                <text:p>70.42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mac-x64)'.A5:'Decompression_(mac-x64)'.A5</svg:desc>
                </draw:g>
              </table:table-cell>
              <table:table-cell office:value-type="float" office:value="0.1045">
                <text:p>0.1045</text:p>
                <draw:g>
                  <svg:desc>'Decompression_(mac-x64)'.B5:'Decompression_(mac-x64)'.I5</svg:desc>
                </draw:g>
              </table:table-cell>
              <table:table-cell office:value-type="float" office:value="0.9624">
                <text:p>0.9624</text:p>
              </table:table-cell>
              <table:table-cell office:value-type="float" office:value="0.7418">
                <text:p>0.7418</text:p>
              </table:table-cell>
              <table:table-cell office:value-type="float" office:value="111.17">
                <text:p>111.17</text:p>
              </table:table-cell>
              <table:table-cell office:value-type="float" office:value="122.55">
                <text:p>122.55</text:p>
              </table:table-cell>
              <table:table-cell office:value-type="float" office:value="1.241">
                <text:p>1.241</text:p>
              </table:table-cell>
              <table:table-cell office:value-type="float" office:value="155.46">
                <text:p>155.46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mac-x64)'.A6:'Decompression_(mac-x64)'.A6</svg:desc>
                </draw:g>
              </table:table-cell>
              <table:table-cell office:value-type="float" office:value="0.1191">
                <text:p>0.1191</text:p>
                <draw:g>
                  <svg:desc>'Decompression_(mac-x64)'.B6:'Decompression_(mac-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5037">
                <text:p>0.5037</text:p>
              </table:table-cell>
              <table:table-cell office:value-type="float" office:value="85.6">
                <text:p>85.6</text:p>
              </table:table-cell>
              <table:table-cell office:value-type="float" office:value="83.97">
                <text:p>83.97</text:p>
              </table:table-cell>
              <table:table-cell office:value-type="float" office:value="NaN">
                <text:p>NaN</text:p>
              </table:table-cell>
              <table:table-cell office:value-type="float" office:value="76.12">
                <text:p>76.12</text:p>
              </table:table-cell>
              <table:table-cell office:value-type="float" office:value="70.39">
                <text:p>70.39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736cm" svg:height="11.077cm" xlink:href=".." xlink:type="simple" chart:class="chart:bar" chart:style-name="ch1">
        <chart:legend chart:legend-position="end" svg:x="23.465cm" svg:y="4.58cm" style:legend-expansion="high" chart:style-name="ch2"/>
        <chart:plot-area chart:style-name="ch3" table:cell-range-address="'Decompression_(mac-x64)'.A8:'Decompression_(mac-x64)'.I12" chart:data-source-has-labels="both" svg:x="0.488cm" svg:y="0.214cm" svg:width="22.41cm" svg:height="10.621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mac-x64)'.B8:'Decompression_(mac-x64)'.I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mac-x64)'.B9:'Decompression_(mac-x64)'.I9" chart:label-cell-address="'Decompression_(mac-x64)'.A9:'Decompression_(mac-x64)'.A9" chart:class="chart:bar">
            <chart:data-point chart:repeated="8"/>
          </chart:series>
          <chart:series chart:style-name="ch9" chart:values-cell-range-address="'Decompression_(mac-x64)'.B10:'Decompression_(mac-x64)'.I10" chart:label-cell-address="'Decompression_(mac-x64)'.A10:'Decompression_(mac-x64)'.A10" chart:class="chart:bar">
            <chart:data-point chart:repeated="8"/>
          </chart:series>
          <chart:series chart:style-name="ch10" chart:values-cell-range-address="'Decompression_(mac-x64)'.B11:'Decompression_(mac-x64)'.I11" chart:label-cell-address="'Decompression_(mac-x64)'.A11:'Decompression_(mac-x64)'.A11" chart:class="chart:bar">
            <chart:data-point chart:repeated="8"/>
          </chart:series>
          <chart:series chart:style-name="ch11" chart:values-cell-range-address="'Decompression_(mac-x64)'.B12:'Decompression_(mac-x64)'.I12" chart:label-cell-address="'Decompression_(mac-x64)'.A12:'Decompression_(mac-x64)'.A12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mac-x64)'.B8:'Decompression_(mac-x64)'.I8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mac-x64)'.A9:'Decompression_(mac-x64)'.A9</svg:desc>
                </draw:g>
              </table:table-cell>
              <table:table-cell office:value-type="float" office:value="1.99372384937238">
                <text:p>1.99372384937238</text:p>
                <draw:g>
                  <svg:desc>'Decompression_(mac-x64)'.B9:'Decompression_(mac-x64)'.I9</svg:desc>
                </draw:g>
              </table:table-cell>
              <table:table-cell office:value-type="float" office:value="1.49214880387817">
                <text:p>1.49214880387817</text:p>
              </table:table-cell>
              <table:table-cell office:value-type="float" office:value="16.6488155061019">
                <text:p>16.6488155061019</text:p>
              </table:table-cell>
              <table:table-cell office:value-type="float" office:value="2.24704156479218">
                <text:p>2.24704156479218</text:p>
              </table:table-cell>
              <table:table-cell office:value-type="float" office:value="1.07775450356096">
                <text:p>1.07775450356096</text:p>
              </table:table-cell>
              <table:table-cell office:value-type="float" office:value="5.2318460192476">
                <text:p>5.2318460192476</text:p>
              </table:table-cell>
              <table:table-cell office:value-type="float" office:value="1.23750708929359">
                <text:p>1.23750708929359</text:p>
              </table:table-cell>
              <table:table-cell office:value-type="float" office:value="1.53952843273232">
                <text:p>1.53952843273232</text:p>
              </table:table-cell>
            </table:table-row>
            <table:table-row>
              <table:table-cell office:value-type="string">
                <text:p>AaruNative</text:p>
                <draw:g>
                  <svg:desc>'Decompression_(mac-x64)'.A10:'Decompression_(mac-x64)'.A10</svg:desc>
                </draw:g>
              </table:table-cell>
              <table:table-cell office:value-type="float" office:value="1.9123745819398">
                <text:p>1.9123745819398</text:p>
                <draw:g>
                  <svg:desc>'Decompression_(mac-x64)'.B10:'Decompression_(mac-x64)'.I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4.9803963808703">
                <text:p>24.9803963808703</text:p>
              </table:table-cell>
              <table:table-cell office:value-type="float" office:value="2.61745272271588">
                <text:p>2.61745272271588</text:p>
              </table:table-cell>
              <table:table-cell office:value-type="float" office:value="1.53058067586863">
                <text:p>1.53058067586863</text:p>
              </table:table-cell>
              <table:table-cell office:value-type="float" office:value="NaN">
                <text:p>NaN</text:p>
              </table:table-cell>
              <table:table-cell office:value-type="float" office:value="2.58292779166119">
                <text:p>2.58292779166119</text:p>
              </table:table-cell>
              <table:table-cell office:value-type="float" office:value="2.04913376881568">
                <text:p>2.04913376881568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mac-x64)'.A11:'Decompression_(mac-x64)'.A11</svg:desc>
                </draw:g>
              </table:table-cell>
              <table:table-cell office:value-type="float" office:value="2.73588516746411">
                <text:p>2.73588516746411</text:p>
                <draw:g>
                  <svg:desc>'Decompression_(mac-x64)'.B11:'Decompression_(mac-x64)'.I11</svg:desc>
                </draw:g>
              </table:table-cell>
              <table:table-cell office:value-type="float" office:value="1.47121778886118">
                <text:p>1.47121778886118</text:p>
              </table:table-cell>
              <table:table-cell office:value-type="float" office:value="15.632111081154">
                <text:p>15.632111081154</text:p>
              </table:table-cell>
              <table:table-cell office:value-type="float" office:value="2.06674462534857">
                <text:p>2.06674462534857</text:p>
              </table:table-cell>
              <table:table-cell office:value-type="float" office:value="1.04961240310078">
                <text:p>1.04961240310078</text:p>
              </table:table-cell>
              <table:table-cell office:value-type="float" office:value="4.81869460112812">
                <text:p>4.81869460112812</text:p>
              </table:table-cell>
              <table:table-cell office:value-type="float" office:value="1.26321883442686">
                <text:p>1.26321883442686</text:p>
              </table:table-cell>
              <table:table-cell office:value-type="float" office:value="1.52086846543002">
                <text:p>1.5208684654300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mac-x64)'.A12:'Decompression_(mac-x64)'.A12</svg:desc>
                </draw:g>
              </table:table-cell>
              <table:table-cell office:value-type="float" office:value="2.40050377833753">
                <text:p>2.40050377833753</text:p>
                <draw:g>
                  <svg:desc>'Decompression_(mac-x64)'.B12:'Decompression_(mac-x64)'.I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3.0214413341275">
                <text:p>23.0214413341275</text:p>
              </table:table-cell>
              <table:table-cell office:value-type="float" office:value="2.68411214953271">
                <text:p>2.68411214953271</text:p>
              </table:table-cell>
              <table:table-cell office:value-type="float" office:value="1.5318566154579">
                <text:p>1.5318566154579</text:p>
              </table:table-cell>
              <table:table-cell office:value-type="float" office:value="NaN">
                <text:p>NaN</text:p>
              </table:table-cell>
              <table:table-cell office:value-type="float" office:value="2.57987388334209">
                <text:p>2.57987388334209</text:p>
              </table:table-cell>
              <table:table-cell office:value-type="float" office:value="2.05000710328172">
                <text:p>2.0500071032817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Compression_(mac-x64)'.A1:'Compression_(mac-x64)'.F6" chart:data-source-has-labels="both" svg:x="1.565cm" svg:y="0.299cm" svg:width="23.174cm" svg:height="14.384cm">
          <chart:coordinate-region svg:x="2.607cm" svg:y="0.477cm" svg:width="22.132cm" svg:height="13.603cm"/>
          <chart:axis chart:dimension="x" chart:name="primary-x" chart:style-name="ch4" chartooo:axis-type="text">
            <chart:categories table:cell-range-address="'Compression_(mac-x64)'.B1:'Compression_(mac-x64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mac-x64)'.B2:'Compression_(mac-x64)'.F2" chart:label-cell-address="'Compression_(mac-x64)'.A2:'Compression_(mac-x64)'.A2" chart:class="chart:bar">
            <chart:data-point chart:repeated="5"/>
            <chart:data-label chart:style-name="ch8"/>
          </chart:series>
          <chart:series chart:style-name="ch9" chart:values-cell-range-address="'Compression_(mac-x64)'.B3:'Compression_(mac-x64)'.F3" chart:label-cell-address="'Compression_(mac-x64)'.A3:'Compression_(mac-x64)'.A3" chart:class="chart:bar">
            <chart:data-point chart:repeated="5"/>
            <chart:data-label chart:style-name="ch8"/>
          </chart:series>
          <chart:series chart:style-name="ch10" chart:values-cell-range-address="'Compression_(mac-x64)'.B4:'Compression_(mac-x64)'.F4" chart:label-cell-address="'Compression_(mac-x64)'.A4:'Compression_(mac-x64)'.A4" chart:class="chart:bar">
            <chart:data-point chart:repeated="5"/>
            <chart:data-label chart:style-name="ch8"/>
          </chart:series>
          <chart:series chart:style-name="ch11" chart:values-cell-range-address="'Compression_(mac-x64)'.B5:'Compression_(mac-x64)'.F5" chart:label-cell-address="'Compression_(mac-x64)'.A5:'Compression_(mac-x64)'.A5" chart:class="chart:bar">
            <chart:data-point chart:repeated="5"/>
          </chart:series>
          <chart:series chart:style-name="ch12" chart:values-cell-range-address="'Compression_(mac-x64)'.B6:'Compression_(mac-x64)'.F6" chart:label-cell-address="'Compression_(mac-x64)'.A6:'Compression_(mac-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x64)'.B1:'Compression_(mac-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mac-x64)'.A2:'Compression_(mac-x64)'.A2</svg:desc>
                </draw:g>
              </table:table-cell>
              <table:table-cell office:value-type="float" office:value="1254.3">
                <text:p>1254.3</text:p>
                <draw:g>
                  <svg:desc>'Compression_(mac-x64)'.B2:'Compression_(mac-x64)'.F2</svg:desc>
                </draw:g>
              </table:table-cell>
              <table:table-cell office:value-type="float" office:value="2287">
                <text:p>2287</text:p>
              </table:table-cell>
              <table:table-cell office:value-type="float" office:value="2122.8">
                <text:p>2122.8</text:p>
              </table:table-cell>
              <table:table-cell office:value-type="float" office:value="14485">
                <text:p>14485</text:p>
              </table:table-cell>
              <table:table-cell office:value-type="float" office:value="815.8">
                <text:p>815.8</text:p>
              </table:table-cell>
            </table:table-row>
            <table:table-row>
              <table:table-cell office:value-type="string">
                <text:p>Aaru 6</text:p>
                <draw:g>
                  <svg:desc>'Compression_(mac-x64)'.A3:'Compression_(mac-x64)'.A3</svg:desc>
                </draw:g>
              </table:table-cell>
              <table:table-cell office:value-type="float" office:value="581.9">
                <text:p>581.9</text:p>
                <draw:g>
                  <svg:desc>'Compression_(mac-x64)'.B3:'Compression_(mac-x64)'.F3</svg:desc>
                </draw:g>
              </table:table-cell>
              <table:table-cell office:value-type="float" office:value="2224">
                <text:p>2224</text:p>
              </table:table-cell>
              <table:table-cell office:value-type="float" office:value="292.8">
                <text:p>292.8</text:p>
              </table:table-cell>
              <table:table-cell office:value-type="float" office:value="12659">
                <text:p>12659</text:p>
              </table:table-cell>
              <table:table-cell office:value-type="float" office:value="714.3">
                <text:p>714.3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x64)'.A4:'Compression_(mac-x64)'.A4</svg:desc>
                </draw:g>
              </table:table-cell>
              <table:table-cell office:value-type="float" office:value="335.7">
                <text:p>335.7</text:p>
                <draw:g>
                  <svg:desc>'Compression_(mac-x64)'.B4:'Compression_(mac-x64)'.F4</svg:desc>
                </draw:g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6012">
                <text:p>601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aru 6 (AOT)</text:p>
                <draw:g>
                  <svg:desc>'Compression_(mac-x64)'.A5:'Compression_(mac-x64)'.A5</svg:desc>
                </draw:g>
              </table:table-cell>
              <table:table-cell office:value-type="float" office:value="577.8">
                <text:p>577.8</text:p>
                <draw:g>
                  <svg:desc>'Compression_(mac-x64)'.B5:'Compression_(mac-x64)'.F5</svg:desc>
                </draw:g>
              </table:table-cell>
              <table:table-cell office:value-type="float" office:value="2058">
                <text:p>2058</text:p>
              </table:table-cell>
              <table:table-cell office:value-type="float" office:value="292.4">
                <text:p>292.4</text:p>
              </table:table-cell>
              <table:table-cell office:value-type="float" office:value="13619">
                <text:p>13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mac-x64)'.A6:'Compression_(mac-x64)'.A6</svg:desc>
                </draw:g>
              </table:table-cell>
              <table:table-cell office:value-type="float" office:value="339.8">
                <text:p>339.8</text:p>
                <draw:g>
                  <svg:desc>'Compression_(mac-x64)'.B6:'Compression_(mac-x64)'.F6</svg:desc>
                </draw:g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5977">
                <text:p>5977</text:p>
              </table:table-cell>
              <table:table-cell office:value-type="float" office:value="738.6">
                <text:p>738.6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58cm" style:legend-expansion="high" chart:style-name="ch2"/>
        <chart:plot-area chart:style-name="ch3" table:cell-range-address="'Compression_(mac-x64)'.A9:'Compression_(mac-x64)'.F13" chart:data-source-has-labels="both" svg:x="0.397cm" svg:y="0.221cm" svg:width="15.788cm" svg:height="10.635cm">
          <chart:coordinate-region svg:x="0.686cm" svg:y="0.398cm" svg:width="15.499cm" svg:height="9.855cm"/>
          <chart:axis chart:dimension="x" chart:name="primary-x" chart:style-name="ch4" chartooo:axis-type="text">
            <chart:categories table:cell-range-address="'Compression_(mac-x64)'.B9:'Compression_(mac-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mac-x64)'.B10:'Compression_(mac-x64)'.F10" chart:label-cell-address="'Compression_(mac-x64)'.A10:'Compression_(mac-x64)'.A10" chart:class="chart:bar">
            <chart:data-point chart:repeated="5"/>
          </chart:series>
          <chart:series chart:style-name="ch8" chart:values-cell-range-address="'Compression_(mac-x64)'.B11:'Compression_(mac-x64)'.F11" chart:label-cell-address="'Compression_(mac-x64)'.A11:'Compression_(mac-x64)'.A11" chart:class="chart:bar">
            <chart:data-point chart:repeated="5"/>
          </chart:series>
          <chart:series chart:style-name="ch9" chart:values-cell-range-address="'Compression_(mac-x64)'.B12:'Compression_(mac-x64)'.F12" chart:label-cell-address="'Compression_(mac-x64)'.A12:'Compression_(mac-x64)'.A12" chart:class="chart:bar">
            <chart:data-point chart:repeated="5"/>
          </chart:series>
          <chart:series chart:style-name="ch10" chart:values-cell-range-address="'Compression_(mac-x64)'.B13:'Compression_(mac-x64)'.F13" chart:label-cell-address="'Compression_(mac-x64)'.A13:'Compression_(mac-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mac-x64)'.B9:'Compression_(mac-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mac-x64)'.A10:'Compression_(mac-x64)'.A10</svg:desc>
                </draw:g>
              </table:table-cell>
              <table:table-cell office:value-type="float" office:value="2.15552500429627">
                <text:p>2.15552500429627</text:p>
                <draw:g>
                  <svg:desc>'Compression_(mac-x64)'.B10:'Compression_(mac-x64)'.F10</svg:desc>
                </draw:g>
              </table:table-cell>
              <table:table-cell office:value-type="float" office:value="1.0283273381295">
                <text:p>1.0283273381295</text:p>
              </table:table-cell>
              <table:table-cell office:value-type="float" office:value="7.25">
                <text:p>7.25</text:p>
              </table:table-cell>
              <table:table-cell office:value-type="float" office:value="1.14424520104274">
                <text:p>1.14424520104274</text:p>
              </table:table-cell>
              <table:table-cell office:value-type="float" office:value="1.14209715805684">
                <text:p>1.14209715805684</text:p>
              </table:table-cell>
            </table:table-row>
            <table:table-row>
              <table:table-cell office:value-type="string">
                <text:p>AaruNative</text:p>
                <draw:g>
                  <svg:desc>'Compression_(mac-x64)'.A11:'Compression_(mac-x64)'.A11</svg:desc>
                </draw:g>
              </table:table-cell>
              <table:table-cell office:value-type="float" office:value="3.73637176050045">
                <text:p>3.73637176050045</text:p>
                <draw:g>
                  <svg:desc>'Compression_(mac-x64)'.B11:'Compression_(mac-x64)'.F11</svg:desc>
                </draw:g>
              </table:table-cell>
              <table:table-cell office:value-type="float" office:value="1.34056271981243">
                <text:p>1.34056271981243</text:p>
              </table:table-cell>
              <table:table-cell office:value-type="float" office:value="NaN">
                <text:p>NaN</text:p>
              </table:table-cell>
              <table:table-cell office:value-type="float" office:value="2.40934797072522">
                <text:p>2.40934797072522</text:p>
              </table:table-cell>
              <table:table-cell office:value-type="float" office:value="1.10243243243243">
                <text:p>1.10243243243243</text:p>
              </table:table-cell>
            </table:table-row>
            <table:table-row>
              <table:table-cell office:value-type="string">
                <text:p>Aaru 6 (AOT)</text:p>
                <draw:g>
                  <svg:desc>'Compression_(mac-x64)'.A12:'Compression_(mac-x64)'.A12</svg:desc>
                </draw:g>
              </table:table-cell>
              <table:table-cell office:value-type="float" office:value="NaN">
                <text:p>NaN</text:p>
                <draw:g>
                  <svg:desc>'Compression_(mac-x64)'.B12:'Compression_(mac-x64)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mac-x64)'.A13:'Compression_(mac-x64)'.A13</svg:desc>
                </draw:g>
              </table:table-cell>
              <table:table-cell office:value-type="float" office:value="NaN">
                <text:p>NaN</text:p>
                <draw:g>
                  <svg:desc>'Compression_(mac-x64)'.B13:'Compression_(mac-x64)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4cm" svg:height="15.813cm" xlink:href=".." xlink:type="simple" chart:class="chart:bar" chart:style-name="ch1">
        <chart:legend chart:legend-position="end" svg:x="27.569cm" svg:y="6.721cm" style:legend-expansion="high" chart:style-name="ch2"/>
        <chart:plot-area chart:style-name="ch3" table:cell-range-address="'Checksums_(mac-x64)'.A1:'Checksums_(mac-x64)'.H6" chart:data-source-has-labels="both" svg:x="1.61cm" svg:y="0.316cm" svg:width="25.343cm" svg:height="15.181cm">
          <chart:coordinate-region svg:x="2.464cm" svg:y="0.493cm" svg:width="24.489cm" svg:height="14.401cm"/>
          <chart:axis chart:dimension="x" chart:name="primary-x" chart:style-name="ch4" chartooo:axis-type="text">
            <chart:categories table:cell-range-address="'Checksums_(mac-x64)'.B1:'Checksums_(mac-x64)'.H1"/>
          </chart:axis>
          <chart:axis chart:dimension="y" chart:name="primary-y" chart:style-name="ch5">
            <chart:title svg:x="0.451cm" svg:y="8.116cm" chart:style-name="ch6">
              <text:p>μs</text:p>
            </chart:title>
          </chart:axis>
          <chart:series chart:style-name="ch7" chart:values-cell-range-address="'Checksums_(mac-x64)'.B2:'Checksums_(mac-x64)'.H2" chart:label-cell-address="'Checksums_(mac-x64)'.A2:'Checksums_(mac-x64)'.A2" chart:class="chart:bar">
            <chart:data-point chart:repeated="7"/>
            <chart:data-label chart:style-name="ch8"/>
          </chart:series>
          <chart:series chart:style-name="ch9" chart:values-cell-range-address="'Checksums_(mac-x64)'.B3:'Checksums_(mac-x64)'.H3" chart:label-cell-address="'Checksums_(mac-x64)'.A3:'Checksums_(mac-x64)'.A3" chart:class="chart:bar">
            <chart:data-point chart:repeated="7"/>
            <chart:data-label chart:style-name="ch8"/>
          </chart:series>
          <chart:series chart:style-name="ch10" chart:values-cell-range-address="'Checksums_(mac-x64)'.B4:'Checksums_(mac-x64)'.H4" chart:label-cell-address="'Checksums_(mac-x64)'.A4:'Checksums_(mac-x64)'.A4" chart:class="chart:bar">
            <chart:data-point chart:repeated="7"/>
            <chart:data-label chart:style-name="ch8"/>
          </chart:series>
          <chart:series chart:style-name="ch11" chart:values-cell-range-address="'Checksums_(mac-x64)'.B5:'Checksums_(mac-x64)'.H5" chart:label-cell-address="'Checksums_(mac-x64)'.A5:'Checksums_(mac-x64)'.A5" chart:class="chart:bar">
            <chart:data-point chart:repeated="7"/>
          </chart:series>
          <chart:series chart:style-name="ch12" chart:values-cell-range-address="'Checksums_(mac-x64)'.B6:'Checksums_(mac-x64)'.H6" chart:label-cell-address="'Checksums_(mac-x64)'.A6:'Checksums_(mac-x64)'.A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x64)'.B1:'Checksums_(mac-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mac-x64)'.A2:'Checksums_(mac-x64)'.A2</svg:desc>
                </draw:g>
              </table:table-cell>
              <table:table-cell office:value-type="float" office:value="7835.3">
                <text:p>7835.3</text:p>
                <draw:g>
                  <svg:desc>'Checksums_(mac-x64)'.B2:'Checksums_(mac-x64)'.H2</svg:desc>
                </draw:g>
              </table:table-cell>
              <table:table-cell office:value-type="float" office:value="5690">
                <text:p>5690</text:p>
              </table:table-cell>
              <table:table-cell office:value-type="float" office:value="5795">
                <text:p>5795</text:p>
              </table:table-cell>
              <table:table-cell office:value-type="float" office:value="5834.7">
                <text:p>5834.7</text:p>
              </table:table-cell>
              <table:table-cell office:value-type="float" office:value="5372">
                <text:p>5372</text:p>
              </table:table-cell>
              <table:table-cell office:value-type="float" office:value="7839">
                <text:p>7839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Aaru 6</text:p>
                <draw:g>
                  <svg:desc>'Checksums_(mac-x64)'.A3:'Checksums_(mac-x64)'.A3</svg:desc>
                </draw:g>
              </table:table-cell>
              <table:table-cell office:value-type="float" office:value="969.5">
                <text:p>969.5</text:p>
                <draw:g>
                  <svg:desc>'Checksums_(mac-x64)'.B3:'Checksums_(mac-x64)'.H3</svg:desc>
                </draw:g>
              </table:table-cell>
              <table:table-cell office:value-type="float" office:value="1620">
                <text:p>1620</text:p>
              </table:table-cell>
              <table:table-cell office:value-type="float" office:value="1736">
                <text:p>1736</text:p>
              </table:table-cell>
              <table:table-cell office:value-type="float" office:value="985.6">
                <text:p>985.6</text:p>
              </table:table-cell>
              <table:table-cell office:value-type="float" office:value="1041">
                <text:p>1041</text:p>
              </table:table-cell>
              <table:table-cell office:value-type="float" office:value="1418">
                <text:p>1418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aruNative</text:p>
                <draw:g>
                  <svg:desc>'Checksums_(mac-x64)'.A4:'Checksums_(mac-x64)'.A4</svg:desc>
                </draw:g>
              </table:table-cell>
              <table:table-cell office:value-type="float" office:value="844.1">
                <text:p>844.1</text:p>
                <draw:g>
                  <svg:desc>'Checksums_(mac-x64)'.B4:'Checksums_(mac-x64)'.H4</svg:desc>
                </draw:g>
              </table:table-cell>
              <table:table-cell office:value-type="float" office:value="1489">
                <text:p>1489</text:p>
              </table:table-cell>
              <table:table-cell office:value-type="float" office:value="1333">
                <text:p>1333</text:p>
              </table:table-cell>
              <table:table-cell office:value-type="float" office:value="905.3">
                <text:p>905.3</text:p>
              </table:table-cell>
              <table:table-cell office:value-type="float" office:value="1046">
                <text:p>1046</text:p>
              </table:table-cell>
              <table:table-cell office:value-type="float" office:value="1461">
                <text:p>1461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Aaru 6 (AOT)</text:p>
                <draw:g>
                  <svg:desc>'Checksums_(mac-x64)'.A5:'Checksums_(mac-x64)'.A5</svg:desc>
                </draw:g>
              </table:table-cell>
              <table:table-cell office:value-type="float" office:value="1540.9">
                <text:p>1540.9</text:p>
                <draw:g>
                  <svg:desc>'Checksums_(mac-x64)'.B5:'Checksums_(mac-x64)'.H5</svg:desc>
                </draw:g>
              </table:table-cell>
              <table:table-cell office:value-type="float" office:value="1691">
                <text:p>1691</text:p>
              </table:table-cell>
              <table:table-cell office:value-type="float" office:value="2173">
                <text:p>2173</text:p>
              </table:table-cell>
              <table:table-cell office:value-type="float" office:value="1450.5">
                <text:p>1450.5</text:p>
              </table:table-cell>
              <table:table-cell office:value-type="float" office:value="1246">
                <text:p>1246</text:p>
              </table:table-cell>
              <table:table-cell office:value-type="float" office:value="1531">
                <text:p>1531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mac-x64)'.A6:'Checksums_(mac-x64)'.A6</svg:desc>
                </draw:g>
              </table:table-cell>
              <table:table-cell office:value-type="float" office:value="923.5">
                <text:p>923.5</text:p>
                <draw:g>
                  <svg:desc>'Checksums_(mac-x64)'.B6:'Checksums_(mac-x64)'.H6</svg:desc>
                </draw:g>
              </table:table-cell>
              <table:table-cell office:value-type="float" office:value="1564">
                <text:p>1564</text:p>
              </table:table-cell>
              <table:table-cell office:value-type="float" office:value="1426">
                <text:p>1426</text:p>
              </table:table-cell>
              <table:table-cell office:value-type="float" office:value="968.1">
                <text:p>968.1</text:p>
              </table:table-cell>
              <table:table-cell office:value-type="float" office:value="1122">
                <text:p>1122</text:p>
              </table:table-cell>
              <table:table-cell office:value-type="float" office:value="1541">
                <text:p>1541</text:p>
              </table:table-cell>
              <table:table-cell office:value-type="float" office:value="1386">
                <text:p>1386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5.813cm" xlink:href=".." xlink:type="simple" chart:class="chart:bar" chart:style-name="ch1">
        <chart:legend chart:legend-position="end" svg:x="28.486cm" svg:y="7.175cm" style:legend-expansion="high" chart:style-name="ch2"/>
        <chart:plot-area chart:style-name="ch3" table:cell-range-address="'Checksums_(mac-arm)'.A1:'Checksums_(mac-arm)'.H4" chart:data-source-has-labels="both" svg:x="1.61cm" svg:y="0.316cm" svg:width="26.26cm" svg:height="15.181cm">
          <chart:coordinate-region svg:x="2.464cm" svg:y="0.493cm" svg:width="25.406cm" svg:height="14.401cm"/>
          <chart:axis chart:dimension="x" chart:name="primary-x" chart:style-name="ch4" chartooo:axis-type="text">
            <chart:categories table:cell-range-address="'Checksums_(mac-arm)'.B1:'Checksums_(mac-arm)'.H1"/>
          </chart:axis>
          <chart:axis chart:dimension="y" chart:name="primary-y" chart:style-name="ch5">
            <chart:title svg:x="0.451cm" svg:y="8.116cm" chart:style-name="ch6">
              <text:p>μs</text:p>
            </chart:title>
          </chart:axis>
          <chart:series chart:style-name="ch7" chart:values-cell-range-address="'Checksums_(mac-arm)'.B2:'Checksums_(mac-arm)'.H2" chart:label-cell-address="'Checksums_(mac-arm)'.A2:'Checksums_(mac-arm)'.A2" chart:class="chart:bar">
            <chart:data-point chart:repeated="7"/>
            <chart:data-label chart:style-name="ch8"/>
          </chart:series>
          <chart:series chart:style-name="ch9" chart:values-cell-range-address="'Checksums_(mac-arm)'.B3:'Checksums_(mac-arm)'.H3" chart:label-cell-address="'Checksums_(mac-arm)'.A3:'Checksums_(mac-arm)'.A3" chart:class="chart:bar">
            <chart:data-point chart:repeated="7"/>
            <chart:data-label chart:style-name="ch8"/>
          </chart:series>
          <chart:series chart:style-name="ch10" chart:values-cell-range-address="'Checksums_(mac-arm)'.B4:'Checksums_(mac-arm)'.H4" chart:label-cell-address="'Checksums_(mac-arm)'.A4:'Checksums_(mac-arm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arm)'.B1:'Checksums_(mac-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mac-arm)'.A2:'Checksums_(mac-arm)'.A2</svg:desc>
                </draw:g>
              </table:table-cell>
              <table:table-cell office:value-type="float" office:value="7573">
                <text:p>7573</text:p>
                <draw:g>
                  <svg:desc>'Checksums_(mac-arm)'.B2:'Checksums_(mac-arm)'.H2</svg:desc>
                </draw:g>
              </table:table-cell>
              <table:table-cell office:value-type="float" office:value="5514">
                <text:p>5514</text:p>
              </table:table-cell>
              <table:table-cell office:value-type="float" office:value="5328">
                <text:p>5328</text:p>
              </table:table-cell>
              <table:table-cell office:value-type="float" office:value="4086">
                <text:p>4086</text:p>
              </table:table-cell>
              <table:table-cell office:value-type="float" office:value="3600">
                <text:p>3600</text:p>
              </table:table-cell>
              <table:table-cell office:value-type="float" office:value="7548">
                <text:p>7548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Aaru 6</text:p>
                <draw:g>
                  <svg:desc>'Checksums_(mac-arm)'.A3:'Checksums_(mac-arm)'.A3</svg:desc>
                </draw:g>
              </table:table-cell>
              <table:table-cell office:value-type="float" office:value="504">
                <text:p>504</text:p>
                <draw:g>
                  <svg:desc>'Checksums_(mac-arm)'.B3:'Checksums_(mac-arm)'.H3</svg:desc>
                </draw:g>
              </table:table-cell>
              <table:table-cell office:value-type="float" office:value="736.6">
                <text:p>736.6</text:p>
              </table:table-cell>
              <table:table-cell office:value-type="float" office:value="749">
                <text:p>749</text:p>
              </table:table-cell>
              <table:table-cell office:value-type="float" office:value="270.8">
                <text:p>270.8</text:p>
              </table:table-cell>
              <table:table-cell office:value-type="float" office:value="1266">
                <text:p>1266</text:p>
              </table:table-cell>
              <table:table-cell office:value-type="float" office:value="661.4">
                <text:p>661.4</text:p>
              </table:table-cell>
              <table:table-cell office:value-type="float" office:value="576.5">
                <text:p>576.5</text:p>
              </table:table-cell>
            </table:table-row>
            <table:table-row>
              <table:table-cell office:value-type="string">
                <text:p>AaruNative</text:p>
                <draw:g>
                  <svg:desc>'Checksums_(mac-arm)'.A4:'Checksums_(mac-arm)'.A4</svg:desc>
                </draw:g>
              </table:table-cell>
              <table:table-cell office:value-type="float" office:value="167.7">
                <text:p>167.7</text:p>
                <draw:g>
                  <svg:desc>'Checksums_(mac-arm)'.B4:'Checksums_(mac-arm)'.H4</svg:desc>
                </draw:g>
              </table:table-cell>
              <table:table-cell office:value-type="float" office:value="709.2">
                <text:p>709.2</text:p>
              </table:table-cell>
              <table:table-cell office:value-type="float" office:value="531.9">
                <text:p>531.9</text:p>
              </table:table-cell>
              <table:table-cell office:value-type="float" office:value="555.9">
                <text:p>555.9</text:p>
              </table:table-cell>
              <table:table-cell office:value-type="float" office:value="1166">
                <text:p>1166</text:p>
              </table:table-cell>
              <table:table-cell office:value-type="float" office:value="650.8">
                <text:p>650.8</text:p>
              </table:table-cell>
              <table:table-cell office:value-type="float" office:value="493.1">
                <text:p>493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46cm" svg:height="9.897cm" xlink:href=".." xlink:type="simple" chart:class="chart:bar" chart:style-name="ch1">
        <chart:legend chart:legend-position="end" svg:x="20.189cm" svg:y="3.99cm" style:legend-expansion="high" chart:style-name="ch2"/>
        <chart:plot-area chart:style-name="ch3" table:cell-range-address="'Checksums_(mac-x64)'.A8:'Checksums_(mac-x64)'.H12" chart:data-source-has-labels="both" svg:x="0.469cm" svg:y="0.197cm" svg:width="19.251cm" svg:height="9.503cm">
          <chart:coordinate-region svg:x="2.052cm" svg:y="0.374cm" svg:width="17.668cm" svg:height="8.723cm"/>
          <chart:axis chart:dimension="x" chart:name="primary-x" chart:style-name="ch4" chartooo:axis-type="text">
            <chart:categories table:cell-range-address="'Checksums_(mac-x64)'.B8:'Checksums_(mac-x64)'.H8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mac-x64)'.B9:'Checksums_(mac-x64)'.H9" chart:label-cell-address="'Checksums_(mac-x64)'.A9:'Checksums_(mac-x64)'.A9" chart:class="chart:bar">
            <chart:data-point chart:repeated="7"/>
          </chart:series>
          <chart:series chart:style-name="ch9" chart:values-cell-range-address="'Checksums_(mac-x64)'.B10:'Checksums_(mac-x64)'.H10" chart:label-cell-address="'Checksums_(mac-x64)'.A10:'Checksums_(mac-x64)'.A10" chart:class="chart:bar">
            <chart:data-point chart:repeated="7"/>
          </chart:series>
          <chart:series chart:style-name="ch10" chart:values-cell-range-address="'Checksums_(mac-x64)'.B11:'Checksums_(mac-x64)'.H11" chart:label-cell-address="'Checksums_(mac-x64)'.A11:'Checksums_(mac-x64)'.A11" chart:class="chart:bar">
            <chart:data-point chart:repeated="7"/>
          </chart:series>
          <chart:series chart:style-name="ch11" chart:values-cell-range-address="'Checksums_(mac-x64)'.B12:'Checksums_(mac-x64)'.H12" chart:label-cell-address="'Checksums_(mac-x64)'.A12:'Checksums_(mac-x64)'.A1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x64)'.B8:'Checksums_(mac-x64)'.H8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mac-x64)'.A9:'Checksums_(mac-x64)'.A9</svg:desc>
                </draw:g>
              </table:table-cell>
              <table:table-cell office:value-type="float" office:value="8.08179473955647">
                <text:p>8.08179473955647</text:p>
                <draw:g>
                  <svg:desc>'Checksums_(mac-x64)'.B9:'Checksums_(mac-x64)'.H9</svg:desc>
                </draw:g>
              </table:table-cell>
              <table:table-cell office:value-type="float" office:value="3.51234567901235">
                <text:p>3.51234567901235</text:p>
              </table:table-cell>
              <table:table-cell office:value-type="float" office:value="3.338133640553">
                <text:p>3.338133640553</text:p>
              </table:table-cell>
              <table:table-cell office:value-type="float" office:value="5.91994724025974">
                <text:p>5.91994724025974</text:p>
              </table:table-cell>
              <table:table-cell office:value-type="float" office:value="5.16042267050913">
                <text:p>5.16042267050913</text:p>
              </table:table-cell>
              <table:table-cell office:value-type="float" office:value="5.52820874471086">
                <text:p>5.52820874471086</text:p>
              </table:table-cell>
              <table:table-cell office:value-type="float" office:value="5.81454005934718">
                <text:p>5.81454005934718</text:p>
              </table:table-cell>
            </table:table-row>
            <table:table-row>
              <table:table-cell office:value-type="string">
                <text:p>AaruNative</text:p>
                <draw:g>
                  <svg:desc>'Checksums_(mac-x64)'.A10:'Checksums_(mac-x64)'.A10</svg:desc>
                </draw:g>
              </table:table-cell>
              <table:table-cell office:value-type="float" office:value="9.28243099158867">
                <text:p>9.28243099158867</text:p>
                <draw:g>
                  <svg:desc>'Checksums_(mac-x64)'.B10:'Checksums_(mac-x64)'.H10</svg:desc>
                </draw:g>
              </table:table-cell>
              <table:table-cell office:value-type="float" office:value="3.82135661517797">
                <text:p>3.82135661517797</text:p>
              </table:table-cell>
              <table:table-cell office:value-type="float" office:value="4.34733683420855">
                <text:p>4.34733683420855</text:p>
              </table:table-cell>
              <table:table-cell office:value-type="float" office:value="6.44504584115763">
                <text:p>6.44504584115763</text:p>
              </table:table-cell>
              <table:table-cell office:value-type="float" office:value="5.1357552581262">
                <text:p>5.1357552581262</text:p>
              </table:table-cell>
              <table:table-cell office:value-type="float" office:value="5.36550308008214">
                <text:p>5.36550308008214</text:p>
              </table:table-cell>
              <table:table-cell office:value-type="float" office:value="6.00613026819923">
                <text:p>6.00613026819923</text:p>
              </table:table-cell>
            </table:table-row>
            <table:table-row>
              <table:table-cell office:value-type="string">
                <text:p>Aaru 6 (AOT)</text:p>
                <draw:g>
                  <svg:desc>'Checksums_(mac-x64)'.A11:'Checksums_(mac-x64)'.A11</svg:desc>
                </draw:g>
              </table:table-cell>
              <table:table-cell office:value-type="float" office:value="5.08488545655137">
                <text:p>5.08488545655137</text:p>
                <draw:g>
                  <svg:desc>'Checksums_(mac-x64)'.B11:'Checksums_(mac-x64)'.H11</svg:desc>
                </draw:g>
              </table:table-cell>
              <table:table-cell office:value-type="float" office:value="3.36487285629805">
                <text:p>3.36487285629805</text:p>
              </table:table-cell>
              <table:table-cell office:value-type="float" office:value="2.66682006442706">
                <text:p>2.66682006442706</text:p>
              </table:table-cell>
              <table:table-cell office:value-type="float" office:value="4.02254395036194">
                <text:p>4.02254395036194</text:p>
              </table:table-cell>
              <table:table-cell office:value-type="float" office:value="4.31139646869984">
                <text:p>4.31139646869984</text:p>
              </table:table-cell>
              <table:table-cell office:value-type="float" office:value="5.12018288700196">
                <text:p>5.12018288700196</text:p>
              </table:table-cell>
              <table:table-cell office:value-type="float" office:value="5.51195499296765">
                <text:p>5.5119549929676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mac-x64)'.A12:'Checksums_(mac-x64)'.A12</svg:desc>
                </draw:g>
              </table:table-cell>
              <table:table-cell office:value-type="float" office:value="8.48435300487277">
                <text:p>8.48435300487277</text:p>
                <draw:g>
                  <svg:desc>'Checksums_(mac-x64)'.B12:'Checksums_(mac-x64)'.H12</svg:desc>
                </draw:g>
              </table:table-cell>
              <table:table-cell office:value-type="float" office:value="3.6381074168798">
                <text:p>3.6381074168798</text:p>
              </table:table-cell>
              <table:table-cell office:value-type="float" office:value="4.06381486676017">
                <text:p>4.06381486676017</text:p>
              </table:table-cell>
              <table:table-cell office:value-type="float" office:value="6.02696002479083">
                <text:p>6.02696002479083</text:p>
              </table:table-cell>
              <table:table-cell office:value-type="float" office:value="4.78787878787879">
                <text:p>4.78787878787879</text:p>
              </table:table-cell>
              <table:table-cell office:value-type="float" office:value="5.08695652173913">
                <text:p>5.08695652173913</text:p>
              </table:table-cell>
              <table:table-cell office:value-type="float" office:value="5.65512265512266">
                <text:p>5.65512265512266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227cm" svg:y="6.76cm" style:legend-expansion="high" chart:style-name="ch2"/>
        <chart:plot-area chart:style-name="ch3" table:cell-range-address="'Hashes_(mac-x64)'.A1:'Hashes_(mac-x64)'.F4" chart:data-source-has-labels="both" svg:x="1.61cm" svg:y="0.299cm" svg:width="26.001cm" svg:height="14.384cm">
          <chart:coordinate-region svg:x="2.464cm" svg:y="0.477cm" svg:width="25.147cm" svg:height="13.603cm"/>
          <chart:axis chart:dimension="x" chart:name="primary-x" chart:style-name="ch4" chartooo:axis-type="text">
            <chart:categories table:cell-range-address="'Hashes_(mac-x64)'.B1:'Hashes_(mac-x64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mac-x64)'.B2:'Hashes_(mac-x64)'.F2" chart:label-cell-address="'Hashes_(mac-x64)'.A2:'Hashes_(mac-x64)'.A2" chart:class="chart:bar">
            <chart:data-point chart:repeated="5"/>
            <chart:data-label chart:style-name="ch8"/>
          </chart:series>
          <chart:series chart:style-name="ch9" chart:values-cell-range-address="'Hashes_(mac-x64)'.B3:'Hashes_(mac-x64)'.F3" chart:label-cell-address="'Hashes_(mac-x64)'.A3:'Hashes_(mac-x64)'.A3" chart:class="chart:bar">
            <chart:data-point chart:repeated="5"/>
            <chart:data-label chart:style-name="ch8"/>
          </chart:series>
          <chart:series chart:style-name="ch10" chart:values-cell-range-address="'Hashes_(mac-x64)'.B4:'Hashes_(mac-x64)'.F4" chart:label-cell-address="'Hashes_(mac-x64)'.A4:'Hashes_(mac-x64)'.A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mac-x64)'.B1:'Hashes_(mac-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mac-x64)'.A2:'Hashes_(mac-x64)'.A2</svg:desc>
                </draw:g>
              </table:table-cell>
              <table:table-cell office:value-type="float" office:value="3025">
                <text:p>3025</text:p>
                <draw:g>
                  <svg:desc>'Hashes_(mac-x64)'.B2:'Hashes_(mac-x64)'.F2</svg:desc>
                </draw:g>
              </table:table-cell>
              <table:table-cell office:value-type="float" office:value="2102">
                <text:p>2102</text:p>
              </table:table-cell>
              <table:table-cell office:value-type="float" office:value="4065">
                <text:p>4065</text:p>
              </table:table-cell>
              <table:table-cell office:value-type="float" office:value="2998">
                <text:p>2998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Aaru 6</text:p>
                <draw:g>
                  <svg:desc>'Hashes_(mac-x64)'.A3:'Hashes_(mac-x64)'.A3</svg:desc>
                </draw:g>
              </table:table-cell>
              <table:table-cell office:value-type="float" office:value="2994">
                <text:p>2994</text:p>
                <draw:g>
                  <svg:desc>'Hashes_(mac-x64)'.B3:'Hashes_(mac-x64)'.F3</svg:desc>
                </draw:g>
              </table:table-cell>
              <table:table-cell office:value-type="float" office:value="2190">
                <text:p>2190</text:p>
              </table:table-cell>
              <table:table-cell office:value-type="float" office:value="4090">
                <text:p>4090</text:p>
              </table:table-cell>
              <table:table-cell office:value-type="float" office:value="3028">
                <text:p>3028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Aaru 6 (AOT)</text:p>
                <draw:g>
                  <svg:desc>'Hashes_(mac-x64)'.A4:'Hashes_(mac-x64)'.A4</svg:desc>
                </draw:g>
              </table:table-cell>
              <table:table-cell office:value-type="float" office:value="3097">
                <text:p>3097</text:p>
                <draw:g>
                  <svg:desc>'Hashes_(mac-x64)'.B4:'Hashes_(mac-x64)'.F4</svg:desc>
                </draw:g>
              </table:table-cell>
              <table:table-cell office:value-type="float" office:value="2184">
                <text:p>2184</text:p>
              </table:table-cell>
              <table:table-cell office:value-type="float" office:value="4144">
                <text:p>4144</text:p>
              </table:table-cell>
              <table:table-cell office:value-type="float" office:value="3092">
                <text:p>3092</text:p>
              </table:table-cell>
              <table:table-cell office:value-type="float" office:value="3096">
                <text:p>3096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306cm" style:legend-expansion="high" chart:style-name="ch2"/>
        <chart:plot-area chart:style-name="ch3" table:cell-range-address="'SpamSum_(mac-x64)'.A1:'SpamSum_(mac-x64)'.B6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mac-x64)'.B1:'SpamSum_(mac-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mac-x64)'.B2:'SpamSum_(mac-x64)'.B2" chart:label-cell-address="'SpamSum_(mac-x64)'.A2:'SpamSum_(mac-x64)'.A2" chart:class="chart:bar">
            <chart:data-point/>
            <chart:data-label chart:style-name="ch8"/>
          </chart:series>
          <chart:series chart:style-name="ch9" chart:values-cell-range-address="'SpamSum_(mac-x64)'.B3:'SpamSum_(mac-x64)'.B3" chart:label-cell-address="'SpamSum_(mac-x64)'.A3:'SpamSum_(mac-x64)'.A3" chart:class="chart:bar">
            <chart:data-point/>
            <chart:data-label chart:style-name="ch8"/>
          </chart:series>
          <chart:series chart:style-name="ch10" chart:values-cell-range-address="'SpamSum_(mac-x64)'.B4:'SpamSum_(mac-x64)'.B4" chart:label-cell-address="'SpamSum_(mac-x64)'.A4:'SpamSum_(mac-x64)'.A4" chart:class="chart:bar">
            <chart:data-point/>
            <chart:data-label chart:style-name="ch8"/>
          </chart:series>
          <chart:series chart:style-name="ch11" chart:values-cell-range-address="'SpamSum_(mac-x64)'.B5:'SpamSum_(mac-x64)'.B5" chart:label-cell-address="'SpamSum_(mac-x64)'.A5:'SpamSum_(mac-x64)'.A5" chart:class="chart:bar">
            <chart:data-point/>
          </chart:series>
          <chart:series chart:style-name="ch12" chart:values-cell-range-address="'SpamSum_(mac-x64)'.B6:'SpamSum_(mac-x64)'.B6" chart:label-cell-address="'SpamSum_(mac-x64)'.A6:'SpamSum_(mac-x64)'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mac-x64)'.B1:'SpamSum_(mac-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mac-x64)'.A2:'SpamSum_(mac-x64)'.A2</svg:desc>
                </draw:g>
              </table:table-cell>
              <table:table-cell office:value-type="float" office:value="31.07">
                <text:p>31.07</text:p>
                <draw:g>
                  <svg:desc>'SpamSum_(mac-x64)'.B2:'SpamSum_(mac-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mac-x64)'.A3:'SpamSum_(mac-x64)'.A3</svg:desc>
                </draw:g>
              </table:table-cell>
              <table:table-cell office:value-type="float" office:value="29.04">
                <text:p>29.04</text:p>
                <draw:g>
                  <svg:desc>'SpamSum_(mac-x64)'.B3:'SpamSum_(mac-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mac-x64)'.A4:'SpamSum_(mac-x64)'.A4</svg:desc>
                </draw:g>
              </table:table-cell>
              <table:table-cell office:value-type="float" office:value="40.93">
                <text:p>40.93</text:p>
                <draw:g>
                  <svg:desc>'SpamSum_(mac-x64)'.B4:'SpamSum_(mac-x64)'.B4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mac-x64)'.A5:'SpamSum_(mac-x64)'.A5</svg:desc>
                </draw:g>
              </table:table-cell>
              <table:table-cell office:value-type="float" office:value="30.46">
                <text:p>30.46</text:p>
                <draw:g>
                  <svg:desc>'SpamSum_(mac-x64)'.B5:'SpamSum_(mac-x64)'.B5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mac-x64)'.A6:'SpamSum_(mac-x64)'.A6</svg:desc>
                </draw:g>
              </table:table-cell>
              <table:table-cell office:value-type="float" office:value="40.94">
                <text:p>40.94</text:p>
                <draw:g>
                  <svg:desc>'SpamSum_(mac-x64)'.B6:'SpamSum_(mac-x64)'.B6</svg:desc>
                </draw:g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46cm" svg:height="9.897cm" xlink:href=".." xlink:type="simple" chart:class="chart:bar" chart:style-name="ch1">
        <chart:legend chart:legend-position="end" svg:x="21.106cm" svg:y="4.444cm" style:legend-expansion="high" chart:style-name="ch2"/>
        <chart:plot-area chart:style-name="ch3" table:cell-range-address="'Checksums_(mac-arm)'.A6:'Checksums_(mac-arm)'.H8" chart:data-source-has-labels="both" svg:x="0.469cm" svg:y="0.197cm" svg:width="20.168cm" svg:height="9.503cm">
          <chart:coordinate-region svg:x="2.052cm" svg:y="0.374cm" svg:width="18.585cm" svg:height="8.723cm"/>
          <chart:axis chart:dimension="x" chart:name="primary-x" chart:style-name="ch4" chartooo:axis-type="text">
            <chart:categories table:cell-range-address="'Checksums_(mac-arm)'.B6:'Checksums_(mac-arm)'.H6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mac-arm)'.B7:'Checksums_(mac-arm)'.H7" chart:label-cell-address="'Checksums_(mac-arm)'.A7:'Checksums_(mac-arm)'.A7" chart:class="chart:bar">
            <chart:data-point chart:repeated="7"/>
          </chart:series>
          <chart:series chart:style-name="ch9" chart:values-cell-range-address="'Checksums_(mac-arm)'.B8:'Checksums_(mac-arm)'.H8" chart:label-cell-address="'Checksums_(mac-arm)'.A8:'Checksums_(mac-arm)'.A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mac-arm)'.B6:'Checksums_(mac-arm)'.H6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mac-arm)'.A7:'Checksums_(mac-arm)'.A7</svg:desc>
                </draw:g>
              </table:table-cell>
              <table:table-cell office:value-type="float" office:value="15.0257936507937">
                <text:p>15.0257936507937</text:p>
                <draw:g>
                  <svg:desc>'Checksums_(mac-arm)'.B7:'Checksums_(mac-arm)'.H7</svg:desc>
                </draw:g>
              </table:table-cell>
              <table:table-cell office:value-type="float" office:value="7.48574531631822">
                <text:p>7.48574531631822</text:p>
              </table:table-cell>
              <table:table-cell office:value-type="float" office:value="7.11348464619493">
                <text:p>7.11348464619493</text:p>
              </table:table-cell>
              <table:table-cell office:value-type="float" office:value="15.0886262924668">
                <text:p>15.0886262924668</text:p>
              </table:table-cell>
              <table:table-cell office:value-type="float" office:value="2.8436018957346">
                <text:p>2.8436018957346</text:p>
              </table:table-cell>
              <table:table-cell office:value-type="float" office:value="11.412156032658">
                <text:p>11.412156032658</text:p>
              </table:table-cell>
              <table:table-cell office:value-type="float" office:value="13.0945359930616">
                <text:p>13.0945359930616</text:p>
              </table:table-cell>
            </table:table-row>
            <table:table-row>
              <table:table-cell office:value-type="string">
                <text:p>AaruNative</text:p>
                <draw:g>
                  <svg:desc>'Checksums_(mac-arm)'.A8:'Checksums_(mac-arm)'.A8</svg:desc>
                </draw:g>
              </table:table-cell>
              <table:table-cell office:value-type="float" office:value="45.1580202742993">
                <text:p>45.1580202742993</text:p>
                <draw:g>
                  <svg:desc>'Checksums_(mac-arm)'.B8:'Checksums_(mac-arm)'.H8</svg:desc>
                </draw:g>
              </table:table-cell>
              <table:table-cell office:value-type="float" office:value="7.77495769881557">
                <text:p>7.77495769881557</text:p>
              </table:table-cell>
              <table:table-cell office:value-type="float" office:value="10.0169204737733">
                <text:p>10.0169204737733</text:p>
              </table:table-cell>
              <table:table-cell office:value-type="float" office:value="7.35024284943335">
                <text:p>7.35024284943335</text:p>
              </table:table-cell>
              <table:table-cell office:value-type="float" office:value="3.08747855917667">
                <text:p>3.08747855917667</text:p>
              </table:table-cell>
              <table:table-cell office:value-type="float" office:value="11.5980331899201">
                <text:p>11.5980331899201</text:p>
              </table:table-cell>
              <table:table-cell office:value-type="float" office:value="15.3092678969783">
                <text:p>15.30926789697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solid" svg:stroke-width="0.026cm" svg:stroke-color="#ffffff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862cm" svg:y="6.987cm" style:legend-expansion="high" chart:style-name="ch2"/>
        <chart:plot-area chart:style-name="ch3" table:cell-range-address="'Hashes_(mac-arm)'.A1:'Hashes_(mac-arm)'.F3" chart:data-source-has-labels="both" svg:x="1.61cm" svg:y="0.299cm" svg:width="26.636cm" svg:height="14.384cm">
          <chart:coordinate-region svg:x="2.464cm" svg:y="0.477cm" svg:width="25.782cm" svg:height="13.603cm"/>
          <chart:axis chart:dimension="x" chart:name="primary-x" chart:style-name="ch4" chartooo:axis-type="text">
            <chart:categories table:cell-range-address="'Hashes_(mac-arm)'.B1:'Hashes_(mac-arm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mac-arm)'.B2:'Hashes_(mac-arm)'.F2" chart:label-cell-address="'Hashes_(mac-arm)'.A2:'Hashes_(mac-arm)'.A2" chart:class="chart:bar">
            <chart:data-point chart:repeated="5"/>
            <chart:data-label chart:style-name="ch8"/>
          </chart:series>
          <chart:series chart:style-name="ch9" chart:values-cell-range-address="'Hashes_(mac-arm)'.B3:'Hashes_(mac-arm)'.F3" chart:label-cell-address="'Hashes_(mac-arm)'.A3:'Hashes_(mac-arm)'.A3" chart:class="chart:bar">
            <chart:data-point chart:repeated="5"/>
            <chart:data-label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mac-arm)'.B1:'Hashes_(mac-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mac-arm)'.A2:'Hashes_(mac-arm)'.A2</svg:desc>
                </draw:g>
              </table:table-cell>
              <table:table-cell office:value-type="float" office:value="2887">
                <text:p>2887</text:p>
                <draw:g>
                  <svg:desc>'Hashes_(mac-arm)'.B2:'Hashes_(mac-arm)'.F2</svg:desc>
                </draw:g>
              </table:table-cell>
              <table:table-cell office:value-type="float" office:value="2068">
                <text:p>2068</text:p>
              </table:table-cell>
              <table:table-cell office:value-type="float" office:value="3804">
                <text:p>3804</text:p>
              </table:table-cell>
              <table:table-cell office:value-type="float" office:value="2284">
                <text:p>2284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.NET 8</text:p>
                <draw:g>
                  <svg:desc>'Hashes_(mac-arm)'.A3:'Hashes_(mac-arm)'.A3</svg:desc>
                </draw:g>
              </table:table-cell>
              <table:table-cell office:value-type="float" office:value="2201">
                <text:p>2201</text:p>
                <draw:g>
                  <svg:desc>'Hashes_(mac-arm)'.B3:'Hashes_(mac-arm)'.F3</svg:desc>
                </draw:g>
              </table:table-cell>
              <table:table-cell office:value-type="float" office:value="601.4">
                <text:p>601.4</text:p>
              </table:table-cell>
              <table:table-cell office:value-type="float" office:value="638.8">
                <text:p>638.8</text:p>
              </table:table-cell>
              <table:table-cell office:value-type="float" office:value="910.6">
                <text:p>910.6</text:p>
              </table:table-cell>
              <table:table-cell office:value-type="float" office:value="995.1">
                <text:p>995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1.101cm" svg:y="6.76cm" style:legend-expansion="high" chart:style-name="ch2"/>
        <chart:plot-area chart:style-name="ch3" table:cell-range-address="'Hashes_(mac-arm)'.B1:'SpamSum_(mac-arm)'.B4 'Hashes_(mac-arm)'.A2:'SpamSum_(mac-arm)'.A4" chart:data-source-has-labels="both" svg:x="1.61cm" svg:y="0.299cm" svg:width="18.875cm" svg:height="14.384cm">
          <chart:coordinate-region svg:x="2.464cm" svg:y="0.477cm" svg:width="18.021cm" svg:height="13.603cm"/>
          <chart:axis chart:dimension="x" chart:name="primary-x" chart:style-name="ch4" chartooo:axis-type="text">
            <chart:categories table:cell-range-address="'Hashes_(mac-arm)'.B1:'SpamSum_(mac-arm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Hashes_(mac-arm)'.B2:'SpamSum_(mac-arm)'.B2" chart:label-cell-address="'Hashes_(mac-arm)'.A2:'SpamSum_(mac-arm)'.A2" chart:class="chart:bar">
            <chart:data-point chart:repeated="7"/>
            <chart:data-label chart:style-name="ch8"/>
          </chart:series>
          <chart:series chart:style-name="ch9" chart:values-cell-range-address="'Hashes_(mac-arm)'.B3:'SpamSum_(mac-arm)'.B3" chart:label-cell-address="'Hashes_(mac-arm)'.A3:'SpamSum_(mac-arm)'.A3" chart:class="chart:bar">
            <chart:data-point chart:repeated="7"/>
            <chart:data-label chart:style-name="ch8"/>
          </chart:series>
          <chart:series chart:style-name="ch10" chart:values-cell-range-address="'Hashes_(mac-arm)'.B4:'SpamSum_(mac-arm)'.B4" chart:label-cell-address="'Hashes_(mac-arm)'.A4:'SpamSum_(mac-arm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u 5.3 Aaru 5.3 Aaru 5.3 Aaru 5.3 Aaru 5.3 Aaru 5.3 Aaru 5.3</text:p>
                <text:list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  <text:list-item>
                    <text:p>Aaru 5.3</text:p>
                  </text:list-item>
                </text:list>
                <draw:g>
                  <svg:desc>'Hashes_(mac-arm)'.A2:'SpamSum_(mac-arm)'.A2</svg:desc>
                </draw:g>
              </table:table-cell>
              <table:table-cell office:value-type="string">
                <text:p>.NET 8 Aaru 6 Aaru 6 OpenSSL rhash Aaru 5.3 (arm) Aaru 6</text:p>
                <text:list>
                  <text:list-item>
                    <text:p>.NET 8</text:p>
                  </text:list-item>
                  <text:list-item>
                    <text:p>Aaru 6</text:p>
                  </text:list-item>
                  <text:list-item>
                    <text:p>Aaru 6</text:p>
                  </text:list-item>
                  <text:list-item>
                    <text:p>OpenSSL</text:p>
                  </text:list-item>
                  <text:list-item>
                    <text:p>rhash</text:p>
                  </text:list-item>
                  <text:list-item>
                    <text:p>Aaru 5.3 (arm)</text:p>
                  </text:list-item>
                  <text:list-item>
                    <text:p>Aaru 6</text:p>
                  </text:list-item>
                </text:list>
                <draw:g>
                  <svg:desc>'Hashes_(mac-arm)'.A3:'SpamSum_(mac-arm)'.A3</svg:desc>
                </draw:g>
              </table:table-cell>
              <table:table-cell office:value-type="string">
                <text:p>Aaru 6 (AOT) rhash OpenSSL .NET 8 AaruNative</text:p>
                <text:list>
                  <text:list-item>
                    <text:p/>
                  </text:list-item>
                  <text:list-item>
                    <text:p>Aaru 6 (AOT)</text:p>
                  </text:list-item>
                  <text:list-item>
                    <text:p/>
                  </text:list-item>
                  <text:list-item>
                    <text:p>rhash</text:p>
                  </text:list-item>
                  <text:list-item>
                    <text:p>OpenSSL</text:p>
                  </text:list-item>
                  <text:list-item>
                    <text:p>.NET 8</text:p>
                  </text:list-item>
                  <text:list-item>
                    <text:p>AaruNative</text:p>
                  </text:list-item>
                </text:list>
                <draw:g>
                  <svg:desc>'Hashes_(mac-arm)'.A4:'SpamSum_(mac-arm)'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5</text:p>
                <draw:g>
                  <svg:desc>'Hashes_(mac-arm)'.B1:'SpamSum_(mac-arm)'.B1</svg:desc>
                </draw:g>
              </table:table-cell>
              <table:table-cell office:value-type="float" office:value="2887">
                <text:p>2887</text:p>
                <draw:g>
                  <svg:desc>'Hashes_(mac-arm)'.B2:'SpamSum_(mac-arm)'.B2</svg:desc>
                </draw:g>
              </table:table-cell>
              <table:table-cell office:value-type="float" office:value="2201">
                <text:p>2201</text:p>
                <draw:g>
                  <svg:desc>'Hashes_(mac-arm)'.B3:'SpamSum_(mac-arm)'.B3</svg:desc>
                </draw:g>
              </table:table-cell>
              <table:table-cell office:value-type="float" office:value="NaN">
                <text:p>NaN</text:p>
                <draw:g>
                  <svg:desc>'Hashes_(mac-arm)'.B4:'SpamSum_(mac-arm)'.B4</svg:desc>
                </draw:g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3025">
                <text:p>3025</text:p>
              </table:table-cell>
              <table:table-cell office:value-type="float" office:value="2994">
                <text:p>2994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6.747">
                <text:p>6.747</text:p>
              </table:table-cell>
              <table:table-cell office:value-type="float" office:value="6.945">
                <text:p>6.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7.624">
                <text:p>7.624</text:p>
              </table:table-cell>
              <table:table-cell office:value-type="float" office:value="8.375">
                <text:p>8.375</text:p>
              </table:table-cell>
              <table:table-cell office:value-type="float" office:value="8.405">
                <text:p>8.405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1587">
                <text:p>1587</text:p>
              </table:table-cell>
              <table:table-cell office:value-type="float" office:value="1632">
                <text:p>163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3148">
                <text:p>3148</text:p>
              </table:table-cell>
              <table:table-cell office:value-type="float" office:value="3565">
                <text:p>3565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SpamSum</text:p>
              </table:table-cell>
              <table:table-cell office:value-type="float" office:value="12.65">
                <text:p>12.65</text:p>
              </table:table-cell>
              <table:table-cell office:value-type="float" office:value="11.01">
                <text:p>11.01</text:p>
              </table:table-cell>
              <table:table-cell office:value-type="float" office:value="15.99">
                <text:p>15.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Checksums_(linux-arm64)'.A1:'Checksums_(linux-arm64)'.H5" chart:data-source-has-labels="both" svg:x="1.61cm" svg:y="0.299cm" svg:width="26.259cm" svg:height="14.383cm">
          <chart:coordinate-region svg:x="2.087cm" svg:y="0.476cm" svg:width="25.782cm" svg:height="13.603cm"/>
          <chart:axis chart:dimension="x" chart:name="primary-x" chart:style-name="ch4" chartooo:axis-type="text">
            <chart:categories table:cell-range-address="'Checksums_(linux-arm64)'.B1:'Checksums_(linux-arm64)'.H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hecksums_(linux-arm64)'.B2:'Checksums_(linux-arm64)'.H2" chart:label-cell-address="'Checksums_(linux-arm64)'.A2:'Checksums_(linux-arm64)'.A2" chart:class="chart:bar">
            <chart:data-point chart:repeated="7"/>
            <chart:data-label chart:style-name="ch8"/>
          </chart:series>
          <chart:series chart:style-name="ch9" chart:values-cell-range-address="'Checksums_(linux-arm64)'.B3:'Checksums_(linux-arm64)'.H3" chart:label-cell-address="'Checksums_(linux-arm64)'.A3:'Checksums_(linux-arm64)'.A3" chart:class="chart:bar">
            <chart:data-point chart:repeated="7"/>
            <chart:data-label chart:style-name="ch8"/>
          </chart:series>
          <chart:series chart:style-name="ch10" chart:values-cell-range-address="'Checksums_(linux-arm64)'.B4:'Checksums_(linux-arm64)'.H4" chart:label-cell-address="'Checksums_(linux-arm64)'.A4:'Checksums_(linux-arm64)'.A4" chart:class="chart:bar">
            <chart:data-point chart:repeated="7"/>
            <chart:data-label chart:style-name="ch8"/>
          </chart:series>
          <chart:series chart:style-name="ch11" chart:values-cell-range-address="'Checksums_(linux-arm64)'.B5:'Checksums_(linux-arm64)'.H5" chart:label-cell-address="'Checksums_(linux-arm64)'.A5:'Checksums_(linux-arm64)'.A5" chart:class="chart:bar">
            <chart:data-point chart:repeated="7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linux-arm64)'.B1:'Checksums_(linux-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linux-arm64)'.A2:'Checksums_(linux-arm64)'.A2</svg:desc>
                </draw:g>
              </table:table-cell>
              <table:table-cell office:value-type="float" office:value="17.831">
                <text:p>17.831</text:p>
                <draw:g>
                  <svg:desc>'Checksums_(linux-arm64)'.B2:'Checksums_(linux-arm64)'.H2</svg:desc>
                </draw:g>
              </table:table-cell>
              <table:table-cell office:value-type="float" office:value="12.993">
                <text:p>12.993</text:p>
              </table:table-cell>
              <table:table-cell office:value-type="float" office:value="14.701">
                <text:p>14.701</text:p>
              </table:table-cell>
              <table:table-cell office:value-type="float" office:value="15.111">
                <text:p>15.111</text:p>
              </table:table-cell>
              <table:table-cell office:value-type="float" office:value="14.308">
                <text:p>14.308</text:p>
              </table:table-cell>
              <table:table-cell office:value-type="float" office:value="17.761">
                <text:p>17.761</text:p>
              </table:table-cell>
              <table:table-cell office:value-type="float" office:value="17.773">
                <text:p>17.773</text:p>
              </table:table-cell>
            </table:table-row>
            <table:table-row>
              <table:table-cell office:value-type="string">
                <text:p>Aaru</text:p>
                <draw:g>
                  <svg:desc>'Checksums_(linux-arm64)'.A3:'Checksums_(linux-arm64)'.A3</svg:desc>
                </draw:g>
              </table:table-cell>
              <table:table-cell office:value-type="float" office:value="4.581">
                <text:p>4.581</text:p>
                <draw:g>
                  <svg:desc>'Checksums_(linux-arm64)'.B3:'Checksums_(linux-arm64)'.H3</svg:desc>
                </draw:g>
              </table:table-cell>
              <table:table-cell office:value-type="float" office:value="6.901">
                <text:p>6.901</text:p>
              </table:table-cell>
              <table:table-cell office:value-type="float" office:value="7.361">
                <text:p>7.361</text:p>
              </table:table-cell>
              <table:table-cell office:value-type="float" office:value="3.387">
                <text:p>3.387</text:p>
              </table:table-cell>
              <table:table-cell office:value-type="float" office:value="7.813">
                <text:p>7.813</text:p>
              </table:table-cell>
              <table:table-cell office:value-type="float" office:value="4.837">
                <text:p>4.837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AaruNative</text:p>
                <draw:g>
                  <svg:desc>'Checksums_(linux-arm64)'.A4:'Checksums_(linux-arm64)'.A4</svg:desc>
                </draw:g>
              </table:table-cell>
              <table:table-cell office:value-type="float" office:value="2.762">
                <text:p>2.762</text:p>
                <draw:g>
                  <svg:desc>'Checksums_(linux-arm64)'.B4:'Checksums_(linux-arm64)'.H4</svg:desc>
                </draw:g>
              </table:table-cell>
              <table:table-cell office:value-type="float" office:value="3.825">
                <text:p>3.825</text:p>
              </table:table-cell>
              <table:table-cell office:value-type="float" office:value="3.88">
                <text:p>3.88</text:p>
              </table:table-cell>
              <table:table-cell office:value-type="float" office:value="2.769">
                <text:p>2.769</text:p>
              </table:table-cell>
              <table:table-cell office:value-type="float" office:value="6.844">
                <text:p>6.844</text:p>
              </table:table-cell>
              <table:table-cell office:value-type="float" office:value="3.362">
                <text:p>3.36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rhash</text:p>
                <draw:g>
                  <svg:desc>'Checksums_(linux-arm64)'.A5:'Checksums_(linux-arm64)'.A5</svg:desc>
                </draw:g>
              </table:table-cell>
              <table:table-cell office:value-type="float" office:value="NaN">
                <text:p>NaN</text:p>
                <draw:g>
                  <svg:desc>'Checksums_(linux-arm64)'.B5:'Checksums_(linux-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